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9756in"/>
    </style:style>
    <style:style style:name="co4" style:family="table-column">
      <style:table-column-properties fo:break-before="auto" style:column-width="2.0508in"/>
    </style:style>
    <style:style style:name="co5" style:family="table-column">
      <style:table-column-properties fo:break-before="auto" style:column-width="2.361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1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Yolo3-converted (PT = 0.5)</text:p>
          </table:table-cell>
          <table:table-cell office:value-type="string" calcext:value-type="string">
            <text:p>Yolo3-converted (PT = 0.4)</text:p>
          </table:table-cell>
          <table:table-cell office:value-type="string" calcext:value-type="string">
            <text:p>Yolo3-converted (PT = 0.3)</text:p>
          </table:table-cell>
          <table:table-cell office:value-type="string" calcext:value-type="string">
            <text:p>Yolo3-original (PT = 0.5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0002045631409" calcext:value-type="float">
            <text:p>0.980002045631409</text:p>
          </table:table-cell>
          <table:table-cell office:value-type="float" office:value="0.803701758384705" calcext:value-type="float">
            <text:p>0.80370175838470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455252170563" calcext:value-type="float">
            <text:p>0.996455252170563</text:p>
          </table:table-cell>
          <table:table-cell office:value-type="float" office:value="0.838067293167114" calcext:value-type="float">
            <text:p>0.83806729316711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97621119022369" calcext:value-type="float">
            <text:p>0.997621119022369</text:p>
          </table:table-cell>
          <table:table-cell table:number-columns-repeated="2" office:value-type="float" office:value="0.997621119022369" calcext:value-type="float">
            <text:p>0.997621119022369</text:p>
          </table:table-cell>
          <table:table-cell office:value-type="float" office:value="0.974361896514893" calcext:value-type="float">
            <text:p>0.97436189651489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.998426079750061" calcext:value-type="float">
            <text:p>0.998426079750061</text:p>
          </table:table-cell>
          <table:table-cell office:value-type="float" office:value="0.995974242687225" calcext:value-type="float">
            <text:p>0.99597424268722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99765515327454" calcext:value-type="float">
            <text:p>0.999765515327454</text:p>
          </table:table-cell>
          <table:table-cell table:number-columns-repeated="2" office:value-type="float" office:value="0.999765515327454" calcext:value-type="float">
            <text:p>0.999765515327454</text:p>
          </table:table-cell>
          <table:table-cell office:value-type="float" office:value="0.996585965156555" calcext:value-type="float">
            <text:p>0.99658596515655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99880611896515" calcext:value-type="float">
            <text:p>0.999880611896515</text:p>
          </table:table-cell>
          <table:table-cell table:number-columns-repeated="2" office:value-type="float" office:value="0.999880611896515" calcext:value-type="float">
            <text:p>0.999880611896515</text:p>
          </table:table-cell>
          <table:table-cell office:value-type="float" office:value="0.999463737010956" calcext:value-type="float">
            <text:p>0.99946373701095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.99989914894104" calcext:value-type="float">
            <text:p>0.99989914894104</text:p>
          </table:table-cell>
          <table:table-cell office:value-type="float" office:value="0.998398184776306" calcext:value-type="float">
            <text:p>0.99839818477630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99433577060699" calcext:value-type="float">
            <text:p>0.999433577060699</text:p>
          </table:table-cell>
          <table:table-cell table:number-columns-repeated="2" office:value-type="float" office:value="0.999433577060699" calcext:value-type="float">
            <text:p>0.999433577060699</text:p>
          </table:table-cell>
          <table:table-cell office:value-type="float" office:value="0.998839020729065" calcext:value-type="float">
            <text:p>0.99883902072906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91098999977112" calcext:value-type="float">
            <text:p>0.991098999977112</text:p>
          </table:table-cell>
          <table:table-cell table:number-columns-repeated="2" office:value-type="float" office:value="0.991098999977112" calcext:value-type="float">
            <text:p>0.991098999977112</text:p>
          </table:table-cell>
          <table:table-cell office:value-type="float" office:value="0.997258126735687" calcext:value-type="float">
            <text:p>0.99725812673568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88164663314819" calcext:value-type="float">
            <text:p>0.988164663314819</text:p>
          </table:table-cell>
          <table:table-cell table:number-columns-repeated="2" office:value-type="float" office:value="0.988164663314819" calcext:value-type="float">
            <text:p>0.988164663314819</text:p>
          </table:table-cell>
          <table:table-cell office:value-type="float" office:value="0.987906396389008" calcext:value-type="float">
            <text:p>0.98790639638900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.999084115028381" calcext:value-type="float">
            <text:p>0.999084115028381</text:p>
          </table:table-cell>
          <table:table-cell office:value-type="float" office:value="0.984838306903839" calcext:value-type="float">
            <text:p>0.984838306903839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98294115066528" calcext:value-type="float">
            <text:p>0.998294115066528</text:p>
          </table:table-cell>
          <table:table-cell table:number-columns-repeated="2" office:value-type="float" office:value="0.998294115066528" calcext:value-type="float">
            <text:p>0.998294115066528</text:p>
          </table:table-cell>
          <table:table-cell office:value-type="float" office:value="0.926045000553131" calcext:value-type="float">
            <text:p>0.92604500055313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99146699905396" calcext:value-type="float">
            <text:p>0.999146699905396</text:p>
          </table:table-cell>
          <table:table-cell table:number-columns-repeated="2" office:value-type="float" office:value="0.999146699905396" calcext:value-type="float">
            <text:p>0.999146699905396</text:p>
          </table:table-cell>
          <table:table-cell office:value-type="float" office:value="0.996585130691528" calcext:value-type="float">
            <text:p>0.99658513069152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6193597316742" calcext:value-type="float">
            <text:p>0.98619359731674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74390625953674" calcext:value-type="float">
            <text:p>0.974390625953674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70625817775726" calcext:value-type="float">
            <text:p>0.97062581777572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67732012271881" calcext:value-type="float">
            <text:p>0.967732012271881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97183382511139" calcext:value-type="float">
            <text:p>0.997183382511139</text:p>
          </table:table-cell>
          <table:table-cell table:number-columns-repeated="2" office:value-type="float" office:value="0.997183382511139" calcext:value-type="float">
            <text:p>0.997183382511139</text:p>
          </table:table-cell>
          <table:table-cell office:value-type="float" office:value="0.74800169467926" calcext:value-type="float">
            <text:p>0.7480016946792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98596966266632" calcext:value-type="float">
            <text:p>0.998596966266632</text:p>
          </table:table-cell>
          <table:table-cell table:number-columns-repeated="2" office:value-type="float" office:value="0.998596966266632" calcext:value-type="float">
            <text:p>0.998596966266632</text:p>
          </table:table-cell>
          <table:table-cell office:value-type="float" office:value="0.986502885818481" calcext:value-type="float">
            <text:p>0.98650288581848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99929964542389" calcext:value-type="float">
            <text:p>0.999929964542389</text:p>
          </table:table-cell>
          <table:table-cell table:number-columns-repeated="2" office:value-type="float" office:value="0.999929964542389" calcext:value-type="float">
            <text:p>0.999929964542389</text:p>
          </table:table-cell>
          <table:table-cell office:value-type="float" office:value="0.990422010421753" calcext:value-type="float">
            <text:p>0.99042201042175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99858319759369" calcext:value-type="float">
            <text:p>0.999858319759369</text:p>
          </table:table-cell>
          <table:table-cell table:number-columns-repeated="2" office:value-type="float" office:value="0.999858319759369" calcext:value-type="float">
            <text:p>0.999858319759369</text:p>
          </table:table-cell>
          <table:table-cell office:value-type="float" office:value="0.995628297328949" calcext:value-type="float">
            <text:p>0.995628297328949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9997752904892" calcext:value-type="float">
            <text:p>0.99997752904892</text:p>
          </table:table-cell>
          <table:table-cell table:number-columns-repeated="2" office:value-type="float" office:value="0.99997752904892" calcext:value-type="float">
            <text:p>0.99997752904892</text:p>
          </table:table-cell>
          <table:table-cell office:value-type="float" office:value="0.98036539554596" calcext:value-type="float">
            <text:p>0.9803653955459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99987900257111" calcext:value-type="float">
            <text:p>0.999987900257111</text:p>
          </table:table-cell>
          <table:table-cell table:number-columns-repeated="2" office:value-type="float" office:value="0.999987900257111" calcext:value-type="float">
            <text:p>0.999987900257111</text:p>
          </table:table-cell>
          <table:table-cell office:value-type="float" office:value="0.970887064933777" calcext:value-type="float">
            <text:p>0.97088706493377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99951362609863" calcext:value-type="float">
            <text:p>0.999951362609863</text:p>
          </table:table-cell>
          <table:table-cell table:number-columns-repeated="2" office:value-type="float" office:value="0.999951362609863" calcext:value-type="float">
            <text:p>0.999951362609863</text:p>
          </table:table-cell>
          <table:table-cell office:value-type="float" office:value="0.964038014411926" calcext:value-type="float">
            <text:p>0.96403801441192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99973773956299" calcext:value-type="float">
            <text:p>0.999973773956299</text:p>
          </table:table-cell>
          <table:table-cell table:number-columns-repeated="2" office:value-type="float" office:value="0.999973773956299" calcext:value-type="float">
            <text:p>0.999973773956299</text:p>
          </table:table-cell>
          <table:table-cell office:value-type="float" office:value="0.967241823673248" calcext:value-type="float">
            <text:p>0.96724182367324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99984443187714" calcext:value-type="float">
            <text:p>0.999984443187714</text:p>
          </table:table-cell>
          <table:table-cell table:number-columns-repeated="2" office:value-type="float" office:value="0.999984443187714" calcext:value-type="float">
            <text:p>0.999984443187714</text:p>
          </table:table-cell>
          <table:table-cell office:value-type="float" office:value="0.955108642578125" calcext:value-type="float">
            <text:p>0.95510864257812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99978601932525" calcext:value-type="float">
            <text:p>0.999978601932525</text:p>
          </table:table-cell>
          <table:table-cell table:number-columns-repeated="2" office:value-type="float" office:value="0.999978601932525" calcext:value-type="float">
            <text:p>0.999978601932525</text:p>
          </table:table-cell>
          <table:table-cell office:value-type="float" office:value="0.943929493427277" calcext:value-type="float">
            <text:p>0.94392949342727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99988436698914" calcext:value-type="float">
            <text:p>0.999988436698914</text:p>
          </table:table-cell>
          <table:table-cell table:number-columns-repeated="2" office:value-type="float" office:value="0.999988436698914" calcext:value-type="float">
            <text:p>0.999988436698914</text:p>
          </table:table-cell>
          <table:table-cell office:value-type="float" office:value="0.913733959197998" calcext:value-type="float">
            <text:p>0.91373395919799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99991536140442" calcext:value-type="float">
            <text:p>0.999991536140442</text:p>
          </table:table-cell>
          <table:table-cell table:number-columns-repeated="2" office:value-type="float" office:value="0.999991536140442" calcext:value-type="float">
            <text:p>0.999991536140442</text:p>
          </table:table-cell>
          <table:table-cell office:value-type="float" office:value="0.963594853878021" calcext:value-type="float">
            <text:p>0.96359485387802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99975919723511" calcext:value-type="float">
            <text:p>0.999975919723511</text:p>
          </table:table-cell>
          <table:table-cell table:number-columns-repeated="2" office:value-type="float" office:value="0.999975919723511" calcext:value-type="float">
            <text:p>0.999975919723511</text:p>
          </table:table-cell>
          <table:table-cell office:value-type="float" office:value="0.968459904193878" calcext:value-type="float">
            <text:p>0.96845990419387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99975085258484" calcext:value-type="float">
            <text:p>0.999975085258484</text:p>
          </table:table-cell>
          <table:table-cell table:number-columns-repeated="2" office:value-type="float" office:value="0.999975085258484" calcext:value-type="float">
            <text:p>0.999975085258484</text:p>
          </table:table-cell>
          <table:table-cell office:value-type="float" office:value="0.966084241867065" calcext:value-type="float">
            <text:p>0.96608424186706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99964237213135" calcext:value-type="float">
            <text:p>0.999964237213135</text:p>
          </table:table-cell>
          <table:table-cell table:number-columns-repeated="2" office:value-type="float" office:value="0.999964237213135" calcext:value-type="float">
            <text:p>0.999964237213135</text:p>
          </table:table-cell>
          <table:table-cell office:value-type="float" office:value="0.978176653385162" calcext:value-type="float">
            <text:p>0.97817665338516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99962687492371" calcext:value-type="float">
            <text:p>0.999962687492371</text:p>
          </table:table-cell>
          <table:table-cell table:number-columns-repeated="2" office:value-type="float" office:value="0.999962687492371" calcext:value-type="float">
            <text:p>0.999962687492371</text:p>
          </table:table-cell>
          <table:table-cell office:value-type="float" office:value="0.969932973384857" calcext:value-type="float">
            <text:p>0.969932973384857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99976336956024" calcext:value-type="float">
            <text:p>0.999976336956024</text:p>
          </table:table-cell>
          <table:table-cell table:number-columns-repeated="2" office:value-type="float" office:value="0.999976336956024" calcext:value-type="float">
            <text:p>0.999976336956024</text:p>
          </table:table-cell>
          <table:table-cell office:value-type="float" office:value="0.956396877765656" calcext:value-type="float">
            <text:p>0.95639687776565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.999960720539093" calcext:value-type="float">
            <text:p>0.999960720539093</text:p>
          </table:table-cell>
          <table:table-cell office:value-type="float" office:value="0.966016948223114" calcext:value-type="float">
            <text:p>0.966016948223114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99939918518066" calcext:value-type="float">
            <text:p>0.999939918518066</text:p>
          </table:table-cell>
          <table:table-cell table:number-columns-repeated="2" office:value-type="float" office:value="0.999939918518066" calcext:value-type="float">
            <text:p>0.999939918518066</text:p>
          </table:table-cell>
          <table:table-cell office:value-type="float" office:value="0.963192403316498" calcext:value-type="float">
            <text:p>0.96319240331649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9995893239975" calcext:value-type="float">
            <text:p>0.99995893239975</text:p>
          </table:table-cell>
          <table:table-cell table:number-columns-repeated="2" office:value-type="float" office:value="0.99995893239975" calcext:value-type="float">
            <text:p>0.99995893239975</text:p>
          </table:table-cell>
          <table:table-cell office:value-type="float" office:value="0.981665849685669" calcext:value-type="float">
            <text:p>0.981665849685669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99951481819153" calcext:value-type="float">
            <text:p>0.999951481819153</text:p>
          </table:table-cell>
          <table:table-cell table:number-columns-repeated="2" office:value-type="float" office:value="0.999951481819153" calcext:value-type="float">
            <text:p>0.999951481819153</text:p>
          </table:table-cell>
          <table:table-cell office:value-type="float" office:value="0.978672862052918" calcext:value-type="float">
            <text:p>0.97867286205291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9992710351944" calcext:value-type="float">
            <text:p>0.99992710351944</text:p>
          </table:table-cell>
          <table:table-cell table:number-columns-repeated="2" office:value-type="float" office:value="0.99992710351944" calcext:value-type="float">
            <text:p>0.99992710351944</text:p>
          </table:table-cell>
          <table:table-cell office:value-type="float" office:value="0.964770913124084" calcext:value-type="float">
            <text:p>0.96477091312408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9957084655762" calcext:value-type="float">
            <text:p>0.999957084655762</text:p>
          </table:table-cell>
          <table:table-cell table:number-columns-repeated="2" office:value-type="float" office:value="0.999957084655762" calcext:value-type="float">
            <text:p>0.999957084655762</text:p>
          </table:table-cell>
          <table:table-cell office:value-type="float" office:value="0.945787906646728" calcext:value-type="float">
            <text:p>0.945787906646728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99956250190735" calcext:value-type="float">
            <text:p>0.999956250190735</text:p>
          </table:table-cell>
          <table:table-cell table:number-columns-repeated="2" office:value-type="float" office:value="0.999956250190735" calcext:value-type="float">
            <text:p>0.999956250190735</text:p>
          </table:table-cell>
          <table:table-cell office:value-type="float" office:value="0.957815408706665" calcext:value-type="float">
            <text:p>0.957815408706665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99967336654663" calcext:value-type="float">
            <text:p>0.999967336654663</text:p>
          </table:table-cell>
          <table:table-cell table:number-columns-repeated="2" office:value-type="float" office:value="0.999967336654663" calcext:value-type="float">
            <text:p>0.999967336654663</text:p>
          </table:table-cell>
          <table:table-cell office:value-type="float" office:value="0.958049416542053" calcext:value-type="float">
            <text:p>0.958049416542053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.999968945980072" calcext:value-type="float">
            <text:p>0.999968945980072</text:p>
          </table:table-cell>
          <table:table-cell office:value-type="float" office:value="0.964182674884796" calcext:value-type="float">
            <text:p>0.964182674884796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99974548816681" calcext:value-type="float">
            <text:p>0.999974548816681</text:p>
          </table:table-cell>
          <table:table-cell table:number-columns-repeated="2" office:value-type="float" office:value="0.999974548816681" calcext:value-type="float">
            <text:p>0.999974548816681</text:p>
          </table:table-cell>
          <table:table-cell office:value-type="float" office:value="0.958311021327972" calcext:value-type="float">
            <text:p>0.95831102132797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99974548816681" calcext:value-type="float">
            <text:p>0.999974548816681</text:p>
          </table:table-cell>
          <table:table-cell table:number-columns-repeated="2" office:value-type="float" office:value="0.999974548816681" calcext:value-type="float">
            <text:p>0.999974548816681</text:p>
          </table:table-cell>
          <table:table-cell office:value-type="float" office:value="0.971928238868713" calcext:value-type="float">
            <text:p>0.971928238868713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.999967098236084" calcext:value-type="float">
            <text:p>0.999967098236084</text:p>
          </table:table-cell>
          <table:table-cell office:value-type="float" office:value="0.967622756958008" calcext:value-type="float">
            <text:p>0.96762275695800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99963760375977" calcext:value-type="float">
            <text:p>0.999963760375977</text:p>
          </table:table-cell>
          <table:table-cell table:number-columns-repeated="2" office:value-type="float" office:value="0.999963760375977" calcext:value-type="float">
            <text:p>0.999963760375977</text:p>
          </table:table-cell>
          <table:table-cell office:value-type="float" office:value="0.956272542476654" calcext:value-type="float">
            <text:p>0.956272542476654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99961912631988" calcext:value-type="float">
            <text:p>0.999961912631988</text:p>
          </table:table-cell>
          <table:table-cell table:number-columns-repeated="2" office:value-type="float" office:value="0.999961912631988" calcext:value-type="float">
            <text:p>0.999961912631988</text:p>
          </table:table-cell>
          <table:table-cell office:value-type="float" office:value="0.94555938243866" calcext:value-type="float">
            <text:p>0.94555938243866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9997067451477" calcext:value-type="float">
            <text:p>0.99997067451477</text:p>
          </table:table-cell>
          <table:table-cell table:number-columns-repeated="2" office:value-type="float" office:value="0.99997067451477" calcext:value-type="float">
            <text:p>0.99997067451477</text:p>
          </table:table-cell>
          <table:table-cell office:value-type="float" office:value="0.966245353221893" calcext:value-type="float">
            <text:p>0.96624535322189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99972462654114" calcext:value-type="float">
            <text:p>0.999972462654114</text:p>
          </table:table-cell>
          <table:table-cell table:number-columns-repeated="2" office:value-type="float" office:value="0.999972462654114" calcext:value-type="float">
            <text:p>0.999972462654114</text:p>
          </table:table-cell>
          <table:table-cell office:value-type="float" office:value="0.903927981853485" calcext:value-type="float">
            <text:p>0.903927981853485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99977588653564" calcext:value-type="float">
            <text:p>0.999977588653564</text:p>
          </table:table-cell>
          <table:table-cell table:number-columns-repeated="2" office:value-type="float" office:value="0.999977588653564" calcext:value-type="float">
            <text:p>0.999977588653564</text:p>
          </table:table-cell>
          <table:table-cell office:value-type="float" office:value="0.873895764350891" calcext:value-type="float">
            <text:p>0.87389576435089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99978125095367" calcext:value-type="float">
            <text:p>0.999978125095367</text:p>
          </table:table-cell>
          <table:table-cell table:number-columns-repeated="2" office:value-type="float" office:value="0.999978125095367" calcext:value-type="float">
            <text:p>0.999978125095367</text:p>
          </table:table-cell>
          <table:table-cell office:value-type="float" office:value="0.858225703239441" calcext:value-type="float">
            <text:p>0.858225703239441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.999977707862854" calcext:value-type="float">
            <text:p>0.999977707862854</text:p>
          </table:table-cell>
          <table:table-cell office:value-type="float" office:value="0.831787586212158" calcext:value-type="float">
            <text:p>0.831787586212158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99983072280884" calcext:value-type="float">
            <text:p>0.999983072280884</text:p>
          </table:table-cell>
          <table:table-cell table:number-columns-repeated="2" office:value-type="float" office:value="0.999983072280884" calcext:value-type="float">
            <text:p>0.999983072280884</text:p>
          </table:table-cell>
          <table:table-cell office:value-type="float" office:value="0.782223582267761" calcext:value-type="float">
            <text:p>0.78222358226776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99983847141266" calcext:value-type="float">
            <text:p>0.999983847141266</text:p>
          </table:table-cell>
          <table:table-cell table:number-columns-repeated="2" office:value-type="float" office:value="0.999983847141266" calcext:value-type="float">
            <text:p>0.999983847141266</text:p>
          </table:table-cell>
          <table:table-cell office:value-type="float" office:value="0.827818095684052" calcext:value-type="float">
            <text:p>0.827818095684052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99981880187988" calcext:value-type="float">
            <text:p>0.999981880187988</text:p>
          </table:table-cell>
          <table:table-cell table:number-columns-repeated="2" office:value-type="float" office:value="0.999981880187988" calcext:value-type="float">
            <text:p>0.999981880187988</text:p>
          </table:table-cell>
          <table:table-cell office:value-type="float" office:value="0.894982159137726" calcext:value-type="float">
            <text:p>0.894982159137726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999840259552" calcext:value-type="float">
            <text:p>0.9999840259552</text:p>
          </table:table-cell>
          <table:table-cell table:number-columns-repeated="2" office:value-type="float" office:value="0.9999840259552" calcext:value-type="float">
            <text:p>0.9999840259552</text:p>
          </table:table-cell>
          <table:table-cell office:value-type="float" office:value="0.901699244976044" calcext:value-type="float">
            <text:p>0.901699244976044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99985873699188" calcext:value-type="float">
            <text:p>0.999985873699188</text:p>
          </table:table-cell>
          <table:table-cell table:number-columns-repeated="2" office:value-type="float" office:value="0.999985873699188" calcext:value-type="float">
            <text:p>0.999985873699188</text:p>
          </table:table-cell>
          <table:table-cell office:value-type="float" office:value="0.925954699516296" calcext:value-type="float">
            <text:p>0.925954699516296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99984264373779" calcext:value-type="float">
            <text:p>0.999984264373779</text:p>
          </table:table-cell>
          <table:table-cell table:number-columns-repeated="2" office:value-type="float" office:value="0.999984264373779" calcext:value-type="float">
            <text:p>0.999984264373779</text:p>
          </table:table-cell>
          <table:table-cell office:value-type="float" office:value="0.917672693729401" calcext:value-type="float">
            <text:p>0.91767269372940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99983489513397" calcext:value-type="float">
            <text:p>0.999983489513397</text:p>
          </table:table-cell>
          <table:table-cell table:number-columns-repeated="2" office:value-type="float" office:value="0.999983489513397" calcext:value-type="float">
            <text:p>0.999983489513397</text:p>
          </table:table-cell>
          <table:table-cell office:value-type="float" office:value="0.860218167304993" calcext:value-type="float">
            <text:p>0.860218167304993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0.999983549118042" calcext:value-type="float">
            <text:p>0.999983549118042</text:p>
          </table:table-cell>
          <table:table-cell office:value-type="float" office:value="0.874172508716583" calcext:value-type="float">
            <text:p>0.874172508716583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99987483024597" calcext:value-type="float">
            <text:p>0.999987483024597</text:p>
          </table:table-cell>
          <table:table-cell table:number-columns-repeated="2" office:value-type="float" office:value="0.999987483024597" calcext:value-type="float">
            <text:p>0.999987483024597</text:p>
          </table:table-cell>
          <table:table-cell office:value-type="float" office:value="0.866840600967407" calcext:value-type="float">
            <text:p>0.866840600967407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99987661838532" calcext:value-type="float">
            <text:p>0.999987661838532</text:p>
          </table:table-cell>
          <table:table-cell table:number-columns-repeated="2" office:value-type="float" office:value="0.999987661838532" calcext:value-type="float">
            <text:p>0.999987661838532</text:p>
          </table:table-cell>
          <table:table-cell office:value-type="float" office:value="0.879395544528961" calcext:value-type="float">
            <text:p>0.879395544528961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99987900257111" calcext:value-type="float">
            <text:p>0.999987900257111</text:p>
          </table:table-cell>
          <table:table-cell table:number-columns-repeated="2" office:value-type="float" office:value="0.999987900257111" calcext:value-type="float">
            <text:p>0.999987900257111</text:p>
          </table:table-cell>
          <table:table-cell office:value-type="float" office:value="0.913633704185486" calcext:value-type="float">
            <text:p>0.913633704185486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99984800815582" calcext:value-type="float">
            <text:p>0.999984800815582</text:p>
          </table:table-cell>
          <table:table-cell table:number-columns-repeated="2" office:value-type="float" office:value="0.999984800815582" calcext:value-type="float">
            <text:p>0.999984800815582</text:p>
          </table:table-cell>
          <table:table-cell office:value-type="float" office:value="0.88990181684494" calcext:value-type="float">
            <text:p>0.88990181684494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9979972839356" calcext:value-type="float">
            <text:p>0.999979972839356</text:p>
          </table:table-cell>
          <table:table-cell table:number-columns-repeated="2" office:value-type="float" office:value="0.999979972839356" calcext:value-type="float">
            <text:p>0.999979972839356</text:p>
          </table:table-cell>
          <table:table-cell office:value-type="float" office:value="0.888515949249268" calcext:value-type="float">
            <text:p>0.888515949249268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99984323978424" calcext:value-type="float">
            <text:p>0.999984323978424</text:p>
          </table:table-cell>
          <table:table-cell table:number-columns-repeated="2" office:value-type="float" office:value="0.999984323978424" calcext:value-type="float">
            <text:p>0.999984323978424</text:p>
          </table:table-cell>
          <table:table-cell office:value-type="float" office:value="0.900534629821777" calcext:value-type="float">
            <text:p>0.90053462982177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.999982476234436" calcext:value-type="float">
            <text:p>0.999982476234436</text:p>
          </table:table-cell>
          <table:table-cell office:value-type="float" office:value="0.924274682998657" calcext:value-type="float">
            <text:p>0.924274682998657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99963462352753" calcext:value-type="float">
            <text:p>0.999963462352753</text:p>
          </table:table-cell>
          <table:table-cell table:number-columns-repeated="2" office:value-type="float" office:value="0.999963462352753" calcext:value-type="float">
            <text:p>0.999963462352753</text:p>
          </table:table-cell>
          <table:table-cell office:value-type="float" office:value="0.882026970386505" calcext:value-type="float">
            <text:p>0.882026970386505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0.999976396560669" calcext:value-type="float">
            <text:p>0.999976396560669</text:p>
          </table:table-cell>
          <table:table-cell office:value-type="float" office:value="0.934391796588898" calcext:value-type="float">
            <text:p>0.934391796588898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99974071979523" calcext:value-type="float">
            <text:p>0.999974071979523</text:p>
          </table:table-cell>
          <table:table-cell table:number-columns-repeated="2" office:value-type="float" office:value="0.999974071979523" calcext:value-type="float">
            <text:p>0.999974071979523</text:p>
          </table:table-cell>
          <table:table-cell office:value-type="float" office:value="0.926969707012176" calcext:value-type="float">
            <text:p>0.926969707012176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99979019165039" calcext:value-type="float">
            <text:p>0.999979019165039</text:p>
          </table:table-cell>
          <table:table-cell table:number-columns-repeated="2" office:value-type="float" office:value="0.999979019165039" calcext:value-type="float">
            <text:p>0.999979019165039</text:p>
          </table:table-cell>
          <table:table-cell office:value-type="float" office:value="0.920245826244354" calcext:value-type="float">
            <text:p>0.920245826244354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 office:value-type="float" office:value="0.999976634979248" calcext:value-type="float">
            <text:p>0.999976634979248</text:p>
          </table:table-cell>
          <table:table-cell office:value-type="float" office:value="0.919417142868042" calcext:value-type="float">
            <text:p>0.919417142868042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 office:value-type="float" office:value="0.999975323677063" calcext:value-type="float">
            <text:p>0.999975323677063</text:p>
          </table:table-cell>
          <table:table-cell office:value-type="float" office:value="0.868827223777771" calcext:value-type="float">
            <text:p>0.868827223777771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9998015165329" calcext:value-type="float">
            <text:p>0.99998015165329</text:p>
          </table:table-cell>
          <table:table-cell table:number-columns-repeated="2" office:value-type="float" office:value="0.99998015165329" calcext:value-type="float">
            <text:p>0.99998015165329</text:p>
          </table:table-cell>
          <table:table-cell office:value-type="float" office:value="0.907011091709137" calcext:value-type="float">
            <text:p>0.907011091709137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99976813793182" calcext:value-type="float">
            <text:p>0.999976813793182</text:p>
          </table:table-cell>
          <table:table-cell table:number-columns-repeated="2" office:value-type="float" office:value="0.999976813793182" calcext:value-type="float">
            <text:p>0.999976813793182</text:p>
          </table:table-cell>
          <table:table-cell office:value-type="float" office:value="0.896567344665527" calcext:value-type="float">
            <text:p>0.896567344665527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99979257583618" calcext:value-type="float">
            <text:p>0.999979257583618</text:p>
          </table:table-cell>
          <table:table-cell table:number-columns-repeated="2" office:value-type="float" office:value="0.999979257583618" calcext:value-type="float">
            <text:p>0.999979257583618</text:p>
          </table:table-cell>
          <table:table-cell office:value-type="float" office:value="0.883512318134308" calcext:value-type="float">
            <text:p>0.883512318134308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99981939792633" calcext:value-type="float">
            <text:p>0.999981939792633</text:p>
          </table:table-cell>
          <table:table-cell table:number-columns-repeated="2" office:value-type="float" office:value="0.999981939792633" calcext:value-type="float">
            <text:p>0.999981939792633</text:p>
          </table:table-cell>
          <table:table-cell office:value-type="float" office:value="0.893816649913788" calcext:value-type="float">
            <text:p>0.893816649913788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99981760978699" calcext:value-type="float">
            <text:p>0.999981760978699</text:p>
          </table:table-cell>
          <table:table-cell table:number-columns-repeated="2" office:value-type="float" office:value="0.999981760978699" calcext:value-type="float">
            <text:p>0.999981760978699</text:p>
          </table:table-cell>
          <table:table-cell office:value-type="float" office:value="0.873374998569489" calcext:value-type="float">
            <text:p>0.873374998569489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 office:value-type="float" office:value="0.999988853931427" calcext:value-type="float">
            <text:p>0.999988853931427</text:p>
          </table:table-cell>
          <table:table-cell office:value-type="float" office:value="0.90648740530014" calcext:value-type="float">
            <text:p>0.90648740530014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99990344047546" calcext:value-type="float">
            <text:p>0.999990344047546</text:p>
          </table:table-cell>
          <table:table-cell table:number-columns-repeated="2" office:value-type="float" office:value="0.999990344047546" calcext:value-type="float">
            <text:p>0.999990344047546</text:p>
          </table:table-cell>
          <table:table-cell office:value-type="float" office:value="0.938447177410126" calcext:value-type="float">
            <text:p>0.938447177410126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99989330768585" calcext:value-type="float">
            <text:p>0.999989330768585</text:p>
          </table:table-cell>
          <table:table-cell table:number-columns-repeated="2" office:value-type="float" office:value="0.999989330768585" calcext:value-type="float">
            <text:p>0.999989330768585</text:p>
          </table:table-cell>
          <table:table-cell office:value-type="float" office:value="0.909939706325531" calcext:value-type="float">
            <text:p>0.909939706325531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99989688396454" calcext:value-type="float">
            <text:p>0.999989688396454</text:p>
          </table:table-cell>
          <table:table-cell table:number-columns-repeated="2" office:value-type="float" office:value="0.999989688396454" calcext:value-type="float">
            <text:p>0.999989688396454</text:p>
          </table:table-cell>
          <table:table-cell office:value-type="float" office:value="0.908217370510101" calcext:value-type="float">
            <text:p>0.908217370510101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99991357326508" calcext:value-type="float">
            <text:p>0.999991357326508</text:p>
          </table:table-cell>
          <table:table-cell table:number-columns-repeated="2" office:value-type="float" office:value="0.999991357326508" calcext:value-type="float">
            <text:p>0.999991357326508</text:p>
          </table:table-cell>
          <table:table-cell office:value-type="float" office:value="0.926860749721527" calcext:value-type="float">
            <text:p>0.926860749721527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99991714954376" calcext:value-type="float">
            <text:p>0.999991714954376</text:p>
          </table:table-cell>
          <table:table-cell table:number-columns-repeated="2" office:value-type="float" office:value="0.999991714954376" calcext:value-type="float">
            <text:p>0.999991714954376</text:p>
          </table:table-cell>
          <table:table-cell office:value-type="float" office:value="0.948956310749054" calcext:value-type="float">
            <text:p>0.948956310749054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 office:value-type="float" office:value="0.999991238117218" calcext:value-type="float">
            <text:p>0.999991238117218</text:p>
          </table:table-cell>
          <table:table-cell office:value-type="float" office:value="0.960396289825439" calcext:value-type="float">
            <text:p>0.960396289825439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99988615512848" calcext:value-type="float">
            <text:p>0.999988615512848</text:p>
          </table:table-cell>
          <table:table-cell table:number-columns-repeated="2" office:value-type="float" office:value="0.999988615512848" calcext:value-type="float">
            <text:p>0.999988615512848</text:p>
          </table:table-cell>
          <table:table-cell office:value-type="float" office:value="0.951709151268005" calcext:value-type="float">
            <text:p>0.951709151268005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99988436698914" calcext:value-type="float">
            <text:p>0.999988436698914</text:p>
          </table:table-cell>
          <table:table-cell table:number-columns-repeated="2" office:value-type="float" office:value="0.999988436698914" calcext:value-type="float">
            <text:p>0.999988436698914</text:p>
          </table:table-cell>
          <table:table-cell office:value-type="float" office:value="0.94130402803421" calcext:value-type="float">
            <text:p>0.94130402803421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99985158443451" calcext:value-type="float">
            <text:p>0.999985158443451</text:p>
          </table:table-cell>
          <table:table-cell table:number-columns-repeated="2" office:value-type="float" office:value="0.999985158443451" calcext:value-type="float">
            <text:p>0.999985158443451</text:p>
          </table:table-cell>
          <table:table-cell office:value-type="float" office:value="0.951128900051117" calcext:value-type="float">
            <text:p>0.951128900051117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 office:value-type="float" office:value="0.99998939037323" calcext:value-type="float">
            <text:p>0.99998939037323</text:p>
          </table:table-cell>
          <table:table-cell office:value-type="float" office:value="0.908821821212769" calcext:value-type="float">
            <text:p>0.908821821212769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99988913536072" calcext:value-type="float">
            <text:p>0.999988913536072</text:p>
          </table:table-cell>
          <table:table-cell table:number-columns-repeated="2" office:value-type="float" office:value="0.999988913536072" calcext:value-type="float">
            <text:p>0.999988913536072</text:p>
          </table:table-cell>
          <table:table-cell office:value-type="float" office:value="0.914625525474548" calcext:value-type="float">
            <text:p>0.914625525474548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99988675117493" calcext:value-type="float">
            <text:p>0.999988675117493</text:p>
          </table:table-cell>
          <table:table-cell table:number-columns-repeated="2" office:value-type="float" office:value="0.999988675117493" calcext:value-type="float">
            <text:p>0.999988675117493</text:p>
          </table:table-cell>
          <table:table-cell office:value-type="float" office:value="0.914158821105957" calcext:value-type="float">
            <text:p>0.914158821105957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99987483024597" calcext:value-type="float">
            <text:p>0.999987483024597</text:p>
          </table:table-cell>
          <table:table-cell table:number-columns-repeated="2" office:value-type="float" office:value="0.999987483024597" calcext:value-type="float">
            <text:p>0.999987483024597</text:p>
          </table:table-cell>
          <table:table-cell office:value-type="float" office:value="0.911937415599823" calcext:value-type="float">
            <text:p>0.911937415599823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99987125396728" calcext:value-type="float">
            <text:p>0.999987125396728</text:p>
          </table:table-cell>
          <table:table-cell table:number-columns-repeated="2" office:value-type="float" office:value="0.999987125396728" calcext:value-type="float">
            <text:p>0.999987125396728</text:p>
          </table:table-cell>
          <table:table-cell office:value-type="float" office:value="0.902460694313049" calcext:value-type="float">
            <text:p>0.902460694313049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99985456466675" calcext:value-type="float">
            <text:p>0.999985456466675</text:p>
          </table:table-cell>
          <table:table-cell table:number-columns-repeated="2" office:value-type="float" office:value="0.999985456466675" calcext:value-type="float">
            <text:p>0.999985456466675</text:p>
          </table:table-cell>
          <table:table-cell office:value-type="float" office:value="0.887831389904022" calcext:value-type="float">
            <text:p>0.887831389904022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 office:value-type="float" office:value="0.999986469745636" calcext:value-type="float">
            <text:p>0.999986469745636</text:p>
          </table:table-cell>
          <table:table-cell office:value-type="float" office:value="0.895921766757965" calcext:value-type="float">
            <text:p>0.895921766757965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99985158443451" calcext:value-type="float">
            <text:p>0.999985158443451</text:p>
          </table:table-cell>
          <table:table-cell table:number-columns-repeated="2" office:value-type="float" office:value="0.999985158443451" calcext:value-type="float">
            <text:p>0.999985158443451</text:p>
          </table:table-cell>
          <table:table-cell office:value-type="float" office:value="0.880928158760071" calcext:value-type="float">
            <text:p>0.880928158760071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 office:value-type="float" office:value="0.999983549118042" calcext:value-type="float">
            <text:p>0.999983549118042</text:p>
          </table:table-cell>
          <table:table-cell office:value-type="float" office:value="0.864411532878876" calcext:value-type="float">
            <text:p>0.864411532878876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99987363815308" calcext:value-type="float">
            <text:p>0.999987363815308</text:p>
          </table:table-cell>
          <table:table-cell table:number-columns-repeated="2" office:value-type="float" office:value="0.999987363815308" calcext:value-type="float">
            <text:p>0.999987363815308</text:p>
          </table:table-cell>
          <table:table-cell office:value-type="float" office:value="0.887364864349365" calcext:value-type="float">
            <text:p>0.887364864349365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99986886978149" calcext:value-type="float">
            <text:p>0.999986886978149</text:p>
          </table:table-cell>
          <table:table-cell table:number-columns-repeated="2" office:value-type="float" office:value="0.999986886978149" calcext:value-type="float">
            <text:p>0.999986886978149</text:p>
          </table:table-cell>
          <table:table-cell office:value-type="float" office:value="0.959209620952606" calcext:value-type="float">
            <text:p>0.959209620952606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 office:value-type="float" office:value="0.999985933303833" calcext:value-type="float">
            <text:p>0.999985933303833</text:p>
          </table:table-cell>
          <table:table-cell office:value-type="float" office:value="0.950353145599365" calcext:value-type="float">
            <text:p>0.950353145599365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99988615512848" calcext:value-type="float">
            <text:p>0.999988615512848</text:p>
          </table:table-cell>
          <table:table-cell table:number-columns-repeated="2" office:value-type="float" office:value="0.999988615512848" calcext:value-type="float">
            <text:p>0.999988615512848</text:p>
          </table:table-cell>
          <table:table-cell office:value-type="float" office:value="0.950838804244995" calcext:value-type="float">
            <text:p>0.950838804244995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99987483024597" calcext:value-type="float">
            <text:p>0.999987483024597</text:p>
          </table:table-cell>
          <table:table-cell table:number-columns-repeated="2" office:value-type="float" office:value="0.999987483024597" calcext:value-type="float">
            <text:p>0.999987483024597</text:p>
          </table:table-cell>
          <table:table-cell office:value-type="float" office:value="0.962427496910095" calcext:value-type="float">
            <text:p>0.962427496910095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99984681606293" calcext:value-type="float">
            <text:p>0.999984681606293</text:p>
          </table:table-cell>
          <table:table-cell table:number-columns-repeated="2" office:value-type="float" office:value="0.999984681606293" calcext:value-type="float">
            <text:p>0.999984681606293</text:p>
          </table:table-cell>
          <table:table-cell office:value-type="float" office:value="0.972467958927154" calcext:value-type="float">
            <text:p>0.972467958927154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99986350536346" calcext:value-type="float">
            <text:p>0.999986350536346</text:p>
          </table:table-cell>
          <table:table-cell table:number-columns-repeated="2" office:value-type="float" office:value="0.999986350536346" calcext:value-type="float">
            <text:p>0.999986350536346</text:p>
          </table:table-cell>
          <table:table-cell office:value-type="float" office:value="0.963511049747467" calcext:value-type="float">
            <text:p>0.963511049747467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 office:value-type="float" office:value="0.999986469745636" calcext:value-type="float">
            <text:p>0.999986469745636</text:p>
          </table:table-cell>
          <table:table-cell office:value-type="float" office:value="0.976732850074768" calcext:value-type="float">
            <text:p>0.976732850074768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99985575675964" calcext:value-type="float">
            <text:p>0.999985575675964</text:p>
          </table:table-cell>
          <table:table-cell table:number-columns-repeated="2" office:value-type="float" office:value="0.999985575675964" calcext:value-type="float">
            <text:p>0.999985575675964</text:p>
          </table:table-cell>
          <table:table-cell office:value-type="float" office:value="0.976183116436004" calcext:value-type="float">
            <text:p>0.976183116436004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99987065792084" calcext:value-type="float">
            <text:p>0.999987065792084</text:p>
          </table:table-cell>
          <table:table-cell table:number-columns-repeated="2" office:value-type="float" office:value="0.999987065792084" calcext:value-type="float">
            <text:p>0.999987065792084</text:p>
          </table:table-cell>
          <table:table-cell office:value-type="float" office:value="0.969429790973663" calcext:value-type="float">
            <text:p>0.969429790973663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99987602233887" calcext:value-type="float">
            <text:p>0.999987602233887</text:p>
          </table:table-cell>
          <table:table-cell table:number-columns-repeated="2" office:value-type="float" office:value="0.999987602233887" calcext:value-type="float">
            <text:p>0.999987602233887</text:p>
          </table:table-cell>
          <table:table-cell office:value-type="float" office:value="0.971611678600311" calcext:value-type="float">
            <text:p>0.971611678600311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99979138374329" calcext:value-type="float">
            <text:p>0.999979138374329</text:p>
          </table:table-cell>
          <table:table-cell table:number-columns-repeated="2" office:value-type="float" office:value="0.999979138374329" calcext:value-type="float">
            <text:p>0.999979138374329</text:p>
          </table:table-cell>
          <table:table-cell office:value-type="float" office:value="0.854364931583404" calcext:value-type="float">
            <text:p>0.854364931583404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99979138374329" calcext:value-type="float">
            <text:p>0.999979138374329</text:p>
          </table:table-cell>
          <table:table-cell table:number-columns-repeated="2" office:value-type="float" office:value="0.999979138374329" calcext:value-type="float">
            <text:p>0.999979138374329</text:p>
          </table:table-cell>
          <table:table-cell office:value-type="float" office:value="0.84078174829483" calcext:value-type="float">
            <text:p>0.84078174829483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99974131584168" calcext:value-type="float">
            <text:p>0.999974131584168</text:p>
          </table:table-cell>
          <table:table-cell table:number-columns-repeated="2" office:value-type="float" office:value="0.999974131584168" calcext:value-type="float">
            <text:p>0.999974131584168</text:p>
          </table:table-cell>
          <table:table-cell office:value-type="float" office:value="0.848912477493286" calcext:value-type="float">
            <text:p>0.848912477493286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 office:value-type="float" office:value="0.999966263771057" calcext:value-type="float">
            <text:p>0.999966263771057</text:p>
          </table:table-cell>
          <table:table-cell office:value-type="float" office:value="0.775758683681488" calcext:value-type="float">
            <text:p>0.775758683681488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99967753887176" calcext:value-type="float">
            <text:p>0.999967753887176</text:p>
          </table:table-cell>
          <table:table-cell table:number-columns-repeated="2" office:value-type="float" office:value="0.999967753887176" calcext:value-type="float">
            <text:p>0.999967753887176</text:p>
          </table:table-cell>
          <table:table-cell office:value-type="float" office:value="0.851929724216461" calcext:value-type="float">
            <text:p>0.851929724216461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99961078166962" calcext:value-type="float">
            <text:p>0.999961078166962</text:p>
          </table:table-cell>
          <table:table-cell table:number-columns-repeated="2" office:value-type="float" office:value="0.999961078166962" calcext:value-type="float">
            <text:p>0.999961078166962</text:p>
          </table:table-cell>
          <table:table-cell office:value-type="float" office:value="0.804914176464081" calcext:value-type="float">
            <text:p>0.804914176464081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99978184700012" calcext:value-type="float">
            <text:p>0.999978184700012</text:p>
          </table:table-cell>
          <table:table-cell table:number-columns-repeated="2" office:value-type="float" office:value="0.999978184700012" calcext:value-type="float">
            <text:p>0.999978184700012</text:p>
          </table:table-cell>
          <table:table-cell office:value-type="float" office:value="0.851113021373749" calcext:value-type="float">
            <text:p>0.851113021373749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99983668327332" calcext:value-type="float">
            <text:p>0.999983668327332</text:p>
          </table:table-cell>
          <table:table-cell table:number-columns-repeated="2" office:value-type="float" office:value="0.999983668327332" calcext:value-type="float">
            <text:p>0.999983668327332</text:p>
          </table:table-cell>
          <table:table-cell office:value-type="float" office:value="0.896410942077637" calcext:value-type="float">
            <text:p>0.896410942077637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9998813867569" calcext:value-type="float">
            <text:p>0.99998813867569</text:p>
          </table:table-cell>
          <table:table-cell table:number-columns-repeated="2" office:value-type="float" office:value="0.99998813867569" calcext:value-type="float">
            <text:p>0.99998813867569</text:p>
          </table:table-cell>
          <table:table-cell office:value-type="float" office:value="0.830221831798553" calcext:value-type="float">
            <text:p>0.830221831798553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99969303607941" calcext:value-type="float">
            <text:p>0.999969303607941</text:p>
          </table:table-cell>
          <table:table-cell table:number-columns-repeated="2" office:value-type="float" office:value="0.999969303607941" calcext:value-type="float">
            <text:p>0.999969303607941</text:p>
          </table:table-cell>
          <table:table-cell office:value-type="float" office:value="0.823632597923279" calcext:value-type="float">
            <text:p>0.823632597923279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99977290630341" calcext:value-type="float">
            <text:p>0.999977290630341</text:p>
          </table:table-cell>
          <table:table-cell table:number-columns-repeated="2" office:value-type="float" office:value="0.999977290630341" calcext:value-type="float">
            <text:p>0.999977290630341</text:p>
          </table:table-cell>
          <table:table-cell office:value-type="float" office:value="0.753296434879303" calcext:value-type="float">
            <text:p>0.753296434879303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99917984008789" calcext:value-type="float">
            <text:p>0.999917984008789</text:p>
          </table:table-cell>
          <table:table-cell table:number-columns-repeated="2" office:value-type="float" office:value="0.999917984008789" calcext:value-type="float">
            <text:p>0.999917984008789</text:p>
          </table:table-cell>
          <table:table-cell office:value-type="float" office:value="0.881509900093079" calcext:value-type="float">
            <text:p>0.881509900093079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98914420604706" calcext:value-type="float">
            <text:p>0.998914420604706</text:p>
          </table:table-cell>
          <table:table-cell table:number-columns-repeated="2" office:value-type="float" office:value="0.998914420604706" calcext:value-type="float">
            <text:p>0.998914420604706</text:p>
          </table:table-cell>
          <table:table-cell office:value-type="float" office:value="0.980947971343994" calcext:value-type="float">
            <text:p>0.980947971343994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71777081489563" calcext:value-type="float">
            <text:p>0.971777081489563</text:p>
          </table:table-cell>
          <table:table-cell table:number-columns-repeated="2" office:value-type="float" office:value="0.972857654094696" calcext:value-type="float">
            <text:p>0.972857654094696</text:p>
          </table:table-cell>
          <table:table-cell office:value-type="float" office:value="0.935073673725128" calcext:value-type="float">
            <text:p>0.935073673725128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 office:value-type="float" office:value="0.95414400100708" calcext:value-type="float">
            <text:p>0.95414400100708</text:p>
          </table:table-cell>
          <table:table-cell office:value-type="float" office:value="0.984372854232788" calcext:value-type="float">
            <text:p>0.984372854232788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90828216075897" calcext:value-type="float">
            <text:p>0.990828216075897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42954421043396" calcext:value-type="float">
            <text:p>0.942954421043396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98105347156525" calcext:value-type="float">
            <text:p>0.998105347156525</text:p>
          </table:table-cell>
          <table:table-cell table:number-columns-repeated="2" office:value-type="float" office:value="0.998105347156525" calcext:value-type="float">
            <text:p>0.998105347156525</text:p>
          </table:table-cell>
          <table:table-cell office:value-type="float" office:value="0.963701546192169" calcext:value-type="float">
            <text:p>0.963701546192169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99678790569305" calcext:value-type="float">
            <text:p>0.999678790569305</text:p>
          </table:table-cell>
          <table:table-cell table:number-columns-repeated="2" office:value-type="float" office:value="0.999678790569305" calcext:value-type="float">
            <text:p>0.999678790569305</text:p>
          </table:table-cell>
          <table:table-cell office:value-type="float" office:value="0.99622654914856" calcext:value-type="float">
            <text:p>0.99622654914856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99794483184814" calcext:value-type="float">
            <text:p>0.999794483184814</text:p>
          </table:table-cell>
          <table:table-cell table:number-columns-repeated="2" office:value-type="float" office:value="0.999794483184814" calcext:value-type="float">
            <text:p>0.999794483184814</text:p>
          </table:table-cell>
          <table:table-cell office:value-type="float" office:value="0.995427370071411" calcext:value-type="float">
            <text:p>0.995427370071411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99510288238525" calcext:value-type="float">
            <text:p>0.999510288238525</text:p>
          </table:table-cell>
          <table:table-cell table:number-columns-repeated="2" office:value-type="float" office:value="0.999510288238525" calcext:value-type="float">
            <text:p>0.999510288238525</text:p>
          </table:table-cell>
          <table:table-cell office:value-type="float" office:value="0.994975388050079" calcext:value-type="float">
            <text:p>0.994975388050079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846009254455566" calcext:value-type="float">
            <text:p>0.846009254455566</text:p>
          </table:table-cell>
          <table:table-cell table:number-columns-repeated="2" office:value-type="float" office:value="0.846009254455566" calcext:value-type="float">
            <text:p>0.846009254455566</text:p>
          </table:table-cell>
          <table:table-cell office:value-type="float" office:value="0.955917418003082" calcext:value-type="float">
            <text:p>0.955917418003082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92434620857239" calcext:value-type="float">
            <text:p>0.992434620857239</text:p>
          </table:table-cell>
          <table:table-cell table:number-columns-repeated="2" office:value-type="float" office:value="0.992434620857239" calcext:value-type="float">
            <text:p>0.992434620857239</text:p>
          </table:table-cell>
          <table:table-cell office:value-type="float" office:value="0.987869501113892" calcext:value-type="float">
            <text:p>0.987869501113892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99079585075378" calcext:value-type="float">
            <text:p>0.999079585075378</text:p>
          </table:table-cell>
          <table:table-cell table:number-columns-repeated="2" office:value-type="float" office:value="0.999079585075378" calcext:value-type="float">
            <text:p>0.999079585075378</text:p>
          </table:table-cell>
          <table:table-cell office:value-type="float" office:value="0.907170355319977" calcext:value-type="float">
            <text:p>0.907170355319977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810430645942688" calcext:value-type="float">
            <text:p>0.81043064594268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23517644405365" calcext:value-type="float">
            <text:p>0.92351764440536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6020386219025" calcext:value-type="float">
            <text:p>0.98602038621902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877688944339752" calcext:value-type="float">
            <text:p>0.877688944339752</text:p>
          </table:table-cell>
          <table:table-cell office:value-type="float" office:value="0.556325376033783" calcext:value-type="float">
            <text:p>0.556325376033783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9948525428772" calcext:value-type="float">
            <text:p>0.99948525428772</text:p>
          </table:table-cell>
          <table:table-cell table:number-columns-repeated="2" office:value-type="float" office:value="0.99948525428772" calcext:value-type="float">
            <text:p>0.99948525428772</text:p>
          </table:table-cell>
          <table:table-cell office:value-type="float" office:value="0.698602974414825" calcext:value-type="float">
            <text:p>0.698602974414825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1631150245666" calcext:value-type="float">
            <text:p>0.991631150245666</text:p>
          </table:table-cell>
          <table:table-cell office:value-type="float" office:value="0.868616700172424" calcext:value-type="float">
            <text:p>0.868616700172424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37627732753754" calcext:value-type="float">
            <text:p>0.937627732753754</text:p>
          </table:table-cell>
          <table:table-cell table:number-columns-repeated="2" office:value-type="float" office:value="0.937627732753754" calcext:value-type="float">
            <text:p>0.937627732753754</text:p>
          </table:table-cell>
          <table:table-cell office:value-type="float" office:value="0.959528148174286" calcext:value-type="float">
            <text:p>0.959528148174286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99861896038055" calcext:value-type="float">
            <text:p>0.999861896038055</text:p>
          </table:table-cell>
          <table:table-cell table:number-columns-repeated="2" office:value-type="float" office:value="0.999861896038055" calcext:value-type="float">
            <text:p>0.999861896038055</text:p>
          </table:table-cell>
          <table:table-cell office:value-type="float" office:value="0.989237248897552" calcext:value-type="float">
            <text:p>0.989237248897552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6625134944916" calcext:value-type="float">
            <text:p>0.986625134944916</text:p>
          </table:table-cell>
          <table:table-cell table:number-columns-repeated="2" office:value-type="float" office:value="0.986625134944916" calcext:value-type="float">
            <text:p>0.986625134944916</text:p>
          </table:table-cell>
          <table:table-cell office:value-type="float" office:value="0.946535408496857" calcext:value-type="float">
            <text:p>0.946535408496857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 office:value-type="float" office:value="0.999448835849762" calcext:value-type="float">
            <text:p>0.999448835849762</text:p>
          </table:table-cell>
          <table:table-cell office:value-type="float" office:value="0.941430628299713" calcext:value-type="float">
            <text:p>0.941430628299713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9836087226868" calcext:value-type="float">
            <text:p>0.999836087226868</text:p>
          </table:table-cell>
          <table:table-cell table:number-columns-repeated="2" office:value-type="float" office:value="0.999836087226868" calcext:value-type="float">
            <text:p>0.999836087226868</text:p>
          </table:table-cell>
          <table:table-cell office:value-type="float" office:value="0.89856618642807" calcext:value-type="float">
            <text:p>0.89856618642807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99493658542633" calcext:value-type="float">
            <text:p>0.999493658542633</text:p>
          </table:table-cell>
          <table:table-cell table:number-columns-repeated="2" office:value-type="float" office:value="0.999493658542633" calcext:value-type="float">
            <text:p>0.999493658542633</text:p>
          </table:table-cell>
          <table:table-cell office:value-type="float" office:value="0.938659608364105" calcext:value-type="float">
            <text:p>0.938659608364105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98543322086334" calcext:value-type="float">
            <text:p>0.998543322086334</text:p>
          </table:table-cell>
          <table:table-cell table:number-columns-repeated="2" office:value-type="float" office:value="0.998543322086334" calcext:value-type="float">
            <text:p>0.998543322086334</text:p>
          </table:table-cell>
          <table:table-cell office:value-type="float" office:value="0.934534847736358" calcext:value-type="float">
            <text:p>0.934534847736358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99914169311523" calcext:value-type="float">
            <text:p>0.999914169311523</text:p>
          </table:table-cell>
          <table:table-cell table:number-columns-repeated="2" office:value-type="float" office:value="0.999914169311523" calcext:value-type="float">
            <text:p>0.999914169311523</text:p>
          </table:table-cell>
          <table:table-cell office:value-type="float" office:value="0.992964267730713" calcext:value-type="float">
            <text:p>0.992964267730713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99397158622742" calcext:value-type="float">
            <text:p>0.999397158622742</text:p>
          </table:table-cell>
          <table:table-cell table:number-columns-repeated="2" office:value-type="float" office:value="0.999397158622742" calcext:value-type="float">
            <text:p>0.999397158622742</text:p>
          </table:table-cell>
          <table:table-cell office:value-type="float" office:value="0.984923183917999" calcext:value-type="float">
            <text:p>0.984923183917999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99854683876038" calcext:value-type="float">
            <text:p>0.999854683876038</text:p>
          </table:table-cell>
          <table:table-cell table:number-columns-repeated="2" office:value-type="float" office:value="0.999854683876038" calcext:value-type="float">
            <text:p>0.999854683876038</text:p>
          </table:table-cell>
          <table:table-cell office:value-type="float" office:value="0.931757628917694" calcext:value-type="float">
            <text:p>0.931757628917694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999976515769958" calcext:value-type="float">
            <text:p>0.999976515769958</text:p>
          </table:table-cell>
          <table:table-cell table:number-columns-repeated="2" office:value-type="float" office:value="0.999976515769958" calcext:value-type="float">
            <text:p>0.999976515769958</text:p>
          </table:table-cell>
          <table:table-cell office:value-type="float" office:value="0.966239035129547" calcext:value-type="float">
            <text:p>0.966239035129547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999266743659973" calcext:value-type="float">
            <text:p>0.999266743659973</text:p>
          </table:table-cell>
          <table:table-cell table:number-columns-repeated="2" office:value-type="float" office:value="0.999266743659973" calcext:value-type="float">
            <text:p>0.999266743659973</text:p>
          </table:table-cell>
          <table:table-cell office:value-type="float" office:value="0.980457007884979" calcext:value-type="float">
            <text:p>0.980457007884979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926797389984" calcext:value-type="float">
            <text:p>0.995926797389984</text:p>
          </table:table-cell>
          <table:table-cell office:value-type="float" office:value="0.87301778793335" calcext:value-type="float">
            <text:p>0.87301778793335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24190437793732" calcext:value-type="float">
            <text:p>0.824190437793732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502531528473" calcext:value-type="float">
            <text:p>0.995502531528473</text:p>
          </table:table-cell>
          <table:table-cell office:value-type="float" office:value="0.821107625961304" calcext:value-type="float">
            <text:p>0.821107625961304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31694447994232" calcext:value-type="float">
            <text:p>0.931694447994232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5894110202789" calcext:value-type="float">
            <text:p>0.895894110202789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83656179904938" calcext:value-type="float">
            <text:p>0.783656179904938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661437511444092" calcext:value-type="float">
            <text:p>0.661437511444092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83219397068024" calcext:value-type="float">
            <text:p>0.783219397068024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23580884933472" calcext:value-type="float">
            <text:p>0.923580884933472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42808389663696" calcext:value-type="float">
            <text:p>0.942808389663696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2929100990295" calcext:value-type="float">
            <text:p>0.992929100990295</text:p>
          </table:table-cell>
          <table:table-cell office:value-type="float" office:value="0.852823495864868" calcext:value-type="float">
            <text:p>0.852823495864868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96529948711395" calcext:value-type="float">
            <text:p>0.796529948711395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87573337554931" calcext:value-type="float">
            <text:p>0.787573337554931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09652662277222" calcext:value-type="float">
            <text:p>0.709652662277222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32925474643707" calcext:value-type="float">
            <text:p>0.732925474643707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56494283676147" calcext:value-type="float">
            <text:p>0.756494283676147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766247868537903" calcext:value-type="float">
            <text:p>0.766247868537903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54130029678345" calcext:value-type="float">
            <text:p>0.854130029678345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78941178321838" calcext:value-type="float">
            <text:p>0.878941178321838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52812767028809" calcext:value-type="float">
            <text:p>0.852812767028809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35152328014374" calcext:value-type="float">
            <text:p>0.835152328014374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62387418746948" calcext:value-type="float">
            <text:p>0.862387418746948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1539454460144" calcext:value-type="float">
            <text:p>0.891539454460144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2645537853241" calcext:value-type="float">
            <text:p>0.892645537853241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81584465503693" calcext:value-type="float">
            <text:p>0.881584465503693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10653209686279" calcext:value-type="float">
            <text:p>0.810653209686279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17068696022034" calcext:value-type="float">
            <text:p>0.817068696022034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3441036939621" calcext:value-type="float">
            <text:p>0.83441036939621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76418173313141" calcext:value-type="float">
            <text:p>0.876418173313141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7239795923233" calcext:value-type="float">
            <text:p>0.87239795923233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59556615352631" calcext:value-type="float">
            <text:p>0.859556615352631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5784125328064" calcext:value-type="float">
            <text:p>0.85784125328064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1164720058441" calcext:value-type="float">
            <text:p>0.891164720058441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74485039711" calcext:value-type="float">
            <text:p>0.9974485039711</text:p>
          </table:table-cell>
          <table:table-cell office:value-type="float" office:value="0.893792629241943" calcext:value-type="float">
            <text:p>0.893792629241943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688446521759" calcext:value-type="float">
            <text:p>0.99688446521759</text:p>
          </table:table-cell>
          <table:table-cell office:value-type="float" office:value="0.903207778930664" calcext:value-type="float">
            <text:p>0.903207778930664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6943175792694" calcext:value-type="float">
            <text:p>0.996943175792694</text:p>
          </table:table-cell>
          <table:table-cell office:value-type="float" office:value="0.907217919826508" calcext:value-type="float">
            <text:p>0.907217919826508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7177064418793" calcext:value-type="float">
            <text:p>0.997177064418793</text:p>
          </table:table-cell>
          <table:table-cell office:value-type="float" office:value="0.917529821395874" calcext:value-type="float">
            <text:p>0.917529821395874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21313285827637" calcext:value-type="float">
            <text:p>0.921313285827637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1166439056396" calcext:value-type="float">
            <text:p>0.901166439056396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8790538311004" calcext:value-type="float">
            <text:p>0.898790538311004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59151005744934" calcext:value-type="float">
            <text:p>0.859151005744934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75419318675995" calcext:value-type="float">
            <text:p>0.875419318675995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7977223396301" calcext:value-type="float">
            <text:p>0.907977223396301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448397397995" calcext:value-type="float">
            <text:p>0.90448397397995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4558181762695" calcext:value-type="float">
            <text:p>0.904558181762695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12371039390564" calcext:value-type="float">
            <text:p>0.912371039390564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29560422897339" calcext:value-type="float">
            <text:p>0.929560422897339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4895875453949" calcext:value-type="float">
            <text:p>0.994895875453949</text:p>
          </table:table-cell>
          <table:table-cell office:value-type="float" office:value="0.930608928203583" calcext:value-type="float">
            <text:p>0.930608928203583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961129665375" calcext:value-type="float">
            <text:p>0.995961129665375</text:p>
          </table:table-cell>
          <table:table-cell office:value-type="float" office:value="0.937564313411713" calcext:value-type="float">
            <text:p>0.937564313411713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266067028046" calcext:value-type="float">
            <text:p>0.996266067028046</text:p>
          </table:table-cell>
          <table:table-cell office:value-type="float" office:value="0.938421070575714" calcext:value-type="float">
            <text:p>0.938421070575714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997402250766754" calcext:value-type="float">
            <text:p>0.997402250766754</text:p>
          </table:table-cell>
          <table:table-cell table:number-columns-repeated="2" office:value-type="float" office:value="0.997402250766754" calcext:value-type="float">
            <text:p>0.997402250766754</text:p>
          </table:table-cell>
          <table:table-cell office:value-type="float" office:value="0.945561289787292" calcext:value-type="float">
            <text:p>0.945561289787292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97369408607483" calcext:value-type="float">
            <text:p>0.997369408607483</text:p>
          </table:table-cell>
          <table:table-cell table:number-columns-repeated="2" office:value-type="float" office:value="0.997369408607483" calcext:value-type="float">
            <text:p>0.997369408607483</text:p>
          </table:table-cell>
          <table:table-cell office:value-type="float" office:value="0.973752617835998" calcext:value-type="float">
            <text:p>0.973752617835998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253443717956" calcext:value-type="float">
            <text:p>0.995253443717956</text:p>
          </table:table-cell>
          <table:table-cell office:value-type="float" office:value="0.959465146064758" calcext:value-type="float">
            <text:p>0.959465146064758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4178950786591" calcext:value-type="float">
            <text:p>0.994178950786591</text:p>
          </table:table-cell>
          <table:table-cell office:value-type="float" office:value="0.949191212654114" calcext:value-type="float">
            <text:p>0.949191212654114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926380157471" calcext:value-type="float">
            <text:p>0.995926380157471</text:p>
          </table:table-cell>
          <table:table-cell office:value-type="float" office:value="0.966328859329224" calcext:value-type="float">
            <text:p>0.966328859329224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52056348323822" calcext:value-type="float">
            <text:p>0.952056348323822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265483856201" calcext:value-type="float">
            <text:p>0.995265483856201</text:p>
          </table:table-cell>
          <table:table-cell office:value-type="float" office:value="0.952026724815369" calcext:value-type="float">
            <text:p>0.952026724815369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2714762687683" calcext:value-type="float">
            <text:p>0.992714762687683</text:p>
          </table:table-cell>
          <table:table-cell office:value-type="float" office:value="0.933057069778442" calcext:value-type="float">
            <text:p>0.933057069778442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2398858070374" calcext:value-type="float">
            <text:p>0.992398858070374</text:p>
          </table:table-cell>
          <table:table-cell office:value-type="float" office:value="0.938071191310883" calcext:value-type="float">
            <text:p>0.938071191310883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1340696811676" calcext:value-type="float">
            <text:p>0.991340696811676</text:p>
          </table:table-cell>
          <table:table-cell office:value-type="float" office:value="0.928556799888611" calcext:value-type="float">
            <text:p>0.928556799888611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1044163703918" calcext:value-type="float">
            <text:p>0.991044163703918</text:p>
          </table:table-cell>
          <table:table-cell office:value-type="float" office:value="0.919895231723785" calcext:value-type="float">
            <text:p>0.919895231723785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9416599273681" calcext:value-type="float">
            <text:p>0.989416599273681</text:p>
          </table:table-cell>
          <table:table-cell office:value-type="float" office:value="0.919355630874634" calcext:value-type="float">
            <text:p>0.919355630874634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0137815475464" calcext:value-type="float">
            <text:p>0.990137815475464</text:p>
          </table:table-cell>
          <table:table-cell office:value-type="float" office:value="0.917955458164215" calcext:value-type="float">
            <text:p>0.917955458164215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4336333274841" calcext:value-type="float">
            <text:p>0.904336333274841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1398024559021" calcext:value-type="float">
            <text:p>0.91398024559021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899929463863373" calcext:value-type="float">
            <text:p>0.899929463863373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2255508899689" calcext:value-type="float">
            <text:p>0.992255508899689</text:p>
          </table:table-cell>
          <table:table-cell office:value-type="float" office:value="0.905995190143585" calcext:value-type="float">
            <text:p>0.905995190143585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1315603256226" calcext:value-type="float">
            <text:p>0.991315603256226</text:p>
          </table:table-cell>
          <table:table-cell office:value-type="float" office:value="0.942688167095184" calcext:value-type="float">
            <text:p>0.942688167095184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48892056941986" calcext:value-type="float">
            <text:p>0.948892056941986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9983260631561" calcext:value-type="float">
            <text:p>0.989983260631561</text:p>
          </table:table-cell>
          <table:table-cell office:value-type="float" office:value="0.950114965438843" calcext:value-type="float">
            <text:p>0.950114965438843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3579864501953" calcext:value-type="float">
            <text:p>0.993579864501953</text:p>
          </table:table-cell>
          <table:table-cell office:value-type="float" office:value="0.962974607944488" calcext:value-type="float">
            <text:p>0.962974607944488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2269456386566" calcext:value-type="float">
            <text:p>0.992269456386566</text:p>
          </table:table-cell>
          <table:table-cell office:value-type="float" office:value="0.96965765953064" calcext:value-type="float">
            <text:p>0.96965765953064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3348121643066" calcext:value-type="float">
            <text:p>0.993348121643066</text:p>
          </table:table-cell>
          <table:table-cell office:value-type="float" office:value="0.961399078369141" calcext:value-type="float">
            <text:p>0.961399078369141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429315328598" calcext:value-type="float">
            <text:p>0.99429315328598</text:p>
          </table:table-cell>
          <table:table-cell office:value-type="float" office:value="0.955290138721466" calcext:value-type="float">
            <text:p>0.955290138721466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430827140808" calcext:value-type="float">
            <text:p>0.995430827140808</text:p>
          </table:table-cell>
          <table:table-cell office:value-type="float" office:value="0.952128231525421" calcext:value-type="float">
            <text:p>0.952128231525421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995873332023621" calcext:value-type="float">
            <text:p>0.995873332023621</text:p>
          </table:table-cell>
          <table:table-cell table:number-columns-repeated="2" office:value-type="float" office:value="0.995873332023621" calcext:value-type="float">
            <text:p>0.995873332023621</text:p>
          </table:table-cell>
          <table:table-cell office:value-type="float" office:value="0.935697257518768" calcext:value-type="float">
            <text:p>0.935697257518768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99615091085434" calcext:value-type="float">
            <text:p>0.99615091085434</text:p>
          </table:table-cell>
          <table:table-cell table:number-columns-repeated="2" office:value-type="float" office:value="0.99615091085434" calcext:value-type="float">
            <text:p>0.99615091085434</text:p>
          </table:table-cell>
          <table:table-cell office:value-type="float" office:value="0.94004625082016" calcext:value-type="float">
            <text:p>0.94004625082016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96121764183044" calcext:value-type="float">
            <text:p>0.996121764183044</text:p>
          </table:table-cell>
          <table:table-cell table:number-columns-repeated="2" office:value-type="float" office:value="0.996121764183044" calcext:value-type="float">
            <text:p>0.996121764183044</text:p>
          </table:table-cell>
          <table:table-cell office:value-type="float" office:value="0.899376690387726" calcext:value-type="float">
            <text:p>0.899376690387726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995889127254486" calcext:value-type="float">
            <text:p>0.995889127254486</text:p>
          </table:table-cell>
          <table:table-cell table:number-columns-repeated="2" office:value-type="float" office:value="0.995889127254486" calcext:value-type="float">
            <text:p>0.995889127254486</text:p>
          </table:table-cell>
          <table:table-cell office:value-type="float" office:value="0.886785507202148" calcext:value-type="float">
            <text:p>0.886785507202148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99658989906311" calcext:value-type="float">
            <text:p>0.99658989906311</text:p>
          </table:table-cell>
          <table:table-cell table:number-columns-repeated="2" office:value-type="float" office:value="0.99658989906311" calcext:value-type="float">
            <text:p>0.99658989906311</text:p>
          </table:table-cell>
          <table:table-cell office:value-type="float" office:value="0.906094431877136" calcext:value-type="float">
            <text:p>0.906094431877136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97027933597565" calcext:value-type="float">
            <text:p>0.997027933597565</text:p>
          </table:table-cell>
          <table:table-cell table:number-columns-repeated="2" office:value-type="float" office:value="0.997027933597565" calcext:value-type="float">
            <text:p>0.997027933597565</text:p>
          </table:table-cell>
          <table:table-cell office:value-type="float" office:value="0.905292212963104" calcext:value-type="float">
            <text:p>0.905292212963104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997014760971069" calcext:value-type="float">
            <text:p>0.997014760971069</text:p>
          </table:table-cell>
          <table:table-cell table:number-columns-repeated="2" office:value-type="float" office:value="0.997014760971069" calcext:value-type="float">
            <text:p>0.997014760971069</text:p>
          </table:table-cell>
          <table:table-cell office:value-type="float" office:value="0.902285933494568" calcext:value-type="float">
            <text:p>0.902285933494568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997372329235077" calcext:value-type="float">
            <text:p>0.997372329235077</text:p>
          </table:table-cell>
          <table:table-cell table:number-columns-repeated="2" office:value-type="float" office:value="0.997372329235077" calcext:value-type="float">
            <text:p>0.997372329235077</text:p>
          </table:table-cell>
          <table:table-cell office:value-type="float" office:value="0.913205146789551" calcext:value-type="float">
            <text:p>0.913205146789551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997599542140961" calcext:value-type="float">
            <text:p>0.997599542140961</text:p>
          </table:table-cell>
          <table:table-cell table:number-columns-repeated="2" office:value-type="float" office:value="0.997599542140961" calcext:value-type="float">
            <text:p>0.997599542140961</text:p>
          </table:table-cell>
          <table:table-cell office:value-type="float" office:value="0.910588264465332" calcext:value-type="float">
            <text:p>0.910588264465332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997658789157867" calcext:value-type="float">
            <text:p>0.997658789157867</text:p>
          </table:table-cell>
          <table:table-cell table:number-columns-repeated="2" office:value-type="float" office:value="0.997658789157867" calcext:value-type="float">
            <text:p>0.997658789157867</text:p>
          </table:table-cell>
          <table:table-cell office:value-type="float" office:value="0.913034319877624" calcext:value-type="float">
            <text:p>0.913034319877624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997297048568726" calcext:value-type="float">
            <text:p>0.997297048568726</text:p>
          </table:table-cell>
          <table:table-cell table:number-columns-repeated="2" office:value-type="float" office:value="0.997297048568726" calcext:value-type="float">
            <text:p>0.997297048568726</text:p>
          </table:table-cell>
          <table:table-cell office:value-type="float" office:value="0.928261280059814" calcext:value-type="float">
            <text:p>0.928261280059814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997240364551544" calcext:value-type="float">
            <text:p>0.997240364551544</text:p>
          </table:table-cell>
          <table:table-cell table:number-columns-repeated="2" office:value-type="float" office:value="0.997240364551544" calcext:value-type="float">
            <text:p>0.997240364551544</text:p>
          </table:table-cell>
          <table:table-cell office:value-type="float" office:value="0.929582118988037" calcext:value-type="float">
            <text:p>0.929582118988037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95862483978272" calcext:value-type="float">
            <text:p>0.995862483978272</text:p>
          </table:table-cell>
          <table:table-cell table:number-columns-repeated="2" office:value-type="float" office:value="0.995862483978272" calcext:value-type="float">
            <text:p>0.995862483978272</text:p>
          </table:table-cell>
          <table:table-cell office:value-type="float" office:value="0.955769300460815" calcext:value-type="float">
            <text:p>0.955769300460815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996098101139069" calcext:value-type="float">
            <text:p>0.996098101139069</text:p>
          </table:table-cell>
          <table:table-cell table:number-columns-repeated="2" office:value-type="float" office:value="0.996098101139069" calcext:value-type="float">
            <text:p>0.996098101139069</text:p>
          </table:table-cell>
          <table:table-cell office:value-type="float" office:value="0.962199866771698" calcext:value-type="float">
            <text:p>0.962199866771698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996153354644775" calcext:value-type="float">
            <text:p>0.996153354644775</text:p>
          </table:table-cell>
          <table:table-cell table:number-columns-repeated="2" office:value-type="float" office:value="0.996153354644775" calcext:value-type="float">
            <text:p>0.996153354644775</text:p>
          </table:table-cell>
          <table:table-cell office:value-type="float" office:value="0.962500214576721" calcext:value-type="float">
            <text:p>0.962500214576721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96135830879211" calcext:value-type="float">
            <text:p>0.996135830879211</text:p>
          </table:table-cell>
          <table:table-cell table:number-columns-repeated="2" office:value-type="float" office:value="0.996135830879211" calcext:value-type="float">
            <text:p>0.996135830879211</text:p>
          </table:table-cell>
          <table:table-cell office:value-type="float" office:value="0.958535492420196" calcext:value-type="float">
            <text:p>0.958535492420196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 office:value-type="float" office:value="0.996176481246948" calcext:value-type="float">
            <text:p>0.996176481246948</text:p>
          </table:table-cell>
          <table:table-cell office:value-type="float" office:value="0.954585671424866" calcext:value-type="float">
            <text:p>0.954585671424866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996030986309052" calcext:value-type="float">
            <text:p>0.996030986309052</text:p>
          </table:table-cell>
          <table:table-cell table:number-columns-repeated="2" office:value-type="float" office:value="0.996030986309052" calcext:value-type="float">
            <text:p>0.996030986309052</text:p>
          </table:table-cell>
          <table:table-cell office:value-type="float" office:value="0.946731328964233" calcext:value-type="float">
            <text:p>0.946731328964233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996066451072693" calcext:value-type="float">
            <text:p>0.996066451072693</text:p>
          </table:table-cell>
          <table:table-cell table:number-columns-repeated="2" office:value-type="float" office:value="0.996066451072693" calcext:value-type="float">
            <text:p>0.996066451072693</text:p>
          </table:table-cell>
          <table:table-cell office:value-type="float" office:value="0.945692896842956" calcext:value-type="float">
            <text:p>0.945692896842956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996217608451843" calcext:value-type="float">
            <text:p>0.996217608451843</text:p>
          </table:table-cell>
          <table:table-cell table:number-columns-repeated="2" office:value-type="float" office:value="0.996217608451843" calcext:value-type="float">
            <text:p>0.996217608451843</text:p>
          </table:table-cell>
          <table:table-cell office:value-type="float" office:value="0.942505538463592" calcext:value-type="float">
            <text:p>0.942505538463592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996132373809814" calcext:value-type="float">
            <text:p>0.996132373809814</text:p>
          </table:table-cell>
          <table:table-cell table:number-columns-repeated="2" office:value-type="float" office:value="0.996132373809814" calcext:value-type="float">
            <text:p>0.996132373809814</text:p>
          </table:table-cell>
          <table:table-cell office:value-type="float" office:value="0.937455832958221" calcext:value-type="float">
            <text:p>0.937455832958221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996902048587799" calcext:value-type="float">
            <text:p>0.996902048587799</text:p>
          </table:table-cell>
          <table:table-cell table:number-columns-repeated="2" office:value-type="float" office:value="0.996902048587799" calcext:value-type="float">
            <text:p>0.996902048587799</text:p>
          </table:table-cell>
          <table:table-cell office:value-type="float" office:value="0.937698304653168" calcext:value-type="float">
            <text:p>0.937698304653168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99783444404602" calcext:value-type="float">
            <text:p>0.99783444404602</text:p>
          </table:table-cell>
          <table:table-cell table:number-columns-repeated="2" office:value-type="float" office:value="0.99783444404602" calcext:value-type="float">
            <text:p>0.99783444404602</text:p>
          </table:table-cell>
          <table:table-cell office:value-type="float" office:value="0.966368615627289" calcext:value-type="float">
            <text:p>0.966368615627289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998301863670349" calcext:value-type="float">
            <text:p>0.998301863670349</text:p>
          </table:table-cell>
          <table:table-cell table:number-columns-repeated="2" office:value-type="float" office:value="0.998301863670349" calcext:value-type="float">
            <text:p>0.998301863670349</text:p>
          </table:table-cell>
          <table:table-cell office:value-type="float" office:value="0.971549034118652" calcext:value-type="float">
            <text:p>0.971549034118652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998389005661011" calcext:value-type="float">
            <text:p>0.998389005661011</text:p>
          </table:table-cell>
          <table:table-cell table:number-columns-repeated="2" office:value-type="float" office:value="0.998389005661011" calcext:value-type="float">
            <text:p>0.998389005661011</text:p>
          </table:table-cell>
          <table:table-cell office:value-type="float" office:value="0.972426950931549" calcext:value-type="float">
            <text:p>0.972426950931549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97530698776245" calcext:value-type="float">
            <text:p>0.997530698776245</text:p>
          </table:table-cell>
          <table:table-cell table:number-columns-repeated="2" office:value-type="float" office:value="0.997530698776245" calcext:value-type="float">
            <text:p>0.997530698776245</text:p>
          </table:table-cell>
          <table:table-cell office:value-type="float" office:value="0.976336777210236" calcext:value-type="float">
            <text:p>0.976336777210236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 office:value-type="float" office:value="0.997454822063446" calcext:value-type="float">
            <text:p>0.997454822063446</text:p>
          </table:table-cell>
          <table:table-cell office:value-type="float" office:value="0.977473616600037" calcext:value-type="float">
            <text:p>0.977473616600037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997684717178345" calcext:value-type="float">
            <text:p>0.997684717178345</text:p>
          </table:table-cell>
          <table:table-cell table:number-columns-repeated="2" office:value-type="float" office:value="0.997684717178345" calcext:value-type="float">
            <text:p>0.997684717178345</text:p>
          </table:table-cell>
          <table:table-cell office:value-type="float" office:value="0.975194573402405" calcext:value-type="float">
            <text:p>0.975194573402405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998366713523865" calcext:value-type="float">
            <text:p>0.998366713523865</text:p>
          </table:table-cell>
          <table:table-cell table:number-columns-repeated="2" office:value-type="float" office:value="0.998366713523865" calcext:value-type="float">
            <text:p>0.998366713523865</text:p>
          </table:table-cell>
          <table:table-cell office:value-type="float" office:value="0.970801055431366" calcext:value-type="float">
            <text:p>0.970801055431366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998371183872223" calcext:value-type="float">
            <text:p>0.998371183872223</text:p>
          </table:table-cell>
          <table:table-cell table:number-columns-repeated="2" office:value-type="float" office:value="0.998371183872223" calcext:value-type="float">
            <text:p>0.998371183872223</text:p>
          </table:table-cell>
          <table:table-cell office:value-type="float" office:value="0.967188119888306" calcext:value-type="float">
            <text:p>0.967188119888306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998436510562897" calcext:value-type="float">
            <text:p>0.998436510562897</text:p>
          </table:table-cell>
          <table:table-cell table:number-columns-repeated="2" office:value-type="float" office:value="0.998436510562897" calcext:value-type="float">
            <text:p>0.998436510562897</text:p>
          </table:table-cell>
          <table:table-cell office:value-type="float" office:value="0.958534777164459" calcext:value-type="float">
            <text:p>0.958534777164459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 office:value-type="float" office:value="0.998811662197113" calcext:value-type="float">
            <text:p>0.998811662197113</text:p>
          </table:table-cell>
          <table:table-cell office:value-type="float" office:value="0.95144921541214" calcext:value-type="float">
            <text:p>0.95144921541214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997434437274933" calcext:value-type="float">
            <text:p>0.997434437274933</text:p>
          </table:table-cell>
          <table:table-cell table:number-columns-repeated="2" office:value-type="float" office:value="0.997434437274933" calcext:value-type="float">
            <text:p>0.997434437274933</text:p>
          </table:table-cell>
          <table:table-cell office:value-type="float" office:value="0.943231165409088" calcext:value-type="float">
            <text:p>0.943231165409088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996341824531555" calcext:value-type="float">
            <text:p>0.996341824531555</text:p>
          </table:table-cell>
          <table:table-cell table:number-columns-repeated="2" office:value-type="float" office:value="0.996341824531555" calcext:value-type="float">
            <text:p>0.996341824531555</text:p>
          </table:table-cell>
          <table:table-cell office:value-type="float" office:value="0.938719391822815" calcext:value-type="float">
            <text:p>0.938719391822815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 office:value-type="float" office:value="0.99512380361557" calcext:value-type="float">
            <text:p>0.99512380361557</text:p>
          </table:table-cell>
          <table:table-cell office:value-type="float" office:value="0.925625026226044" calcext:value-type="float">
            <text:p>0.925625026226044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512127876282" calcext:value-type="float">
            <text:p>0.995512127876282</text:p>
          </table:table-cell>
          <table:table-cell office:value-type="float" office:value="0.940272212028503" calcext:value-type="float">
            <text:p>0.940272212028503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3600726127624" calcext:value-type="float">
            <text:p>0.993600726127624</text:p>
          </table:table-cell>
          <table:table-cell office:value-type="float" office:value="0.922496914863586" calcext:value-type="float">
            <text:p>0.922496914863586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 office:value-type="float" office:value="0.99628484249115" calcext:value-type="float">
            <text:p>0.99628484249115</text:p>
          </table:table-cell>
          <table:table-cell office:value-type="float" office:value="0.924393057823181" calcext:value-type="float">
            <text:p>0.924393057823181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459616184235" calcext:value-type="float">
            <text:p>0.995459616184235</text:p>
          </table:table-cell>
          <table:table-cell office:value-type="float" office:value="0.930460631847382" calcext:value-type="float">
            <text:p>0.930460631847382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996595621109009" calcext:value-type="float">
            <text:p>0.996595621109009</text:p>
          </table:table-cell>
          <table:table-cell table:number-columns-repeated="2" office:value-type="float" office:value="0.996595621109009" calcext:value-type="float">
            <text:p>0.996595621109009</text:p>
          </table:table-cell>
          <table:table-cell office:value-type="float" office:value="0.912807285785675" calcext:value-type="float">
            <text:p>0.912807285785675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341956615448" calcext:value-type="float">
            <text:p>0.995341956615448</text:p>
          </table:table-cell>
          <table:table-cell office:value-type="float" office:value="0.907369434833527" calcext:value-type="float">
            <text:p>0.907369434833527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995845139026642" calcext:value-type="float">
            <text:p>0.995845139026642</text:p>
          </table:table-cell>
          <table:table-cell table:number-columns-repeated="2" office:value-type="float" office:value="0.995845139026642" calcext:value-type="float">
            <text:p>0.995845139026642</text:p>
          </table:table-cell>
          <table:table-cell office:value-type="float" office:value="0.923609912395477" calcext:value-type="float">
            <text:p>0.923609912395477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1678714752197" calcext:value-type="float">
            <text:p>0.991678714752197</text:p>
          </table:table-cell>
          <table:table-cell office:value-type="float" office:value="0.925563097000122" calcext:value-type="float">
            <text:p>0.925563097000122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9078640937805" calcext:value-type="float">
            <text:p>0.989078640937805</text:p>
          </table:table-cell>
          <table:table-cell office:value-type="float" office:value="0.933720290660858" calcext:value-type="float">
            <text:p>0.933720290660858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1524517536163" calcext:value-type="float">
            <text:p>0.991524517536163</text:p>
          </table:table-cell>
          <table:table-cell office:value-type="float" office:value="0.959239304065704" calcext:value-type="float">
            <text:p>0.959239304065704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0996241569519" calcext:value-type="float">
            <text:p>0.990996241569519</text:p>
          </table:table-cell>
          <table:table-cell office:value-type="float" office:value="0.951264441013336" calcext:value-type="float">
            <text:p>0.951264441013336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89795386791229" calcext:value-type="float">
            <text:p>0.989795386791229</text:p>
          </table:table-cell>
          <table:table-cell office:value-type="float" office:value="0.971038520336151" calcext:value-type="float">
            <text:p>0.971038520336151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2075383663178" calcext:value-type="float">
            <text:p>0.992075383663178</text:p>
          </table:table-cell>
          <table:table-cell office:value-type="float" office:value="0.977716505527496" calcext:value-type="float">
            <text:p>0.977716505527496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993545532226562" calcext:value-type="float">
            <text:p>0.993545532226562</text:p>
          </table:table-cell>
          <table:table-cell table:number-columns-repeated="2" office:value-type="float" office:value="0.993545532226562" calcext:value-type="float">
            <text:p>0.993545532226562</text:p>
          </table:table-cell>
          <table:table-cell office:value-type="float" office:value="0.984646022319794" calcext:value-type="float">
            <text:p>0.984646022319794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991715610027313" calcext:value-type="float">
            <text:p>0.991715610027313</text:p>
          </table:table-cell>
          <table:table-cell table:number-columns-repeated="2" office:value-type="float" office:value="0.991715610027313" calcext:value-type="float">
            <text:p>0.991715610027313</text:p>
          </table:table-cell>
          <table:table-cell office:value-type="float" office:value="0.978053510189056" calcext:value-type="float">
            <text:p>0.978053510189056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91242170333862" calcext:value-type="float">
            <text:p>0.991242170333862</text:p>
          </table:table-cell>
          <table:table-cell table:number-columns-repeated="2" office:value-type="float" office:value="0.991242170333862" calcext:value-type="float">
            <text:p>0.991242170333862</text:p>
          </table:table-cell>
          <table:table-cell office:value-type="float" office:value="0.976497113704681" calcext:value-type="float">
            <text:p>0.976497113704681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992873072624206" calcext:value-type="float">
            <text:p>0.992873072624206</text:p>
          </table:table-cell>
          <table:table-cell table:number-columns-repeated="2" office:value-type="float" office:value="0.992873072624206" calcext:value-type="float">
            <text:p>0.992873072624206</text:p>
          </table:table-cell>
          <table:table-cell office:value-type="float" office:value="0.969730019569397" calcext:value-type="float">
            <text:p>0.969730019569397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96173024177551" calcext:value-type="float">
            <text:p>0.996173024177551</text:p>
          </table:table-cell>
          <table:table-cell table:number-columns-repeated="2" office:value-type="float" office:value="0.996173024177551" calcext:value-type="float">
            <text:p>0.996173024177551</text:p>
          </table:table-cell>
          <table:table-cell office:value-type="float" office:value="0.985610902309418" calcext:value-type="float">
            <text:p>0.985610902309418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996020972728729" calcext:value-type="float">
            <text:p>0.996020972728729</text:p>
          </table:table-cell>
          <table:table-cell table:number-columns-repeated="2" office:value-type="float" office:value="0.996020972728729" calcext:value-type="float">
            <text:p>0.996020972728729</text:p>
          </table:table-cell>
          <table:table-cell office:value-type="float" office:value="0.98732191324234" calcext:value-type="float">
            <text:p>0.98732191324234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99627560377121" calcext:value-type="float">
            <text:p>0.99627560377121</text:p>
          </table:table-cell>
          <table:table-cell table:number-columns-repeated="2" office:value-type="float" office:value="0.99627560377121" calcext:value-type="float">
            <text:p>0.99627560377121</text:p>
          </table:table-cell>
          <table:table-cell office:value-type="float" office:value="0.989356338977814" calcext:value-type="float">
            <text:p>0.989356338977814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996451377868652" calcext:value-type="float">
            <text:p>0.996451377868652</text:p>
          </table:table-cell>
          <table:table-cell table:number-columns-repeated="2" office:value-type="float" office:value="0.996451377868652" calcext:value-type="float">
            <text:p>0.996451377868652</text:p>
          </table:table-cell>
          <table:table-cell office:value-type="float" office:value="0.98932808637619" calcext:value-type="float">
            <text:p>0.98932808637619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 office:value-type="float" office:value="0.996411144733429" calcext:value-type="float">
            <text:p>0.996411144733429</text:p>
          </table:table-cell>
          <table:table-cell office:value-type="float" office:value="0.989677548408508" calcext:value-type="float">
            <text:p>0.989677548408508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 office:value-type="float" office:value="0.997022807598114" calcext:value-type="float">
            <text:p>0.997022807598114</text:p>
          </table:table-cell>
          <table:table-cell office:value-type="float" office:value="0.990379869937897" calcext:value-type="float">
            <text:p>0.990379869937897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997418463230133" calcext:value-type="float">
            <text:p>0.997418463230133</text:p>
          </table:table-cell>
          <table:table-cell table:number-columns-repeated="2" office:value-type="float" office:value="0.997418463230133" calcext:value-type="float">
            <text:p>0.997418463230133</text:p>
          </table:table-cell>
          <table:table-cell office:value-type="float" office:value="0.983956694602966" calcext:value-type="float">
            <text:p>0.983956694602966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997122645378113" calcext:value-type="float">
            <text:p>0.997122645378113</text:p>
          </table:table-cell>
          <table:table-cell table:number-columns-repeated="2" office:value-type="float" office:value="0.997122645378113" calcext:value-type="float">
            <text:p>0.997122645378113</text:p>
          </table:table-cell>
          <table:table-cell office:value-type="float" office:value="0.980813264846802" calcext:value-type="float">
            <text:p>0.980813264846802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97548222541809" calcext:value-type="float">
            <text:p>0.997548222541809</text:p>
          </table:table-cell>
          <table:table-cell table:number-columns-repeated="2" office:value-type="float" office:value="0.997548222541809" calcext:value-type="float">
            <text:p>0.997548222541809</text:p>
          </table:table-cell>
          <table:table-cell office:value-type="float" office:value="0.981997549533844" calcext:value-type="float">
            <text:p>0.981997549533844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997029840946198" calcext:value-type="float">
            <text:p>0.997029840946198</text:p>
          </table:table-cell>
          <table:table-cell table:number-columns-repeated="2" office:value-type="float" office:value="0.997029840946198" calcext:value-type="float">
            <text:p>0.997029840946198</text:p>
          </table:table-cell>
          <table:table-cell office:value-type="float" office:value="0.984914064407349" calcext:value-type="float">
            <text:p>0.984914064407349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996512591838837" calcext:value-type="float">
            <text:p>0.996512591838837</text:p>
          </table:table-cell>
          <table:table-cell table:number-columns-repeated="2" office:value-type="float" office:value="0.996512591838837" calcext:value-type="float">
            <text:p>0.996512591838837</text:p>
          </table:table-cell>
          <table:table-cell office:value-type="float" office:value="0.982473909854889" calcext:value-type="float">
            <text:p>0.982473909854889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995913624763489" calcext:value-type="float">
            <text:p>0.995913624763489</text:p>
          </table:table-cell>
          <table:table-cell table:number-columns-repeated="2" office:value-type="float" office:value="0.995913624763489" calcext:value-type="float">
            <text:p>0.995913624763489</text:p>
          </table:table-cell>
          <table:table-cell office:value-type="float" office:value="0.982340812683106" calcext:value-type="float">
            <text:p>0.982340812683106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995895147323608" calcext:value-type="float">
            <text:p>0.995895147323608</text:p>
          </table:table-cell>
          <table:table-cell table:number-columns-repeated="2" office:value-type="float" office:value="0.995895147323608" calcext:value-type="float">
            <text:p>0.995895147323608</text:p>
          </table:table-cell>
          <table:table-cell office:value-type="float" office:value="0.978313267230988" calcext:value-type="float">
            <text:p>0.978313267230988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995661318302154" calcext:value-type="float">
            <text:p>0.995661318302154</text:p>
          </table:table-cell>
          <table:table-cell table:number-columns-repeated="2" office:value-type="float" office:value="0.995661318302154" calcext:value-type="float">
            <text:p>0.995661318302154</text:p>
          </table:table-cell>
          <table:table-cell office:value-type="float" office:value="0.972771048545837" calcext:value-type="float">
            <text:p>0.972771048545837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996414661407471" calcext:value-type="float">
            <text:p>0.996414661407471</text:p>
          </table:table-cell>
          <table:table-cell table:number-columns-repeated="2" office:value-type="float" office:value="0.996414661407471" calcext:value-type="float">
            <text:p>0.996414661407471</text:p>
          </table:table-cell>
          <table:table-cell office:value-type="float" office:value="0.970305681228638" calcext:value-type="float">
            <text:p>0.970305681228638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997053802013397" calcext:value-type="float">
            <text:p>0.997053802013397</text:p>
          </table:table-cell>
          <table:table-cell table:number-columns-repeated="2" office:value-type="float" office:value="0.997053802013397" calcext:value-type="float">
            <text:p>0.997053802013397</text:p>
          </table:table-cell>
          <table:table-cell office:value-type="float" office:value="0.966476559638977" calcext:value-type="float">
            <text:p>0.966476559638977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997033178806305" calcext:value-type="float">
            <text:p>0.997033178806305</text:p>
          </table:table-cell>
          <table:table-cell table:number-columns-repeated="2" office:value-type="float" office:value="0.997033178806305" calcext:value-type="float">
            <text:p>0.997033178806305</text:p>
          </table:table-cell>
          <table:table-cell office:value-type="float" office:value="0.968660295009613" calcext:value-type="float">
            <text:p>0.968660295009613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997576951980591" calcext:value-type="float">
            <text:p>0.997576951980591</text:p>
          </table:table-cell>
          <table:table-cell table:number-columns-repeated="2" office:value-type="float" office:value="0.997576951980591" calcext:value-type="float">
            <text:p>0.997576951980591</text:p>
          </table:table-cell>
          <table:table-cell office:value-type="float" office:value="0.96932590007782" calcext:value-type="float">
            <text:p>0.96932590007782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97366786003113" calcext:value-type="float">
            <text:p>0.997366786003113</text:p>
          </table:table-cell>
          <table:table-cell table:number-columns-repeated="2" office:value-type="float" office:value="0.997366786003113" calcext:value-type="float">
            <text:p>0.997366786003113</text:p>
          </table:table-cell>
          <table:table-cell office:value-type="float" office:value="0.967953383922577" calcext:value-type="float">
            <text:p>0.967953383922577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997335731983185" calcext:value-type="float">
            <text:p>0.997335731983185</text:p>
          </table:table-cell>
          <table:table-cell table:number-columns-repeated="2" office:value-type="float" office:value="0.997335731983185" calcext:value-type="float">
            <text:p>0.997335731983185</text:p>
          </table:table-cell>
          <table:table-cell office:value-type="float" office:value="0.965055465698242" calcext:value-type="float">
            <text:p>0.965055465698242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97929513454437" calcext:value-type="float">
            <text:p>0.997929513454437</text:p>
          </table:table-cell>
          <table:table-cell table:number-columns-repeated="2" office:value-type="float" office:value="0.997929513454437" calcext:value-type="float">
            <text:p>0.997929513454437</text:p>
          </table:table-cell>
          <table:table-cell office:value-type="float" office:value="0.977991878986358" calcext:value-type="float">
            <text:p>0.977991878986358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997723817825317" calcext:value-type="float">
            <text:p>0.997723817825317</text:p>
          </table:table-cell>
          <table:table-cell table:number-columns-repeated="2" office:value-type="float" office:value="0.997723817825317" calcext:value-type="float">
            <text:p>0.997723817825317</text:p>
          </table:table-cell>
          <table:table-cell office:value-type="float" office:value="0.978489816188812" calcext:value-type="float">
            <text:p>0.978489816188812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997813999652862" calcext:value-type="float">
            <text:p>0.997813999652862</text:p>
          </table:table-cell>
          <table:table-cell table:number-columns-repeated="2" office:value-type="float" office:value="0.997813999652862" calcext:value-type="float">
            <text:p>0.997813999652862</text:p>
          </table:table-cell>
          <table:table-cell office:value-type="float" office:value="0.980381071567535" calcext:value-type="float">
            <text:p>0.980381071567535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 office:value-type="float" office:value="0.99769788980484" calcext:value-type="float">
            <text:p>0.99769788980484</text:p>
          </table:table-cell>
          <table:table-cell office:value-type="float" office:value="0.979884147644043" calcext:value-type="float">
            <text:p>0.979884147644043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997446417808533" calcext:value-type="float">
            <text:p>0.997446417808533</text:p>
          </table:table-cell>
          <table:table-cell table:number-columns-repeated="2" office:value-type="float" office:value="0.997446417808533" calcext:value-type="float">
            <text:p>0.997446417808533</text:p>
          </table:table-cell>
          <table:table-cell office:value-type="float" office:value="0.981452941894531" calcext:value-type="float">
            <text:p>0.981452941894531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997329413890839" calcext:value-type="float">
            <text:p>0.997329413890839</text:p>
          </table:table-cell>
          <table:table-cell table:number-columns-repeated="2" office:value-type="float" office:value="0.997329413890839" calcext:value-type="float">
            <text:p>0.997329413890839</text:p>
          </table:table-cell>
          <table:table-cell office:value-type="float" office:value="0.985144138336181" calcext:value-type="float">
            <text:p>0.985144138336181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997049391269684" calcext:value-type="float">
            <text:p>0.997049391269684</text:p>
          </table:table-cell>
          <table:table-cell table:number-columns-repeated="2" office:value-type="float" office:value="0.997049391269684" calcext:value-type="float">
            <text:p>0.997049391269684</text:p>
          </table:table-cell>
          <table:table-cell office:value-type="float" office:value="0.979708015918732" calcext:value-type="float">
            <text:p>0.979708015918732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997104585170746" calcext:value-type="float">
            <text:p>0.997104585170746</text:p>
          </table:table-cell>
          <table:table-cell table:number-columns-repeated="2" office:value-type="float" office:value="0.997104585170746" calcext:value-type="float">
            <text:p>0.997104585170746</text:p>
          </table:table-cell>
          <table:table-cell office:value-type="float" office:value="0.972771763801575" calcext:value-type="float">
            <text:p>0.972771763801575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97350931167602" calcext:value-type="float">
            <text:p>0.997350931167602</text:p>
          </table:table-cell>
          <table:table-cell table:number-columns-repeated="2" office:value-type="float" office:value="0.997350931167602" calcext:value-type="float">
            <text:p>0.997350931167602</text:p>
          </table:table-cell>
          <table:table-cell office:value-type="float" office:value="0.968967795372009" calcext:value-type="float">
            <text:p>0.968967795372009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997002601623535" calcext:value-type="float">
            <text:p>0.997002601623535</text:p>
          </table:table-cell>
          <table:table-cell table:number-columns-repeated="2" office:value-type="float" office:value="0.997002601623535" calcext:value-type="float">
            <text:p>0.997002601623535</text:p>
          </table:table-cell>
          <table:table-cell office:value-type="float" office:value="0.973098278045654" calcext:value-type="float">
            <text:p>0.973098278045654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9792069196701" calcext:value-type="float">
            <text:p>0.99792069196701</text:p>
          </table:table-cell>
          <table:table-cell table:number-columns-repeated="2" office:value-type="float" office:value="0.99792069196701" calcext:value-type="float">
            <text:p>0.99792069196701</text:p>
          </table:table-cell>
          <table:table-cell office:value-type="float" office:value="0.971269428730011" calcext:value-type="float">
            <text:p>0.971269428730011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997995615005493" calcext:value-type="float">
            <text:p>0.997995615005493</text:p>
          </table:table-cell>
          <table:table-cell table:number-columns-repeated="2" office:value-type="float" office:value="0.997995615005493" calcext:value-type="float">
            <text:p>0.997995615005493</text:p>
          </table:table-cell>
          <table:table-cell office:value-type="float" office:value="0.967250943183899" calcext:value-type="float">
            <text:p>0.967250943183899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997873425483704" calcext:value-type="float">
            <text:p>0.997873425483704</text:p>
          </table:table-cell>
          <table:table-cell table:number-columns-repeated="2" office:value-type="float" office:value="0.997873425483704" calcext:value-type="float">
            <text:p>0.997873425483704</text:p>
          </table:table-cell>
          <table:table-cell office:value-type="float" office:value="0.959726214408874" calcext:value-type="float">
            <text:p>0.959726214408874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998408138751983" calcext:value-type="float">
            <text:p>0.998408138751983</text:p>
          </table:table-cell>
          <table:table-cell table:number-columns-repeated="2" office:value-type="float" office:value="0.998408138751983" calcext:value-type="float">
            <text:p>0.998408138751983</text:p>
          </table:table-cell>
          <table:table-cell office:value-type="float" office:value="0.956465244293213" calcext:value-type="float">
            <text:p>0.956465244293213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998585641384125" calcext:value-type="float">
            <text:p>0.998585641384125</text:p>
          </table:table-cell>
          <table:table-cell table:number-columns-repeated="2" office:value-type="float" office:value="0.998585641384125" calcext:value-type="float">
            <text:p>0.998585641384125</text:p>
          </table:table-cell>
          <table:table-cell office:value-type="float" office:value="0.956276059150696" calcext:value-type="float">
            <text:p>0.956276059150696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997945487499237" calcext:value-type="float">
            <text:p>0.997945487499237</text:p>
          </table:table-cell>
          <table:table-cell table:number-columns-repeated="2" office:value-type="float" office:value="0.997945487499237" calcext:value-type="float">
            <text:p>0.997945487499237</text:p>
          </table:table-cell>
          <table:table-cell office:value-type="float" office:value="0.955748438835144" calcext:value-type="float">
            <text:p>0.955748438835144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997956871986389" calcext:value-type="float">
            <text:p>0.997956871986389</text:p>
          </table:table-cell>
          <table:table-cell table:number-columns-repeated="2" office:value-type="float" office:value="0.997956871986389" calcext:value-type="float">
            <text:p>0.997956871986389</text:p>
          </table:table-cell>
          <table:table-cell office:value-type="float" office:value="0.958019375801086" calcext:value-type="float">
            <text:p>0.958019375801086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997507095336914" calcext:value-type="float">
            <text:p>0.997507095336914</text:p>
          </table:table-cell>
          <table:table-cell table:number-columns-repeated="2" office:value-type="float" office:value="0.997507095336914" calcext:value-type="float">
            <text:p>0.997507095336914</text:p>
          </table:table-cell>
          <table:table-cell office:value-type="float" office:value="0.960645198822022" calcext:value-type="float">
            <text:p>0.960645198822022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97157216072082" calcext:value-type="float">
            <text:p>0.997157216072082</text:p>
          </table:table-cell>
          <table:table-cell table:number-columns-repeated="2" office:value-type="float" office:value="0.997157216072082" calcext:value-type="float">
            <text:p>0.997157216072082</text:p>
          </table:table-cell>
          <table:table-cell office:value-type="float" office:value="0.959312438964844" calcext:value-type="float">
            <text:p>0.959312438964844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997683763504028" calcext:value-type="float">
            <text:p>0.997683763504028</text:p>
          </table:table-cell>
          <table:table-cell table:number-columns-repeated="2" office:value-type="float" office:value="0.997683763504028" calcext:value-type="float">
            <text:p>0.997683763504028</text:p>
          </table:table-cell>
          <table:table-cell office:value-type="float" office:value="0.960012435913086" calcext:value-type="float">
            <text:p>0.960012435913086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811879634857" calcext:value-type="float">
            <text:p>0.995811879634857</text:p>
          </table:table-cell>
          <table:table-cell office:value-type="float" office:value="0.954487025737762" calcext:value-type="float">
            <text:p>0.954487025737762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898723602295" calcext:value-type="float">
            <text:p>0.995898723602295</text:p>
          </table:table-cell>
          <table:table-cell office:value-type="float" office:value="0.960725545883179" calcext:value-type="float">
            <text:p>0.960725545883179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820641517639" calcext:value-type="float">
            <text:p>0.995820641517639</text:p>
          </table:table-cell>
          <table:table-cell office:value-type="float" office:value="0.95729523897171" calcext:value-type="float">
            <text:p>0.95729523897171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6058940887451" calcext:value-type="float">
            <text:p>0.996058940887451</text:p>
          </table:table-cell>
          <table:table-cell office:value-type="float" office:value="0.956658601760864" calcext:value-type="float">
            <text:p>0.956658601760864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152877807617" calcext:value-type="float">
            <text:p>0.996152877807617</text:p>
          </table:table-cell>
          <table:table-cell office:value-type="float" office:value="0.956832230091095" calcext:value-type="float">
            <text:p>0.956832230091095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736347675324" calcext:value-type="float">
            <text:p>0.996736347675324</text:p>
          </table:table-cell>
          <table:table-cell office:value-type="float" office:value="0.959193408489227" calcext:value-type="float">
            <text:p>0.959193408489227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816158294678" calcext:value-type="float">
            <text:p>0.996816158294678</text:p>
          </table:table-cell>
          <table:table-cell office:value-type="float" office:value="0.958864092826843" calcext:value-type="float">
            <text:p>0.958864092826843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831476688385" calcext:value-type="float">
            <text:p>0.996831476688385</text:p>
          </table:table-cell>
          <table:table-cell office:value-type="float" office:value="0.957738697528839" calcext:value-type="float">
            <text:p>0.957738697528839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949195861816" calcext:value-type="float">
            <text:p>0.996949195861816</text:p>
          </table:table-cell>
          <table:table-cell office:value-type="float" office:value="0.955862879753113" calcext:value-type="float">
            <text:p>0.955862879753113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990978717804" calcext:value-type="float">
            <text:p>0.996990978717804</text:p>
          </table:table-cell>
          <table:table-cell office:value-type="float" office:value="0.955181419849396" calcext:value-type="float">
            <text:p>0.955181419849396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3796348571777" calcext:value-type="float">
            <text:p>0.993796348571777</text:p>
          </table:table-cell>
          <table:table-cell office:value-type="float" office:value="0.960549831390381" calcext:value-type="float">
            <text:p>0.960549831390381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47270154953" calcext:value-type="float">
            <text:p>0.9947270154953</text:p>
          </table:table-cell>
          <table:table-cell office:value-type="float" office:value="0.95885568857193" calcext:value-type="float">
            <text:p>0.95885568857193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623052120209" calcext:value-type="float">
            <text:p>0.995623052120209</text:p>
          </table:table-cell>
          <table:table-cell office:value-type="float" office:value="0.958024859428406" calcext:value-type="float">
            <text:p>0.958024859428406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576798915863" calcext:value-type="float">
            <text:p>0.995576798915863</text:p>
          </table:table-cell>
          <table:table-cell office:value-type="float" office:value="0.959453165531158" calcext:value-type="float">
            <text:p>0.959453165531158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60587310791" calcext:value-type="float">
            <text:p>0.99660587310791</text:p>
          </table:table-cell>
          <table:table-cell office:value-type="float" office:value="0.962924003601074" calcext:value-type="float">
            <text:p>0.962924003601074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6851682662964" calcext:value-type="float">
            <text:p>0.996851682662964</text:p>
          </table:table-cell>
          <table:table-cell office:value-type="float" office:value="0.960740685462952" calcext:value-type="float">
            <text:p>0.960740685462952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6366858482361" calcext:value-type="float">
            <text:p>0.996366858482361</text:p>
          </table:table-cell>
          <table:table-cell office:value-type="float" office:value="0.964885354042053" calcext:value-type="float">
            <text:p>0.964885354042053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697545051575" calcext:value-type="float">
            <text:p>0.996697545051575</text:p>
          </table:table-cell>
          <table:table-cell office:value-type="float" office:value="0.958756625652313" calcext:value-type="float">
            <text:p>0.958756625652313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7875001430512" calcext:value-type="float">
            <text:p>0.907875001430512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48290348052978" calcext:value-type="float">
            <text:p>0.948290348052978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996166944503784" calcext:value-type="float">
            <text:p>0.996166944503784</text:p>
          </table:table-cell>
          <table:table-cell table:number-columns-repeated="2" office:value-type="float" office:value="0.996166944503784" calcext:value-type="float">
            <text:p>0.996166944503784</text:p>
          </table:table-cell>
          <table:table-cell office:value-type="float" office:value="0.952025055885315" calcext:value-type="float">
            <text:p>0.952025055885315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5530009269714" calcext:value-type="float">
            <text:p>0.995530009269714</text:p>
          </table:table-cell>
          <table:table-cell office:value-type="float" office:value="0.958996415138245" calcext:value-type="float">
            <text:p>0.958996415138245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3898758888245" calcext:value-type="float">
            <text:p>0.983898758888245</text:p>
          </table:table-cell>
          <table:table-cell office:value-type="float" office:value="0.98606288433075" calcext:value-type="float">
            <text:p>0.98606288433075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34188902378082" calcext:value-type="float">
            <text:p>0.934188902378082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74476432800293" calcext:value-type="float">
            <text:p>0.74476432800293</text:p>
          </table:table-cell>
          <table:table-cell office:value-type="float" office:value="0.915242731571198" calcext:value-type="float">
            <text:p>0.915242731571198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84927177429199" calcext:value-type="float">
            <text:p>0.984927177429199</text:p>
          </table:table-cell>
          <table:table-cell office:value-type="float" office:value="0.983001232147217" calcext:value-type="float">
            <text:p>0.983001232147217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883908033371" calcext:value-type="float">
            <text:p>0.99883908033371</text:p>
          </table:table-cell>
          <table:table-cell office:value-type="float" office:value="0.977168142795563" calcext:value-type="float">
            <text:p>0.977168142795563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 office:value-type="float" office:value="0.939924359321594" calcext:value-type="float">
            <text:p>0.939924359321594</text:p>
          </table:table-cell>
          <table:table-cell office:value-type="float" office:value="0.948195338249206" calcext:value-type="float">
            <text:p>0.948195338249206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6132135391235" calcext:value-type="float">
            <text:p>0.996132135391235</text:p>
          </table:table-cell>
          <table:table-cell office:value-type="float" office:value="0.637136697769165" calcext:value-type="float">
            <text:p>0.637136697769165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999182224273681" calcext:value-type="float">
            <text:p>0.999182224273681</text:p>
          </table:table-cell>
          <table:table-cell table:number-columns-repeated="2" office:value-type="float" office:value="0.999182224273681" calcext:value-type="float">
            <text:p>0.999182224273681</text:p>
          </table:table-cell>
          <table:table-cell office:value-type="float" office:value="0.990029394626617" calcext:value-type="float">
            <text:p>0.990029394626617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99963104724884" calcext:value-type="float">
            <text:p>0.99963104724884</text:p>
          </table:table-cell>
          <table:table-cell table:number-columns-repeated="2" office:value-type="float" office:value="0.99963104724884" calcext:value-type="float">
            <text:p>0.99963104724884</text:p>
          </table:table-cell>
          <table:table-cell office:value-type="float" office:value="0.995491981506348" calcext:value-type="float">
            <text:p>0.995491981506348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999921858310699" calcext:value-type="float">
            <text:p>0.999921858310699</text:p>
          </table:table-cell>
          <table:table-cell table:number-columns-repeated="2" office:value-type="float" office:value="0.999921858310699" calcext:value-type="float">
            <text:p>0.999921858310699</text:p>
          </table:table-cell>
          <table:table-cell office:value-type="float" office:value="0.997751533985138" calcext:value-type="float">
            <text:p>0.997751533985138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999898493289948" calcext:value-type="float">
            <text:p>0.999898493289948</text:p>
          </table:table-cell>
          <table:table-cell table:number-columns-repeated="2" office:value-type="float" office:value="0.999898493289948" calcext:value-type="float">
            <text:p>0.999898493289948</text:p>
          </table:table-cell>
          <table:table-cell office:value-type="float" office:value="0.995098233222961" calcext:value-type="float">
            <text:p>0.995098233222961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99969357252121" calcext:value-type="float">
            <text:p>0.99969357252121</text:p>
          </table:table-cell>
          <table:table-cell table:number-columns-repeated="2" office:value-type="float" office:value="0.99969357252121" calcext:value-type="float">
            <text:p>0.99969357252121</text:p>
          </table:table-cell>
          <table:table-cell office:value-type="float" office:value="0.997464060783386" calcext:value-type="float">
            <text:p>0.997464060783386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 office:value-type="float" office:value="0.998748242855072" calcext:value-type="float">
            <text:p>0.998748242855072</text:p>
          </table:table-cell>
          <table:table-cell office:value-type="float" office:value="0.984375953674316" calcext:value-type="float">
            <text:p>0.984375953674316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998361110687256" calcext:value-type="float">
            <text:p>0.998361110687256</text:p>
          </table:table-cell>
          <table:table-cell table:number-columns-repeated="2" office:value-type="float" office:value="0.998361110687256" calcext:value-type="float">
            <text:p>0.998361110687256</text:p>
          </table:table-cell>
          <table:table-cell office:value-type="float" office:value="0.979267597198486" calcext:value-type="float">
            <text:p>0.979267597198486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97480171918869" calcext:value-type="float">
            <text:p>0.97480171918869</text:p>
          </table:table-cell>
          <table:table-cell table:number-columns-repeated="2" office:value-type="float" office:value="0.97480171918869" calcext:value-type="float">
            <text:p>0.97480171918869</text:p>
          </table:table-cell>
          <table:table-cell office:value-type="float" office:value="0.72018426656723" calcext:value-type="float">
            <text:p>0.72018426656723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997917413711548" calcext:value-type="float">
            <text:p>0.997917413711548</text:p>
          </table:table-cell>
          <table:table-cell table:number-columns-repeated="2" office:value-type="float" office:value="0.997917413711548" calcext:value-type="float">
            <text:p>0.997917413711548</text:p>
          </table:table-cell>
          <table:table-cell office:value-type="float" office:value="0.927062630653381" calcext:value-type="float">
            <text:p>0.92706263065338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999099671840668" calcext:value-type="float">
            <text:p>0.999099671840668</text:p>
          </table:table-cell>
          <table:table-cell table:number-columns-repeated="2" office:value-type="float" office:value="0.999099671840668" calcext:value-type="float">
            <text:p>0.999099671840668</text:p>
          </table:table-cell>
          <table:table-cell office:value-type="float" office:value="0.990641057491302" calcext:value-type="float">
            <text:p>0.990641057491302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978028893470764" calcext:value-type="float">
            <text:p>0.978028893470764</text:p>
          </table:table-cell>
          <table:table-cell table:number-columns-repeated="2" office:value-type="float" office:value="0.978028893470764" calcext:value-type="float">
            <text:p>0.978028893470764</text:p>
          </table:table-cell>
          <table:table-cell office:value-type="float" office:value="0.99846476316452" calcext:value-type="float">
            <text:p>0.99846476316452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94231104850769" calcext:value-type="float">
            <text:p>0.994231104850769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799355030059814" calcext:value-type="float">
            <text:p>0.799355030059814</text:p>
          </table:table-cell>
          <table:table-cell office:value-type="float" office:value="0.996240317821503" calcext:value-type="float">
            <text:p>0.996240317821503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78116452693939" calcext:value-type="float">
            <text:p>0.978116452693939</text:p>
          </table:table-cell>
          <table:table-cell office:value-type="float" office:value="0.984678268432617" calcext:value-type="float">
            <text:p>0.984678268432617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999384045600891" calcext:value-type="float">
            <text:p>0.999384045600891</text:p>
          </table:table-cell>
          <table:table-cell table:number-columns-repeated="2" office:value-type="float" office:value="0.999384045600891" calcext:value-type="float">
            <text:p>0.999384045600891</text:p>
          </table:table-cell>
          <table:table-cell office:value-type="float" office:value="0.998224556446075" calcext:value-type="float">
            <text:p>0.998224556446075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999451696872711" calcext:value-type="float">
            <text:p>0.999451696872711</text:p>
          </table:table-cell>
          <table:table-cell table:number-columns-repeated="2" office:value-type="float" office:value="0.999451696872711" calcext:value-type="float">
            <text:p>0.999451696872711</text:p>
          </table:table-cell>
          <table:table-cell office:value-type="float" office:value="0.998056471347809" calcext:value-type="float">
            <text:p>0.99805647134780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999469220638275" calcext:value-type="float">
            <text:p>0.999469220638275</text:p>
          </table:table-cell>
          <table:table-cell table:number-columns-repeated="2" office:value-type="float" office:value="0.999469220638275" calcext:value-type="float">
            <text:p>0.999469220638275</text:p>
          </table:table-cell>
          <table:table-cell office:value-type="float" office:value="0.990915298461914" calcext:value-type="float">
            <text:p>0.990915298461914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8658418655396" calcext:value-type="float">
            <text:p>0.998658418655396</text:p>
          </table:table-cell>
          <table:table-cell office:value-type="float" office:value="0.947556257247925" calcext:value-type="float">
            <text:p>0.947556257247925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 office:value-type="float" office:value="0.99949312210083" calcext:value-type="float">
            <text:p>0.99949312210083</text:p>
          </table:table-cell>
          <table:table-cell office:value-type="float" office:value="0.98959481716156" calcext:value-type="float">
            <text:p>0.98959481716156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<text:s/></text:p>
          </table:table-cell>
          <table:table-cell office:value-type="float" office:value="0.978592038154602" calcext:value-type="float">
            <text:p>0.978592038154602</text:p>
          </table:table-cell>
          <table:table-cell office:value-type="float" office:value="0.989504039287567" calcext:value-type="float">
            <text:p>0.989504039287567</text:p>
          </table:table-cell>
          <table:table-cell office:value-type="float" office:value="0.970623672008514" calcext:value-type="float">
            <text:p>0.970623672008514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988646566867828" calcext:value-type="float">
            <text:p>0.988646566867828</text:p>
          </table:table-cell>
          <table:table-cell table:number-columns-repeated="2" office:value-type="float" office:value="0.988646566867828" calcext:value-type="float">
            <text:p>0.988646566867828</text:p>
          </table:table-cell>
          <table:table-cell office:value-type="float" office:value="0.94014972448349" calcext:value-type="float">
            <text:p>0.94014972448349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998701453208923" calcext:value-type="float">
            <text:p>0.998701453208923</text:p>
          </table:table-cell>
          <table:table-cell table:number-columns-repeated="2" office:value-type="float" office:value="0.998701453208923" calcext:value-type="float">
            <text:p>0.998701453208923</text:p>
          </table:table-cell>
          <table:table-cell office:value-type="float" office:value="0.928427159786224" calcext:value-type="float">
            <text:p>0.928427159786224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987048149108887" calcext:value-type="float">
            <text:p>0.987048149108887</text:p>
          </table:table-cell>
          <table:table-cell table:number-columns-repeated="2" office:value-type="float" office:value="0.987048149108887" calcext:value-type="float">
            <text:p>0.987048149108887</text:p>
          </table:table-cell>
          <table:table-cell office:value-type="float" office:value="0.994234085083008" calcext:value-type="float">
            <text:p>0.994234085083008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999578535556793" calcext:value-type="float">
            <text:p>0.999578535556793</text:p>
          </table:table-cell>
          <table:table-cell table:number-columns-repeated="2" office:value-type="float" office:value="0.999578535556793" calcext:value-type="float">
            <text:p>0.999578535556793</text:p>
          </table:table-cell>
          <table:table-cell office:value-type="float" office:value="0.982300221920013" calcext:value-type="float">
            <text:p>0.982300221920013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836913585663" calcext:value-type="float">
            <text:p>0.995836913585663</text:p>
          </table:table-cell>
          <table:table-cell office:value-type="float" office:value="0.973116397857666" calcext:value-type="float">
            <text:p>0.973116397857666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995994865894318" calcext:value-type="float">
            <text:p>0.995994865894318</text:p>
          </table:table-cell>
          <table:table-cell table:number-columns-repeated="2" office:value-type="float" office:value="0.995994865894318" calcext:value-type="float">
            <text:p>0.995994865894318</text:p>
          </table:table-cell>
          <table:table-cell office:value-type="float" office:value="0.960376679897308" calcext:value-type="float">
            <text:p>0.960376679897308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999627470970154" calcext:value-type="float">
            <text:p>0.999627470970154</text:p>
          </table:table-cell>
          <table:table-cell table:number-columns-repeated="2" office:value-type="float" office:value="0.999627470970154" calcext:value-type="float">
            <text:p>0.999627470970154</text:p>
          </table:table-cell>
          <table:table-cell office:value-type="float" office:value="0.979604840278626" calcext:value-type="float">
            <text:p>0.979604840278626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 office:value-type="float" office:value="0.990497529506683" calcext:value-type="float">
            <text:p>0.990497529506683</text:p>
          </table:table-cell>
          <table:table-cell office:value-type="float" office:value="0.950118720531464" calcext:value-type="float">
            <text:p>0.950118720531464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982247591018677" calcext:value-type="float">
            <text:p>0.982247591018677</text:p>
          </table:table-cell>
          <table:table-cell table:number-columns-repeated="2" office:value-type="float" office:value="0.982247591018677" calcext:value-type="float">
            <text:p>0.982247591018677</text:p>
          </table:table-cell>
          <table:table-cell office:value-type="float" office:value="0.979764878749847" calcext:value-type="float">
            <text:p>0.979764878749847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982909202575684" calcext:value-type="float">
            <text:p>0.982909202575684</text:p>
          </table:table-cell>
          <table:table-cell table:number-columns-repeated="2" office:value-type="float" office:value="0.982909202575684" calcext:value-type="float">
            <text:p>0.982909202575684</text:p>
          </table:table-cell>
          <table:table-cell office:value-type="float" office:value="0.957009434700012" calcext:value-type="float">
            <text:p>0.957009434700012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995969355106354" calcext:value-type="float">
            <text:p>0.995969355106354</text:p>
          </table:table-cell>
          <table:table-cell table:number-columns-repeated="2" office:value-type="float" office:value="0.995969355106354" calcext:value-type="float">
            <text:p>0.995969355106354</text:p>
          </table:table-cell>
          <table:table-cell office:value-type="float" office:value="0.966225624084473" calcext:value-type="float">
            <text:p>0.966225624084473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997376143932342" calcext:value-type="float">
            <text:p>0.997376143932342</text:p>
          </table:table-cell>
          <table:table-cell table:number-columns-repeated="2" office:value-type="float" office:value="0.997376143932342" calcext:value-type="float">
            <text:p>0.997376143932342</text:p>
          </table:table-cell>
          <table:table-cell office:value-type="float" office:value="0.972404897212982" calcext:value-type="float">
            <text:p>0.972404897212982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995876610279083" calcext:value-type="float">
            <text:p>0.995876610279083</text:p>
          </table:table-cell>
          <table:table-cell table:number-columns-repeated="2" office:value-type="float" office:value="0.995876610279083" calcext:value-type="float">
            <text:p>0.995876610279083</text:p>
          </table:table-cell>
          <table:table-cell office:value-type="float" office:value="0.966536045074463" calcext:value-type="float">
            <text:p>0.966536045074463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994777023792267" calcext:value-type="float">
            <text:p>0.994777023792267</text:p>
          </table:table-cell>
          <table:table-cell table:number-columns-repeated="2" office:value-type="float" office:value="0.994777023792267" calcext:value-type="float">
            <text:p>0.994777023792267</text:p>
          </table:table-cell>
          <table:table-cell office:value-type="float" office:value="0.965616583824158" calcext:value-type="float">
            <text:p>0.965616583824158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994274199008942" calcext:value-type="float">
            <text:p>0.994274199008942</text:p>
          </table:table-cell>
          <table:table-cell table:number-columns-repeated="2" office:value-type="float" office:value="0.994274199008942" calcext:value-type="float">
            <text:p>0.994274199008942</text:p>
          </table:table-cell>
          <table:table-cell office:value-type="float" office:value="0.979060471057892" calcext:value-type="float">
            <text:p>0.979060471057892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992861926555634" calcext:value-type="float">
            <text:p>0.992861926555634</text:p>
          </table:table-cell>
          <table:table-cell table:number-columns-repeated="2" office:value-type="float" office:value="0.992861926555634" calcext:value-type="float">
            <text:p>0.992861926555634</text:p>
          </table:table-cell>
          <table:table-cell office:value-type="float" office:value="0.991992235183716" calcext:value-type="float">
            <text:p>0.991992235183716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999318838119507" calcext:value-type="float">
            <text:p>0.999318838119507</text:p>
          </table:table-cell>
          <table:table-cell table:number-columns-repeated="2" office:value-type="float" office:value="0.999318838119507" calcext:value-type="float">
            <text:p>0.999318838119507</text:p>
          </table:table-cell>
          <table:table-cell office:value-type="float" office:value="0.986927449703217" calcext:value-type="float">
            <text:p>0.986927449703217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999325513839722" calcext:value-type="float">
            <text:p>0.999325513839722</text:p>
          </table:table-cell>
          <table:table-cell table:number-columns-repeated="2" office:value-type="float" office:value="0.999325513839722" calcext:value-type="float">
            <text:p>0.999325513839722</text:p>
          </table:table-cell>
          <table:table-cell office:value-type="float" office:value="0.984901905059814" calcext:value-type="float">
            <text:p>0.984901905059814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999012410640717" calcext:value-type="float">
            <text:p>0.999012410640717</text:p>
          </table:table-cell>
          <table:table-cell table:number-columns-repeated="2" office:value-type="float" office:value="0.999012410640717" calcext:value-type="float">
            <text:p>0.999012410640717</text:p>
          </table:table-cell>
          <table:table-cell office:value-type="float" office:value="0.989150822162628" calcext:value-type="float">
            <text:p>0.989150822162628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99922251701355" calcext:value-type="float">
            <text:p>0.99922251701355</text:p>
          </table:table-cell>
          <table:table-cell table:number-columns-repeated="2" office:value-type="float" office:value="0.99922251701355" calcext:value-type="float">
            <text:p>0.99922251701355</text:p>
          </table:table-cell>
          <table:table-cell office:value-type="float" office:value="0.990142107009888" calcext:value-type="float">
            <text:p>0.990142107009888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999347567558289" calcext:value-type="float">
            <text:p>0.999347567558289</text:p>
          </table:table-cell>
          <table:table-cell table:number-columns-repeated="2" office:value-type="float" office:value="0.999347567558289" calcext:value-type="float">
            <text:p>0.999347567558289</text:p>
          </table:table-cell>
          <table:table-cell office:value-type="float" office:value="0.988274812698364" calcext:value-type="float">
            <text:p>0.988274812698364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999351143836975" calcext:value-type="float">
            <text:p>0.999351143836975</text:p>
          </table:table-cell>
          <table:table-cell table:number-columns-repeated="2" office:value-type="float" office:value="0.999351143836975" calcext:value-type="float">
            <text:p>0.999351143836975</text:p>
          </table:table-cell>
          <table:table-cell office:value-type="float" office:value="0.981028139591217" calcext:value-type="float">
            <text:p>0.981028139591217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998472392559052" calcext:value-type="float">
            <text:p>0.998472392559052</text:p>
          </table:table-cell>
          <table:table-cell table:number-columns-repeated="2" office:value-type="float" office:value="0.998472392559052" calcext:value-type="float">
            <text:p>0.998472392559052</text:p>
          </table:table-cell>
          <table:table-cell office:value-type="float" office:value="0.977534770965576" calcext:value-type="float">
            <text:p>0.977534770965576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998691558837891" calcext:value-type="float">
            <text:p>0.998691558837891</text:p>
          </table:table-cell>
          <table:table-cell table:number-columns-repeated="2" office:value-type="float" office:value="0.998691558837891" calcext:value-type="float">
            <text:p>0.998691558837891</text:p>
          </table:table-cell>
          <table:table-cell office:value-type="float" office:value="0.974017143249512" calcext:value-type="float">
            <text:p>0.974017143249512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998817682266235" calcext:value-type="float">
            <text:p>0.998817682266235</text:p>
          </table:table-cell>
          <table:table-cell table:number-columns-repeated="2" office:value-type="float" office:value="0.998817682266235" calcext:value-type="float">
            <text:p>0.998817682266235</text:p>
          </table:table-cell>
          <table:table-cell office:value-type="float" office:value="0.98050981760025" calcext:value-type="float">
            <text:p>0.98050981760025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997414648532867" calcext:value-type="float">
            <text:p>0.997414648532867</text:p>
          </table:table-cell>
          <table:table-cell table:number-columns-repeated="2" office:value-type="float" office:value="0.997414648532867" calcext:value-type="float">
            <text:p>0.997414648532867</text:p>
          </table:table-cell>
          <table:table-cell office:value-type="float" office:value="0.985487222671509" calcext:value-type="float">
            <text:p>0.985487222671509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996130764484406" calcext:value-type="float">
            <text:p>0.996130764484406</text:p>
          </table:table-cell>
          <table:table-cell table:number-columns-repeated="2" office:value-type="float" office:value="0.996130764484406" calcext:value-type="float">
            <text:p>0.996130764484406</text:p>
          </table:table-cell>
          <table:table-cell office:value-type="float" office:value="0.970509827136993" calcext:value-type="float">
            <text:p>0.970509827136993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995663344860077" calcext:value-type="float">
            <text:p>0.995663344860077</text:p>
          </table:table-cell>
          <table:table-cell table:number-columns-repeated="2" office:value-type="float" office:value="0.995663344860077" calcext:value-type="float">
            <text:p>0.995663344860077</text:p>
          </table:table-cell>
          <table:table-cell office:value-type="float" office:value="0.957369327545166" calcext:value-type="float">
            <text:p>0.957369327545166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 office:value-type="float" office:value="0.993279755115509" calcext:value-type="float">
            <text:p>0.993279755115509</text:p>
          </table:table-cell>
          <table:table-cell office:value-type="float" office:value="0.958879053592682" calcext:value-type="float">
            <text:p>0.958879053592682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990889191627502" calcext:value-type="float">
            <text:p>0.990889191627502</text:p>
          </table:table-cell>
          <table:table-cell table:number-columns-repeated="2" office:value-type="float" office:value="0.990889191627502" calcext:value-type="float">
            <text:p>0.990889191627502</text:p>
          </table:table-cell>
          <table:table-cell office:value-type="float" office:value="0.963309049606323" calcext:value-type="float">
            <text:p>0.963309049606323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992730140686035" calcext:value-type="float">
            <text:p>0.992730140686035</text:p>
          </table:table-cell>
          <table:table-cell table:number-columns-repeated="2" office:value-type="float" office:value="0.992730140686035" calcext:value-type="float">
            <text:p>0.992730140686035</text:p>
          </table:table-cell>
          <table:table-cell office:value-type="float" office:value="0.957484066486358" calcext:value-type="float">
            <text:p>0.957484066486358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99275279045105" calcext:value-type="float">
            <text:p>0.99275279045105</text:p>
          </table:table-cell>
          <table:table-cell table:number-columns-repeated="2" office:value-type="float" office:value="0.99275279045105" calcext:value-type="float">
            <text:p>0.99275279045105</text:p>
          </table:table-cell>
          <table:table-cell office:value-type="float" office:value="0.939680516719818" calcext:value-type="float">
            <text:p>0.939680516719818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992650508880615" calcext:value-type="float">
            <text:p>0.992650508880615</text:p>
          </table:table-cell>
          <table:table-cell table:number-columns-repeated="2" office:value-type="float" office:value="0.992650508880615" calcext:value-type="float">
            <text:p>0.992650508880615</text:p>
          </table:table-cell>
          <table:table-cell office:value-type="float" office:value="0.926103353500366" calcext:value-type="float">
            <text:p>0.926103353500366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995212852954864" calcext:value-type="float">
            <text:p>0.995212852954864</text:p>
          </table:table-cell>
          <table:table-cell table:number-columns-repeated="2" office:value-type="float" office:value="0.995212852954864" calcext:value-type="float">
            <text:p>0.995212852954864</text:p>
          </table:table-cell>
          <table:table-cell office:value-type="float" office:value="0.939405500888824" calcext:value-type="float">
            <text:p>0.939405500888824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997834622859955" calcext:value-type="float">
            <text:p>0.997834622859955</text:p>
          </table:table-cell>
          <table:table-cell table:number-columns-repeated="2" office:value-type="float" office:value="0.997834622859955" calcext:value-type="float">
            <text:p>0.997834622859955</text:p>
          </table:table-cell>
          <table:table-cell office:value-type="float" office:value="0.925078570842743" calcext:value-type="float">
            <text:p>0.925078570842743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 office:value-type="float" office:value="0.99835467338562" calcext:value-type="float">
            <text:p>0.99835467338562</text:p>
          </table:table-cell>
          <table:table-cell office:value-type="float" office:value="0.930574953556061" calcext:value-type="float">
            <text:p>0.930574953556061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97148156166077" calcext:value-type="float">
            <text:p>0.997148156166077</text:p>
          </table:table-cell>
          <table:table-cell table:number-columns-repeated="2" office:value-type="float" office:value="0.997148156166077" calcext:value-type="float">
            <text:p>0.997148156166077</text:p>
          </table:table-cell>
          <table:table-cell office:value-type="float" office:value="0.888895452022553" calcext:value-type="float">
            <text:p>0.888895452022553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 office:value-type="float" office:value="0.997793436050415" calcext:value-type="float">
            <text:p>0.997793436050415</text:p>
          </table:table-cell>
          <table:table-cell office:value-type="float" office:value="0.926419079303741" calcext:value-type="float">
            <text:p>0.92641907930374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997604846954346" calcext:value-type="float">
            <text:p>0.997604846954346</text:p>
          </table:table-cell>
          <table:table-cell table:number-columns-repeated="2" office:value-type="float" office:value="0.997604846954346" calcext:value-type="float">
            <text:p>0.997604846954346</text:p>
          </table:table-cell>
          <table:table-cell office:value-type="float" office:value="0.915760397911072" calcext:value-type="float">
            <text:p>0.915760397911072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997578740119934" calcext:value-type="float">
            <text:p>0.997578740119934</text:p>
          </table:table-cell>
          <table:table-cell table:number-columns-repeated="2" office:value-type="float" office:value="0.997578740119934" calcext:value-type="float">
            <text:p>0.997578740119934</text:p>
          </table:table-cell>
          <table:table-cell office:value-type="float" office:value="0.923164665699005" calcext:value-type="float">
            <text:p>0.923164665699005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996635019779205" calcext:value-type="float">
            <text:p>0.996635019779205</text:p>
          </table:table-cell>
          <table:table-cell table:number-columns-repeated="2" office:value-type="float" office:value="0.996635019779205" calcext:value-type="float">
            <text:p>0.996635019779205</text:p>
          </table:table-cell>
          <table:table-cell office:value-type="float" office:value="0.912949502468109" calcext:value-type="float">
            <text:p>0.912949502468109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997215449810028" calcext:value-type="float">
            <text:p>0.997215449810028</text:p>
          </table:table-cell>
          <table:table-cell table:number-columns-repeated="2" office:value-type="float" office:value="0.997215449810028" calcext:value-type="float">
            <text:p>0.997215449810028</text:p>
          </table:table-cell>
          <table:table-cell office:value-type="float" office:value="0.915992498397827" calcext:value-type="float">
            <text:p>0.915992498397827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998424172401428" calcext:value-type="float">
            <text:p>0.998424172401428</text:p>
          </table:table-cell>
          <table:table-cell table:number-columns-repeated="2" office:value-type="float" office:value="0.998424172401428" calcext:value-type="float">
            <text:p>0.998424172401428</text:p>
          </table:table-cell>
          <table:table-cell office:value-type="float" office:value="0.912013828754425" calcext:value-type="float">
            <text:p>0.912013828754425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998609840869904" calcext:value-type="float">
            <text:p>0.998609840869904</text:p>
          </table:table-cell>
          <table:table-cell table:number-columns-repeated="2" office:value-type="float" office:value="0.998609840869904" calcext:value-type="float">
            <text:p>0.998609840869904</text:p>
          </table:table-cell>
          <table:table-cell office:value-type="float" office:value="0.922718584537506" calcext:value-type="float">
            <text:p>0.922718584537506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997361361980438" calcext:value-type="float">
            <text:p>0.997361361980438</text:p>
          </table:table-cell>
          <table:table-cell table:number-columns-repeated="2" office:value-type="float" office:value="0.997361361980438" calcext:value-type="float">
            <text:p>0.997361361980438</text:p>
          </table:table-cell>
          <table:table-cell office:value-type="float" office:value="0.953208804130554" calcext:value-type="float">
            <text:p>0.953208804130554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997173309326172" calcext:value-type="float">
            <text:p>0.997173309326172</text:p>
          </table:table-cell>
          <table:table-cell table:number-columns-repeated="2" office:value-type="float" office:value="0.997173309326172" calcext:value-type="float">
            <text:p>0.997173309326172</text:p>
          </table:table-cell>
          <table:table-cell office:value-type="float" office:value="0.962959349155426" calcext:value-type="float">
            <text:p>0.962959349155426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998049080371857" calcext:value-type="float">
            <text:p>0.998049080371857</text:p>
          </table:table-cell>
          <table:table-cell table:number-columns-repeated="2" office:value-type="float" office:value="0.998049080371857" calcext:value-type="float">
            <text:p>0.998049080371857</text:p>
          </table:table-cell>
          <table:table-cell office:value-type="float" office:value="0.967043459415436" calcext:value-type="float">
            <text:p>0.967043459415436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997853577136993" calcext:value-type="float">
            <text:p>0.997853577136993</text:p>
          </table:table-cell>
          <table:table-cell table:number-columns-repeated="2" office:value-type="float" office:value="0.997853577136993" calcext:value-type="float">
            <text:p>0.997853577136993</text:p>
          </table:table-cell>
          <table:table-cell office:value-type="float" office:value="0.97072845697403" calcext:value-type="float">
            <text:p>0.97072845697403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997087240219116" calcext:value-type="float">
            <text:p>0.997087240219116</text:p>
          </table:table-cell>
          <table:table-cell table:number-columns-repeated="2" office:value-type="float" office:value="0.997087240219116" calcext:value-type="float">
            <text:p>0.997087240219116</text:p>
          </table:table-cell>
          <table:table-cell office:value-type="float" office:value="0.97277820110321" calcext:value-type="float">
            <text:p>0.97277820110321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996195793151856" calcext:value-type="float">
            <text:p>0.996195793151856</text:p>
          </table:table-cell>
          <table:table-cell table:number-columns-repeated="2" office:value-type="float" office:value="0.996195793151856" calcext:value-type="float">
            <text:p>0.996195793151856</text:p>
          </table:table-cell>
          <table:table-cell office:value-type="float" office:value="0.95772910118103" calcext:value-type="float">
            <text:p>0.95772910118103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996894299983978" calcext:value-type="float">
            <text:p>0.996894299983978</text:p>
          </table:table-cell>
          <table:table-cell table:number-columns-repeated="2" office:value-type="float" office:value="0.996894299983978" calcext:value-type="float">
            <text:p>0.996894299983978</text:p>
          </table:table-cell>
          <table:table-cell office:value-type="float" office:value="0.952037632465362" calcext:value-type="float">
            <text:p>0.952037632465362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996568381786346" calcext:value-type="float">
            <text:p>0.996568381786346</text:p>
          </table:table-cell>
          <table:table-cell table:number-columns-repeated="2" office:value-type="float" office:value="0.996568381786346" calcext:value-type="float">
            <text:p>0.996568381786346</text:p>
          </table:table-cell>
          <table:table-cell office:value-type="float" office:value="0.952989459037781" calcext:value-type="float">
            <text:p>0.952989459037781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995727777481079" calcext:value-type="float">
            <text:p>0.995727777481079</text:p>
          </table:table-cell>
          <table:table-cell table:number-columns-repeated="2" office:value-type="float" office:value="0.995727777481079" calcext:value-type="float">
            <text:p>0.995727777481079</text:p>
          </table:table-cell>
          <table:table-cell office:value-type="float" office:value="0.949566304683685" calcext:value-type="float">
            <text:p>0.949566304683685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997339904308319" calcext:value-type="float">
            <text:p>0.997339904308319</text:p>
          </table:table-cell>
          <table:table-cell table:number-columns-repeated="2" office:value-type="float" office:value="0.997339904308319" calcext:value-type="float">
            <text:p>0.997339904308319</text:p>
          </table:table-cell>
          <table:table-cell office:value-type="float" office:value="0.954395771026611" calcext:value-type="float">
            <text:p>0.954395771026611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999161303043366" calcext:value-type="float">
            <text:p>0.999161303043366</text:p>
          </table:table-cell>
          <table:table-cell table:number-columns-repeated="2" office:value-type="float" office:value="0.999161303043366" calcext:value-type="float">
            <text:p>0.999161303043366</text:p>
          </table:table-cell>
          <table:table-cell office:value-type="float" office:value="0.971797704696655" calcext:value-type="float">
            <text:p>0.971797704696655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998929619789124" calcext:value-type="float">
            <text:p>0.998929619789124</text:p>
          </table:table-cell>
          <table:table-cell table:number-columns-repeated="2" office:value-type="float" office:value="0.998929619789124" calcext:value-type="float">
            <text:p>0.998929619789124</text:p>
          </table:table-cell>
          <table:table-cell office:value-type="float" office:value="0.970582604408264" calcext:value-type="float">
            <text:p>0.970582604408264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998830854892731" calcext:value-type="float">
            <text:p>0.998830854892731</text:p>
          </table:table-cell>
          <table:table-cell table:number-columns-repeated="2" office:value-type="float" office:value="0.998830854892731" calcext:value-type="float">
            <text:p>0.998830854892731</text:p>
          </table:table-cell>
          <table:table-cell office:value-type="float" office:value="0.964948713779449" calcext:value-type="float">
            <text:p>0.964948713779449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998598992824554" calcext:value-type="float">
            <text:p>0.998598992824554</text:p>
          </table:table-cell>
          <table:table-cell table:number-columns-repeated="2" office:value-type="float" office:value="0.998598992824554" calcext:value-type="float">
            <text:p>0.998598992824554</text:p>
          </table:table-cell>
          <table:table-cell office:value-type="float" office:value="0.965517163276672" calcext:value-type="float">
            <text:p>0.965517163276672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99891471862793" calcext:value-type="float">
            <text:p>0.99891471862793</text:p>
          </table:table-cell>
          <table:table-cell table:number-columns-repeated="2" office:value-type="float" office:value="0.99891471862793" calcext:value-type="float">
            <text:p>0.99891471862793</text:p>
          </table:table-cell>
          <table:table-cell office:value-type="float" office:value="0.954768657684326" calcext:value-type="float">
            <text:p>0.954768657684326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99864250421524" calcext:value-type="float">
            <text:p>0.99864250421524</text:p>
          </table:table-cell>
          <table:table-cell table:number-columns-repeated="2" office:value-type="float" office:value="0.99864250421524" calcext:value-type="float">
            <text:p>0.99864250421524</text:p>
          </table:table-cell>
          <table:table-cell office:value-type="float" office:value="0.931186556816101" calcext:value-type="float">
            <text:p>0.931186556816101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9850344657898" calcext:value-type="float">
            <text:p>0.99850344657898</text:p>
          </table:table-cell>
          <table:table-cell table:number-columns-repeated="2" office:value-type="float" office:value="0.99850344657898" calcext:value-type="float">
            <text:p>0.99850344657898</text:p>
          </table:table-cell>
          <table:table-cell office:value-type="float" office:value="0.918176889419556" calcext:value-type="float">
            <text:p>0.918176889419556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998226165771484" calcext:value-type="float">
            <text:p>0.998226165771484</text:p>
          </table:table-cell>
          <table:table-cell table:number-columns-repeated="2" office:value-type="float" office:value="0.998226165771484" calcext:value-type="float">
            <text:p>0.998226165771484</text:p>
          </table:table-cell>
          <table:table-cell office:value-type="float" office:value="0.916491389274597" calcext:value-type="float">
            <text:p>0.916491389274597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998196601867676" calcext:value-type="float">
            <text:p>0.998196601867676</text:p>
          </table:table-cell>
          <table:table-cell table:number-columns-repeated="2" office:value-type="float" office:value="0.998196601867676" calcext:value-type="float">
            <text:p>0.998196601867676</text:p>
          </table:table-cell>
          <table:table-cell office:value-type="float" office:value="0.90060943365097" calcext:value-type="float">
            <text:p>0.90060943365097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97913479804993" calcext:value-type="float">
            <text:p>0.997913479804993</text:p>
          </table:table-cell>
          <table:table-cell table:number-columns-repeated="2" office:value-type="float" office:value="0.997913479804993" calcext:value-type="float">
            <text:p>0.997913479804993</text:p>
          </table:table-cell>
          <table:table-cell office:value-type="float" office:value="0.9007967710495" calcext:value-type="float">
            <text:p>0.9007967710495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97098624706268" calcext:value-type="float">
            <text:p>0.997098624706268</text:p>
          </table:table-cell>
          <table:table-cell table:number-columns-repeated="2" office:value-type="float" office:value="0.997098624706268" calcext:value-type="float">
            <text:p>0.997098624706268</text:p>
          </table:table-cell>
          <table:table-cell office:value-type="float" office:value="0.903445661067963" calcext:value-type="float">
            <text:p>0.903445661067963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3" office:value-type="float" office:value="0.997627317905426" calcext:value-type="float">
            <text:p>0.997627317905426</text:p>
          </table:table-cell>
          <table:table-cell office:value-type="float" office:value="0.911235272884369" calcext:value-type="float">
            <text:p>0.911235272884369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9733692407608" calcext:value-type="float">
            <text:p>0.99733692407608</text:p>
          </table:table-cell>
          <table:table-cell table:number-columns-repeated="2" office:value-type="float" office:value="0.99733692407608" calcext:value-type="float">
            <text:p>0.99733692407608</text:p>
          </table:table-cell>
          <table:table-cell office:value-type="float" office:value="0.903821647167206" calcext:value-type="float">
            <text:p>0.903821647167206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97178673744202" calcext:value-type="float">
            <text:p>0.997178673744202</text:p>
          </table:table-cell>
          <table:table-cell table:number-columns-repeated="2" office:value-type="float" office:value="0.997178673744202" calcext:value-type="float">
            <text:p>0.997178673744202</text:p>
          </table:table-cell>
          <table:table-cell office:value-type="float" office:value="0.909213721752167" calcext:value-type="float">
            <text:p>0.909213721752167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 office:value-type="float" office:value="0.996542751789093" calcext:value-type="float">
            <text:p>0.996542751789093</text:p>
          </table:table-cell>
          <table:table-cell office:value-type="float" office:value="0.910262107849121" calcext:value-type="float">
            <text:p>0.910262107849121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3" office:value-type="float" office:value="0.997119665145874" calcext:value-type="float">
            <text:p>0.997119665145874</text:p>
          </table:table-cell>
          <table:table-cell office:value-type="float" office:value="0.897275149822235" calcext:value-type="float">
            <text:p>0.897275149822235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997210085391998" calcext:value-type="float">
            <text:p>0.997210085391998</text:p>
          </table:table-cell>
          <table:table-cell table:number-columns-repeated="2" office:value-type="float" office:value="0.997210085391998" calcext:value-type="float">
            <text:p>0.997210085391998</text:p>
          </table:table-cell>
          <table:table-cell office:value-type="float" office:value="0.923313677310944" calcext:value-type="float">
            <text:p>0.923313677310944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997505307197571" calcext:value-type="float">
            <text:p>0.997505307197571</text:p>
          </table:table-cell>
          <table:table-cell table:number-columns-repeated="2" office:value-type="float" office:value="0.997505307197571" calcext:value-type="float">
            <text:p>0.997505307197571</text:p>
          </table:table-cell>
          <table:table-cell office:value-type="float" office:value="0.947625160217285" calcext:value-type="float">
            <text:p>0.947625160217285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997204542160034" calcext:value-type="float">
            <text:p>0.997204542160034</text:p>
          </table:table-cell>
          <table:table-cell table:number-columns-repeated="2" office:value-type="float" office:value="0.997204542160034" calcext:value-type="float">
            <text:p>0.997204542160034</text:p>
          </table:table-cell>
          <table:table-cell office:value-type="float" office:value="0.935537755489349" calcext:value-type="float">
            <text:p>0.935537755489349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997668266296387" calcext:value-type="float">
            <text:p>0.997668266296387</text:p>
          </table:table-cell>
          <table:table-cell table:number-columns-repeated="2" office:value-type="float" office:value="0.997668266296387" calcext:value-type="float">
            <text:p>0.997668266296387</text:p>
          </table:table-cell>
          <table:table-cell office:value-type="float" office:value="0.919036090373993" calcext:value-type="float">
            <text:p>0.919036090373993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995685636997223" calcext:value-type="float">
            <text:p>0.995685636997223</text:p>
          </table:table-cell>
          <table:table-cell table:number-columns-repeated="2" office:value-type="float" office:value="0.995685636997223" calcext:value-type="float">
            <text:p>0.995685636997223</text:p>
          </table:table-cell>
          <table:table-cell office:value-type="float" office:value="0.810714721679688" calcext:value-type="float">
            <text:p>0.810714721679688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994661867618561" calcext:value-type="float">
            <text:p>0.994661867618561</text:p>
          </table:table-cell>
          <table:table-cell table:number-columns-repeated="2" office:value-type="float" office:value="0.994661867618561" calcext:value-type="float">
            <text:p>0.994661867618561</text:p>
          </table:table-cell>
          <table:table-cell office:value-type="float" office:value="0.865549206733704" calcext:value-type="float">
            <text:p>0.865549206733704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995879113674164" calcext:value-type="float">
            <text:p>0.995879113674164</text:p>
          </table:table-cell>
          <table:table-cell table:number-columns-repeated="2" office:value-type="float" office:value="0.995879113674164" calcext:value-type="float">
            <text:p>0.995879113674164</text:p>
          </table:table-cell>
          <table:table-cell office:value-type="float" office:value="0.820125102996826" calcext:value-type="float">
            <text:p>0.820125102996826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997743368148804" calcext:value-type="float">
            <text:p>0.997743368148804</text:p>
          </table:table-cell>
          <table:table-cell table:number-columns-repeated="2" office:value-type="float" office:value="0.997743368148804" calcext:value-type="float">
            <text:p>0.997743368148804</text:p>
          </table:table-cell>
          <table:table-cell office:value-type="float" office:value="0.838146090507507" calcext:value-type="float">
            <text:p>0.838146090507507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998463809490204" calcext:value-type="float">
            <text:p>0.998463809490204</text:p>
          </table:table-cell>
          <table:table-cell table:number-columns-repeated="2" office:value-type="float" office:value="0.998463809490204" calcext:value-type="float">
            <text:p>0.998463809490204</text:p>
          </table:table-cell>
          <table:table-cell office:value-type="float" office:value="0.827464282512665" calcext:value-type="float">
            <text:p>0.827464282512665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997136414051056" calcext:value-type="float">
            <text:p>0.997136414051056</text:p>
          </table:table-cell>
          <table:table-cell table:number-columns-repeated="2" office:value-type="float" office:value="0.997136414051056" calcext:value-type="float">
            <text:p>0.997136414051056</text:p>
          </table:table-cell>
          <table:table-cell office:value-type="float" office:value="0.848859250545502" calcext:value-type="float">
            <text:p>0.848859250545502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99853789806366" calcext:value-type="float">
            <text:p>0.99853789806366</text:p>
          </table:table-cell>
          <table:table-cell table:number-columns-repeated="2" office:value-type="float" office:value="0.99853789806366" calcext:value-type="float">
            <text:p>0.99853789806366</text:p>
          </table:table-cell>
          <table:table-cell office:value-type="float" office:value="0.870080590248108" calcext:value-type="float">
            <text:p>0.870080590248108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9803352355957" calcext:value-type="float">
            <text:p>0.99803352355957</text:p>
          </table:table-cell>
          <table:table-cell table:number-columns-repeated="2" office:value-type="float" office:value="0.99803352355957" calcext:value-type="float">
            <text:p>0.99803352355957</text:p>
          </table:table-cell>
          <table:table-cell office:value-type="float" office:value="0.813349843025208" calcext:value-type="float">
            <text:p>0.813349843025208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996801912784576" calcext:value-type="float">
            <text:p>0.996801912784576</text:p>
          </table:table-cell>
          <table:table-cell table:number-columns-repeated="2" office:value-type="float" office:value="0.996801912784576" calcext:value-type="float">
            <text:p>0.996801912784576</text:p>
          </table:table-cell>
          <table:table-cell office:value-type="float" office:value="0.832278907299042" calcext:value-type="float">
            <text:p>0.832278907299042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999217927455902" calcext:value-type="float">
            <text:p>0.999217927455902</text:p>
          </table:table-cell>
          <table:table-cell table:number-columns-repeated="2" office:value-type="float" office:value="0.999217927455902" calcext:value-type="float">
            <text:p>0.999217927455902</text:p>
          </table:table-cell>
          <table:table-cell office:value-type="float" office:value="0.862389147281647" calcext:value-type="float">
            <text:p>0.862389147281647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99708414077759" calcext:value-type="float">
            <text:p>0.999708414077759</text:p>
          </table:table-cell>
          <table:table-cell table:number-columns-repeated="2" office:value-type="float" office:value="0.999708414077759" calcext:value-type="float">
            <text:p>0.999708414077759</text:p>
          </table:table-cell>
          <table:table-cell office:value-type="float" office:value="0.941114068031311" calcext:value-type="float">
            <text:p>0.941114068031311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99980241060257" calcext:value-type="float">
            <text:p>0.99980241060257</text:p>
          </table:table-cell>
          <table:table-cell table:number-columns-repeated="2" office:value-type="float" office:value="0.99980241060257" calcext:value-type="float">
            <text:p>0.99980241060257</text:p>
          </table:table-cell>
          <table:table-cell office:value-type="float" office:value="0.923269152641296" calcext:value-type="float">
            <text:p>0.923269152641296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999791920185089" calcext:value-type="float">
            <text:p>0.999791920185089</text:p>
          </table:table-cell>
          <table:table-cell table:number-columns-repeated="2" office:value-type="float" office:value="0.999791920185089" calcext:value-type="float">
            <text:p>0.999791920185089</text:p>
          </table:table-cell>
          <table:table-cell office:value-type="float" office:value="0.93237566947937" calcext:value-type="float">
            <text:p>0.93237566947937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3" office:value-type="float" office:value="0.999706506729126" calcext:value-type="float">
            <text:p>0.999706506729126</text:p>
          </table:table-cell>
          <table:table-cell office:value-type="float" office:value="0.966217398643494" calcext:value-type="float">
            <text:p>0.966217398643494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99947988986969" calcext:value-type="float">
            <text:p>0.99947988986969</text:p>
          </table:table-cell>
          <table:table-cell table:number-columns-repeated="2" office:value-type="float" office:value="0.99947988986969" calcext:value-type="float">
            <text:p>0.99947988986969</text:p>
          </table:table-cell>
          <table:table-cell office:value-type="float" office:value="0.957484304904938" calcext:value-type="float">
            <text:p>0.957484304904938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99673306941986" calcext:value-type="float">
            <text:p>0.999673306941986</text:p>
          </table:table-cell>
          <table:table-cell table:number-columns-repeated="2" office:value-type="float" office:value="0.999673306941986" calcext:value-type="float">
            <text:p>0.999673306941986</text:p>
          </table:table-cell>
          <table:table-cell office:value-type="float" office:value="0.938520073890686" calcext:value-type="float">
            <text:p>0.938520073890686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999546110630035" calcext:value-type="float">
            <text:p>0.999546110630035</text:p>
          </table:table-cell>
          <table:table-cell table:number-columns-repeated="2" office:value-type="float" office:value="0.999546110630035" calcext:value-type="float">
            <text:p>0.999546110630035</text:p>
          </table:table-cell>
          <table:table-cell office:value-type="float" office:value="0.929726898670196" calcext:value-type="float">
            <text:p>0.929726898670196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999455273151398" calcext:value-type="float">
            <text:p>0.999455273151398</text:p>
          </table:table-cell>
          <table:table-cell table:number-columns-repeated="2" office:value-type="float" office:value="0.999455273151398" calcext:value-type="float">
            <text:p>0.999455273151398</text:p>
          </table:table-cell>
          <table:table-cell office:value-type="float" office:value="0.941381990909576" calcext:value-type="float">
            <text:p>0.941381990909576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 office:value-type="float" office:value="0.999616801738739" calcext:value-type="float">
            <text:p>0.999616801738739</text:p>
          </table:table-cell>
          <table:table-cell office:value-type="float" office:value="0.928213477134705" calcext:value-type="float">
            <text:p>0.928213477134705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999697685241699" calcext:value-type="float">
            <text:p>0.999697685241699</text:p>
          </table:table-cell>
          <table:table-cell table:number-columns-repeated="2" office:value-type="float" office:value="0.999697685241699" calcext:value-type="float">
            <text:p>0.999697685241699</text:p>
          </table:table-cell>
          <table:table-cell office:value-type="float" office:value="0.928848266601562" calcext:value-type="float">
            <text:p>0.928848266601562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99264061450958" calcext:value-type="float">
            <text:p>0.999264061450958</text:p>
          </table:table-cell>
          <table:table-cell table:number-columns-repeated="2" office:value-type="float" office:value="0.999264061450958" calcext:value-type="float">
            <text:p>0.999264061450958</text:p>
          </table:table-cell>
          <table:table-cell office:value-type="float" office:value="0.85906708240509" calcext:value-type="float">
            <text:p>0.85906708240509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99417066574097" calcext:value-type="float">
            <text:p>0.999417066574097</text:p>
          </table:table-cell>
          <table:table-cell table:number-columns-repeated="2" office:value-type="float" office:value="0.999417066574097" calcext:value-type="float">
            <text:p>0.999417066574097</text:p>
          </table:table-cell>
          <table:table-cell office:value-type="float" office:value="0.90976083278656" calcext:value-type="float">
            <text:p>0.90976083278656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99291896820068" calcext:value-type="float">
            <text:p>0.999291896820068</text:p>
          </table:table-cell>
          <table:table-cell table:number-columns-repeated="2" office:value-type="float" office:value="0.999291896820068" calcext:value-type="float">
            <text:p>0.999291896820068</text:p>
          </table:table-cell>
          <table:table-cell office:value-type="float" office:value="0.930529594421387" calcext:value-type="float">
            <text:p>0.930529594421387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998864531517029" calcext:value-type="float">
            <text:p>0.998864531517029</text:p>
          </table:table-cell>
          <table:table-cell table:number-columns-repeated="2" office:value-type="float" office:value="0.998864531517029" calcext:value-type="float">
            <text:p>0.998864531517029</text:p>
          </table:table-cell>
          <table:table-cell office:value-type="float" office:value="0.931780695915222" calcext:value-type="float">
            <text:p>0.931780695915222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998610973358154" calcext:value-type="float">
            <text:p>0.998610973358154</text:p>
          </table:table-cell>
          <table:table-cell table:number-columns-repeated="2" office:value-type="float" office:value="0.998610973358154" calcext:value-type="float">
            <text:p>0.998610973358154</text:p>
          </table:table-cell>
          <table:table-cell office:value-type="float" office:value="0.938519656658173" calcext:value-type="float">
            <text:p>0.938519656658173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999046146869659" calcext:value-type="float">
            <text:p>0.999046146869659</text:p>
          </table:table-cell>
          <table:table-cell table:number-columns-repeated="2" office:value-type="float" office:value="0.999046146869659" calcext:value-type="float">
            <text:p>0.999046146869659</text:p>
          </table:table-cell>
          <table:table-cell office:value-type="float" office:value="0.955755114555359" calcext:value-type="float">
            <text:p>0.955755114555359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99456584453583" calcext:value-type="float">
            <text:p>0.999456584453583</text:p>
          </table:table-cell>
          <table:table-cell table:number-columns-repeated="2" office:value-type="float" office:value="0.999456584453583" calcext:value-type="float">
            <text:p>0.999456584453583</text:p>
          </table:table-cell>
          <table:table-cell office:value-type="float" office:value="0.963038384914398" calcext:value-type="float">
            <text:p>0.963038384914398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99642133712769" calcext:value-type="float">
            <text:p>0.999642133712769</text:p>
          </table:table-cell>
          <table:table-cell table:number-columns-repeated="2" office:value-type="float" office:value="0.999642133712769" calcext:value-type="float">
            <text:p>0.999642133712769</text:p>
          </table:table-cell>
          <table:table-cell office:value-type="float" office:value="0.963330864906311" calcext:value-type="float">
            <text:p>0.963330864906311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99674141407013" calcext:value-type="float">
            <text:p>0.999674141407013</text:p>
          </table:table-cell>
          <table:table-cell table:number-columns-repeated="2" office:value-type="float" office:value="0.999674141407013" calcext:value-type="float">
            <text:p>0.999674141407013</text:p>
          </table:table-cell>
          <table:table-cell office:value-type="float" office:value="0.971101820468903" calcext:value-type="float">
            <text:p>0.971101820468903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999468863010406" calcext:value-type="float">
            <text:p>0.999468863010406</text:p>
          </table:table-cell>
          <table:table-cell table:number-columns-repeated="2" office:value-type="float" office:value="0.999468863010406" calcext:value-type="float">
            <text:p>0.999468863010406</text:p>
          </table:table-cell>
          <table:table-cell office:value-type="float" office:value="0.966800093650818" calcext:value-type="float">
            <text:p>0.966800093650818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99278426170349" calcext:value-type="float">
            <text:p>0.999278426170349</text:p>
          </table:table-cell>
          <table:table-cell table:number-columns-repeated="2" office:value-type="float" office:value="0.999278426170349" calcext:value-type="float">
            <text:p>0.999278426170349</text:p>
          </table:table-cell>
          <table:table-cell office:value-type="float" office:value="0.974361598491669" calcext:value-type="float">
            <text:p>0.974361598491669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999728322029114" calcext:value-type="float">
            <text:p>0.999728322029114</text:p>
          </table:table-cell>
          <table:table-cell table:number-columns-repeated="2" office:value-type="float" office:value="0.999728322029114" calcext:value-type="float">
            <text:p>0.999728322029114</text:p>
          </table:table-cell>
          <table:table-cell office:value-type="float" office:value="0.977436065673828" calcext:value-type="float">
            <text:p>0.977436065673828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999225735664368" calcext:value-type="float">
            <text:p>0.999225735664368</text:p>
          </table:table-cell>
          <table:table-cell table:number-columns-repeated="2" office:value-type="float" office:value="0.999225735664368" calcext:value-type="float">
            <text:p>0.999225735664368</text:p>
          </table:table-cell>
          <table:table-cell office:value-type="float" office:value="0.980499267578125" calcext:value-type="float">
            <text:p>0.980499267578125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999192833900452" calcext:value-type="float">
            <text:p>0.999192833900452</text:p>
          </table:table-cell>
          <table:table-cell table:number-columns-repeated="2" office:value-type="float" office:value="0.999192833900452" calcext:value-type="float">
            <text:p>0.999192833900452</text:p>
          </table:table-cell>
          <table:table-cell office:value-type="float" office:value="0.989409625530243" calcext:value-type="float">
            <text:p>0.989409625530243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999667525291443" calcext:value-type="float">
            <text:p>0.999667525291443</text:p>
          </table:table-cell>
          <table:table-cell table:number-columns-repeated="2" office:value-type="float" office:value="0.999667525291443" calcext:value-type="float">
            <text:p>0.999667525291443</text:p>
          </table:table-cell>
          <table:table-cell office:value-type="float" office:value="0.982141315937042" calcext:value-type="float">
            <text:p>0.982141315937042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999721705913544" calcext:value-type="float">
            <text:p>0.999721705913544</text:p>
          </table:table-cell>
          <table:table-cell table:number-columns-repeated="2" office:value-type="float" office:value="0.999721705913544" calcext:value-type="float">
            <text:p>0.999721705913544</text:p>
          </table:table-cell>
          <table:table-cell office:value-type="float" office:value="0.989217758178711" calcext:value-type="float">
            <text:p>0.989217758178711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999699115753174" calcext:value-type="float">
            <text:p>0.999699115753174</text:p>
          </table:table-cell>
          <table:table-cell table:number-columns-repeated="2" office:value-type="float" office:value="0.999699115753174" calcext:value-type="float">
            <text:p>0.999699115753174</text:p>
          </table:table-cell>
          <table:table-cell office:value-type="float" office:value="0.990640044212341" calcext:value-type="float">
            <text:p>0.990640044212341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999688565731049" calcext:value-type="float">
            <text:p>0.999688565731049</text:p>
          </table:table-cell>
          <table:table-cell table:number-columns-repeated="2" office:value-type="float" office:value="0.999688565731049" calcext:value-type="float">
            <text:p>0.999688565731049</text:p>
          </table:table-cell>
          <table:table-cell office:value-type="float" office:value="0.992860317230225" calcext:value-type="float">
            <text:p>0.992860317230225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999668061733246" calcext:value-type="float">
            <text:p>0.999668061733246</text:p>
          </table:table-cell>
          <table:table-cell table:number-columns-repeated="2" office:value-type="float" office:value="0.999668061733246" calcext:value-type="float">
            <text:p>0.999668061733246</text:p>
          </table:table-cell>
          <table:table-cell office:value-type="float" office:value="0.992162525653839" calcext:value-type="float">
            <text:p>0.992162525653839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999630570411682" calcext:value-type="float">
            <text:p>0.999630570411682</text:p>
          </table:table-cell>
          <table:table-cell table:number-columns-repeated="2" office:value-type="float" office:value="0.999630570411682" calcext:value-type="float">
            <text:p>0.999630570411682</text:p>
          </table:table-cell>
          <table:table-cell office:value-type="float" office:value="0.993926763534546" calcext:value-type="float">
            <text:p>0.993926763534546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999524295330048" calcext:value-type="float">
            <text:p>0.999524295330048</text:p>
          </table:table-cell>
          <table:table-cell table:number-columns-repeated="2" office:value-type="float" office:value="0.999524295330048" calcext:value-type="float">
            <text:p>0.999524295330048</text:p>
          </table:table-cell>
          <table:table-cell office:value-type="float" office:value="0.974184989929199" calcext:value-type="float">
            <text:p>0.974184989929199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999628007411957" calcext:value-type="float">
            <text:p>0.999628007411957</text:p>
          </table:table-cell>
          <table:table-cell table:number-columns-repeated="2" office:value-type="float" office:value="0.999628007411957" calcext:value-type="float">
            <text:p>0.999628007411957</text:p>
          </table:table-cell>
          <table:table-cell office:value-type="float" office:value="0.979280054569244" calcext:value-type="float">
            <text:p>0.979280054569244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 office:value-type="float" office:value="0.999535083770752" calcext:value-type="float">
            <text:p>0.999535083770752</text:p>
          </table:table-cell>
          <table:table-cell office:value-type="float" office:value="0.977917790412903" calcext:value-type="float">
            <text:p>0.977917790412903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999386966228485" calcext:value-type="float">
            <text:p>0.999386966228485</text:p>
          </table:table-cell>
          <table:table-cell table:number-columns-repeated="2" office:value-type="float" office:value="0.999386966228485" calcext:value-type="float">
            <text:p>0.999386966228485</text:p>
          </table:table-cell>
          <table:table-cell office:value-type="float" office:value="0.975142955780029" calcext:value-type="float">
            <text:p>0.975142955780029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999637186527252" calcext:value-type="float">
            <text:p>0.999637186527252</text:p>
          </table:table-cell>
          <table:table-cell table:number-columns-repeated="2" office:value-type="float" office:value="0.999637186527252" calcext:value-type="float">
            <text:p>0.999637186527252</text:p>
          </table:table-cell>
          <table:table-cell office:value-type="float" office:value="0.983821868896484" calcext:value-type="float">
            <text:p>0.983821868896484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999861061573029" calcext:value-type="float">
            <text:p>0.999861061573029</text:p>
          </table:table-cell>
          <table:table-cell table:number-columns-repeated="2" office:value-type="float" office:value="0.999861061573029" calcext:value-type="float">
            <text:p>0.999861061573029</text:p>
          </table:table-cell>
          <table:table-cell office:value-type="float" office:value="0.977791726589203" calcext:value-type="float">
            <text:p>0.977791726589203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 office:value-type="float" office:value="0.9998819231987" calcext:value-type="float">
            <text:p>0.9998819231987</text:p>
          </table:table-cell>
          <table:table-cell office:value-type="float" office:value="0.963700294494629" calcext:value-type="float">
            <text:p>0.963700294494629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999809265136719" calcext:value-type="float">
            <text:p>0.999809265136719</text:p>
          </table:table-cell>
          <table:table-cell table:number-columns-repeated="2" office:value-type="float" office:value="0.999809265136719" calcext:value-type="float">
            <text:p>0.999809265136719</text:p>
          </table:table-cell>
          <table:table-cell office:value-type="float" office:value="0.924640536308289" calcext:value-type="float">
            <text:p>0.924640536308289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 office:value-type="float" office:value="0.999839723110199" calcext:value-type="float">
            <text:p>0.999839723110199</text:p>
          </table:table-cell>
          <table:table-cell office:value-type="float" office:value="0.923118889331818" calcext:value-type="float">
            <text:p>0.923118889331818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 office:value-type="float" office:value="0.999771773815155" calcext:value-type="float">
            <text:p>0.999771773815155</text:p>
          </table:table-cell>
          <table:table-cell office:value-type="float" office:value="0.94541335105896" calcext:value-type="float">
            <text:p>0.94541335105896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999480605125427" calcext:value-type="float">
            <text:p>0.999480605125427</text:p>
          </table:table-cell>
          <table:table-cell table:number-columns-repeated="2" office:value-type="float" office:value="0.999480605125427" calcext:value-type="float">
            <text:p>0.999480605125427</text:p>
          </table:table-cell>
          <table:table-cell office:value-type="float" office:value="0.941249787807465" calcext:value-type="float">
            <text:p>0.941249787807465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999525010585785" calcext:value-type="float">
            <text:p>0.999525010585785</text:p>
          </table:table-cell>
          <table:table-cell table:number-columns-repeated="2" office:value-type="float" office:value="0.999525010585785" calcext:value-type="float">
            <text:p>0.999525010585785</text:p>
          </table:table-cell>
          <table:table-cell office:value-type="float" office:value="0.958766102790832" calcext:value-type="float">
            <text:p>0.958766102790832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999472260475159" calcext:value-type="float">
            <text:p>0.999472260475159</text:p>
          </table:table-cell>
          <table:table-cell table:number-columns-repeated="2" office:value-type="float" office:value="0.999472260475159" calcext:value-type="float">
            <text:p>0.999472260475159</text:p>
          </table:table-cell>
          <table:table-cell office:value-type="float" office:value="0.961432576179504" calcext:value-type="float">
            <text:p>0.961432576179504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999368488788605" calcext:value-type="float">
            <text:p>0.999368488788605</text:p>
          </table:table-cell>
          <table:table-cell table:number-columns-repeated="2" office:value-type="float" office:value="0.999368488788605" calcext:value-type="float">
            <text:p>0.999368488788605</text:p>
          </table:table-cell>
          <table:table-cell office:value-type="float" office:value="0.958862960338592" calcext:value-type="float">
            <text:p>0.958862960338592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999255239963532" calcext:value-type="float">
            <text:p>0.999255239963532</text:p>
          </table:table-cell>
          <table:table-cell table:number-columns-repeated="2" office:value-type="float" office:value="0.999255239963532" calcext:value-type="float">
            <text:p>0.999255239963532</text:p>
          </table:table-cell>
          <table:table-cell office:value-type="float" office:value="0.944197595119476" calcext:value-type="float">
            <text:p>0.944197595119476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999033093452454" calcext:value-type="float">
            <text:p>0.999033093452454</text:p>
          </table:table-cell>
          <table:table-cell table:number-columns-repeated="2" office:value-type="float" office:value="0.999033093452454" calcext:value-type="float">
            <text:p>0.999033093452454</text:p>
          </table:table-cell>
          <table:table-cell office:value-type="float" office:value="0.95098352432251" calcext:value-type="float">
            <text:p>0.95098352432251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998929560184479" calcext:value-type="float">
            <text:p>0.998929560184479</text:p>
          </table:table-cell>
          <table:table-cell table:number-columns-repeated="2" office:value-type="float" office:value="0.998929560184479" calcext:value-type="float">
            <text:p>0.998929560184479</text:p>
          </table:table-cell>
          <table:table-cell office:value-type="float" office:value="0.958195090293884" calcext:value-type="float">
            <text:p>0.958195090293884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999053299427032" calcext:value-type="float">
            <text:p>0.999053299427032</text:p>
          </table:table-cell>
          <table:table-cell table:number-columns-repeated="2" office:value-type="float" office:value="0.999053299427032" calcext:value-type="float">
            <text:p>0.999053299427032</text:p>
          </table:table-cell>
          <table:table-cell office:value-type="float" office:value="0.961489677429199" calcext:value-type="float">
            <text:p>0.961489677429199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999084889888763" calcext:value-type="float">
            <text:p>0.999084889888763</text:p>
          </table:table-cell>
          <table:table-cell table:number-columns-repeated="2" office:value-type="float" office:value="0.999084889888763" calcext:value-type="float">
            <text:p>0.999084889888763</text:p>
          </table:table-cell>
          <table:table-cell office:value-type="float" office:value="0.954766571521759" calcext:value-type="float">
            <text:p>0.954766571521759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999123513698578" calcext:value-type="float">
            <text:p>0.999123513698578</text:p>
          </table:table-cell>
          <table:table-cell table:number-columns-repeated="2" office:value-type="float" office:value="0.999123513698578" calcext:value-type="float">
            <text:p>0.999123513698578</text:p>
          </table:table-cell>
          <table:table-cell office:value-type="float" office:value="0.960557997226715" calcext:value-type="float">
            <text:p>0.960557997226715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99958610534668" calcext:value-type="float">
            <text:p>0.99958610534668</text:p>
          </table:table-cell>
          <table:table-cell table:number-columns-repeated="2" office:value-type="float" office:value="0.99958610534668" calcext:value-type="float">
            <text:p>0.99958610534668</text:p>
          </table:table-cell>
          <table:table-cell office:value-type="float" office:value="0.971068024635315" calcext:value-type="float">
            <text:p>0.971068024635315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996824026107788" calcext:value-type="float">
            <text:p>0.996824026107788</text:p>
          </table:table-cell>
          <table:table-cell table:number-columns-repeated="2" office:value-type="float" office:value="0.996824026107788" calcext:value-type="float">
            <text:p>0.996824026107788</text:p>
          </table:table-cell>
          <table:table-cell office:value-type="float" office:value="0.992568731307983" calcext:value-type="float">
            <text:p>0.992568731307983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999759912490845" calcext:value-type="float">
            <text:p>0.999759912490845</text:p>
          </table:table-cell>
          <table:table-cell table:number-columns-repeated="2" office:value-type="float" office:value="0.999759912490845" calcext:value-type="float">
            <text:p>0.999759912490845</text:p>
          </table:table-cell>
          <table:table-cell office:value-type="float" office:value="0.995606958866119" calcext:value-type="float">
            <text:p>0.995606958866119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999510526657104" calcext:value-type="float">
            <text:p>0.999510526657104</text:p>
          </table:table-cell>
          <table:table-cell table:number-columns-repeated="2" office:value-type="float" office:value="0.999510526657104" calcext:value-type="float">
            <text:p>0.999510526657104</text:p>
          </table:table-cell>
          <table:table-cell office:value-type="float" office:value="0.997096121311188" calcext:value-type="float">
            <text:p>0.997096121311188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3" office:value-type="float" office:value="0.99922114610672" calcext:value-type="float">
            <text:p>0.99922114610672</text:p>
          </table:table-cell>
          <table:table-cell office:value-type="float" office:value="0.996358692646027" calcext:value-type="float">
            <text:p>0.996358692646027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999297797679901" calcext:value-type="float">
            <text:p>0.999297797679901</text:p>
          </table:table-cell>
          <table:table-cell table:number-columns-repeated="2" office:value-type="float" office:value="0.999297797679901" calcext:value-type="float">
            <text:p>0.999297797679901</text:p>
          </table:table-cell>
          <table:table-cell office:value-type="float" office:value="0.994889676570892" calcext:value-type="float">
            <text:p>0.994889676570892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998577773571014" calcext:value-type="float">
            <text:p>0.998577773571014</text:p>
          </table:table-cell>
          <table:table-cell table:number-columns-repeated="2" office:value-type="float" office:value="0.998577773571014" calcext:value-type="float">
            <text:p>0.998577773571014</text:p>
          </table:table-cell>
          <table:table-cell office:value-type="float" office:value="0.990699470043182" calcext:value-type="float">
            <text:p>0.990699470043182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998876929283142" calcext:value-type="float">
            <text:p>0.998876929283142</text:p>
          </table:table-cell>
          <table:table-cell table:number-columns-repeated="2" office:value-type="float" office:value="0.998876929283142" calcext:value-type="float">
            <text:p>0.998876929283142</text:p>
          </table:table-cell>
          <table:table-cell office:value-type="float" office:value="0.996143639087677" calcext:value-type="float">
            <text:p>0.996143639087677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999100625514984" calcext:value-type="float">
            <text:p>0.999100625514984</text:p>
          </table:table-cell>
          <table:table-cell table:number-columns-repeated="2" office:value-type="float" office:value="0.999100625514984" calcext:value-type="float">
            <text:p>0.999100625514984</text:p>
          </table:table-cell>
          <table:table-cell office:value-type="float" office:value="0.99671459197998" calcext:value-type="float">
            <text:p>0.99671459197998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998854160308838" calcext:value-type="float">
            <text:p>0.998854160308838</text:p>
          </table:table-cell>
          <table:table-cell table:number-columns-repeated="2" office:value-type="float" office:value="0.998854160308838" calcext:value-type="float">
            <text:p>0.998854160308838</text:p>
          </table:table-cell>
          <table:table-cell office:value-type="float" office:value="0.995593786239624" calcext:value-type="float">
            <text:p>0.995593786239624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 office:value-type="float" office:value="0.999825656414032" calcext:value-type="float">
            <text:p>0.999825656414032</text:p>
          </table:table-cell>
          <table:table-cell office:value-type="float" office:value="0.993237555027008" calcext:value-type="float">
            <text:p>0.993237555027008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3" office:value-type="float" office:value="0.999850869178772" calcext:value-type="float">
            <text:p>0.999850869178772</text:p>
          </table:table-cell>
          <table:table-cell office:value-type="float" office:value="0.994734168052673" calcext:value-type="float">
            <text:p>0.994734168052673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999805867671967" calcext:value-type="float">
            <text:p>0.999805867671967</text:p>
          </table:table-cell>
          <table:table-cell table:number-columns-repeated="2" office:value-type="float" office:value="0.999805867671967" calcext:value-type="float">
            <text:p>0.999805867671967</text:p>
          </table:table-cell>
          <table:table-cell office:value-type="float" office:value="0.995063006877899" calcext:value-type="float">
            <text:p>0.995063006877899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999842166900635" calcext:value-type="float">
            <text:p>0.999842166900635</text:p>
          </table:table-cell>
          <table:table-cell table:number-columns-repeated="2" office:value-type="float" office:value="0.999842166900635" calcext:value-type="float">
            <text:p>0.999842166900635</text:p>
          </table:table-cell>
          <table:table-cell office:value-type="float" office:value="0.995484054088592" calcext:value-type="float">
            <text:p>0.995484054088592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999833405017853" calcext:value-type="float">
            <text:p>0.999833405017853</text:p>
          </table:table-cell>
          <table:table-cell table:number-columns-repeated="2" office:value-type="float" office:value="0.999833405017853" calcext:value-type="float">
            <text:p>0.999833405017853</text:p>
          </table:table-cell>
          <table:table-cell office:value-type="float" office:value="0.996096611022949" calcext:value-type="float">
            <text:p>0.996096611022949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999449014663696" calcext:value-type="float">
            <text:p>0.999449014663696</text:p>
          </table:table-cell>
          <table:table-cell table:number-columns-repeated="2" office:value-type="float" office:value="0.999449014663696" calcext:value-type="float">
            <text:p>0.999449014663696</text:p>
          </table:table-cell>
          <table:table-cell office:value-type="float" office:value="0.996107161045074" calcext:value-type="float">
            <text:p>0.996107161045074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999781906604767" calcext:value-type="float">
            <text:p>0.999781906604767</text:p>
          </table:table-cell>
          <table:table-cell table:number-columns-repeated="2" office:value-type="float" office:value="0.999781906604767" calcext:value-type="float">
            <text:p>0.999781906604767</text:p>
          </table:table-cell>
          <table:table-cell office:value-type="float" office:value="0.995090186595917" calcext:value-type="float">
            <text:p>0.995090186595917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999869287014008" calcext:value-type="float">
            <text:p>0.999869287014008</text:p>
          </table:table-cell>
          <table:table-cell table:number-columns-repeated="2" office:value-type="float" office:value="0.999869287014008" calcext:value-type="float">
            <text:p>0.999869287014008</text:p>
          </table:table-cell>
          <table:table-cell office:value-type="float" office:value="0.992223262786865" calcext:value-type="float">
            <text:p>0.992223262786865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999589383602142" calcext:value-type="float">
            <text:p>0.999589383602142</text:p>
          </table:table-cell>
          <table:table-cell table:number-columns-repeated="2" office:value-type="float" office:value="0.999589383602142" calcext:value-type="float">
            <text:p>0.999589383602142</text:p>
          </table:table-cell>
          <table:table-cell office:value-type="float" office:value="0.985309720039368" calcext:value-type="float">
            <text:p>0.985309720039368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999668955802918" calcext:value-type="float">
            <text:p>0.999668955802918</text:p>
          </table:table-cell>
          <table:table-cell table:number-columns-repeated="2" office:value-type="float" office:value="0.999668955802918" calcext:value-type="float">
            <text:p>0.999668955802918</text:p>
          </table:table-cell>
          <table:table-cell office:value-type="float" office:value="0.980530321598053" calcext:value-type="float">
            <text:p>0.980530321598053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999564588069916" calcext:value-type="float">
            <text:p>0.999564588069916</text:p>
          </table:table-cell>
          <table:table-cell table:number-columns-repeated="2" office:value-type="float" office:value="0.999564588069916" calcext:value-type="float">
            <text:p>0.999564588069916</text:p>
          </table:table-cell>
          <table:table-cell office:value-type="float" office:value="0.962646484375" calcext:value-type="float">
            <text:p>0.962646484375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999301075935364" calcext:value-type="float">
            <text:p>0.999301075935364</text:p>
          </table:table-cell>
          <table:table-cell table:number-columns-repeated="2" office:value-type="float" office:value="0.999301075935364" calcext:value-type="float">
            <text:p>0.999301075935364</text:p>
          </table:table-cell>
          <table:table-cell office:value-type="float" office:value="0.962058842182159" calcext:value-type="float">
            <text:p>0.962058842182159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99951958656311" calcext:value-type="float">
            <text:p>0.99951958656311</text:p>
          </table:table-cell>
          <table:table-cell table:number-columns-repeated="2" office:value-type="float" office:value="0.99951958656311" calcext:value-type="float">
            <text:p>0.99951958656311</text:p>
          </table:table-cell>
          <table:table-cell office:value-type="float" office:value="0.968122124671936" calcext:value-type="float">
            <text:p>0.968122124671936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3" office:value-type="float" office:value="0.999630868434906" calcext:value-type="float">
            <text:p>0.999630868434906</text:p>
          </table:table-cell>
          <table:table-cell office:value-type="float" office:value="0.967946827411652" calcext:value-type="float">
            <text:p>0.967946827411652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99962991476059" calcext:value-type="float">
            <text:p>0.99962991476059</text:p>
          </table:table-cell>
          <table:table-cell table:number-columns-repeated="2" office:value-type="float" office:value="0.99962991476059" calcext:value-type="float">
            <text:p>0.99962991476059</text:p>
          </table:table-cell>
          <table:table-cell office:value-type="float" office:value="0.950814306735992" calcext:value-type="float">
            <text:p>0.950814306735992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999558210372925" calcext:value-type="float">
            <text:p>0.999558210372925</text:p>
          </table:table-cell>
          <table:table-cell table:number-columns-repeated="2" office:value-type="float" office:value="0.999558210372925" calcext:value-type="float">
            <text:p>0.999558210372925</text:p>
          </table:table-cell>
          <table:table-cell office:value-type="float" office:value="0.963054239749908" calcext:value-type="float">
            <text:p>0.963054239749908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999439120292664" calcext:value-type="float">
            <text:p>0.999439120292664</text:p>
          </table:table-cell>
          <table:table-cell table:number-columns-repeated="2" office:value-type="float" office:value="0.999439120292664" calcext:value-type="float">
            <text:p>0.999439120292664</text:p>
          </table:table-cell>
          <table:table-cell office:value-type="float" office:value="0.966526091098785" calcext:value-type="float">
            <text:p>0.966526091098785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999632358551025" calcext:value-type="float">
            <text:p>0.999632358551025</text:p>
          </table:table-cell>
          <table:table-cell table:number-columns-repeated="2" office:value-type="float" office:value="0.999632358551025" calcext:value-type="float">
            <text:p>0.999632358551025</text:p>
          </table:table-cell>
          <table:table-cell office:value-type="float" office:value="0.985520362854004" calcext:value-type="float">
            <text:p>0.985520362854004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999633729457855" calcext:value-type="float">
            <text:p>0.999633729457855</text:p>
          </table:table-cell>
          <table:table-cell table:number-columns-repeated="2" office:value-type="float" office:value="0.999633729457855" calcext:value-type="float">
            <text:p>0.999633729457855</text:p>
          </table:table-cell>
          <table:table-cell office:value-type="float" office:value="0.98901778459549" calcext:value-type="float">
            <text:p>0.98901778459549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999923408031464" calcext:value-type="float">
            <text:p>0.999923408031464</text:p>
          </table:table-cell>
          <table:table-cell table:number-columns-repeated="2" office:value-type="float" office:value="0.999923408031464" calcext:value-type="float">
            <text:p>0.999923408031464</text:p>
          </table:table-cell>
          <table:table-cell office:value-type="float" office:value="0.985994815826416" calcext:value-type="float">
            <text:p>0.985994815826416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999963760375977" calcext:value-type="float">
            <text:p>0.999963760375977</text:p>
          </table:table-cell>
          <table:table-cell table:number-columns-repeated="2" office:value-type="float" office:value="0.999963760375977" calcext:value-type="float">
            <text:p>0.999963760375977</text:p>
          </table:table-cell>
          <table:table-cell office:value-type="float" office:value="0.988174915313721" calcext:value-type="float">
            <text:p>0.988174915313721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999908328056335" calcext:value-type="float">
            <text:p>0.999908328056335</text:p>
          </table:table-cell>
          <table:table-cell table:number-columns-repeated="2" office:value-type="float" office:value="0.999908328056335" calcext:value-type="float">
            <text:p>0.999908328056335</text:p>
          </table:table-cell>
          <table:table-cell office:value-type="float" office:value="0.975930333137512" calcext:value-type="float">
            <text:p>0.975930333137512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999866008758545" calcext:value-type="float">
            <text:p>0.999866008758545</text:p>
          </table:table-cell>
          <table:table-cell table:number-columns-repeated="2" office:value-type="float" office:value="0.999866008758545" calcext:value-type="float">
            <text:p>0.999866008758545</text:p>
          </table:table-cell>
          <table:table-cell office:value-type="float" office:value="0.978851735591888" calcext:value-type="float">
            <text:p>0.978851735591888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999848425388336" calcext:value-type="float">
            <text:p>0.999848425388336</text:p>
          </table:table-cell>
          <table:table-cell table:number-columns-repeated="2" office:value-type="float" office:value="0.999848425388336" calcext:value-type="float">
            <text:p>0.999848425388336</text:p>
          </table:table-cell>
          <table:table-cell office:value-type="float" office:value="0.994429886341095" calcext:value-type="float">
            <text:p>0.994429886341095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999050974845886" calcext:value-type="float">
            <text:p>0.999050974845886</text:p>
          </table:table-cell>
          <table:table-cell table:number-columns-repeated="2" office:value-type="float" office:value="0.999050974845886" calcext:value-type="float">
            <text:p>0.999050974845886</text:p>
          </table:table-cell>
          <table:table-cell office:value-type="float" office:value="0.989219427108765" calcext:value-type="float">
            <text:p>0.989219427108765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989922344684601" calcext:value-type="float">
            <text:p>0.989922344684601</text:p>
          </table:table-cell>
          <table:table-cell table:number-columns-repeated="2" office:value-type="float" office:value="0.989922344684601" calcext:value-type="float">
            <text:p>0.989922344684601</text:p>
          </table:table-cell>
          <table:table-cell office:value-type="float" office:value="0.996727824211121" calcext:value-type="float">
            <text:p>0.996727824211121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 office:value-type="float" office:value="0.989164412021637" calcext:value-type="float">
            <text:p>0.989164412021637</text:p>
          </table:table-cell>
          <table:table-cell office:value-type="float" office:value="0.989502310752869" calcext:value-type="float">
            <text:p>0.989502310752869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996253371238708" calcext:value-type="float">
            <text:p>0.996253371238708</text:p>
          </table:table-cell>
          <table:table-cell table:number-columns-repeated="2" office:value-type="float" office:value="0.996253371238708" calcext:value-type="float">
            <text:p>0.996253371238708</text:p>
          </table:table-cell>
          <table:table-cell office:value-type="float" office:value="0.996702671051025" calcext:value-type="float">
            <text:p>0.996702671051025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991789162158966" calcext:value-type="float">
            <text:p>0.991789162158966</text:p>
          </table:table-cell>
          <table:table-cell table:number-columns-repeated="2" office:value-type="float" office:value="0.991789162158966" calcext:value-type="float">
            <text:p>0.991789162158966</text:p>
          </table:table-cell>
          <table:table-cell office:value-type="float" office:value="0.99460905790329" calcext:value-type="float">
            <text:p>0.99460905790329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997631907463074" calcext:value-type="float">
            <text:p>0.997631907463074</text:p>
          </table:table-cell>
          <table:table-cell table:number-columns-repeated="2" office:value-type="float" office:value="0.997631907463074" calcext:value-type="float">
            <text:p>0.997631907463074</text:p>
          </table:table-cell>
          <table:table-cell office:value-type="float" office:value="0.972833395004272" calcext:value-type="float">
            <text:p>0.972833395004272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997979402542114" calcext:value-type="float">
            <text:p>0.997979402542114</text:p>
          </table:table-cell>
          <table:table-cell table:number-columns-repeated="2" office:value-type="float" office:value="0.997979402542114" calcext:value-type="float">
            <text:p>0.997979402542114</text:p>
          </table:table-cell>
          <table:table-cell office:value-type="float" office:value="0.997048020362854" calcext:value-type="float">
            <text:p>0.997048020362854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5853424072266" calcext:value-type="float">
            <text:p>0.995853424072266</text:p>
          </table:table-cell>
          <table:table-cell office:value-type="float" office:value="0.605452537536621" calcext:value-type="float">
            <text:p>0.605452537536621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99934446811676" calcext:value-type="float">
            <text:p>0.99934446811676</text:p>
          </table:table-cell>
          <table:table-cell table:number-columns-repeated="2" office:value-type="float" office:value="0.99934446811676" calcext:value-type="float">
            <text:p>0.99934446811676</text:p>
          </table:table-cell>
          <table:table-cell office:value-type="float" office:value="0.987443447113037" calcext:value-type="float">
            <text:p>0.987443447113037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999127089977264" calcext:value-type="float">
            <text:p>0.999127089977264</text:p>
          </table:table-cell>
          <table:table-cell table:number-columns-repeated="2" office:value-type="float" office:value="0.999127089977264" calcext:value-type="float">
            <text:p>0.999127089977264</text:p>
          </table:table-cell>
          <table:table-cell office:value-type="float" office:value="0.997695982456207" calcext:value-type="float">
            <text:p>0.997695982456207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999067068099976" calcext:value-type="float">
            <text:p>0.999067068099976</text:p>
          </table:table-cell>
          <table:table-cell table:number-columns-repeated="2" office:value-type="float" office:value="0.999067068099976" calcext:value-type="float">
            <text:p>0.999067068099976</text:p>
          </table:table-cell>
          <table:table-cell office:value-type="float" office:value="0.991060554981232" calcext:value-type="float">
            <text:p>0.991060554981232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998918294906616" calcext:value-type="float">
            <text:p>0.998918294906616</text:p>
          </table:table-cell>
          <table:table-cell table:number-columns-repeated="2" office:value-type="float" office:value="0.998918294906616" calcext:value-type="float">
            <text:p>0.998918294906616</text:p>
          </table:table-cell>
          <table:table-cell office:value-type="float" office:value="0.943072319030762" calcext:value-type="float">
            <text:p>0.943072319030762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97271299362183" calcext:value-type="float">
            <text:p>0.997271299362183</text:p>
          </table:table-cell>
          <table:table-cell office:value-type="float" office:value="0.635465741157532" calcext:value-type="float">
            <text:p>0.635465741157532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533556222915649" calcext:value-type="float">
            <text:p>0.533556222915649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999303460121155" calcext:value-type="float">
            <text:p>0.999303460121155</text:p>
          </table:table-cell>
          <table:table-cell table:number-columns-repeated="2" office:value-type="float" office:value="0.999303460121155" calcext:value-type="float">
            <text:p>0.999303460121155</text:p>
          </table:table-cell>
          <table:table-cell office:value-type="float" office:value="0.938725709915161" calcext:value-type="float">
            <text:p>0.938725709915161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999873638153076" calcext:value-type="float">
            <text:p>0.999873638153076</text:p>
          </table:table-cell>
          <table:table-cell table:number-columns-repeated="2" office:value-type="float" office:value="0.999873638153076" calcext:value-type="float">
            <text:p>0.999873638153076</text:p>
          </table:table-cell>
          <table:table-cell office:value-type="float" office:value="0.969191074371338" calcext:value-type="float">
            <text:p>0.969191074371338</text:p>
          </table:table-cell>
          <table:table-cell table:number-columns-repeated="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999816954135895" calcext:value-type="float">
            <text:p>0.999816954135895</text:p>
          </table:table-cell>
          <table:table-cell table:number-columns-repeated="2" office:value-type="float" office:value="0.999816954135895" calcext:value-type="float">
            <text:p>0.999816954135895</text:p>
          </table:table-cell>
          <table:table-cell office:value-type="float" office:value="0.992762982845306" calcext:value-type="float">
            <text:p>0.992762982845306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999946415424347" calcext:value-type="float">
            <text:p>0.999946415424347</text:p>
          </table:table-cell>
          <table:table-cell table:number-columns-repeated="2" office:value-type="float" office:value="0.999946415424347" calcext:value-type="float">
            <text:p>0.999946415424347</text:p>
          </table:table-cell>
          <table:table-cell office:value-type="float" office:value="0.997298955917358" calcext:value-type="float">
            <text:p>0.997298955917358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999917447566986" calcext:value-type="float">
            <text:p>0.999917447566986</text:p>
          </table:table-cell>
          <table:table-cell table:number-columns-repeated="2" office:value-type="float" office:value="0.999917447566986" calcext:value-type="float">
            <text:p>0.999917447566986</text:p>
          </table:table-cell>
          <table:table-cell office:value-type="float" office:value="0.998624920845032" calcext:value-type="float">
            <text:p>0.998624920845032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999978363513946" calcext:value-type="float">
            <text:p>0.999978363513946</text:p>
          </table:table-cell>
          <table:table-cell table:number-columns-repeated="2" office:value-type="float" office:value="0.999978363513946" calcext:value-type="float">
            <text:p>0.999978363513946</text:p>
          </table:table-cell>
          <table:table-cell office:value-type="float" office:value="0.97887372970581" calcext:value-type="float">
            <text:p>0.9788737297058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999974489212036" calcext:value-type="float">
            <text:p>0.999974489212036</text:p>
          </table:table-cell>
          <table:table-cell table:number-columns-repeated="2" office:value-type="float" office:value="0.999974489212036" calcext:value-type="float">
            <text:p>0.999974489212036</text:p>
          </table:table-cell>
          <table:table-cell office:value-type="float" office:value="0.96346640586853" calcext:value-type="float">
            <text:p>0.96346640586853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999964833259582" calcext:value-type="float">
            <text:p>0.999964833259582</text:p>
          </table:table-cell>
          <table:table-cell table:number-columns-repeated="2" office:value-type="float" office:value="0.999964833259582" calcext:value-type="float">
            <text:p>0.999964833259582</text:p>
          </table:table-cell>
          <table:table-cell office:value-type="float" office:value="0.986936748027802" calcext:value-type="float">
            <text:p>0.986936748027802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999559104442596" calcext:value-type="float">
            <text:p>0.999559104442596</text:p>
          </table:table-cell>
          <table:table-cell table:number-columns-repeated="2" office:value-type="float" office:value="0.999559104442596" calcext:value-type="float">
            <text:p>0.999559104442596</text:p>
          </table:table-cell>
          <table:table-cell office:value-type="float" office:value="0.982989251613617" calcext:value-type="float">
            <text:p>0.982989251613617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998864829540253" calcext:value-type="float">
            <text:p>0.998864829540253</text:p>
          </table:table-cell>
          <table:table-cell table:number-columns-repeated="2" office:value-type="float" office:value="0.998864829540253" calcext:value-type="float">
            <text:p>0.998864829540253</text:p>
          </table:table-cell>
          <table:table-cell office:value-type="float" office:value="0.970538139343262" calcext:value-type="float">
            <text:p>0.970538139343262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99993884563446" calcext:value-type="float">
            <text:p>0.99993884563446</text:p>
          </table:table-cell>
          <table:table-cell table:number-columns-repeated="2" office:value-type="float" office:value="0.99993884563446" calcext:value-type="float">
            <text:p>0.99993884563446</text:p>
          </table:table-cell>
          <table:table-cell office:value-type="float" office:value="0.9819375872612" calcext:value-type="float">
            <text:p>0.9819375872612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999969184398651" calcext:value-type="float">
            <text:p>0.999969184398651</text:p>
          </table:table-cell>
          <table:table-cell table:number-columns-repeated="2" office:value-type="float" office:value="0.999969184398651" calcext:value-type="float">
            <text:p>0.999969184398651</text:p>
          </table:table-cell>
          <table:table-cell office:value-type="float" office:value="0.994172394275665" calcext:value-type="float">
            <text:p>0.994172394275665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999784708023071" calcext:value-type="float">
            <text:p>0.999784708023071</text:p>
          </table:table-cell>
          <table:table-cell table:number-columns-repeated="2" office:value-type="float" office:value="0.999784708023071" calcext:value-type="float">
            <text:p>0.999784708023071</text:p>
          </table:table-cell>
          <table:table-cell office:value-type="float" office:value="0.997246086597443" calcext:value-type="float">
            <text:p>0.997246086597443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 office:value-type="float" office:value="0.999444782733917" calcext:value-type="float">
            <text:p>0.999444782733917</text:p>
          </table:table-cell>
          <table:table-cell office:value-type="float" office:value="0.996806204319" calcext:value-type="float">
            <text:p>0.996806204319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999823689460754" calcext:value-type="float">
            <text:p>0.999823689460754</text:p>
          </table:table-cell>
          <table:table-cell table:number-columns-repeated="2" office:value-type="float" office:value="0.999823689460754" calcext:value-type="float">
            <text:p>0.999823689460754</text:p>
          </table:table-cell>
          <table:table-cell office:value-type="float" office:value="0.997810423374176" calcext:value-type="float">
            <text:p>0.997810423374176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999703407287598" calcext:value-type="float">
            <text:p>0.999703407287598</text:p>
          </table:table-cell>
          <table:table-cell table:number-columns-repeated="2" office:value-type="float" office:value="0.999703407287598" calcext:value-type="float">
            <text:p>0.999703407287598</text:p>
          </table:table-cell>
          <table:table-cell office:value-type="float" office:value="0.996885061264038" calcext:value-type="float">
            <text:p>0.996885061264038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999894201755524" calcext:value-type="float">
            <text:p>0.999894201755524</text:p>
          </table:table-cell>
          <table:table-cell table:number-columns-repeated="2" office:value-type="float" office:value="0.999894201755524" calcext:value-type="float">
            <text:p>0.999894201755524</text:p>
          </table:table-cell>
          <table:table-cell office:value-type="float" office:value="0.994121313095093" calcext:value-type="float">
            <text:p>0.994121313095093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999593734741211" calcext:value-type="float">
            <text:p>0.999593734741211</text:p>
          </table:table-cell>
          <table:table-cell table:number-columns-repeated="2" office:value-type="float" office:value="0.999593734741211" calcext:value-type="float">
            <text:p>0.999593734741211</text:p>
          </table:table-cell>
          <table:table-cell office:value-type="float" office:value="0.994301319122314" calcext:value-type="float">
            <text:p>0.994301319122314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 office:value-type="float" office:value="0.999464213848114" calcext:value-type="float">
            <text:p>0.999464213848114</text:p>
          </table:table-cell>
          <table:table-cell office:value-type="float" office:value="0.99757581949234" calcext:value-type="float">
            <text:p>0.99757581949234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99949836730957" calcext:value-type="float">
            <text:p>0.99949836730957</text:p>
          </table:table-cell>
          <table:table-cell table:number-columns-repeated="2" office:value-type="float" office:value="0.99949836730957" calcext:value-type="float">
            <text:p>0.99949836730957</text:p>
          </table:table-cell>
          <table:table-cell office:value-type="float" office:value="0.993630766868591" calcext:value-type="float">
            <text:p>0.993630766868591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" office:value-type="float" office:value="0.999911367893219" calcext:value-type="float">
            <text:p>0.999911367893219</text:p>
          </table:table-cell>
          <table:table-cell office:value-type="float" office:value="0.991805672645569" calcext:value-type="float">
            <text:p>0.991805672645569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99846935272217" calcext:value-type="float">
            <text:p>0.999846935272217</text:p>
          </table:table-cell>
          <table:table-cell table:number-columns-repeated="2" office:value-type="float" office:value="0.999846935272217" calcext:value-type="float">
            <text:p>0.999846935272217</text:p>
          </table:table-cell>
          <table:table-cell office:value-type="float" office:value="0.988829016685486" calcext:value-type="float">
            <text:p>0.988829016685486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999933958053589" calcext:value-type="float">
            <text:p>0.999933958053589</text:p>
          </table:table-cell>
          <table:table-cell table:number-columns-repeated="2" office:value-type="float" office:value="0.999933958053589" calcext:value-type="float">
            <text:p>0.999933958053589</text:p>
          </table:table-cell>
          <table:table-cell office:value-type="float" office:value="0.984229803085327" calcext:value-type="float">
            <text:p>0.984229803085327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999972522258758" calcext:value-type="float">
            <text:p>0.999972522258758</text:p>
          </table:table-cell>
          <table:table-cell table:number-columns-repeated="2" office:value-type="float" office:value="0.999972522258758" calcext:value-type="float">
            <text:p>0.999972522258758</text:p>
          </table:table-cell>
          <table:table-cell office:value-type="float" office:value="0.989906907081604" calcext:value-type="float">
            <text:p>0.989906907081604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999940395355225" calcext:value-type="float">
            <text:p>0.999940395355225</text:p>
          </table:table-cell>
          <table:table-cell table:number-columns-repeated="2" office:value-type="float" office:value="0.999940395355225" calcext:value-type="float">
            <text:p>0.999940395355225</text:p>
          </table:table-cell>
          <table:table-cell office:value-type="float" office:value="0.96963095664978" calcext:value-type="float">
            <text:p>0.96963095664978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999942004680634" calcext:value-type="float">
            <text:p>0.999942004680634</text:p>
          </table:table-cell>
          <table:table-cell table:number-columns-repeated="2" office:value-type="float" office:value="0.999942004680634" calcext:value-type="float">
            <text:p>0.999942004680634</text:p>
          </table:table-cell>
          <table:table-cell office:value-type="float" office:value="0.950131118297577" calcext:value-type="float">
            <text:p>0.950131118297577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3" office:value-type="float" office:value="0.999927520751953" calcext:value-type="float">
            <text:p>0.999927520751953</text:p>
          </table:table-cell>
          <table:table-cell office:value-type="float" office:value="0.92413055896759" calcext:value-type="float">
            <text:p>0.92413055896759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 office:value-type="float" office:value="0.999886155128479" calcext:value-type="float">
            <text:p>0.999886155128479</text:p>
          </table:table-cell>
          <table:table-cell office:value-type="float" office:value="0.926234304904938" calcext:value-type="float">
            <text:p>0.926234304904938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3" office:value-type="float" office:value="0.999896943569183" calcext:value-type="float">
            <text:p>0.999896943569183</text:p>
          </table:table-cell>
          <table:table-cell office:value-type="float" office:value="0.927024066448212" calcext:value-type="float">
            <text:p>0.927024066448212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 office:value-type="float" office:value="0.999880075454712" calcext:value-type="float">
            <text:p>0.999880075454712</text:p>
          </table:table-cell>
          <table:table-cell office:value-type="float" office:value="0.943456590175629" calcext:value-type="float">
            <text:p>0.943456590175629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 office:value-type="float" office:value="0.99990051984787" calcext:value-type="float">
            <text:p>0.99990051984787</text:p>
          </table:table-cell>
          <table:table-cell office:value-type="float" office:value="0.923546850681305" calcext:value-type="float">
            <text:p>0.923546850681305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99994820356369" calcext:value-type="float">
            <text:p>0.99994820356369</text:p>
          </table:table-cell>
          <table:table-cell table:number-columns-repeated="2" office:value-type="float" office:value="0.99994820356369" calcext:value-type="float">
            <text:p>0.99994820356369</text:p>
          </table:table-cell>
          <table:table-cell office:value-type="float" office:value="0.919917821884155" calcext:value-type="float">
            <text:p>0.919917821884155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999935984611511" calcext:value-type="float">
            <text:p>0.999935984611511</text:p>
          </table:table-cell>
          <table:table-cell table:number-columns-repeated="2" office:value-type="float" office:value="0.999935984611511" calcext:value-type="float">
            <text:p>0.999935984611511</text:p>
          </table:table-cell>
          <table:table-cell office:value-type="float" office:value="0.937073469161987" calcext:value-type="float">
            <text:p>0.937073469161987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99985146522522" calcext:value-type="float">
            <text:p>0.99985146522522</text:p>
          </table:table-cell>
          <table:table-cell table:number-columns-repeated="2" office:value-type="float" office:value="0.99985146522522" calcext:value-type="float">
            <text:p>0.99985146522522</text:p>
          </table:table-cell>
          <table:table-cell office:value-type="float" office:value="0.931477129459381" calcext:value-type="float">
            <text:p>0.931477129459381</text:p>
          </table:table-cell>
          <table:table-cell table:number-columns-repeated="5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999816298484802" calcext:value-type="float">
            <text:p>0.999816298484802</text:p>
          </table:table-cell>
          <table:table-cell table:number-columns-repeated="2" office:value-type="float" office:value="0.999816298484802" calcext:value-type="float">
            <text:p>0.999816298484802</text:p>
          </table:table-cell>
          <table:table-cell office:value-type="float" office:value="0.923292279243469" calcext:value-type="float">
            <text:p>0.923292279243469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 office:value-type="float" office:value="0.99985933303833" calcext:value-type="float">
            <text:p>0.99985933303833</text:p>
          </table:table-cell>
          <table:table-cell office:value-type="float" office:value="0.92697274684906" calcext:value-type="float">
            <text:p>0.92697274684906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999813854694366" calcext:value-type="float">
            <text:p>0.999813854694366</text:p>
          </table:table-cell>
          <table:table-cell table:number-columns-repeated="2" office:value-type="float" office:value="0.999813854694366" calcext:value-type="float">
            <text:p>0.999813854694366</text:p>
          </table:table-cell>
          <table:table-cell office:value-type="float" office:value="0.919642150402069" calcext:value-type="float">
            <text:p>0.919642150402069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999875724315643" calcext:value-type="float">
            <text:p>0.999875724315643</text:p>
          </table:table-cell>
          <table:table-cell table:number-columns-repeated="2" office:value-type="float" office:value="0.999875724315643" calcext:value-type="float">
            <text:p>0.999875724315643</text:p>
          </table:table-cell>
          <table:table-cell office:value-type="float" office:value="0.931744396686554" calcext:value-type="float">
            <text:p>0.931744396686554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999905288219452" calcext:value-type="float">
            <text:p>0.999905288219452</text:p>
          </table:table-cell>
          <table:table-cell table:number-columns-repeated="2" office:value-type="float" office:value="0.999905288219452" calcext:value-type="float">
            <text:p>0.999905288219452</text:p>
          </table:table-cell>
          <table:table-cell office:value-type="float" office:value="0.963792860507965" calcext:value-type="float">
            <text:p>0.963792860507965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999915421009064" calcext:value-type="float">
            <text:p>0.999915421009064</text:p>
          </table:table-cell>
          <table:table-cell table:number-columns-repeated="2" office:value-type="float" office:value="0.999915421009064" calcext:value-type="float">
            <text:p>0.999915421009064</text:p>
          </table:table-cell>
          <table:table-cell office:value-type="float" office:value="0.969255864620209" calcext:value-type="float">
            <text:p>0.969255864620209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99983161687851" calcext:value-type="float">
            <text:p>0.99983161687851</text:p>
          </table:table-cell>
          <table:table-cell table:number-columns-repeated="2" office:value-type="float" office:value="0.99983161687851" calcext:value-type="float">
            <text:p>0.99983161687851</text:p>
          </table:table-cell>
          <table:table-cell office:value-type="float" office:value="0.959226965904236" calcext:value-type="float">
            <text:p>0.959226965904236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 office:value-type="float" office:value="0.999786376953125" calcext:value-type="float">
            <text:p>0.999786376953125</text:p>
          </table:table-cell>
          <table:table-cell office:value-type="float" office:value="0.955856084823608" calcext:value-type="float">
            <text:p>0.955856084823608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999801456928253" calcext:value-type="float">
            <text:p>0.999801456928253</text:p>
          </table:table-cell>
          <table:table-cell table:number-columns-repeated="2" office:value-type="float" office:value="0.999801456928253" calcext:value-type="float">
            <text:p>0.999801456928253</text:p>
          </table:table-cell>
          <table:table-cell office:value-type="float" office:value="0.975535452365875" calcext:value-type="float">
            <text:p>0.975535452365875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999509155750275" calcext:value-type="float">
            <text:p>0.999509155750275</text:p>
          </table:table-cell>
          <table:table-cell table:number-columns-repeated="2" office:value-type="float" office:value="0.999509155750275" calcext:value-type="float">
            <text:p>0.999509155750275</text:p>
          </table:table-cell>
          <table:table-cell office:value-type="float" office:value="0.937130331993103" calcext:value-type="float">
            <text:p>0.937130331993103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999673247337341" calcext:value-type="float">
            <text:p>0.999673247337341</text:p>
          </table:table-cell>
          <table:table-cell table:number-columns-repeated="2" office:value-type="float" office:value="0.999673247337341" calcext:value-type="float">
            <text:p>0.999673247337341</text:p>
          </table:table-cell>
          <table:table-cell office:value-type="float" office:value="0.929122567176819" calcext:value-type="float">
            <text:p>0.929122567176819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 office:value-type="float" office:value="0.999567449092865" calcext:value-type="float">
            <text:p>0.999567449092865</text:p>
          </table:table-cell>
          <table:table-cell office:value-type="float" office:value="0.908180117607117" calcext:value-type="float">
            <text:p>0.908180117607117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999736785888672" calcext:value-type="float">
            <text:p>0.999736785888672</text:p>
          </table:table-cell>
          <table:table-cell table:number-columns-repeated="2" office:value-type="float" office:value="0.999736785888672" calcext:value-type="float">
            <text:p>0.999736785888672</text:p>
          </table:table-cell>
          <table:table-cell office:value-type="float" office:value="0.912013232707977" calcext:value-type="float">
            <text:p>0.912013232707977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999819457530975" calcext:value-type="float">
            <text:p>0.999819457530975</text:p>
          </table:table-cell>
          <table:table-cell table:number-columns-repeated="2" office:value-type="float" office:value="0.999819457530975" calcext:value-type="float">
            <text:p>0.999819457530975</text:p>
          </table:table-cell>
          <table:table-cell office:value-type="float" office:value="0.911304771900177" calcext:value-type="float">
            <text:p>0.911304771900177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999828457832336" calcext:value-type="float">
            <text:p>0.999828457832336</text:p>
          </table:table-cell>
          <table:table-cell table:number-columns-repeated="2" office:value-type="float" office:value="0.999828457832336" calcext:value-type="float">
            <text:p>0.999828457832336</text:p>
          </table:table-cell>
          <table:table-cell office:value-type="float" office:value="0.906435430049896" calcext:value-type="float">
            <text:p>0.906435430049896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999916553497314" calcext:value-type="float">
            <text:p>0.999916553497314</text:p>
          </table:table-cell>
          <table:table-cell table:number-columns-repeated="2" office:value-type="float" office:value="0.999916553497314" calcext:value-type="float">
            <text:p>0.999916553497314</text:p>
          </table:table-cell>
          <table:table-cell office:value-type="float" office:value="0.934553623199463" calcext:value-type="float">
            <text:p>0.934553623199463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999882578849792" calcext:value-type="float">
            <text:p>0.999882578849792</text:p>
          </table:table-cell>
          <table:table-cell table:number-columns-repeated="2" office:value-type="float" office:value="0.999882578849792" calcext:value-type="float">
            <text:p>0.999882578849792</text:p>
          </table:table-cell>
          <table:table-cell office:value-type="float" office:value="0.936976313591003" calcext:value-type="float">
            <text:p>0.936976313591003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999879479408264" calcext:value-type="float">
            <text:p>0.999879479408264</text:p>
          </table:table-cell>
          <table:table-cell table:number-columns-repeated="2" office:value-type="float" office:value="0.999879479408264" calcext:value-type="float">
            <text:p>0.999879479408264</text:p>
          </table:table-cell>
          <table:table-cell office:value-type="float" office:value="0.945362329483032" calcext:value-type="float">
            <text:p>0.945362329483032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999939322471619" calcext:value-type="float">
            <text:p>0.999939322471619</text:p>
          </table:table-cell>
          <table:table-cell table:number-columns-repeated="2" office:value-type="float" office:value="0.999939322471619" calcext:value-type="float">
            <text:p>0.999939322471619</text:p>
          </table:table-cell>
          <table:table-cell office:value-type="float" office:value="0.962194502353668" calcext:value-type="float">
            <text:p>0.962194502353668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99905288219452" calcext:value-type="float">
            <text:p>0.999905288219452</text:p>
          </table:table-cell>
          <table:table-cell table:number-columns-repeated="2" office:value-type="float" office:value="0.999905288219452" calcext:value-type="float">
            <text:p>0.999905288219452</text:p>
          </table:table-cell>
          <table:table-cell office:value-type="float" office:value="0.946426033973694" calcext:value-type="float">
            <text:p>0.946426033973694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999914884567261" calcext:value-type="float">
            <text:p>0.999914884567261</text:p>
          </table:table-cell>
          <table:table-cell table:number-columns-repeated="2" office:value-type="float" office:value="0.999914884567261" calcext:value-type="float">
            <text:p>0.999914884567261</text:p>
          </table:table-cell>
          <table:table-cell office:value-type="float" office:value="0.962180554866791" calcext:value-type="float">
            <text:p>0.96218055486679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999951481819153" calcext:value-type="float">
            <text:p>0.999951481819153</text:p>
          </table:table-cell>
          <table:table-cell table:number-columns-repeated="2" office:value-type="float" office:value="0.999951481819153" calcext:value-type="float">
            <text:p>0.999951481819153</text:p>
          </table:table-cell>
          <table:table-cell office:value-type="float" office:value="0.975386023521423" calcext:value-type="float">
            <text:p>0.975386023521423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99993109703064" calcext:value-type="float">
            <text:p>0.99993109703064</text:p>
          </table:table-cell>
          <table:table-cell table:number-columns-repeated="2" office:value-type="float" office:value="0.99993109703064" calcext:value-type="float">
            <text:p>0.99993109703064</text:p>
          </table:table-cell>
          <table:table-cell office:value-type="float" office:value="0.978915214538574" calcext:value-type="float">
            <text:p>0.978915214538574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999945640563965" calcext:value-type="float">
            <text:p>0.999945640563965</text:p>
          </table:table-cell>
          <table:table-cell table:number-columns-repeated="2" office:value-type="float" office:value="0.999945640563965" calcext:value-type="float">
            <text:p>0.999945640563965</text:p>
          </table:table-cell>
          <table:table-cell office:value-type="float" office:value="0.978440880775452" calcext:value-type="float">
            <text:p>0.978440880775452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999939799308777" calcext:value-type="float">
            <text:p>0.999939799308777</text:p>
          </table:table-cell>
          <table:table-cell table:number-columns-repeated="2" office:value-type="float" office:value="0.999939799308777" calcext:value-type="float">
            <text:p>0.999939799308777</text:p>
          </table:table-cell>
          <table:table-cell office:value-type="float" office:value="0.977362394332886" calcext:value-type="float">
            <text:p>0.977362394332886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999934256076813" calcext:value-type="float">
            <text:p>0.999934256076813</text:p>
          </table:table-cell>
          <table:table-cell table:number-columns-repeated="2" office:value-type="float" office:value="0.999934256076813" calcext:value-type="float">
            <text:p>0.999934256076813</text:p>
          </table:table-cell>
          <table:table-cell office:value-type="float" office:value="0.979758977890015" calcext:value-type="float">
            <text:p>0.979758977890015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999931037425995" calcext:value-type="float">
            <text:p>0.999931037425995</text:p>
          </table:table-cell>
          <table:table-cell table:number-columns-repeated="2" office:value-type="float" office:value="0.999931037425995" calcext:value-type="float">
            <text:p>0.999931037425995</text:p>
          </table:table-cell>
          <table:table-cell office:value-type="float" office:value="0.976359724998474" calcext:value-type="float">
            <text:p>0.976359724998474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999943554401398" calcext:value-type="float">
            <text:p>0.999943554401398</text:p>
          </table:table-cell>
          <table:table-cell table:number-columns-repeated="2" office:value-type="float" office:value="0.999943554401398" calcext:value-type="float">
            <text:p>0.999943554401398</text:p>
          </table:table-cell>
          <table:table-cell office:value-type="float" office:value="0.973390936851501" calcext:value-type="float">
            <text:p>0.973390936851501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99993246793747" calcext:value-type="float">
            <text:p>0.99993246793747</text:p>
          </table:table-cell>
          <table:table-cell table:number-columns-repeated="2" office:value-type="float" office:value="0.99993246793747" calcext:value-type="float">
            <text:p>0.99993246793747</text:p>
          </table:table-cell>
          <table:table-cell office:value-type="float" office:value="0.975438594818115" calcext:value-type="float">
            <text:p>0.975438594818115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99987518787384" calcext:value-type="float">
            <text:p>0.99987518787384</text:p>
          </table:table-cell>
          <table:table-cell table:number-columns-repeated="2" office:value-type="float" office:value="0.99987518787384" calcext:value-type="float">
            <text:p>0.99987518787384</text:p>
          </table:table-cell>
          <table:table-cell office:value-type="float" office:value="0.962613523006439" calcext:value-type="float">
            <text:p>0.962613523006439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999879360198975" calcext:value-type="float">
            <text:p>0.999879360198975</text:p>
          </table:table-cell>
          <table:table-cell table:number-columns-repeated="2" office:value-type="float" office:value="0.999879360198975" calcext:value-type="float">
            <text:p>0.999879360198975</text:p>
          </table:table-cell>
          <table:table-cell office:value-type="float" office:value="0.963104069232941" calcext:value-type="float">
            <text:p>0.963104069232941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999864220619202" calcext:value-type="float">
            <text:p>0.999864220619202</text:p>
          </table:table-cell>
          <table:table-cell table:number-columns-repeated="2" office:value-type="float" office:value="0.999864220619202" calcext:value-type="float">
            <text:p>0.999864220619202</text:p>
          </table:table-cell>
          <table:table-cell office:value-type="float" office:value="0.96217954158783" calcext:value-type="float">
            <text:p>0.96217954158783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999840319156647" calcext:value-type="float">
            <text:p>0.999840319156647</text:p>
          </table:table-cell>
          <table:table-cell table:number-columns-repeated="2" office:value-type="float" office:value="0.999840319156647" calcext:value-type="float">
            <text:p>0.999840319156647</text:p>
          </table:table-cell>
          <table:table-cell office:value-type="float" office:value="0.944195926189423" calcext:value-type="float">
            <text:p>0.944195926189423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999851226806641" calcext:value-type="float">
            <text:p>0.999851226806641</text:p>
          </table:table-cell>
          <table:table-cell table:number-columns-repeated="2" office:value-type="float" office:value="0.999851226806641" calcext:value-type="float">
            <text:p>0.999851226806641</text:p>
          </table:table-cell>
          <table:table-cell office:value-type="float" office:value="0.931499540805817" calcext:value-type="float">
            <text:p>0.931499540805817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999875724315643" calcext:value-type="float">
            <text:p>0.999875724315643</text:p>
          </table:table-cell>
          <table:table-cell table:number-columns-repeated="2" office:value-type="float" office:value="0.999875724315643" calcext:value-type="float">
            <text:p>0.999875724315643</text:p>
          </table:table-cell>
          <table:table-cell office:value-type="float" office:value="0.939316153526306" calcext:value-type="float">
            <text:p>0.939316153526306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 office:value-type="float" office:value="0.999841570854187" calcext:value-type="float">
            <text:p>0.999841570854187</text:p>
          </table:table-cell>
          <table:table-cell office:value-type="float" office:value="0.940662801265717" calcext:value-type="float">
            <text:p>0.940662801265717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999817490577698" calcext:value-type="float">
            <text:p>0.999817490577698</text:p>
          </table:table-cell>
          <table:table-cell table:number-columns-repeated="2" office:value-type="float" office:value="0.999817490577698" calcext:value-type="float">
            <text:p>0.999817490577698</text:p>
          </table:table-cell>
          <table:table-cell office:value-type="float" office:value="0.928057670593262" calcext:value-type="float">
            <text:p>0.928057670593262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999849081039429" calcext:value-type="float">
            <text:p>0.999849081039429</text:p>
          </table:table-cell>
          <table:table-cell table:number-columns-repeated="2" office:value-type="float" office:value="0.999849081039429" calcext:value-type="float">
            <text:p>0.999849081039429</text:p>
          </table:table-cell>
          <table:table-cell office:value-type="float" office:value="0.942975342273712" calcext:value-type="float">
            <text:p>0.942975342273712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99987006187439" calcext:value-type="float">
            <text:p>0.99987006187439</text:p>
          </table:table-cell>
          <table:table-cell table:number-columns-repeated="2" office:value-type="float" office:value="0.99987006187439" calcext:value-type="float">
            <text:p>0.99987006187439</text:p>
          </table:table-cell>
          <table:table-cell office:value-type="float" office:value="0.950962007045746" calcext:value-type="float">
            <text:p>0.950962007045746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999846756458282" calcext:value-type="float">
            <text:p>0.999846756458282</text:p>
          </table:table-cell>
          <table:table-cell table:number-columns-repeated="2" office:value-type="float" office:value="0.999846756458282" calcext:value-type="float">
            <text:p>0.999846756458282</text:p>
          </table:table-cell>
          <table:table-cell office:value-type="float" office:value="0.954050540924072" calcext:value-type="float">
            <text:p>0.954050540924072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999751567840576" calcext:value-type="float">
            <text:p>0.999751567840576</text:p>
          </table:table-cell>
          <table:table-cell table:number-columns-repeated="2" office:value-type="float" office:value="0.999751567840576" calcext:value-type="float">
            <text:p>0.999751567840576</text:p>
          </table:table-cell>
          <table:table-cell office:value-type="float" office:value="0.947708189487457" calcext:value-type="float">
            <text:p>0.947708189487457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 office:value-type="float" office:value="0.999763786792755" calcext:value-type="float">
            <text:p>0.999763786792755</text:p>
          </table:table-cell>
          <table:table-cell office:value-type="float" office:value="0.949484765529633" calcext:value-type="float">
            <text:p>0.949484765529633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3" office:value-type="float" office:value="0.999810755252838" calcext:value-type="float">
            <text:p>0.999810755252838</text:p>
          </table:table-cell>
          <table:table-cell office:value-type="float" office:value="0.954034924507141" calcext:value-type="float">
            <text:p>0.954034924507141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999886095523834" calcext:value-type="float">
            <text:p>0.999886095523834</text:p>
          </table:table-cell>
          <table:table-cell table:number-columns-repeated="2" office:value-type="float" office:value="0.999886095523834" calcext:value-type="float">
            <text:p>0.999886095523834</text:p>
          </table:table-cell>
          <table:table-cell office:value-type="float" office:value="0.98024845123291" calcext:value-type="float">
            <text:p>0.98024845123291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 office:value-type="float" office:value="0.999849736690521" calcext:value-type="float">
            <text:p>0.999849736690521</text:p>
          </table:table-cell>
          <table:table-cell office:value-type="float" office:value="0.979726433753967" calcext:value-type="float">
            <text:p>0.979726433753967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999840080738068" calcext:value-type="float">
            <text:p>0.999840080738068</text:p>
          </table:table-cell>
          <table:table-cell table:number-columns-repeated="2" office:value-type="float" office:value="0.999840080738068" calcext:value-type="float">
            <text:p>0.999840080738068</text:p>
          </table:table-cell>
          <table:table-cell office:value-type="float" office:value="0.981342971324921" calcext:value-type="float">
            <text:p>0.981342971324921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999816834926605" calcext:value-type="float">
            <text:p>0.999816834926605</text:p>
          </table:table-cell>
          <table:table-cell table:number-columns-repeated="2" office:value-type="float" office:value="0.999816834926605" calcext:value-type="float">
            <text:p>0.999816834926605</text:p>
          </table:table-cell>
          <table:table-cell office:value-type="float" office:value="0.984500110149384" calcext:value-type="float">
            <text:p>0.984500110149384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999692261219025" calcext:value-type="float">
            <text:p>0.999692261219025</text:p>
          </table:table-cell>
          <table:table-cell table:number-columns-repeated="2" office:value-type="float" office:value="0.999692261219025" calcext:value-type="float">
            <text:p>0.999692261219025</text:p>
          </table:table-cell>
          <table:table-cell office:value-type="float" office:value="0.965021133422852" calcext:value-type="float">
            <text:p>0.965021133422852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 office:value-type="float" office:value="0.999724507331848" calcext:value-type="float">
            <text:p>0.999724507331848</text:p>
          </table:table-cell>
          <table:table-cell office:value-type="float" office:value="0.952782988548279" calcext:value-type="float">
            <text:p>0.952782988548279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999567151069641" calcext:value-type="float">
            <text:p>0.999567151069641</text:p>
          </table:table-cell>
          <table:table-cell table:number-columns-repeated="2" office:value-type="float" office:value="0.999567151069641" calcext:value-type="float">
            <text:p>0.999567151069641</text:p>
          </table:table-cell>
          <table:table-cell office:value-type="float" office:value="0.927663207054138" calcext:value-type="float">
            <text:p>0.927663207054138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99951446056366" calcext:value-type="float">
            <text:p>0.99951446056366</text:p>
          </table:table-cell>
          <table:table-cell table:number-columns-repeated="2" office:value-type="float" office:value="0.99951446056366" calcext:value-type="float">
            <text:p>0.99951446056366</text:p>
          </table:table-cell>
          <table:table-cell office:value-type="float" office:value="0.92924702167511" calcext:value-type="float">
            <text:p>0.92924702167511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 office:value-type="float" office:value="0.999696671962738" calcext:value-type="float">
            <text:p>0.999696671962738</text:p>
          </table:table-cell>
          <table:table-cell office:value-type="float" office:value="0.943258583545685" calcext:value-type="float">
            <text:p>0.943258583545685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999711394309998" calcext:value-type="float">
            <text:p>0.999711394309998</text:p>
          </table:table-cell>
          <table:table-cell table:number-columns-repeated="2" office:value-type="float" office:value="0.999711394309998" calcext:value-type="float">
            <text:p>0.999711394309998</text:p>
          </table:table-cell>
          <table:table-cell office:value-type="float" office:value="0.947578728199005" calcext:value-type="float">
            <text:p>0.947578728199005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999739527702332" calcext:value-type="float">
            <text:p>0.999739527702332</text:p>
          </table:table-cell>
          <table:table-cell table:number-columns-repeated="2" office:value-type="float" office:value="0.999739527702332" calcext:value-type="float">
            <text:p>0.999739527702332</text:p>
          </table:table-cell>
          <table:table-cell office:value-type="float" office:value="0.943654716014862" calcext:value-type="float">
            <text:p>0.943654716014862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99964565038681" calcext:value-type="float">
            <text:p>0.99964565038681</text:p>
          </table:table-cell>
          <table:table-cell table:number-columns-repeated="2" office:value-type="float" office:value="0.99964565038681" calcext:value-type="float">
            <text:p>0.99964565038681</text:p>
          </table:table-cell>
          <table:table-cell office:value-type="float" office:value="0.931560218334198" calcext:value-type="float">
            <text:p>0.931560218334198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999680161476135" calcext:value-type="float">
            <text:p>0.999680161476135</text:p>
          </table:table-cell>
          <table:table-cell table:number-columns-repeated="2" office:value-type="float" office:value="0.999680161476135" calcext:value-type="float">
            <text:p>0.999680161476135</text:p>
          </table:table-cell>
          <table:table-cell office:value-type="float" office:value="0.932746350765228" calcext:value-type="float">
            <text:p>0.932746350765228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999672591686249" calcext:value-type="float">
            <text:p>0.999672591686249</text:p>
          </table:table-cell>
          <table:table-cell table:number-columns-repeated="2" office:value-type="float" office:value="0.999672591686249" calcext:value-type="float">
            <text:p>0.999672591686249</text:p>
          </table:table-cell>
          <table:table-cell office:value-type="float" office:value="0.910297334194183" calcext:value-type="float">
            <text:p>0.910297334194183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999567091464996" calcext:value-type="float">
            <text:p>0.999567091464996</text:p>
          </table:table-cell>
          <table:table-cell table:number-columns-repeated="2" office:value-type="float" office:value="0.999567091464996" calcext:value-type="float">
            <text:p>0.999567091464996</text:p>
          </table:table-cell>
          <table:table-cell office:value-type="float" office:value="0.916495263576508" calcext:value-type="float">
            <text:p>0.916495263576508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999585151672363" calcext:value-type="float">
            <text:p>0.999585151672363</text:p>
          </table:table-cell>
          <table:table-cell table:number-columns-repeated="2" office:value-type="float" office:value="0.999585151672363" calcext:value-type="float">
            <text:p>0.999585151672363</text:p>
          </table:table-cell>
          <table:table-cell office:value-type="float" office:value="0.94799280166626" calcext:value-type="float">
            <text:p>0.94799280166626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 office:value-type="float" office:value="0.999424934387207" calcext:value-type="float">
            <text:p>0.999424934387207</text:p>
          </table:table-cell>
          <table:table-cell office:value-type="float" office:value="0.944377899169922" calcext:value-type="float">
            <text:p>0.944377899169922</text:p>
          </table:table-cell>
          <table:table-cell table:number-columns-repeated="5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999189794063568" calcext:value-type="float">
            <text:p>0.999189794063568</text:p>
          </table:table-cell>
          <table:table-cell table:number-columns-repeated="2" office:value-type="float" office:value="0.999189794063568" calcext:value-type="float">
            <text:p>0.999189794063568</text:p>
          </table:table-cell>
          <table:table-cell office:value-type="float" office:value="0.926351368427277" calcext:value-type="float">
            <text:p>0.926351368427277</text:p>
          </table:table-cell>
          <table:table-cell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 office:value-type="float" office:value="0.99943345785141" calcext:value-type="float">
            <text:p>0.99943345785141</text:p>
          </table:table-cell>
          <table:table-cell office:value-type="float" office:value="0.930853724479675" calcext:value-type="float">
            <text:p>0.930853724479675</text:p>
          </table:table-cell>
          <table:table-cell table:number-columns-repeated="5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999547123908997" calcext:value-type="float">
            <text:p>0.999547123908997</text:p>
          </table:table-cell>
          <table:table-cell table:number-columns-repeated="2" office:value-type="float" office:value="0.999547123908997" calcext:value-type="float">
            <text:p>0.999547123908997</text:p>
          </table:table-cell>
          <table:table-cell office:value-type="float" office:value="0.922824263572693" calcext:value-type="float">
            <text:p>0.922824263572693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999606013298035" calcext:value-type="float">
            <text:p>0.999606013298035</text:p>
          </table:table-cell>
          <table:table-cell table:number-columns-repeated="2" office:value-type="float" office:value="0.999606013298035" calcext:value-type="float">
            <text:p>0.999606013298035</text:p>
          </table:table-cell>
          <table:table-cell office:value-type="float" office:value="0.914326250553131" calcext:value-type="float">
            <text:p>0.91432625055313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 office:value-type="float" office:value="0.999513864517212" calcext:value-type="float">
            <text:p>0.999513864517212</text:p>
          </table:table-cell>
          <table:table-cell office:value-type="float" office:value="0.918770492076874" calcext:value-type="float">
            <text:p>0.918770492076874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999746084213257" calcext:value-type="float">
            <text:p>0.999746084213257</text:p>
          </table:table-cell>
          <table:table-cell table:number-columns-repeated="2" office:value-type="float" office:value="0.999746084213257" calcext:value-type="float">
            <text:p>0.999746084213257</text:p>
          </table:table-cell>
          <table:table-cell office:value-type="float" office:value="0.936936914920807" calcext:value-type="float">
            <text:p>0.936936914920807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999969720840454" calcext:value-type="float">
            <text:p>0.999969720840454</text:p>
          </table:table-cell>
          <table:table-cell table:number-columns-repeated="2" office:value-type="float" office:value="0.999969720840454" calcext:value-type="float">
            <text:p>0.999969720840454</text:p>
          </table:table-cell>
          <table:table-cell office:value-type="float" office:value="0.863958597183227" calcext:value-type="float">
            <text:p>0.863958597183227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999988913536072" calcext:value-type="float">
            <text:p>0.999988913536072</text:p>
          </table:table-cell>
          <table:table-cell table:number-columns-repeated="2" office:value-type="float" office:value="0.999988913536072" calcext:value-type="float">
            <text:p>0.999988913536072</text:p>
          </table:table-cell>
          <table:table-cell office:value-type="float" office:value="0.926847398281097" calcext:value-type="float">
            <text:p>0.926847398281097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999971270561218" calcext:value-type="float">
            <text:p>0.999971270561218</text:p>
          </table:table-cell>
          <table:table-cell table:number-columns-repeated="2" office:value-type="float" office:value="0.999971270561218" calcext:value-type="float">
            <text:p>0.999971270561218</text:p>
          </table:table-cell>
          <table:table-cell office:value-type="float" office:value="0.938982546329498" calcext:value-type="float">
            <text:p>0.938982546329498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999928116798401" calcext:value-type="float">
            <text:p>0.999928116798401</text:p>
          </table:table-cell>
          <table:table-cell table:number-columns-repeated="2" office:value-type="float" office:value="0.999928116798401" calcext:value-type="float">
            <text:p>0.999928116798401</text:p>
          </table:table-cell>
          <table:table-cell office:value-type="float" office:value="0.997343480587006" calcext:value-type="float">
            <text:p>0.997343480587006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 office:value-type="float" office:value="0.99959534406662" calcext:value-type="float">
            <text:p>0.99959534406662</text:p>
          </table:table-cell>
          <table:table-cell office:value-type="float" office:value="0.996016979217529" calcext:value-type="float">
            <text:p>0.996016979217529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997707545757294" calcext:value-type="float">
            <text:p>0.997707545757294</text:p>
          </table:table-cell>
          <table:table-cell table:number-columns-repeated="2" office:value-type="float" office:value="0.997707545757294" calcext:value-type="float">
            <text:p>0.997707545757294</text:p>
          </table:table-cell>
          <table:table-cell office:value-type="float" office:value="0.980238676071167" calcext:value-type="float">
            <text:p>0.980238676071167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8227894306183" calcext:value-type="float">
            <text:p>0.998227894306183</text:p>
          </table:table-cell>
          <table:table-cell office:value-type="float" office:value="0.860146820545197" calcext:value-type="float">
            <text:p>0.860146820545197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 office:value-type="float" office:value="0.999435544013977" calcext:value-type="float">
            <text:p>0.999435544013977</text:p>
          </table:table-cell>
          <table:table-cell office:value-type="float" office:value="0.986033618450165" calcext:value-type="float">
            <text:p>0.986033618450165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999964237213135" calcext:value-type="float">
            <text:p>0.999964237213135</text:p>
          </table:table-cell>
          <table:table-cell table:number-columns-repeated="2" office:value-type="float" office:value="0.999964237213135" calcext:value-type="float">
            <text:p>0.999964237213135</text:p>
          </table:table-cell>
          <table:table-cell office:value-type="float" office:value="0.979465842247009" calcext:value-type="float">
            <text:p>0.979465842247009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999987125396728" calcext:value-type="float">
            <text:p>0.999987125396728</text:p>
          </table:table-cell>
          <table:table-cell table:number-columns-repeated="2" office:value-type="float" office:value="0.999987125396728" calcext:value-type="float">
            <text:p>0.999987125396728</text:p>
          </table:table-cell>
          <table:table-cell office:value-type="float" office:value="0.99761700630188" calcext:value-type="float">
            <text:p>0.99761700630188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999953985214233" calcext:value-type="float">
            <text:p>0.999953985214233</text:p>
          </table:table-cell>
          <table:table-cell table:number-columns-repeated="2" office:value-type="float" office:value="0.999953985214233" calcext:value-type="float">
            <text:p>0.999953985214233</text:p>
          </table:table-cell>
          <table:table-cell office:value-type="float" office:value="0.998689353466034" calcext:value-type="float">
            <text:p>0.998689353466034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999961078166962" calcext:value-type="float">
            <text:p>0.999961078166962</text:p>
          </table:table-cell>
          <table:table-cell table:number-columns-repeated="2" office:value-type="float" office:value="0.999961078166962" calcext:value-type="float">
            <text:p>0.999961078166962</text:p>
          </table:table-cell>
          <table:table-cell office:value-type="float" office:value="0.968620598316193" calcext:value-type="float">
            <text:p>0.968620598316193</text:p>
          </table:table-cell>
          <table:table-cell table:number-columns-repeated="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999969840049744" calcext:value-type="float">
            <text:p>0.999969840049744</text:p>
          </table:table-cell>
          <table:table-cell table:number-columns-repeated="2" office:value-type="float" office:value="0.999969840049744" calcext:value-type="float">
            <text:p>0.999969840049744</text:p>
          </table:table-cell>
          <table:table-cell office:value-type="float" office:value="0.992649435997009" calcext:value-type="float">
            <text:p>0.992649435997009</text:p>
          </table:table-cell>
          <table:table-cell table:number-columns-repeated="5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 office:value-type="float" office:value="0.999827444553375" calcext:value-type="float">
            <text:p>0.999827444553375</text:p>
          </table:table-cell>
          <table:table-cell office:value-type="float" office:value="0.993254840373993" calcext:value-type="float">
            <text:p>0.993254840373993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99982476234436" calcext:value-type="float">
            <text:p>0.99982476234436</text:p>
          </table:table-cell>
          <table:table-cell table:number-columns-repeated="2" office:value-type="float" office:value="0.99982476234436" calcext:value-type="float">
            <text:p>0.99982476234436</text:p>
          </table:table-cell>
          <table:table-cell office:value-type="float" office:value="0.984472811222076" calcext:value-type="float">
            <text:p>0.984472811222076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999153912067413" calcext:value-type="float">
            <text:p>0.999153912067413</text:p>
          </table:table-cell>
          <table:table-cell table:number-columns-repeated="2" office:value-type="float" office:value="0.999153912067413" calcext:value-type="float">
            <text:p>0.999153912067413</text:p>
          </table:table-cell>
          <table:table-cell office:value-type="float" office:value="0.904462516307831" calcext:value-type="float">
            <text:p>0.904462516307831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998503923416138" calcext:value-type="float">
            <text:p>0.998503923416138</text:p>
          </table:table-cell>
          <table:table-cell table:number-columns-repeated="2" office:value-type="float" office:value="0.998503923416138" calcext:value-type="float">
            <text:p>0.998503923416138</text:p>
          </table:table-cell>
          <table:table-cell office:value-type="float" office:value="0.990927815437317" calcext:value-type="float">
            <text:p>0.990927815437317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 office:value-type="float" office:value="0.998259961605072" calcext:value-type="float">
            <text:p>0.998259961605072</text:p>
          </table:table-cell>
          <table:table-cell office:value-type="float" office:value="0.988451719284058" calcext:value-type="float">
            <text:p>0.988451719284058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562101662158966" calcext:value-type="float">
            <text:p>0.562101662158966</text:p>
          </table:table-cell>
          <table:table-cell table:number-columns-repeated="5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3" office:value-type="float" office:value="0.988628089427948" calcext:value-type="float">
            <text:p>0.98862808942794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01885092258453" calcext:value-type="float">
            <text:p>0.901885092258453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83731806278229" calcext:value-type="float">
            <text:p>0.983731806278229</text:p>
          </table:table-cell>
          <table:table-cell table:number-columns-repeated="5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386996120214462" calcext:value-type="float">
            <text:p>0.386996120214462</text:p>
          </table:table-cell>
          <table:table-cell office:value-type="float" office:value="0.995566785335541" calcext:value-type="float">
            <text:p>0.995566785335541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993323624134064" calcext:value-type="float">
            <text:p>0.993323624134064</text:p>
          </table:table-cell>
          <table:table-cell table:number-columns-repeated="5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0.613036692142487" calcext:value-type="float">
            <text:p>0.613036692142487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3" office:value-type="float" office:value="0.716497540473938" calcext:value-type="float">
            <text:p>0.716497540473938</text:p>
          </table:table-cell>
          <table:table-cell office:value-type="float" office:value="0.994504570960998" calcext:value-type="float">
            <text:p>0.994504570960998</text:p>
          </table:table-cell>
          <table:table-cell table:number-columns-repeated="5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3" office:value-type="float" office:value="0.893351912498474" calcext:value-type="float">
            <text:p>0.893351912498474</text:p>
          </table:table-cell>
          <table:table-cell office:value-type="float" office:value="0.999057173728943" calcext:value-type="float">
            <text:p>0.999057173728943</text:p>
          </table:table-cell>
          <table:table-cell table:number-columns-repeated="5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3" office:value-type="float" office:value="0.999503493309021" calcext:value-type="float">
            <text:p>0.999503493309021</text:p>
          </table:table-cell>
          <table:table-cell office:value-type="float" office:value="0.998944044113159" calcext:value-type="float">
            <text:p>0.998944044113159</text:p>
          </table:table-cell>
          <table:table-cell table:number-columns-repeated="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99958747625351" calcext:value-type="float">
            <text:p>0.99958747625351</text:p>
          </table:table-cell>
          <table:table-cell table:number-columns-repeated="2" office:value-type="float" office:value="0.99958747625351" calcext:value-type="float">
            <text:p>0.99958747625351</text:p>
          </table:table-cell>
          <table:table-cell office:value-type="float" office:value="0.998159646987915" calcext:value-type="float">
            <text:p>0.998159646987915</text:p>
          </table:table-cell>
          <table:table-cell table:number-columns-repeated="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999926388263702" calcext:value-type="float">
            <text:p>0.999926388263702</text:p>
          </table:table-cell>
          <table:table-cell table:number-columns-repeated="2" office:value-type="float" office:value="0.999926388263702" calcext:value-type="float">
            <text:p>0.999926388263702</text:p>
          </table:table-cell>
          <table:table-cell office:value-type="float" office:value="0.997950315475464" calcext:value-type="float">
            <text:p>0.997950315475464</text:p>
          </table:table-cell>
          <table:table-cell table:number-columns-repeated="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999882876873016" calcext:value-type="float">
            <text:p>0.999882876873016</text:p>
          </table:table-cell>
          <table:table-cell table:number-columns-repeated="2" office:value-type="float" office:value="0.999882876873016" calcext:value-type="float">
            <text:p>0.999882876873016</text:p>
          </table:table-cell>
          <table:table-cell office:value-type="float" office:value="0.986028552055359" calcext:value-type="float">
            <text:p>0.986028552055359</text:p>
          </table:table-cell>
          <table:table-cell table:number-columns-repeated="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999665081501007" calcext:value-type="float">
            <text:p>0.999665081501007</text:p>
          </table:table-cell>
          <table:table-cell table:number-columns-repeated="2" office:value-type="float" office:value="0.999665081501007" calcext:value-type="float">
            <text:p>0.999665081501007</text:p>
          </table:table-cell>
          <table:table-cell office:value-type="float" office:value="0.993757665157318" calcext:value-type="float">
            <text:p>0.993757665157318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999994933605194" calcext:value-type="float">
            <text:p>0.999994933605194</text:p>
          </table:table-cell>
          <table:table-cell table:number-columns-repeated="2" office:value-type="float" office:value="0.999994933605194" calcext:value-type="float">
            <text:p>0.999994933605194</text:p>
          </table:table-cell>
          <table:table-cell office:value-type="float" office:value="0.997461259365082" calcext:value-type="float">
            <text:p>0.997461259365082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999967455863952" calcext:value-type="float">
            <text:p>0.999967455863952</text:p>
          </table:table-cell>
          <table:table-cell table:number-columns-repeated="2" office:value-type="float" office:value="0.999967455863952" calcext:value-type="float">
            <text:p>0.999967455863952</text:p>
          </table:table-cell>
          <table:table-cell office:value-type="float" office:value="0.996099054813385" calcext:value-type="float">
            <text:p>0.996099054813385</text:p>
          </table:table-cell>
          <table:table-cell table:number-columns-repeated="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9999760389328" calcext:value-type="float">
            <text:p>0.9999760389328</text:p>
          </table:table-cell>
          <table:table-cell table:number-columns-repeated="2" office:value-type="float" office:value="0.9999760389328" calcext:value-type="float">
            <text:p>0.9999760389328</text:p>
          </table:table-cell>
          <table:table-cell office:value-type="float" office:value="0.99317479133606" calcext:value-type="float">
            <text:p>0.99317479133606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3" office:value-type="float" office:value="0.99998277425766" calcext:value-type="float">
            <text:p>0.99998277425766</text:p>
          </table:table-cell>
          <table:table-cell office:value-type="float" office:value="0.992023229598999" calcext:value-type="float">
            <text:p>0.992023229598999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999994814395904" calcext:value-type="float">
            <text:p>0.999994814395904</text:p>
          </table:table-cell>
          <table:table-cell table:number-columns-repeated="2" office:value-type="float" office:value="0.999994814395904" calcext:value-type="float">
            <text:p>0.999994814395904</text:p>
          </table:table-cell>
          <table:table-cell office:value-type="float" office:value="0.998636364936829" calcext:value-type="float">
            <text:p>0.998636364936829</text:p>
          </table:table-cell>
          <table:table-cell table:number-columns-repeated="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99998950958252" calcext:value-type="float">
            <text:p>0.99998950958252</text:p>
          </table:table-cell>
          <table:table-cell table:number-columns-repeated="2" office:value-type="float" office:value="0.99998950958252" calcext:value-type="float">
            <text:p>0.99998950958252</text:p>
          </table:table-cell>
          <table:table-cell office:value-type="float" office:value="0.998497903347015" calcext:value-type="float">
            <text:p>0.998497903347015</text:p>
          </table:table-cell>
          <table:table-cell table:number-columns-repeated="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999994516372681" calcext:value-type="float">
            <text:p>0.999994516372681</text:p>
          </table:table-cell>
          <table:table-cell table:number-columns-repeated="2" office:value-type="float" office:value="0.999994516372681" calcext:value-type="float">
            <text:p>0.999994516372681</text:p>
          </table:table-cell>
          <table:table-cell office:value-type="float" office:value="0.999060273170471" calcext:value-type="float">
            <text:p>0.999060273170471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99998813867569" calcext:value-type="float">
            <text:p>0.99998813867569</text:p>
          </table:table-cell>
          <table:table-cell table:number-columns-repeated="2" office:value-type="float" office:value="0.99998813867569" calcext:value-type="float">
            <text:p>0.99998813867569</text:p>
          </table:table-cell>
          <table:table-cell office:value-type="float" office:value="0.998828291893005" calcext:value-type="float">
            <text:p>0.998828291893005</text:p>
          </table:table-cell>
          <table:table-cell table:number-columns-repeated="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999986946582794" calcext:value-type="float">
            <text:p>0.999986946582794</text:p>
          </table:table-cell>
          <table:table-cell table:number-columns-repeated="2" office:value-type="float" office:value="0.999986946582794" calcext:value-type="float">
            <text:p>0.999986946582794</text:p>
          </table:table-cell>
          <table:table-cell office:value-type="float" office:value="0.999235212802887" calcext:value-type="float">
            <text:p>0.999235212802887</text:p>
          </table:table-cell>
          <table:table-cell table:number-columns-repeated="5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3" office:value-type="float" office:value="0.999982476234436" calcext:value-type="float">
            <text:p>0.999982476234436</text:p>
          </table:table-cell>
          <table:table-cell office:value-type="float" office:value="0.998286724090576" calcext:value-type="float">
            <text:p>0.998286724090576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999989211559296" calcext:value-type="float">
            <text:p>0.999989211559296</text:p>
          </table:table-cell>
          <table:table-cell table:number-columns-repeated="2" office:value-type="float" office:value="0.999989211559296" calcext:value-type="float">
            <text:p>0.999989211559296</text:p>
          </table:table-cell>
          <table:table-cell office:value-type="float" office:value="0.999377012252808" calcext:value-type="float">
            <text:p>0.999377012252808</text:p>
          </table:table-cell>
          <table:table-cell table:number-columns-repeated="5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3" office:value-type="float" office:value="0.999986469745636" calcext:value-type="float">
            <text:p>0.999986469745636</text:p>
          </table:table-cell>
          <table:table-cell office:value-type="float" office:value="0.99893182516098" calcext:value-type="float">
            <text:p>0.99893182516098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3" office:value-type="float" office:value="0.999971807003021" calcext:value-type="float">
            <text:p>0.999971807003021</text:p>
          </table:table-cell>
          <table:table-cell office:value-type="float" office:value="0.998862624168396" calcext:value-type="float">
            <text:p>0.998862624168396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99998015165329" calcext:value-type="float">
            <text:p>0.99998015165329</text:p>
          </table:table-cell>
          <table:table-cell table:number-columns-repeated="2" office:value-type="float" office:value="0.99998015165329" calcext:value-type="float">
            <text:p>0.99998015165329</text:p>
          </table:table-cell>
          <table:table-cell office:value-type="float" office:value="0.998652935028076" calcext:value-type="float">
            <text:p>0.998652935028076</text:p>
          </table:table-cell>
          <table:table-cell table:number-columns-repeated="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999982118606567" calcext:value-type="float">
            <text:p>0.999982118606567</text:p>
          </table:table-cell>
          <table:table-cell table:number-columns-repeated="2" office:value-type="float" office:value="0.999982118606567" calcext:value-type="float">
            <text:p>0.999982118606567</text:p>
          </table:table-cell>
          <table:table-cell office:value-type="float" office:value="0.99894905090332" calcext:value-type="float">
            <text:p>0.99894905090332</text:p>
          </table:table-cell>
          <table:table-cell table:number-columns-repeated="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999979078769684" calcext:value-type="float">
            <text:p>0.999979078769684</text:p>
          </table:table-cell>
          <table:table-cell table:number-columns-repeated="2" office:value-type="float" office:value="0.999979078769684" calcext:value-type="float">
            <text:p>0.999979078769684</text:p>
          </table:table-cell>
          <table:table-cell office:value-type="float" office:value="0.998658299446106" calcext:value-type="float">
            <text:p>0.998658299446106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99998128414154" calcext:value-type="float">
            <text:p>0.99998128414154</text:p>
          </table:table-cell>
          <table:table-cell table:number-columns-repeated="2" office:value-type="float" office:value="0.99998128414154" calcext:value-type="float">
            <text:p>0.99998128414154</text:p>
          </table:table-cell>
          <table:table-cell office:value-type="float" office:value="0.998365759849548" calcext:value-type="float">
            <text:p>0.998365759849548</text:p>
          </table:table-cell>
          <table:table-cell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999966859817505" calcext:value-type="float">
            <text:p>0.999966859817505</text:p>
          </table:table-cell>
          <table:table-cell table:number-columns-repeated="2" office:value-type="float" office:value="0.999966859817505" calcext:value-type="float">
            <text:p>0.999966859817505</text:p>
          </table:table-cell>
          <table:table-cell office:value-type="float" office:value="0.9986532330513" calcext:value-type="float">
            <text:p>0.9986532330513</text:p>
          </table:table-cell>
          <table:table-cell table:number-columns-repeated="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999972999095917" calcext:value-type="float">
            <text:p>0.999972999095917</text:p>
          </table:table-cell>
          <table:table-cell table:number-columns-repeated="2" office:value-type="float" office:value="0.999972999095917" calcext:value-type="float">
            <text:p>0.999972999095917</text:p>
          </table:table-cell>
          <table:table-cell office:value-type="float" office:value="0.998542547225952" calcext:value-type="float">
            <text:p>0.998542547225952</text:p>
          </table:table-cell>
          <table:table-cell table:number-columns-repeated="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999984204769134" calcext:value-type="float">
            <text:p>0.999984204769134</text:p>
          </table:table-cell>
          <table:table-cell table:number-columns-repeated="2" office:value-type="float" office:value="0.999984204769134" calcext:value-type="float">
            <text:p>0.999984204769134</text:p>
          </table:table-cell>
          <table:table-cell office:value-type="float" office:value="0.998758494853973" calcext:value-type="float">
            <text:p>0.998758494853973</text:p>
          </table:table-cell>
          <table:table-cell table:number-columns-repeated="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999981999397278" calcext:value-type="float">
            <text:p>0.999981999397278</text:p>
          </table:table-cell>
          <table:table-cell table:number-columns-repeated="2" office:value-type="float" office:value="0.999981999397278" calcext:value-type="float">
            <text:p>0.999981999397278</text:p>
          </table:table-cell>
          <table:table-cell office:value-type="float" office:value="0.998559057712555" calcext:value-type="float">
            <text:p>0.998559057712555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999981105327606" calcext:value-type="float">
            <text:p>0.999981105327606</text:p>
          </table:table-cell>
          <table:table-cell table:number-columns-repeated="2" office:value-type="float" office:value="0.999981105327606" calcext:value-type="float">
            <text:p>0.999981105327606</text:p>
          </table:table-cell>
          <table:table-cell office:value-type="float" office:value="0.998210072517395" calcext:value-type="float">
            <text:p>0.998210072517395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999976694583893" calcext:value-type="float">
            <text:p>0.999976694583893</text:p>
          </table:table-cell>
          <table:table-cell table:number-columns-repeated="2" office:value-type="float" office:value="0.999976694583893" calcext:value-type="float">
            <text:p>0.999976694583893</text:p>
          </table:table-cell>
          <table:table-cell office:value-type="float" office:value="0.998068928718567" calcext:value-type="float">
            <text:p>0.998068928718567</text:p>
          </table:table-cell>
          <table:table-cell table:number-columns-repeated="5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3" office:value-type="float" office:value="0.999980092048645" calcext:value-type="float">
            <text:p>0.999980092048645</text:p>
          </table:table-cell>
          <table:table-cell office:value-type="float" office:value="0.997897267341614" calcext:value-type="float">
            <text:p>0.997897267341614</text:p>
          </table:table-cell>
          <table:table-cell table:number-columns-repeated="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999983608722687" calcext:value-type="float">
            <text:p>0.999983608722687</text:p>
          </table:table-cell>
          <table:table-cell table:number-columns-repeated="2" office:value-type="float" office:value="0.999983608722687" calcext:value-type="float">
            <text:p>0.999983608722687</text:p>
          </table:table-cell>
          <table:table-cell office:value-type="float" office:value="0.998497128486633" calcext:value-type="float">
            <text:p>0.998497128486633</text:p>
          </table:table-cell>
          <table:table-cell table:number-columns-repeated="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999983429908752" calcext:value-type="float">
            <text:p>0.999983429908752</text:p>
          </table:table-cell>
          <table:table-cell table:number-columns-repeated="2" office:value-type="float" office:value="0.999983429908752" calcext:value-type="float">
            <text:p>0.999983429908752</text:p>
          </table:table-cell>
          <table:table-cell office:value-type="float" office:value="0.998711228370666" calcext:value-type="float">
            <text:p>0.998711228370666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 office:value-type="float" office:value="0.999988555908203" calcext:value-type="float">
            <text:p>0.999988555908203</text:p>
          </table:table-cell>
          <table:table-cell office:value-type="float" office:value="0.998472511768341" calcext:value-type="float">
            <text:p>0.998472511768341</text:p>
          </table:table-cell>
          <table:table-cell table:number-columns-repeated="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999983310699463" calcext:value-type="float">
            <text:p>0.999983310699463</text:p>
          </table:table-cell>
          <table:table-cell table:number-columns-repeated="2" office:value-type="float" office:value="0.999983310699463" calcext:value-type="float">
            <text:p>0.999983310699463</text:p>
          </table:table-cell>
          <table:table-cell office:value-type="float" office:value="0.998751878738403" calcext:value-type="float">
            <text:p>0.998751878738403</text:p>
          </table:table-cell>
          <table:table-cell table:number-columns-repeated="5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3" office:value-type="float" office:value="0.999988555908203" calcext:value-type="float">
            <text:p>0.999988555908203</text:p>
          </table:table-cell>
          <table:table-cell office:value-type="float" office:value="0.998921871185303" calcext:value-type="float">
            <text:p>0.998921871185303</text:p>
          </table:table-cell>
          <table:table-cell table:number-columns-repeated="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999987900257111" calcext:value-type="float">
            <text:p>0.999987900257111</text:p>
          </table:table-cell>
          <table:table-cell table:number-columns-repeated="2" office:value-type="float" office:value="0.999987900257111" calcext:value-type="float">
            <text:p>0.999987900257111</text:p>
          </table:table-cell>
          <table:table-cell office:value-type="float" office:value="0.998923242092133" calcext:value-type="float">
            <text:p>0.998923242092133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999988794326782" calcext:value-type="float">
            <text:p>0.999988794326782</text:p>
          </table:table-cell>
          <table:table-cell table:number-columns-repeated="2" office:value-type="float" office:value="0.999988794326782" calcext:value-type="float">
            <text:p>0.999988794326782</text:p>
          </table:table-cell>
          <table:table-cell office:value-type="float" office:value="0.998934090137482" calcext:value-type="float">
            <text:p>0.998934090137482</text:p>
          </table:table-cell>
          <table:table-cell table:number-columns-repeated="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999988615512848" calcext:value-type="float">
            <text:p>0.999988615512848</text:p>
          </table:table-cell>
          <table:table-cell table:number-columns-repeated="2" office:value-type="float" office:value="0.999988615512848" calcext:value-type="float">
            <text:p>0.999988615512848</text:p>
          </table:table-cell>
          <table:table-cell office:value-type="float" office:value="0.999092161655426" calcext:value-type="float">
            <text:p>0.999092161655426</text:p>
          </table:table-cell>
          <table:table-cell table:number-columns-repeated="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999969065189362" calcext:value-type="float">
            <text:p>0.999969065189362</text:p>
          </table:table-cell>
          <table:table-cell table:number-columns-repeated="2" office:value-type="float" office:value="0.999969065189362" calcext:value-type="float">
            <text:p>0.999969065189362</text:p>
          </table:table-cell>
          <table:table-cell office:value-type="float" office:value="0.999398529529572" calcext:value-type="float">
            <text:p>0.999398529529572</text:p>
          </table:table-cell>
          <table:table-cell table:number-columns-repeated="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99995893239975" calcext:value-type="float">
            <text:p>0.99995893239975</text:p>
          </table:table-cell>
          <table:table-cell table:number-columns-repeated="2" office:value-type="float" office:value="0.99995893239975" calcext:value-type="float">
            <text:p>0.99995893239975</text:p>
          </table:table-cell>
          <table:table-cell office:value-type="float" office:value="0.999428689479828" calcext:value-type="float">
            <text:p>0.999428689479828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99991911649704" calcext:value-type="float">
            <text:p>0.99991911649704</text:p>
          </table:table-cell>
          <table:table-cell table:number-columns-repeated="2" office:value-type="float" office:value="0.99991911649704" calcext:value-type="float">
            <text:p>0.99991911649704</text:p>
          </table:table-cell>
          <table:table-cell office:value-type="float" office:value="0.999321758747101" calcext:value-type="float">
            <text:p>0.999321758747101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999893367290497" calcext:value-type="float">
            <text:p>0.999893367290497</text:p>
          </table:table-cell>
          <table:table-cell table:number-columns-repeated="2" office:value-type="float" office:value="0.999893367290497" calcext:value-type="float">
            <text:p>0.999893367290497</text:p>
          </table:table-cell>
          <table:table-cell office:value-type="float" office:value="0.999264180660248" calcext:value-type="float">
            <text:p>0.999264180660248</text:p>
          </table:table-cell>
          <table:table-cell table:number-columns-repeated="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999901354312897" calcext:value-type="float">
            <text:p>0.999901354312897</text:p>
          </table:table-cell>
          <table:table-cell table:number-columns-repeated="2" office:value-type="float" office:value="0.999901354312897" calcext:value-type="float">
            <text:p>0.999901354312897</text:p>
          </table:table-cell>
          <table:table-cell office:value-type="float" office:value="0.999237656593323" calcext:value-type="float">
            <text:p>0.999237656593323</text:p>
          </table:table-cell>
          <table:table-cell table:number-columns-repeated="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999897599220276" calcext:value-type="float">
            <text:p>0.999897599220276</text:p>
          </table:table-cell>
          <table:table-cell table:number-columns-repeated="2" office:value-type="float" office:value="0.999897599220276" calcext:value-type="float">
            <text:p>0.999897599220276</text:p>
          </table:table-cell>
          <table:table-cell office:value-type="float" office:value="0.99933123588562" calcext:value-type="float">
            <text:p>0.99933123588562</text:p>
          </table:table-cell>
          <table:table-cell table:number-columns-repeated="5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 office:value-type="float" office:value="0.999904215335846" calcext:value-type="float">
            <text:p>0.999904215335846</text:p>
          </table:table-cell>
          <table:table-cell office:value-type="float" office:value="0.999358952045441" calcext:value-type="float">
            <text:p>0.999358952045441</text:p>
          </table:table-cell>
          <table:table-cell table:number-columns-repeated="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999915480613708" calcext:value-type="float">
            <text:p>0.999915480613708</text:p>
          </table:table-cell>
          <table:table-cell table:number-columns-repeated="2" office:value-type="float" office:value="0.999915480613708" calcext:value-type="float">
            <text:p>0.999915480613708</text:p>
          </table:table-cell>
          <table:table-cell office:value-type="float" office:value="0.99921703338623" calcext:value-type="float">
            <text:p>0.99921703338623</text:p>
          </table:table-cell>
          <table:table-cell table:number-columns-repeated="5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3" office:value-type="float" office:value="0.999908983707428" calcext:value-type="float">
            <text:p>0.999908983707428</text:p>
          </table:table-cell>
          <table:table-cell office:value-type="float" office:value="0.998946964740753" calcext:value-type="float">
            <text:p>0.998946964740753</text:p>
          </table:table-cell>
          <table:table-cell table:number-columns-repeated="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999945521354675" calcext:value-type="float">
            <text:p>0.999945521354675</text:p>
          </table:table-cell>
          <table:table-cell table:number-columns-repeated="2" office:value-type="float" office:value="0.999945521354675" calcext:value-type="float">
            <text:p>0.999945521354675</text:p>
          </table:table-cell>
          <table:table-cell office:value-type="float" office:value="0.998816907405853" calcext:value-type="float">
            <text:p>0.998816907405853</text:p>
          </table:table-cell>
          <table:table-cell table:number-columns-repeated="5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 office:value-type="float" office:value="0.999919235706329" calcext:value-type="float">
            <text:p>0.999919235706329</text:p>
          </table:table-cell>
          <table:table-cell office:value-type="float" office:value="0.998555183410644" calcext:value-type="float">
            <text:p>0.998555183410644</text:p>
          </table:table-cell>
          <table:table-cell table:number-columns-repeated="5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" office:value-type="float" office:value="0.999943196773529" calcext:value-type="float">
            <text:p>0.999943196773529</text:p>
          </table:table-cell>
          <table:table-cell office:value-type="float" office:value="0.998547732830048" calcext:value-type="float">
            <text:p>0.998547732830048</text:p>
          </table:table-cell>
          <table:table-cell table:number-columns-repeated="5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3" office:value-type="float" office:value="0.999943733215332" calcext:value-type="float">
            <text:p>0.999943733215332</text:p>
          </table:table-cell>
          <table:table-cell office:value-type="float" office:value="0.998472630977631" calcext:value-type="float">
            <text:p>0.998472630977631</text:p>
          </table:table-cell>
          <table:table-cell table:number-columns-repeated="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999951720237732" calcext:value-type="float">
            <text:p>0.999951720237732</text:p>
          </table:table-cell>
          <table:table-cell table:number-columns-repeated="2" office:value-type="float" office:value="0.999951720237732" calcext:value-type="float">
            <text:p>0.999951720237732</text:p>
          </table:table-cell>
          <table:table-cell office:value-type="float" office:value="0.99847149848938" calcext:value-type="float">
            <text:p>0.99847149848938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999955177307129" calcext:value-type="float">
            <text:p>0.999955177307129</text:p>
          </table:table-cell>
          <table:table-cell table:number-columns-repeated="2" office:value-type="float" office:value="0.999955177307129" calcext:value-type="float">
            <text:p>0.999955177307129</text:p>
          </table:table-cell>
          <table:table-cell office:value-type="float" office:value="0.998617947101593" calcext:value-type="float">
            <text:p>0.998617947101593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999942898750305" calcext:value-type="float">
            <text:p>0.999942898750305</text:p>
          </table:table-cell>
          <table:table-cell table:number-columns-repeated="2" office:value-type="float" office:value="0.999942898750305" calcext:value-type="float">
            <text:p>0.999942898750305</text:p>
          </table:table-cell>
          <table:table-cell office:value-type="float" office:value="0.998290836811066" calcext:value-type="float">
            <text:p>0.998290836811066</text:p>
          </table:table-cell>
          <table:table-cell table:number-columns-repeated="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999958038330078" calcext:value-type="float">
            <text:p>0.999958038330078</text:p>
          </table:table-cell>
          <table:table-cell table:number-columns-repeated="2" office:value-type="float" office:value="0.999958038330078" calcext:value-type="float">
            <text:p>0.999958038330078</text:p>
          </table:table-cell>
          <table:table-cell office:value-type="float" office:value="0.998557090759277" calcext:value-type="float">
            <text:p>0.998557090759277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999963700771332" calcext:value-type="float">
            <text:p>0.999963700771332</text:p>
          </table:table-cell>
          <table:table-cell table:number-columns-repeated="2" office:value-type="float" office:value="0.999963700771332" calcext:value-type="float">
            <text:p>0.999963700771332</text:p>
          </table:table-cell>
          <table:table-cell office:value-type="float" office:value="0.998632967472076" calcext:value-type="float">
            <text:p>0.998632967472076</text:p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999964773654938" calcext:value-type="float">
            <text:p>0.999964773654938</text:p>
          </table:table-cell>
          <table:table-cell table:number-columns-repeated="2" office:value-type="float" office:value="0.999964773654938" calcext:value-type="float">
            <text:p>0.999964773654938</text:p>
          </table:table-cell>
          <table:table-cell office:value-type="float" office:value="0.998655676841736" calcext:value-type="float">
            <text:p>0.998655676841736</text:p>
          </table:table-cell>
          <table:table-cell table:number-columns-repeated="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99995768070221" calcext:value-type="float">
            <text:p>0.99995768070221</text:p>
          </table:table-cell>
          <table:table-cell table:number-columns-repeated="2" office:value-type="float" office:value="0.99995768070221" calcext:value-type="float">
            <text:p>0.99995768070221</text:p>
          </table:table-cell>
          <table:table-cell office:value-type="float" office:value="0.998789131641388" calcext:value-type="float">
            <text:p>0.998789131641388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99998128414154" calcext:value-type="float">
            <text:p>0.99998128414154</text:p>
          </table:table-cell>
          <table:table-cell table:number-columns-repeated="2" office:value-type="float" office:value="0.99998128414154" calcext:value-type="float">
            <text:p>0.99998128414154</text:p>
          </table:table-cell>
          <table:table-cell office:value-type="float" office:value="0.998984158039093" calcext:value-type="float">
            <text:p>0.998984158039093</text:p>
          </table:table-cell>
          <table:table-cell table:number-columns-repeated="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999976217746735" calcext:value-type="float">
            <text:p>0.999976217746735</text:p>
          </table:table-cell>
          <table:table-cell table:number-columns-repeated="2" office:value-type="float" office:value="0.999976217746735" calcext:value-type="float">
            <text:p>0.999976217746735</text:p>
          </table:table-cell>
          <table:table-cell office:value-type="float" office:value="0.999054312705994" calcext:value-type="float">
            <text:p>0.999054312705994</text:p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999975264072418" calcext:value-type="float">
            <text:p>0.999975264072418</text:p>
          </table:table-cell>
          <table:table-cell table:number-columns-repeated="2" office:value-type="float" office:value="0.999975264072418" calcext:value-type="float">
            <text:p>0.999975264072418</text:p>
          </table:table-cell>
          <table:table-cell office:value-type="float" office:value="0.998997807502747" calcext:value-type="float">
            <text:p>0.998997807502747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999971270561218" calcext:value-type="float">
            <text:p>0.999971270561218</text:p>
          </table:table-cell>
          <table:table-cell table:number-columns-repeated="2" office:value-type="float" office:value="0.999971270561218" calcext:value-type="float">
            <text:p>0.999971270561218</text:p>
          </table:table-cell>
          <table:table-cell office:value-type="float" office:value="0.999036073684692" calcext:value-type="float">
            <text:p>0.999036073684692</text:p>
          </table:table-cell>
          <table:table-cell table:number-columns-repeated="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999951481819153" calcext:value-type="float">
            <text:p>0.999951481819153</text:p>
          </table:table-cell>
          <table:table-cell table:number-columns-repeated="2" office:value-type="float" office:value="0.999951481819153" calcext:value-type="float">
            <text:p>0.999951481819153</text:p>
          </table:table-cell>
          <table:table-cell office:value-type="float" office:value="0.998943448066711" calcext:value-type="float">
            <text:p>0.998943448066711</text:p>
          </table:table-cell>
          <table:table-cell table:number-columns-repeated="5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3" office:value-type="float" office:value="0.999966025352478" calcext:value-type="float">
            <text:p>0.999966025352478</text:p>
          </table:table-cell>
          <table:table-cell office:value-type="float" office:value="0.998767554759979" calcext:value-type="float">
            <text:p>0.998767554759979</text:p>
          </table:table-cell>
          <table:table-cell table:number-columns-repeated="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999940991401672" calcext:value-type="float">
            <text:p>0.999940991401672</text:p>
          </table:table-cell>
          <table:table-cell table:number-columns-repeated="2" office:value-type="float" office:value="0.999940991401672" calcext:value-type="float">
            <text:p>0.999940991401672</text:p>
          </table:table-cell>
          <table:table-cell office:value-type="float" office:value="0.998754322528839" calcext:value-type="float">
            <text:p>0.998754322528839</text:p>
          </table:table-cell>
          <table:table-cell table:number-columns-repeated="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999932646751404" calcext:value-type="float">
            <text:p>0.999932646751404</text:p>
          </table:table-cell>
          <table:table-cell table:number-columns-repeated="2" office:value-type="float" office:value="0.999932646751404" calcext:value-type="float">
            <text:p>0.999932646751404</text:p>
          </table:table-cell>
          <table:table-cell office:value-type="float" office:value="0.99792093038559" calcext:value-type="float">
            <text:p>0.99792093038559</text:p>
          </table:table-cell>
          <table:table-cell table:number-columns-repeated="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999920904636383" calcext:value-type="float">
            <text:p>0.999920904636383</text:p>
          </table:table-cell>
          <table:table-cell table:number-columns-repeated="2" office:value-type="float" office:value="0.999920904636383" calcext:value-type="float">
            <text:p>0.999920904636383</text:p>
          </table:table-cell>
          <table:table-cell office:value-type="float" office:value="0.997759938240051" calcext:value-type="float">
            <text:p>0.997759938240051</text:p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999873638153076" calcext:value-type="float">
            <text:p>0.999873638153076</text:p>
          </table:table-cell>
          <table:table-cell table:number-columns-repeated="2" office:value-type="float" office:value="0.999873638153076" calcext:value-type="float">
            <text:p>0.999873638153076</text:p>
          </table:table-cell>
          <table:table-cell office:value-type="float" office:value="0.998292565345764" calcext:value-type="float">
            <text:p>0.998292565345764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9885320663452" calcext:value-type="float">
            <text:p>0.999885320663452</text:p>
          </table:table-cell>
          <table:table-cell table:number-columns-repeated="2" office:value-type="float" office:value="0.999885320663452" calcext:value-type="float">
            <text:p>0.999885320663452</text:p>
          </table:table-cell>
          <table:table-cell office:value-type="float" office:value="0.997585237026215" calcext:value-type="float">
            <text:p>0.997585237026215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3" office:value-type="float" office:value="0.999927520751953" calcext:value-type="float">
            <text:p>0.999927520751953</text:p>
          </table:table-cell>
          <table:table-cell office:value-type="float" office:value="0.997550845146179" calcext:value-type="float">
            <text:p>0.997550845146179</text:p>
          </table:table-cell>
          <table:table-cell table:number-columns-repeated="5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3" office:value-type="float" office:value="0.999947190284729" calcext:value-type="float">
            <text:p>0.999947190284729</text:p>
          </table:table-cell>
          <table:table-cell office:value-type="float" office:value="0.997579991817474" calcext:value-type="float">
            <text:p>0.997579991817474</text:p>
          </table:table-cell>
          <table:table-cell table:number-columns-repeated="5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999929785728455" calcext:value-type="float">
            <text:p>0.999929785728455</text:p>
          </table:table-cell>
          <table:table-cell table:number-columns-repeated="2" office:value-type="float" office:value="0.999929785728455" calcext:value-type="float">
            <text:p>0.999929785728455</text:p>
          </table:table-cell>
          <table:table-cell office:value-type="float" office:value="0.998591482639313" calcext:value-type="float">
            <text:p>0.998591482639313</text:p>
          </table:table-cell>
          <table:table-cell table:number-columns-repeated="5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999935925006866" calcext:value-type="float">
            <text:p>0.999935925006866</text:p>
          </table:table-cell>
          <table:table-cell table:number-columns-repeated="2" office:value-type="float" office:value="0.999935925006866" calcext:value-type="float">
            <text:p>0.999935925006866</text:p>
          </table:table-cell>
          <table:table-cell office:value-type="float" office:value="0.998471617698669" calcext:value-type="float">
            <text:p>0.998471617698669</text:p>
          </table:table-cell>
          <table:table-cell table:number-columns-repeated="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999921143054962" calcext:value-type="float">
            <text:p>0.999921143054962</text:p>
          </table:table-cell>
          <table:table-cell table:number-columns-repeated="2" office:value-type="float" office:value="0.999921143054962" calcext:value-type="float">
            <text:p>0.999921143054962</text:p>
          </table:table-cell>
          <table:table-cell office:value-type="float" office:value="0.998410165309906" calcext:value-type="float">
            <text:p>0.998410165309906</text:p>
          </table:table-cell>
          <table:table-cell table:number-columns-repeated="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999926924705505" calcext:value-type="float">
            <text:p>0.999926924705505</text:p>
          </table:table-cell>
          <table:table-cell table:number-columns-repeated="2" office:value-type="float" office:value="0.999926924705505" calcext:value-type="float">
            <text:p>0.999926924705505</text:p>
          </table:table-cell>
          <table:table-cell office:value-type="float" office:value="0.998870551586151" calcext:value-type="float">
            <text:p>0.998870551586151</text:p>
          </table:table-cell>
          <table:table-cell table:number-columns-repeated="5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999945104122162" calcext:value-type="float">
            <text:p>0.999945104122162</text:p>
          </table:table-cell>
          <table:table-cell table:number-columns-repeated="2" office:value-type="float" office:value="0.999945104122162" calcext:value-type="float">
            <text:p>0.999945104122162</text:p>
          </table:table-cell>
          <table:table-cell office:value-type="float" office:value="0.998618245124817" calcext:value-type="float">
            <text:p>0.998618245124817</text:p>
          </table:table-cell>
          <table:table-cell table:number-columns-repeated="5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999935865402222" calcext:value-type="float">
            <text:p>0.999935865402222</text:p>
          </table:table-cell>
          <table:table-cell table:number-columns-repeated="2" office:value-type="float" office:value="0.999935865402222" calcext:value-type="float">
            <text:p>0.999935865402222</text:p>
          </table:table-cell>
          <table:table-cell office:value-type="float" office:value="0.998545289039612" calcext:value-type="float">
            <text:p>0.998545289039612</text:p>
          </table:table-cell>
          <table:table-cell table:number-columns-repeated="5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999926865100861" calcext:value-type="float">
            <text:p>0.999926865100861</text:p>
          </table:table-cell>
          <table:table-cell table:number-columns-repeated="2" office:value-type="float" office:value="0.999926865100861" calcext:value-type="float">
            <text:p>0.999926865100861</text:p>
          </table:table-cell>
          <table:table-cell office:value-type="float" office:value="0.998250007629394" calcext:value-type="float">
            <text:p>0.998250007629394</text:p>
          </table:table-cell>
          <table:table-cell table:number-columns-repeated="5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999908745288849" calcext:value-type="float">
            <text:p>0.999908745288849</text:p>
          </table:table-cell>
          <table:table-cell table:number-columns-repeated="2" office:value-type="float" office:value="0.999908745288849" calcext:value-type="float">
            <text:p>0.999908745288849</text:p>
          </table:table-cell>
          <table:table-cell office:value-type="float" office:value="0.998226404190064" calcext:value-type="float">
            <text:p>0.998226404190064</text:p>
          </table:table-cell>
          <table:table-cell table:number-columns-repeated="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999926805496216" calcext:value-type="float">
            <text:p>0.999926805496216</text:p>
          </table:table-cell>
          <table:table-cell table:number-columns-repeated="2" office:value-type="float" office:value="0.999926805496216" calcext:value-type="float">
            <text:p>0.999926805496216</text:p>
          </table:table-cell>
          <table:table-cell office:value-type="float" office:value="0.998516261577606" calcext:value-type="float">
            <text:p>0.998516261577606</text:p>
          </table:table-cell>
          <table:table-cell table:number-columns-repeated="5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999927222728729" calcext:value-type="float">
            <text:p>0.999927222728729</text:p>
          </table:table-cell>
          <table:table-cell table:number-columns-repeated="2" office:value-type="float" office:value="0.999927222728729" calcext:value-type="float">
            <text:p>0.999927222728729</text:p>
          </table:table-cell>
          <table:table-cell office:value-type="float" office:value="0.998579442501068" calcext:value-type="float">
            <text:p>0.998579442501068</text:p>
          </table:table-cell>
          <table:table-cell table:number-columns-repeated="5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3" office:value-type="float" office:value="0.999945342540741" calcext:value-type="float">
            <text:p>0.999945342540741</text:p>
          </table:table-cell>
          <table:table-cell office:value-type="float" office:value="0.998632252216339" calcext:value-type="float">
            <text:p>0.998632252216339</text:p>
          </table:table-cell>
          <table:table-cell table:number-columns-repeated="5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999948561191559" calcext:value-type="float">
            <text:p>0.999948561191559</text:p>
          </table:table-cell>
          <table:table-cell table:number-columns-repeated="2" office:value-type="float" office:value="0.999948561191559" calcext:value-type="float">
            <text:p>0.999948561191559</text:p>
          </table:table-cell>
          <table:table-cell office:value-type="float" office:value="0.998739540576935" calcext:value-type="float">
            <text:p>0.998739540576935</text:p>
          </table:table-cell>
          <table:table-cell table:number-columns-repeated="5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999939262866974" calcext:value-type="float">
            <text:p>0.999939262866974</text:p>
          </table:table-cell>
          <table:table-cell table:number-columns-repeated="2" office:value-type="float" office:value="0.999939262866974" calcext:value-type="float">
            <text:p>0.999939262866974</text:p>
          </table:table-cell>
          <table:table-cell office:value-type="float" office:value="0.998598277568817" calcext:value-type="float">
            <text:p>0.998598277568817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999854683876038" calcext:value-type="float">
            <text:p>0.999854683876038</text:p>
          </table:table-cell>
          <table:table-cell table:number-columns-repeated="2" office:value-type="float" office:value="0.999854683876038" calcext:value-type="float">
            <text:p>0.999854683876038</text:p>
          </table:table-cell>
          <table:table-cell office:value-type="float" office:value="0.998746514320374" calcext:value-type="float">
            <text:p>0.998746514320374</text:p>
          </table:table-cell>
          <table:table-cell table:number-columns-repeated="5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999847531318665" calcext:value-type="float">
            <text:p>0.999847531318665</text:p>
          </table:table-cell>
          <table:table-cell table:number-columns-repeated="2" office:value-type="float" office:value="0.999847531318665" calcext:value-type="float">
            <text:p>0.999847531318665</text:p>
          </table:table-cell>
          <table:table-cell office:value-type="float" office:value="0.998520135879517" calcext:value-type="float">
            <text:p>0.998520135879517</text:p>
          </table:table-cell>
          <table:table-cell table:number-columns-repeated="5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999799430370331" calcext:value-type="float">
            <text:p>0.999799430370331</text:p>
          </table:table-cell>
          <table:table-cell table:number-columns-repeated="2" office:value-type="float" office:value="0.999799430370331" calcext:value-type="float">
            <text:p>0.999799430370331</text:p>
          </table:table-cell>
          <table:table-cell office:value-type="float" office:value="0.998348414897919" calcext:value-type="float">
            <text:p>0.998348414897919</text:p>
          </table:table-cell>
          <table:table-cell table:number-columns-repeated="5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999739110469818" calcext:value-type="float">
            <text:p>0.999739110469818</text:p>
          </table:table-cell>
          <table:table-cell table:number-columns-repeated="2" office:value-type="float" office:value="0.999739110469818" calcext:value-type="float">
            <text:p>0.999739110469818</text:p>
          </table:table-cell>
          <table:table-cell office:value-type="float" office:value="0.998536348342896" calcext:value-type="float">
            <text:p>0.998536348342896</text:p>
          </table:table-cell>
          <table:table-cell table:number-columns-repeated="5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999937832355499" calcext:value-type="float">
            <text:p>0.999937832355499</text:p>
          </table:table-cell>
          <table:table-cell table:number-columns-repeated="2" office:value-type="float" office:value="0.999937832355499" calcext:value-type="float">
            <text:p>0.999937832355499</text:p>
          </table:table-cell>
          <table:table-cell office:value-type="float" office:value="0.99900472164154" calcext:value-type="float">
            <text:p>0.99900472164154</text:p>
          </table:table-cell>
          <table:table-cell table:number-columns-repeated="5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999934256076813" calcext:value-type="float">
            <text:p>0.999934256076813</text:p>
          </table:table-cell>
          <table:table-cell table:number-columns-repeated="2" office:value-type="float" office:value="0.999934256076813" calcext:value-type="float">
            <text:p>0.999934256076813</text:p>
          </table:table-cell>
          <table:table-cell office:value-type="float" office:value="0.999047875404358" calcext:value-type="float">
            <text:p>0.999047875404358</text:p>
          </table:table-cell>
          <table:table-cell table:number-columns-repeated="5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3" office:value-type="float" office:value="0.999924600124359" calcext:value-type="float">
            <text:p>0.999924600124359</text:p>
          </table:table-cell>
          <table:table-cell office:value-type="float" office:value="0.9990473985672" calcext:value-type="float">
            <text:p>0.9990473985672</text:p>
          </table:table-cell>
          <table:table-cell table:number-columns-repeated="5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999912202358246" calcext:value-type="float">
            <text:p>0.999912202358246</text:p>
          </table:table-cell>
          <table:table-cell table:number-columns-repeated="2" office:value-type="float" office:value="0.999912202358246" calcext:value-type="float">
            <text:p>0.999912202358246</text:p>
          </table:table-cell>
          <table:table-cell office:value-type="float" office:value="0.999002456665039" calcext:value-type="float">
            <text:p>0.999002456665039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999904751777649" calcext:value-type="float">
            <text:p>0.999904751777649</text:p>
          </table:table-cell>
          <table:table-cell table:number-columns-repeated="2" office:value-type="float" office:value="0.999904751777649" calcext:value-type="float">
            <text:p>0.999904751777649</text:p>
          </table:table-cell>
          <table:table-cell office:value-type="float" office:value="0.999060869216919" calcext:value-type="float">
            <text:p>0.999060869216919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999940931797028" calcext:value-type="float">
            <text:p>0.999940931797028</text:p>
          </table:table-cell>
          <table:table-cell table:number-columns-repeated="2" office:value-type="float" office:value="0.999940931797028" calcext:value-type="float">
            <text:p>0.999940931797028</text:p>
          </table:table-cell>
          <table:table-cell office:value-type="float" office:value="0.999130725860596" calcext:value-type="float">
            <text:p>0.999130725860596</text:p>
          </table:table-cell>
          <table:table-cell table:number-columns-repeated="5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3" office:value-type="float" office:value="0.999915361404419" calcext:value-type="float">
            <text:p>0.999915361404419</text:p>
          </table:table-cell>
          <table:table-cell office:value-type="float" office:value="0.99898761510849" calcext:value-type="float">
            <text:p>0.99898761510849</text:p>
          </table:table-cell>
          <table:table-cell table:number-columns-repeated="5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3" office:value-type="float" office:value="0.999908983707428" calcext:value-type="float">
            <text:p>0.999908983707428</text:p>
          </table:table-cell>
          <table:table-cell office:value-type="float" office:value="0.998891949653626" calcext:value-type="float">
            <text:p>0.998891949653626</text:p>
          </table:table-cell>
          <table:table-cell table:number-columns-repeated="5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999924063682556" calcext:value-type="float">
            <text:p>0.999924063682556</text:p>
          </table:table-cell>
          <table:table-cell table:number-columns-repeated="2" office:value-type="float" office:value="0.999924063682556" calcext:value-type="float">
            <text:p>0.999924063682556</text:p>
          </table:table-cell>
          <table:table-cell office:value-type="float" office:value="0.998827874660492" calcext:value-type="float">
            <text:p>0.998827874660492</text:p>
          </table:table-cell>
          <table:table-cell table:number-columns-repeated="5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999926805496216" calcext:value-type="float">
            <text:p>0.999926805496216</text:p>
          </table:table-cell>
          <table:table-cell table:number-columns-repeated="2" office:value-type="float" office:value="0.999926805496216" calcext:value-type="float">
            <text:p>0.999926805496216</text:p>
          </table:table-cell>
          <table:table-cell office:value-type="float" office:value="0.998793423175812" calcext:value-type="float">
            <text:p>0.998793423175812</text:p>
          </table:table-cell>
          <table:table-cell table:number-columns-repeated="5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99995368719101" calcext:value-type="float">
            <text:p>0.99995368719101</text:p>
          </table:table-cell>
          <table:table-cell table:number-columns-repeated="2" office:value-type="float" office:value="0.99995368719101" calcext:value-type="float">
            <text:p>0.99995368719101</text:p>
          </table:table-cell>
          <table:table-cell office:value-type="float" office:value="0.998711884021759" calcext:value-type="float">
            <text:p>0.998711884021759</text:p>
          </table:table-cell>
          <table:table-cell table:number-columns-repeated="5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999918282032013" calcext:value-type="float">
            <text:p>0.999918282032013</text:p>
          </table:table-cell>
          <table:table-cell table:number-columns-repeated="2" office:value-type="float" office:value="0.999918282032013" calcext:value-type="float">
            <text:p>0.999918282032013</text:p>
          </table:table-cell>
          <table:table-cell office:value-type="float" office:value="0.99866247177124" calcext:value-type="float">
            <text:p>0.99866247177124</text:p>
          </table:table-cell>
          <table:table-cell table:number-columns-repeated="5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 office:value-type="float" office:value="0.999913215637207" calcext:value-type="float">
            <text:p>0.999913215637207</text:p>
          </table:table-cell>
          <table:table-cell office:value-type="float" office:value="0.998636901378632" calcext:value-type="float">
            <text:p>0.998636901378632</text:p>
          </table:table-cell>
          <table:table-cell table:number-columns-repeated="5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3" office:value-type="float" office:value="0.99991375207901" calcext:value-type="float">
            <text:p>0.99991375207901</text:p>
          </table:table-cell>
          <table:table-cell office:value-type="float" office:value="0.998713374137878" calcext:value-type="float">
            <text:p>0.998713374137878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999918937683106" calcext:value-type="float">
            <text:p>0.999918937683106</text:p>
          </table:table-cell>
          <table:table-cell table:number-columns-repeated="2" office:value-type="float" office:value="0.999918937683106" calcext:value-type="float">
            <text:p>0.999918937683106</text:p>
          </table:table-cell>
          <table:table-cell office:value-type="float" office:value="0.998704493045807" calcext:value-type="float">
            <text:p>0.998704493045807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999933779239654" calcext:value-type="float">
            <text:p>0.999933779239654</text:p>
          </table:table-cell>
          <table:table-cell table:number-columns-repeated="2" office:value-type="float" office:value="0.999933779239654" calcext:value-type="float">
            <text:p>0.999933779239654</text:p>
          </table:table-cell>
          <table:table-cell office:value-type="float" office:value="0.998824954032898" calcext:value-type="float">
            <text:p>0.998824954032898</text:p>
          </table:table-cell>
          <table:table-cell table:number-columns-repeated="5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999925076961517" calcext:value-type="float">
            <text:p>0.999925076961517</text:p>
          </table:table-cell>
          <table:table-cell table:number-columns-repeated="2" office:value-type="float" office:value="0.999925076961517" calcext:value-type="float">
            <text:p>0.999925076961517</text:p>
          </table:table-cell>
          <table:table-cell office:value-type="float" office:value="0.998982727527618" calcext:value-type="float">
            <text:p>0.998982727527618</text:p>
          </table:table-cell>
          <table:table-cell table:number-columns-repeated="5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999958157539368" calcext:value-type="float">
            <text:p>0.999958157539368</text:p>
          </table:table-cell>
          <table:table-cell table:number-columns-repeated="2" office:value-type="float" office:value="0.999958157539368" calcext:value-type="float">
            <text:p>0.999958157539368</text:p>
          </table:table-cell>
          <table:table-cell office:value-type="float" office:value="0.998875677585602" calcext:value-type="float">
            <text:p>0.998875677585602</text:p>
          </table:table-cell>
          <table:table-cell table:number-columns-repeated="5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999959707260132" calcext:value-type="float">
            <text:p>0.999959707260132</text:p>
          </table:table-cell>
          <table:table-cell table:number-columns-repeated="2" office:value-type="float" office:value="0.999959707260132" calcext:value-type="float">
            <text:p>0.999959707260132</text:p>
          </table:table-cell>
          <table:table-cell office:value-type="float" office:value="0.999001324176788" calcext:value-type="float">
            <text:p>0.999001324176788</text:p>
          </table:table-cell>
          <table:table-cell table:number-columns-repeated="5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999953389167785" calcext:value-type="float">
            <text:p>0.999953389167785</text:p>
          </table:table-cell>
          <table:table-cell table:number-columns-repeated="2" office:value-type="float" office:value="0.999953389167785" calcext:value-type="float">
            <text:p>0.999953389167785</text:p>
          </table:table-cell>
          <table:table-cell office:value-type="float" office:value="0.998879432678223" calcext:value-type="float">
            <text:p>0.998879432678223</text:p>
          </table:table-cell>
          <table:table-cell table:number-columns-repeated="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999951303005218" calcext:value-type="float">
            <text:p>0.999951303005218</text:p>
          </table:table-cell>
          <table:table-cell table:number-columns-repeated="2" office:value-type="float" office:value="0.999951303005218" calcext:value-type="float">
            <text:p>0.999951303005218</text:p>
          </table:table-cell>
          <table:table-cell office:value-type="float" office:value="0.99785327911377" calcext:value-type="float">
            <text:p>0.99785327911377</text:p>
          </table:table-cell>
          <table:table-cell table:number-columns-repeated="5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3" office:value-type="float" office:value="0.999946117401123" calcext:value-type="float">
            <text:p>0.999946117401123</text:p>
          </table:table-cell>
          <table:table-cell office:value-type="float" office:value="0.997844457626343" calcext:value-type="float">
            <text:p>0.997844457626343</text:p>
          </table:table-cell>
          <table:table-cell table:number-columns-repeated="5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999956727027893" calcext:value-type="float">
            <text:p>0.999956727027893</text:p>
          </table:table-cell>
          <table:table-cell table:number-columns-repeated="2" office:value-type="float" office:value="0.999956727027893" calcext:value-type="float">
            <text:p>0.999956727027893</text:p>
          </table:table-cell>
          <table:table-cell office:value-type="float" office:value="0.998035311698914" calcext:value-type="float">
            <text:p>0.998035311698914</text:p>
          </table:table-cell>
          <table:table-cell table:number-columns-repeated="5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999964833259582" calcext:value-type="float">
            <text:p>0.999964833259582</text:p>
          </table:table-cell>
          <table:table-cell table:number-columns-repeated="2" office:value-type="float" office:value="0.999964833259582" calcext:value-type="float">
            <text:p>0.999964833259582</text:p>
          </table:table-cell>
          <table:table-cell office:value-type="float" office:value="0.998145043849945" calcext:value-type="float">
            <text:p>0.998145043849945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" office:value-type="float" office:value="0.999955952167511" calcext:value-type="float">
            <text:p>0.999955952167511</text:p>
          </table:table-cell>
          <table:table-cell office:value-type="float" office:value="0.998075366020202" calcext:value-type="float">
            <text:p>0.998075366020202</text:p>
          </table:table-cell>
          <table:table-cell table:number-columns-repeated="5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999959826469421" calcext:value-type="float">
            <text:p>0.999959826469421</text:p>
          </table:table-cell>
          <table:table-cell table:number-columns-repeated="2" office:value-type="float" office:value="0.999959826469421" calcext:value-type="float">
            <text:p>0.999959826469421</text:p>
          </table:table-cell>
          <table:table-cell office:value-type="float" office:value="0.998326063156128" calcext:value-type="float">
            <text:p>0.998326063156128</text:p>
          </table:table-cell>
          <table:table-cell table:number-columns-repeated="5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999969244003296" calcext:value-type="float">
            <text:p>0.999969244003296</text:p>
          </table:table-cell>
          <table:table-cell table:number-columns-repeated="2" office:value-type="float" office:value="0.999969244003296" calcext:value-type="float">
            <text:p>0.999969244003296</text:p>
          </table:table-cell>
          <table:table-cell office:value-type="float" office:value="0.998239159584045" calcext:value-type="float">
            <text:p>0.998239159584045</text:p>
          </table:table-cell>
          <table:table-cell table:number-columns-repeated="5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999972760677338" calcext:value-type="float">
            <text:p>0.999972760677338</text:p>
          </table:table-cell>
          <table:table-cell table:number-columns-repeated="2" office:value-type="float" office:value="0.999972760677338" calcext:value-type="float">
            <text:p>0.999972760677338</text:p>
          </table:table-cell>
          <table:table-cell office:value-type="float" office:value="0.99822598695755" calcext:value-type="float">
            <text:p>0.99822598695755</text:p>
          </table:table-cell>
          <table:table-cell table:number-columns-repeated="5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999969303607941" calcext:value-type="float">
            <text:p>0.999969303607941</text:p>
          </table:table-cell>
          <table:table-cell table:number-columns-repeated="2" office:value-type="float" office:value="0.999969303607941" calcext:value-type="float">
            <text:p>0.999969303607941</text:p>
          </table:table-cell>
          <table:table-cell office:value-type="float" office:value="0.99803352355957" calcext:value-type="float">
            <text:p>0.99803352355957</text:p>
          </table:table-cell>
          <table:table-cell table:number-columns-repeated="5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999965369701386" calcext:value-type="float">
            <text:p>0.999965369701386</text:p>
          </table:table-cell>
          <table:table-cell table:number-columns-repeated="2" office:value-type="float" office:value="0.999965369701386" calcext:value-type="float">
            <text:p>0.999965369701386</text:p>
          </table:table-cell>
          <table:table-cell office:value-type="float" office:value="0.998154640197754" calcext:value-type="float">
            <text:p>0.998154640197754</text:p>
          </table:table-cell>
          <table:table-cell table:number-columns-repeated="5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99993908405304" calcext:value-type="float">
            <text:p>0.99993908405304</text:p>
          </table:table-cell>
          <table:table-cell table:number-columns-repeated="2" office:value-type="float" office:value="0.99993908405304" calcext:value-type="float">
            <text:p>0.99993908405304</text:p>
          </table:table-cell>
          <table:table-cell office:value-type="float" office:value="0.998278439044952" calcext:value-type="float">
            <text:p>0.998278439044952</text:p>
          </table:table-cell>
          <table:table-cell table:number-columns-repeated="5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999920308589935" calcext:value-type="float">
            <text:p>0.999920308589935</text:p>
          </table:table-cell>
          <table:table-cell table:number-columns-repeated="2" office:value-type="float" office:value="0.999920308589935" calcext:value-type="float">
            <text:p>0.999920308589935</text:p>
          </table:table-cell>
          <table:table-cell office:value-type="float" office:value="0.998176991939545" calcext:value-type="float">
            <text:p>0.998176991939545</text:p>
          </table:table-cell>
          <table:table-cell table:number-columns-repeated="5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999922811985016" calcext:value-type="float">
            <text:p>0.999922811985016</text:p>
          </table:table-cell>
          <table:table-cell table:number-columns-repeated="2" office:value-type="float" office:value="0.999922811985016" calcext:value-type="float">
            <text:p>0.999922811985016</text:p>
          </table:table-cell>
          <table:table-cell office:value-type="float" office:value="0.998333156108856" calcext:value-type="float">
            <text:p>0.998333156108856</text:p>
          </table:table-cell>
          <table:table-cell table:number-columns-repeated="5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999920845031738" calcext:value-type="float">
            <text:p>0.999920845031738</text:p>
          </table:table-cell>
          <table:table-cell table:number-columns-repeated="2" office:value-type="float" office:value="0.999920845031738" calcext:value-type="float">
            <text:p>0.999920845031738</text:p>
          </table:table-cell>
          <table:table-cell office:value-type="float" office:value="0.998542428016663" calcext:value-type="float">
            <text:p>0.998542428016663</text:p>
          </table:table-cell>
          <table:table-cell table:number-columns-repeated="5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999922692775726" calcext:value-type="float">
            <text:p>0.999922692775726</text:p>
          </table:table-cell>
          <table:table-cell table:number-columns-repeated="2" office:value-type="float" office:value="0.999922692775726" calcext:value-type="float">
            <text:p>0.999922692775726</text:p>
          </table:table-cell>
          <table:table-cell office:value-type="float" office:value="0.998475253582001" calcext:value-type="float">
            <text:p>0.998475253582001</text:p>
          </table:table-cell>
          <table:table-cell table:number-columns-repeated="5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999915659427643" calcext:value-type="float">
            <text:p>0.999915659427643</text:p>
          </table:table-cell>
          <table:table-cell table:number-columns-repeated="2" office:value-type="float" office:value="0.999915659427643" calcext:value-type="float">
            <text:p>0.999915659427643</text:p>
          </table:table-cell>
          <table:table-cell office:value-type="float" office:value="0.99879515171051" calcext:value-type="float">
            <text:p>0.99879515171051</text:p>
          </table:table-cell>
          <table:table-cell table:number-columns-repeated="5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999905824661255" calcext:value-type="float">
            <text:p>0.999905824661255</text:p>
          </table:table-cell>
          <table:table-cell table:number-columns-repeated="2" office:value-type="float" office:value="0.999905824661255" calcext:value-type="float">
            <text:p>0.999905824661255</text:p>
          </table:table-cell>
          <table:table-cell office:value-type="float" office:value="0.998611092567444" calcext:value-type="float">
            <text:p>0.998611092567444</text:p>
          </table:table-cell>
          <table:table-cell table:number-columns-repeated="5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999918162822723" calcext:value-type="float">
            <text:p>0.999918162822723</text:p>
          </table:table-cell>
          <table:table-cell table:number-columns-repeated="2" office:value-type="float" office:value="0.999918162822723" calcext:value-type="float">
            <text:p>0.999918162822723</text:p>
          </table:table-cell>
          <table:table-cell office:value-type="float" office:value="0.998693406581879" calcext:value-type="float">
            <text:p>0.998693406581879</text:p>
          </table:table-cell>
          <table:table-cell table:number-columns-repeated="5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3" office:value-type="float" office:value="0.999901294708252" calcext:value-type="float">
            <text:p>0.999901294708252</text:p>
          </table:table-cell>
          <table:table-cell office:value-type="float" office:value="0.998642683029175" calcext:value-type="float">
            <text:p>0.998642683029175</text:p>
          </table:table-cell>
          <table:table-cell table:number-columns-repeated="5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99987804889679" calcext:value-type="float">
            <text:p>0.99987804889679</text:p>
          </table:table-cell>
          <table:table-cell table:number-columns-repeated="2" office:value-type="float" office:value="0.99987804889679" calcext:value-type="float">
            <text:p>0.99987804889679</text:p>
          </table:table-cell>
          <table:table-cell office:value-type="float" office:value="0.998667657375336" calcext:value-type="float">
            <text:p>0.998667657375336</text:p>
          </table:table-cell>
          <table:table-cell table:number-columns-repeated="5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999904870986938" calcext:value-type="float">
            <text:p>0.999904870986938</text:p>
          </table:table-cell>
          <table:table-cell table:number-columns-repeated="2" office:value-type="float" office:value="0.999904870986938" calcext:value-type="float">
            <text:p>0.999904870986938</text:p>
          </table:table-cell>
          <table:table-cell office:value-type="float" office:value="0.998317241668701" calcext:value-type="float">
            <text:p>0.998317241668701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3" office:value-type="float" office:value="0.99992436170578" calcext:value-type="float">
            <text:p>0.99992436170578</text:p>
          </table:table-cell>
          <table:table-cell office:value-type="float" office:value="0.99837851524353" calcext:value-type="float">
            <text:p>0.99837851524353</text:p>
          </table:table-cell>
          <table:table-cell table:number-columns-repeated="5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999897241592407" calcext:value-type="float">
            <text:p>0.999897241592407</text:p>
          </table:table-cell>
          <table:table-cell table:number-columns-repeated="2" office:value-type="float" office:value="0.999897241592407" calcext:value-type="float">
            <text:p>0.999897241592407</text:p>
          </table:table-cell>
          <table:table-cell office:value-type="float" office:value="0.998418211936951" calcext:value-type="float">
            <text:p>0.998418211936951</text:p>
          </table:table-cell>
          <table:table-cell table:number-columns-repeated="5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999888122081757" calcext:value-type="float">
            <text:p>0.999888122081757</text:p>
          </table:table-cell>
          <table:table-cell table:number-columns-repeated="2" office:value-type="float" office:value="0.999888122081757" calcext:value-type="float">
            <text:p>0.999888122081757</text:p>
          </table:table-cell>
          <table:table-cell office:value-type="float" office:value="0.998379826545715" calcext:value-type="float">
            <text:p>0.998379826545715</text:p>
          </table:table-cell>
          <table:table-cell table:number-columns-repeated="5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3" office:value-type="float" office:value="0.9998779296875" calcext:value-type="float">
            <text:p>0.9998779296875</text:p>
          </table:table-cell>
          <table:table-cell office:value-type="float" office:value="0.998226761817932" calcext:value-type="float">
            <text:p>0.998226761817932</text:p>
          </table:table-cell>
          <table:table-cell table:number-columns-repeated="5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999896109104156" calcext:value-type="float">
            <text:p>0.999896109104156</text:p>
          </table:table-cell>
          <table:table-cell table:number-columns-repeated="2" office:value-type="float" office:value="0.999896109104156" calcext:value-type="float">
            <text:p>0.999896109104156</text:p>
          </table:table-cell>
          <table:table-cell office:value-type="float" office:value="0.998078525066376" calcext:value-type="float">
            <text:p>0.998078525066376</text:p>
          </table:table-cell>
          <table:table-cell table:number-columns-repeated="5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999897956848144" calcext:value-type="float">
            <text:p>0.999897956848144</text:p>
          </table:table-cell>
          <table:table-cell table:number-columns-repeated="2" office:value-type="float" office:value="0.999897956848144" calcext:value-type="float">
            <text:p>0.999897956848144</text:p>
          </table:table-cell>
          <table:table-cell office:value-type="float" office:value="0.99810916185379" calcext:value-type="float">
            <text:p>0.99810916185379</text:p>
          </table:table-cell>
          <table:table-cell table:number-columns-repeated="5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99990850687027" calcext:value-type="float">
            <text:p>0.99990850687027</text:p>
          </table:table-cell>
          <table:table-cell table:number-columns-repeated="2" office:value-type="float" office:value="0.99990850687027" calcext:value-type="float">
            <text:p>0.99990850687027</text:p>
          </table:table-cell>
          <table:table-cell office:value-type="float" office:value="0.998077571392059" calcext:value-type="float">
            <text:p>0.998077571392059</text:p>
          </table:table-cell>
          <table:table-cell table:number-columns-repeated="5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999895870685577" calcext:value-type="float">
            <text:p>0.999895870685577</text:p>
          </table:table-cell>
          <table:table-cell table:number-columns-repeated="2" office:value-type="float" office:value="0.999895870685577" calcext:value-type="float">
            <text:p>0.999895870685577</text:p>
          </table:table-cell>
          <table:table-cell office:value-type="float" office:value="0.998124539852142" calcext:value-type="float">
            <text:p>0.998124539852142</text:p>
          </table:table-cell>
          <table:table-cell table:number-columns-repeated="5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999891877174377" calcext:value-type="float">
            <text:p>0.999891877174377</text:p>
          </table:table-cell>
          <table:table-cell table:number-columns-repeated="2" office:value-type="float" office:value="0.999891877174377" calcext:value-type="float">
            <text:p>0.999891877174377</text:p>
          </table:table-cell>
          <table:table-cell office:value-type="float" office:value="0.998006343841553" calcext:value-type="float">
            <text:p>0.998006343841553</text:p>
          </table:table-cell>
          <table:table-cell table:number-columns-repeated="5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999918043613434" calcext:value-type="float">
            <text:p>0.999918043613434</text:p>
          </table:table-cell>
          <table:table-cell table:number-columns-repeated="2" office:value-type="float" office:value="0.999918043613434" calcext:value-type="float">
            <text:p>0.999918043613434</text:p>
          </table:table-cell>
          <table:table-cell office:value-type="float" office:value="0.998317301273346" calcext:value-type="float">
            <text:p>0.998317301273346</text:p>
          </table:table-cell>
          <table:table-cell table:number-columns-repeated="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999931156635284" calcext:value-type="float">
            <text:p>0.999931156635284</text:p>
          </table:table-cell>
          <table:table-cell table:number-columns-repeated="2" office:value-type="float" office:value="0.999931156635284" calcext:value-type="float">
            <text:p>0.999931156635284</text:p>
          </table:table-cell>
          <table:table-cell office:value-type="float" office:value="0.998405337333679" calcext:value-type="float">
            <text:p>0.998405337333679</text:p>
          </table:table-cell>
          <table:table-cell table:number-columns-repeated="5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99991250038147" calcext:value-type="float">
            <text:p>0.99991250038147</text:p>
          </table:table-cell>
          <table:table-cell table:number-columns-repeated="2" office:value-type="float" office:value="0.99991250038147" calcext:value-type="float">
            <text:p>0.99991250038147</text:p>
          </table:table-cell>
          <table:table-cell office:value-type="float" office:value="0.998460412025452" calcext:value-type="float">
            <text:p>0.998460412025452</text:p>
          </table:table-cell>
          <table:table-cell table:number-columns-repeated="5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999887347221374" calcext:value-type="float">
            <text:p>0.999887347221374</text:p>
          </table:table-cell>
          <table:table-cell table:number-columns-repeated="2" office:value-type="float" office:value="0.999887347221374" calcext:value-type="float">
            <text:p>0.999887347221374</text:p>
          </table:table-cell>
          <table:table-cell office:value-type="float" office:value="0.998595118522644" calcext:value-type="float">
            <text:p>0.998595118522644</text:p>
          </table:table-cell>
          <table:table-cell table:number-columns-repeated="5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999927878379822" calcext:value-type="float">
            <text:p>0.999927878379822</text:p>
          </table:table-cell>
          <table:table-cell table:number-columns-repeated="2" office:value-type="float" office:value="0.999927878379822" calcext:value-type="float">
            <text:p>0.999927878379822</text:p>
          </table:table-cell>
          <table:table-cell office:value-type="float" office:value="0.998728573322296" calcext:value-type="float">
            <text:p>0.998728573322296</text:p>
          </table:table-cell>
          <table:table-cell table:number-columns-repeated="5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999885737895966" calcext:value-type="float">
            <text:p>0.999885737895966</text:p>
          </table:table-cell>
          <table:table-cell table:number-columns-repeated="2" office:value-type="float" office:value="0.999885737895966" calcext:value-type="float">
            <text:p>0.999885737895966</text:p>
          </table:table-cell>
          <table:table-cell office:value-type="float" office:value="0.998689234256744" calcext:value-type="float">
            <text:p>0.998689234256744</text:p>
          </table:table-cell>
          <table:table-cell table:number-columns-repeated="5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999862730503082" calcext:value-type="float">
            <text:p>0.999862730503082</text:p>
          </table:table-cell>
          <table:table-cell table:number-columns-repeated="2" office:value-type="float" office:value="0.999862730503082" calcext:value-type="float">
            <text:p>0.999862730503082</text:p>
          </table:table-cell>
          <table:table-cell office:value-type="float" office:value="0.998675286769867" calcext:value-type="float">
            <text:p>0.998675286769867</text:p>
          </table:table-cell>
          <table:table-cell table:number-columns-repeated="5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999863028526306" calcext:value-type="float">
            <text:p>0.999863028526306</text:p>
          </table:table-cell>
          <table:table-cell table:number-columns-repeated="2" office:value-type="float" office:value="0.999863028526306" calcext:value-type="float">
            <text:p>0.999863028526306</text:p>
          </table:table-cell>
          <table:table-cell office:value-type="float" office:value="0.998706877231598" calcext:value-type="float">
            <text:p>0.998706877231598</text:p>
          </table:table-cell>
          <table:table-cell table:number-columns-repeated="5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99985408782959" calcext:value-type="float">
            <text:p>0.99985408782959</text:p>
          </table:table-cell>
          <table:table-cell table:number-columns-repeated="2" office:value-type="float" office:value="0.99985408782959" calcext:value-type="float">
            <text:p>0.99985408782959</text:p>
          </table:table-cell>
          <table:table-cell office:value-type="float" office:value="0.998552501201629" calcext:value-type="float">
            <text:p>0.998552501201629</text:p>
          </table:table-cell>
          <table:table-cell table:number-columns-repeated="5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999883711338043" calcext:value-type="float">
            <text:p>0.999883711338043</text:p>
          </table:table-cell>
          <table:table-cell table:number-columns-repeated="2" office:value-type="float" office:value="0.999883711338043" calcext:value-type="float">
            <text:p>0.999883711338043</text:p>
          </table:table-cell>
          <table:table-cell office:value-type="float" office:value="0.998522698879242" calcext:value-type="float">
            <text:p>0.998522698879242</text:p>
          </table:table-cell>
          <table:table-cell table:number-columns-repeated="5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999855220317841" calcext:value-type="float">
            <text:p>0.999855220317841</text:p>
          </table:table-cell>
          <table:table-cell table:number-columns-repeated="2" office:value-type="float" office:value="0.999855220317841" calcext:value-type="float">
            <text:p>0.999855220317841</text:p>
          </table:table-cell>
          <table:table-cell office:value-type="float" office:value="0.998662889003754" calcext:value-type="float">
            <text:p>0.998662889003754</text:p>
          </table:table-cell>
          <table:table-cell table:number-columns-repeated="5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99986869096756" calcext:value-type="float">
            <text:p>0.99986869096756</text:p>
          </table:table-cell>
          <table:table-cell table:number-columns-repeated="2" office:value-type="float" office:value="0.99986869096756" calcext:value-type="float">
            <text:p>0.99986869096756</text:p>
          </table:table-cell>
          <table:table-cell office:value-type="float" office:value="0.998553812503815" calcext:value-type="float">
            <text:p>0.998553812503815</text:p>
          </table:table-cell>
          <table:table-cell table:number-columns-repeated="5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999833285808563" calcext:value-type="float">
            <text:p>0.999833285808563</text:p>
          </table:table-cell>
          <table:table-cell table:number-columns-repeated="2" office:value-type="float" office:value="0.999833285808563" calcext:value-type="float">
            <text:p>0.999833285808563</text:p>
          </table:table-cell>
          <table:table-cell office:value-type="float" office:value="0.998478472232819" calcext:value-type="float">
            <text:p>0.998478472232819</text:p>
          </table:table-cell>
          <table:table-cell table:number-columns-repeated="5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3" office:value-type="float" office:value="0.999838411808014" calcext:value-type="float">
            <text:p>0.999838411808014</text:p>
          </table:table-cell>
          <table:table-cell office:value-type="float" office:value="0.998659431934357" calcext:value-type="float">
            <text:p>0.998659431934357</text:p>
          </table:table-cell>
          <table:table-cell table:number-columns-repeated="5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999832451343536" calcext:value-type="float">
            <text:p>0.999832451343536</text:p>
          </table:table-cell>
          <table:table-cell table:number-columns-repeated="2" office:value-type="float" office:value="0.999832451343536" calcext:value-type="float">
            <text:p>0.999832451343536</text:p>
          </table:table-cell>
          <table:table-cell office:value-type="float" office:value="0.998677372932434" calcext:value-type="float">
            <text:p>0.998677372932434</text:p>
          </table:table-cell>
          <table:table-cell table:number-columns-repeated="5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99977058172226" calcext:value-type="float">
            <text:p>0.99977058172226</text:p>
          </table:table-cell>
          <table:table-cell table:number-columns-repeated="2" office:value-type="float" office:value="0.99977058172226" calcext:value-type="float">
            <text:p>0.99977058172226</text:p>
          </table:table-cell>
          <table:table-cell office:value-type="float" office:value="0.998644828796387" calcext:value-type="float">
            <text:p>0.998644828796387</text:p>
          </table:table-cell>
          <table:table-cell table:number-columns-repeated="5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999778568744659" calcext:value-type="float">
            <text:p>0.999778568744659</text:p>
          </table:table-cell>
          <table:table-cell table:number-columns-repeated="2" office:value-type="float" office:value="0.999778568744659" calcext:value-type="float">
            <text:p>0.999778568744659</text:p>
          </table:table-cell>
          <table:table-cell office:value-type="float" office:value="0.998688697814941" calcext:value-type="float">
            <text:p>0.998688697814941</text:p>
          </table:table-cell>
          <table:table-cell table:number-columns-repeated="5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999789655208588" calcext:value-type="float">
            <text:p>0.999789655208588</text:p>
          </table:table-cell>
          <table:table-cell table:number-columns-repeated="2" office:value-type="float" office:value="0.999789655208588" calcext:value-type="float">
            <text:p>0.999789655208588</text:p>
          </table:table-cell>
          <table:table-cell office:value-type="float" office:value="0.998668849468231" calcext:value-type="float">
            <text:p>0.998668849468231</text:p>
          </table:table-cell>
          <table:table-cell table:number-columns-repeated="5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99979031085968" calcext:value-type="float">
            <text:p>0.99979031085968</text:p>
          </table:table-cell>
          <table:table-cell table:number-columns-repeated="2" office:value-type="float" office:value="0.99979031085968" calcext:value-type="float">
            <text:p>0.99979031085968</text:p>
          </table:table-cell>
          <table:table-cell office:value-type="float" office:value="0.998690783977508" calcext:value-type="float">
            <text:p>0.998690783977508</text:p>
          </table:table-cell>
          <table:table-cell table:number-columns-repeated="5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999783337116241" calcext:value-type="float">
            <text:p>0.999783337116241</text:p>
          </table:table-cell>
          <table:table-cell table:number-columns-repeated="2" office:value-type="float" office:value="0.999783337116241" calcext:value-type="float">
            <text:p>0.999783337116241</text:p>
          </table:table-cell>
          <table:table-cell office:value-type="float" office:value="0.998609721660614" calcext:value-type="float">
            <text:p>0.998609721660614</text:p>
          </table:table-cell>
          <table:table-cell table:number-columns-repeated="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999928414821625" calcext:value-type="float">
            <text:p>0.999928414821625</text:p>
          </table:table-cell>
          <table:table-cell table:number-columns-repeated="2" office:value-type="float" office:value="0.999928414821625" calcext:value-type="float">
            <text:p>0.999928414821625</text:p>
          </table:table-cell>
          <table:table-cell office:value-type="float" office:value="0.998874723911285" calcext:value-type="float">
            <text:p>0.998874723911285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999916076660156" calcext:value-type="float">
            <text:p>0.999916076660156</text:p>
          </table:table-cell>
          <table:table-cell table:number-columns-repeated="2" office:value-type="float" office:value="0.999916076660156" calcext:value-type="float">
            <text:p>0.999916076660156</text:p>
          </table:table-cell>
          <table:table-cell office:value-type="float" office:value="0.998811602592468" calcext:value-type="float">
            <text:p>0.998811602592468</text:p>
          </table:table-cell>
          <table:table-cell table:number-columns-repeated="5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999911189079285" calcext:value-type="float">
            <text:p>0.999911189079285</text:p>
          </table:table-cell>
          <table:table-cell table:number-columns-repeated="2" office:value-type="float" office:value="0.999911189079285" calcext:value-type="float">
            <text:p>0.999911189079285</text:p>
          </table:table-cell>
          <table:table-cell office:value-type="float" office:value="0.998797833919525" calcext:value-type="float">
            <text:p>0.998797833919525</text:p>
          </table:table-cell>
          <table:table-cell table:number-columns-repeated="5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999909281730652" calcext:value-type="float">
            <text:p>0.999909281730652</text:p>
          </table:table-cell>
          <table:table-cell table:number-columns-repeated="2" office:value-type="float" office:value="0.999909281730652" calcext:value-type="float">
            <text:p>0.999909281730652</text:p>
          </table:table-cell>
          <table:table-cell office:value-type="float" office:value="0.998857736587524" calcext:value-type="float">
            <text:p>0.998857736587524</text:p>
          </table:table-cell>
          <table:table-cell table:number-columns-repeated="5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999848663806915" calcext:value-type="float">
            <text:p>0.999848663806915</text:p>
          </table:table-cell>
          <table:table-cell table:number-columns-repeated="2" office:value-type="float" office:value="0.999848663806915" calcext:value-type="float">
            <text:p>0.999848663806915</text:p>
          </table:table-cell>
          <table:table-cell office:value-type="float" office:value="0.998670697212219" calcext:value-type="float">
            <text:p>0.998670697212219</text:p>
          </table:table-cell>
          <table:table-cell table:number-columns-repeated="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999853491783142" calcext:value-type="float">
            <text:p>0.999853491783142</text:p>
          </table:table-cell>
          <table:table-cell table:number-columns-repeated="2" office:value-type="float" office:value="0.999853491783142" calcext:value-type="float">
            <text:p>0.999853491783142</text:p>
          </table:table-cell>
          <table:table-cell office:value-type="float" office:value="0.998751699924469" calcext:value-type="float">
            <text:p>0.998751699924469</text:p>
          </table:table-cell>
          <table:table-cell table:number-columns-repeated="5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999915182590485" calcext:value-type="float">
            <text:p>0.999915182590485</text:p>
          </table:table-cell>
          <table:table-cell table:number-columns-repeated="2" office:value-type="float" office:value="0.999915182590485" calcext:value-type="float">
            <text:p>0.999915182590485</text:p>
          </table:table-cell>
          <table:table-cell office:value-type="float" office:value="0.99869304895401" calcext:value-type="float">
            <text:p>0.99869304895401</text:p>
          </table:table-cell>
          <table:table-cell table:number-columns-repeated="5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999897480010986" calcext:value-type="float">
            <text:p>0.999897480010986</text:p>
          </table:table-cell>
          <table:table-cell table:number-columns-repeated="2" office:value-type="float" office:value="0.999897480010986" calcext:value-type="float">
            <text:p>0.999897480010986</text:p>
          </table:table-cell>
          <table:table-cell office:value-type="float" office:value="0.998763442039489" calcext:value-type="float">
            <text:p>0.998763442039489</text:p>
          </table:table-cell>
          <table:table-cell table:number-columns-repeated="5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3" office:value-type="float" office:value="0.999873697757721" calcext:value-type="float">
            <text:p>0.999873697757721</text:p>
          </table:table-cell>
          <table:table-cell office:value-type="float" office:value="0.998743653297424" calcext:value-type="float">
            <text:p>0.998743653297424</text:p>
          </table:table-cell>
          <table:table-cell table:number-columns-repeated="5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999861001968384" calcext:value-type="float">
            <text:p>0.999861001968384</text:p>
          </table:table-cell>
          <table:table-cell table:number-columns-repeated="2" office:value-type="float" office:value="0.999861001968384" calcext:value-type="float">
            <text:p>0.999861001968384</text:p>
          </table:table-cell>
          <table:table-cell office:value-type="float" office:value="0.998752474784851" calcext:value-type="float">
            <text:p>0.998752474784851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999806702136993" calcext:value-type="float">
            <text:p>0.999806702136993</text:p>
          </table:table-cell>
          <table:table-cell table:number-columns-repeated="2" office:value-type="float" office:value="0.999806702136993" calcext:value-type="float">
            <text:p>0.999806702136993</text:p>
          </table:table-cell>
          <table:table-cell office:value-type="float" office:value="0.998783051967621" calcext:value-type="float">
            <text:p>0.998783051967621</text:p>
          </table:table-cell>
          <table:table-cell table:number-columns-repeated="5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999773442745209" calcext:value-type="float">
            <text:p>0.999773442745209</text:p>
          </table:table-cell>
          <table:table-cell table:number-columns-repeated="2" office:value-type="float" office:value="0.999773442745209" calcext:value-type="float">
            <text:p>0.999773442745209</text:p>
          </table:table-cell>
          <table:table-cell office:value-type="float" office:value="0.998834848403931" calcext:value-type="float">
            <text:p>0.998834848403931</text:p>
          </table:table-cell>
          <table:table-cell table:number-columns-repeated="5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999868094921112" calcext:value-type="float">
            <text:p>0.999868094921112</text:p>
          </table:table-cell>
          <table:table-cell table:number-columns-repeated="2" office:value-type="float" office:value="0.999868094921112" calcext:value-type="float">
            <text:p>0.999868094921112</text:p>
          </table:table-cell>
          <table:table-cell office:value-type="float" office:value="0.998990774154663" calcext:value-type="float">
            <text:p>0.998990774154663</text:p>
          </table:table-cell>
          <table:table-cell table:number-columns-repeated="5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999859511852264" calcext:value-type="float">
            <text:p>0.999859511852264</text:p>
          </table:table-cell>
          <table:table-cell table:number-columns-repeated="2" office:value-type="float" office:value="0.999859511852264" calcext:value-type="float">
            <text:p>0.999859511852264</text:p>
          </table:table-cell>
          <table:table-cell office:value-type="float" office:value="0.998899221420288" calcext:value-type="float">
            <text:p>0.998899221420288</text:p>
          </table:table-cell>
          <table:table-cell table:number-columns-repeated="5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999826550483704" calcext:value-type="float">
            <text:p>0.999826550483704</text:p>
          </table:table-cell>
          <table:table-cell table:number-columns-repeated="2" office:value-type="float" office:value="0.999826550483704" calcext:value-type="float">
            <text:p>0.999826550483704</text:p>
          </table:table-cell>
          <table:table-cell office:value-type="float" office:value="0.99893194437027" calcext:value-type="float">
            <text:p>0.99893194437027</text:p>
          </table:table-cell>
          <table:table-cell table:number-columns-repeated="5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99982625246048" calcext:value-type="float">
            <text:p>0.99982625246048</text:p>
          </table:table-cell>
          <table:table-cell table:number-columns-repeated="2" office:value-type="float" office:value="0.99982625246048" calcext:value-type="float">
            <text:p>0.99982625246048</text:p>
          </table:table-cell>
          <table:table-cell office:value-type="float" office:value="0.999159932136535" calcext:value-type="float">
            <text:p>0.999159932136535</text:p>
          </table:table-cell>
          <table:table-cell table:number-columns-repeated="5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3" office:value-type="float" office:value="0.999810516834259" calcext:value-type="float">
            <text:p>0.999810516834259</text:p>
          </table:table-cell>
          <table:table-cell office:value-type="float" office:value="0.999195694923401" calcext:value-type="float">
            <text:p>0.999195694923401</text:p>
          </table:table-cell>
          <table:table-cell table:number-columns-repeated="5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999786138534546" calcext:value-type="float">
            <text:p>0.999786138534546</text:p>
          </table:table-cell>
          <table:table-cell table:number-columns-repeated="2" office:value-type="float" office:value="0.999786138534546" calcext:value-type="float">
            <text:p>0.999786138534546</text:p>
          </table:table-cell>
          <table:table-cell office:value-type="float" office:value="0.999163150787354" calcext:value-type="float">
            <text:p>0.999163150787354</text:p>
          </table:table-cell>
          <table:table-cell table:number-columns-repeated="5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999745905399322" calcext:value-type="float">
            <text:p>0.999745905399322</text:p>
          </table:table-cell>
          <table:table-cell table:number-columns-repeated="2" office:value-type="float" office:value="0.999745905399322" calcext:value-type="float">
            <text:p>0.999745905399322</text:p>
          </table:table-cell>
          <table:table-cell office:value-type="float" office:value="0.999217331409454" calcext:value-type="float">
            <text:p>0.999217331409454</text:p>
          </table:table-cell>
          <table:table-cell table:number-columns-repeated="5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999777913093567" calcext:value-type="float">
            <text:p>0.999777913093567</text:p>
          </table:table-cell>
          <table:table-cell table:number-columns-repeated="2" office:value-type="float" office:value="0.999777913093567" calcext:value-type="float">
            <text:p>0.999777913093567</text:p>
          </table:table-cell>
          <table:table-cell office:value-type="float" office:value="0.999179065227508" calcext:value-type="float">
            <text:p>0.999179065227508</text:p>
          </table:table-cell>
          <table:table-cell table:number-columns-repeated="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999934017658233" calcext:value-type="float">
            <text:p>0.999934017658233</text:p>
          </table:table-cell>
          <table:table-cell table:number-columns-repeated="2" office:value-type="float" office:value="0.999934017658233" calcext:value-type="float">
            <text:p>0.999934017658233</text:p>
          </table:table-cell>
          <table:table-cell office:value-type="float" office:value="0.999077439308166" calcext:value-type="float">
            <text:p>0.999077439308166</text:p>
          </table:table-cell>
          <table:table-cell table:number-columns-repeated="5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999948740005493" calcext:value-type="float">
            <text:p>0.999948740005493</text:p>
          </table:table-cell>
          <table:table-cell table:number-columns-repeated="2" office:value-type="float" office:value="0.999948740005493" calcext:value-type="float">
            <text:p>0.999948740005493</text:p>
          </table:table-cell>
          <table:table-cell office:value-type="float" office:value="0.999057829380035" calcext:value-type="float">
            <text:p>0.999057829380035</text:p>
          </table:table-cell>
          <table:table-cell table:number-columns-repeated="5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999951124191284" calcext:value-type="float">
            <text:p>0.999951124191284</text:p>
          </table:table-cell>
          <table:table-cell table:number-columns-repeated="2" office:value-type="float" office:value="0.999951124191284" calcext:value-type="float">
            <text:p>0.999951124191284</text:p>
          </table:table-cell>
          <table:table-cell office:value-type="float" office:value="0.99907636642456" calcext:value-type="float">
            <text:p>0.99907636642456</text:p>
          </table:table-cell>
          <table:table-cell table:number-columns-repeated="5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999953866004944" calcext:value-type="float">
            <text:p>0.999953866004944</text:p>
          </table:table-cell>
          <table:table-cell table:number-columns-repeated="2" office:value-type="float" office:value="0.999953866004944" calcext:value-type="float">
            <text:p>0.999953866004944</text:p>
          </table:table-cell>
          <table:table-cell office:value-type="float" office:value="0.999116957187653" calcext:value-type="float">
            <text:p>0.999116957187653</text:p>
          </table:table-cell>
          <table:table-cell table:number-columns-repeated="5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3" office:value-type="float" office:value="0.99994957447052" calcext:value-type="float">
            <text:p>0.99994957447052</text:p>
          </table:table-cell>
          <table:table-cell office:value-type="float" office:value="0.999108612537384" calcext:value-type="float">
            <text:p>0.999108612537384</text:p>
          </table:table-cell>
          <table:table-cell table:number-columns-repeated="5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999955356121063" calcext:value-type="float">
            <text:p>0.999955356121063</text:p>
          </table:table-cell>
          <table:table-cell table:number-columns-repeated="2" office:value-type="float" office:value="0.999955356121063" calcext:value-type="float">
            <text:p>0.999955356121063</text:p>
          </table:table-cell>
          <table:table-cell office:value-type="float" office:value="0.999055862426758" calcext:value-type="float">
            <text:p>0.999055862426758</text:p>
          </table:table-cell>
          <table:table-cell table:number-columns-repeated="5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999953866004944" calcext:value-type="float">
            <text:p>0.999953866004944</text:p>
          </table:table-cell>
          <table:table-cell table:number-columns-repeated="2" office:value-type="float" office:value="0.999953866004944" calcext:value-type="float">
            <text:p>0.999953866004944</text:p>
          </table:table-cell>
          <table:table-cell office:value-type="float" office:value="0.999061822891235" calcext:value-type="float">
            <text:p>0.999061822891235</text:p>
          </table:table-cell>
          <table:table-cell table:number-columns-repeated="5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999954462051392" calcext:value-type="float">
            <text:p>0.999954462051392</text:p>
          </table:table-cell>
          <table:table-cell table:number-columns-repeated="2" office:value-type="float" office:value="0.999954462051392" calcext:value-type="float">
            <text:p>0.999954462051392</text:p>
          </table:table-cell>
          <table:table-cell office:value-type="float" office:value="0.999048709869385" calcext:value-type="float">
            <text:p>0.999048709869385</text:p>
          </table:table-cell>
          <table:table-cell table:number-columns-repeated="5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999952018260956" calcext:value-type="float">
            <text:p>0.999952018260956</text:p>
          </table:table-cell>
          <table:table-cell table:number-columns-repeated="2" office:value-type="float" office:value="0.999952018260956" calcext:value-type="float">
            <text:p>0.999952018260956</text:p>
          </table:table-cell>
          <table:table-cell office:value-type="float" office:value="0.999101638793945" calcext:value-type="float">
            <text:p>0.999101638793945</text:p>
          </table:table-cell>
          <table:table-cell table:number-columns-repeated="5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3" office:value-type="float" office:value="0.999954104423523" calcext:value-type="float">
            <text:p>0.999954104423523</text:p>
          </table:table-cell>
          <table:table-cell office:value-type="float" office:value="0.998998641967773" calcext:value-type="float">
            <text:p>0.998998641967773</text:p>
          </table:table-cell>
          <table:table-cell table:number-columns-repeated="5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99988329410553" calcext:value-type="float">
            <text:p>0.99988329410553</text:p>
          </table:table-cell>
          <table:table-cell table:number-columns-repeated="2" office:value-type="float" office:value="0.99988329410553" calcext:value-type="float">
            <text:p>0.99988329410553</text:p>
          </table:table-cell>
          <table:table-cell office:value-type="float" office:value="0.998870670795441" calcext:value-type="float">
            <text:p>0.998870670795441</text:p>
          </table:table-cell>
          <table:table-cell table:number-columns-repeated="5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999864041805267" calcext:value-type="float">
            <text:p>0.999864041805267</text:p>
          </table:table-cell>
          <table:table-cell table:number-columns-repeated="2" office:value-type="float" office:value="0.999864041805267" calcext:value-type="float">
            <text:p>0.999864041805267</text:p>
          </table:table-cell>
          <table:table-cell office:value-type="float" office:value="0.998742699623108" calcext:value-type="float">
            <text:p>0.998742699623108</text:p>
          </table:table-cell>
          <table:table-cell table:number-columns-repeated="5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99988067150116" calcext:value-type="float">
            <text:p>0.99988067150116</text:p>
          </table:table-cell>
          <table:table-cell table:number-columns-repeated="2" office:value-type="float" office:value="0.99988067150116" calcext:value-type="float">
            <text:p>0.99988067150116</text:p>
          </table:table-cell>
          <table:table-cell office:value-type="float" office:value="0.998851478099823" calcext:value-type="float">
            <text:p>0.998851478099823</text:p>
          </table:table-cell>
          <table:table-cell table:number-columns-repeated="5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99984747171402" calcext:value-type="float">
            <text:p>0.99984747171402</text:p>
          </table:table-cell>
          <table:table-cell table:number-columns-repeated="2" office:value-type="float" office:value="0.99984747171402" calcext:value-type="float">
            <text:p>0.99984747171402</text:p>
          </table:table-cell>
          <table:table-cell office:value-type="float" office:value="0.998742818832397" calcext:value-type="float">
            <text:p>0.998742818832397</text:p>
          </table:table-cell>
          <table:table-cell table:number-columns-repeated="5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999811232089996" calcext:value-type="float">
            <text:p>0.999811232089996</text:p>
          </table:table-cell>
          <table:table-cell table:number-columns-repeated="2" office:value-type="float" office:value="0.999811232089996" calcext:value-type="float">
            <text:p>0.999811232089996</text:p>
          </table:table-cell>
          <table:table-cell office:value-type="float" office:value="0.998724341392517" calcext:value-type="float">
            <text:p>0.998724341392517</text:p>
          </table:table-cell>
          <table:table-cell table:number-columns-repeated="5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999738276004791" calcext:value-type="float">
            <text:p>0.999738276004791</text:p>
          </table:table-cell>
          <table:table-cell table:number-columns-repeated="2" office:value-type="float" office:value="0.999738276004791" calcext:value-type="float">
            <text:p>0.999738276004791</text:p>
          </table:table-cell>
          <table:table-cell office:value-type="float" office:value="0.99858283996582" calcext:value-type="float">
            <text:p>0.99858283996582</text:p>
          </table:table-cell>
          <table:table-cell table:number-columns-repeated="5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999726891517639" calcext:value-type="float">
            <text:p>0.999726891517639</text:p>
          </table:table-cell>
          <table:table-cell table:number-columns-repeated="2" office:value-type="float" office:value="0.999726891517639" calcext:value-type="float">
            <text:p>0.999726891517639</text:p>
          </table:table-cell>
          <table:table-cell office:value-type="float" office:value="0.998650252819061" calcext:value-type="float">
            <text:p>0.998650252819061</text:p>
          </table:table-cell>
          <table:table-cell table:number-columns-repeated="5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999778568744659" calcext:value-type="float">
            <text:p>0.999778568744659</text:p>
          </table:table-cell>
          <table:table-cell table:number-columns-repeated="2" office:value-type="float" office:value="0.999778568744659" calcext:value-type="float">
            <text:p>0.999778568744659</text:p>
          </table:table-cell>
          <table:table-cell office:value-type="float" office:value="0.998662889003754" calcext:value-type="float">
            <text:p>0.998662889003754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999767899513245" calcext:value-type="float">
            <text:p>0.999767899513245</text:p>
          </table:table-cell>
          <table:table-cell table:number-columns-repeated="2" office:value-type="float" office:value="0.999767899513245" calcext:value-type="float">
            <text:p>0.999767899513245</text:p>
          </table:table-cell>
          <table:table-cell office:value-type="float" office:value="0.998646378517151" calcext:value-type="float">
            <text:p>0.998646378517151</text:p>
          </table:table-cell>
          <table:table-cell table:number-columns-repeated="5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999815464019775" calcext:value-type="float">
            <text:p>0.999815464019775</text:p>
          </table:table-cell>
          <table:table-cell table:number-columns-repeated="2" office:value-type="float" office:value="0.999815464019775" calcext:value-type="float">
            <text:p>0.999815464019775</text:p>
          </table:table-cell>
          <table:table-cell office:value-type="float" office:value="0.99877667427063" calcext:value-type="float">
            <text:p>0.99877667427063</text:p>
          </table:table-cell>
          <table:table-cell table:number-columns-repeated="5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999933004379272" calcext:value-type="float">
            <text:p>0.999933004379272</text:p>
          </table:table-cell>
          <table:table-cell table:number-columns-repeated="2" office:value-type="float" office:value="0.999933004379272" calcext:value-type="float">
            <text:p>0.999933004379272</text:p>
          </table:table-cell>
          <table:table-cell office:value-type="float" office:value="0.999061048030853" calcext:value-type="float">
            <text:p>0.999061048030853</text:p>
          </table:table-cell>
          <table:table-cell table:number-columns-repeated="5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999923527240753" calcext:value-type="float">
            <text:p>0.999923527240753</text:p>
          </table:table-cell>
          <table:table-cell table:number-columns-repeated="2" office:value-type="float" office:value="0.999923527240753" calcext:value-type="float">
            <text:p>0.999923527240753</text:p>
          </table:table-cell>
          <table:table-cell office:value-type="float" office:value="0.998931407928467" calcext:value-type="float">
            <text:p>0.998931407928467</text:p>
          </table:table-cell>
          <table:table-cell table:number-columns-repeated="5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999939739704132" calcext:value-type="float">
            <text:p>0.999939739704132</text:p>
          </table:table-cell>
          <table:table-cell table:number-columns-repeated="2" office:value-type="float" office:value="0.999939739704132" calcext:value-type="float">
            <text:p>0.999939739704132</text:p>
          </table:table-cell>
          <table:table-cell office:value-type="float" office:value="0.998905897140503" calcext:value-type="float">
            <text:p>0.998905897140503</text:p>
          </table:table-cell>
          <table:table-cell table:number-columns-repeated="5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999918103218079" calcext:value-type="float">
            <text:p>0.999918103218079</text:p>
          </table:table-cell>
          <table:table-cell table:number-columns-repeated="2" office:value-type="float" office:value="0.999918103218079" calcext:value-type="float">
            <text:p>0.999918103218079</text:p>
          </table:table-cell>
          <table:table-cell office:value-type="float" office:value="0.998929560184479" calcext:value-type="float">
            <text:p>0.998929560184479</text:p>
          </table:table-cell>
          <table:table-cell table:number-columns-repeated="5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99992024898529" calcext:value-type="float">
            <text:p>0.99992024898529</text:p>
          </table:table-cell>
          <table:table-cell table:number-columns-repeated="2" office:value-type="float" office:value="0.99992024898529" calcext:value-type="float">
            <text:p>0.99992024898529</text:p>
          </table:table-cell>
          <table:table-cell office:value-type="float" office:value="0.998878598213196" calcext:value-type="float">
            <text:p>0.998878598213196</text:p>
          </table:table-cell>
          <table:table-cell table:number-columns-repeated="5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999915063381195" calcext:value-type="float">
            <text:p>0.999915063381195</text:p>
          </table:table-cell>
          <table:table-cell table:number-columns-repeated="2" office:value-type="float" office:value="0.999915063381195" calcext:value-type="float">
            <text:p>0.999915063381195</text:p>
          </table:table-cell>
          <table:table-cell office:value-type="float" office:value="0.999001264572144" calcext:value-type="float">
            <text:p>0.999001264572144</text:p>
          </table:table-cell>
          <table:table-cell table:number-columns-repeated="5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999904274940491" calcext:value-type="float">
            <text:p>0.999904274940491</text:p>
          </table:table-cell>
          <table:table-cell table:number-columns-repeated="2" office:value-type="float" office:value="0.999904274940491" calcext:value-type="float">
            <text:p>0.999904274940491</text:p>
          </table:table-cell>
          <table:table-cell office:value-type="float" office:value="0.998989522457123" calcext:value-type="float">
            <text:p>0.998989522457123</text:p>
          </table:table-cell>
          <table:table-cell table:number-columns-repeated="5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999913156032562" calcext:value-type="float">
            <text:p>0.999913156032562</text:p>
          </table:table-cell>
          <table:table-cell table:number-columns-repeated="2" office:value-type="float" office:value="0.999913156032562" calcext:value-type="float">
            <text:p>0.999913156032562</text:p>
          </table:table-cell>
          <table:table-cell office:value-type="float" office:value="0.999015867710114" calcext:value-type="float">
            <text:p>0.999015867710114</text:p>
          </table:table-cell>
          <table:table-cell table:number-columns-repeated="5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999944388866425" calcext:value-type="float">
            <text:p>0.999944388866425</text:p>
          </table:table-cell>
          <table:table-cell table:number-columns-repeated="2" office:value-type="float" office:value="0.999944388866425" calcext:value-type="float">
            <text:p>0.999944388866425</text:p>
          </table:table-cell>
          <table:table-cell office:value-type="float" office:value="0.999137222766876" calcext:value-type="float">
            <text:p>0.999137222766876</text:p>
          </table:table-cell>
          <table:table-cell table:number-columns-repeated="5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999940991401672" calcext:value-type="float">
            <text:p>0.999940991401672</text:p>
          </table:table-cell>
          <table:table-cell table:number-columns-repeated="2" office:value-type="float" office:value="0.999940991401672" calcext:value-type="float">
            <text:p>0.999940991401672</text:p>
          </table:table-cell>
          <table:table-cell office:value-type="float" office:value="0.999190211296082" calcext:value-type="float">
            <text:p>0.999190211296082</text:p>
          </table:table-cell>
          <table:table-cell table:number-columns-repeated="5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99992299079895" calcext:value-type="float">
            <text:p>0.99992299079895</text:p>
          </table:table-cell>
          <table:table-cell table:number-columns-repeated="2" office:value-type="float" office:value="0.99992299079895" calcext:value-type="float">
            <text:p>0.99992299079895</text:p>
          </table:table-cell>
          <table:table-cell office:value-type="float" office:value="0.998789072036743" calcext:value-type="float">
            <text:p>0.998789072036743</text:p>
          </table:table-cell>
          <table:table-cell table:number-columns-repeated="5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999917507171631" calcext:value-type="float">
            <text:p>0.999917507171631</text:p>
          </table:table-cell>
          <table:table-cell table:number-columns-repeated="2" office:value-type="float" office:value="0.999917507171631" calcext:value-type="float">
            <text:p>0.999917507171631</text:p>
          </table:table-cell>
          <table:table-cell office:value-type="float" office:value="0.998854398727417" calcext:value-type="float">
            <text:p>0.998854398727417</text:p>
          </table:table-cell>
          <table:table-cell table:number-columns-repeated="5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999913096427918" calcext:value-type="float">
            <text:p>0.999913096427918</text:p>
          </table:table-cell>
          <table:table-cell table:number-columns-repeated="2" office:value-type="float" office:value="0.999913096427918" calcext:value-type="float">
            <text:p>0.999913096427918</text:p>
          </table:table-cell>
          <table:table-cell office:value-type="float" office:value="0.998777747154236" calcext:value-type="float">
            <text:p>0.998777747154236</text:p>
          </table:table-cell>
          <table:table-cell table:number-columns-repeated="5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3" office:value-type="float" office:value="0.999914288520813" calcext:value-type="float">
            <text:p>0.999914288520813</text:p>
          </table:table-cell>
          <table:table-cell office:value-type="float" office:value="0.998738706111908" calcext:value-type="float">
            <text:p>0.998738706111908</text:p>
          </table:table-cell>
          <table:table-cell table:number-columns-repeated="5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999882757663727" calcext:value-type="float">
            <text:p>0.999882757663727</text:p>
          </table:table-cell>
          <table:table-cell table:number-columns-repeated="2" office:value-type="float" office:value="0.999882757663727" calcext:value-type="float">
            <text:p>0.999882757663727</text:p>
          </table:table-cell>
          <table:table-cell office:value-type="float" office:value="0.998817324638367" calcext:value-type="float">
            <text:p>0.998817324638367</text:p>
          </table:table-cell>
          <table:table-cell table:number-columns-repeated="5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3" office:value-type="float" office:value="0.999879002571106" calcext:value-type="float">
            <text:p>0.999879002571106</text:p>
          </table:table-cell>
          <table:table-cell office:value-type="float" office:value="0.998915433883667" calcext:value-type="float">
            <text:p>0.998915433883667</text:p>
          </table:table-cell>
          <table:table-cell table:number-columns-repeated="5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3" office:value-type="float" office:value="0.999912679195404" calcext:value-type="float">
            <text:p>0.999912679195404</text:p>
          </table:table-cell>
          <table:table-cell office:value-type="float" office:value="0.998860657215118" calcext:value-type="float">
            <text:p>0.998860657215118</text:p>
          </table:table-cell>
          <table:table-cell table:number-columns-repeated="5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999885976314545" calcext:value-type="float">
            <text:p>0.999885976314545</text:p>
          </table:table-cell>
          <table:table-cell table:number-columns-repeated="2" office:value-type="float" office:value="0.999885976314545" calcext:value-type="float">
            <text:p>0.999885976314545</text:p>
          </table:table-cell>
          <table:table-cell office:value-type="float" office:value="0.998944282531738" calcext:value-type="float">
            <text:p>0.998944282531738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999866425991058" calcext:value-type="float">
            <text:p>0.999866425991058</text:p>
          </table:table-cell>
          <table:table-cell table:number-columns-repeated="2" office:value-type="float" office:value="0.999866425991058" calcext:value-type="float">
            <text:p>0.999866425991058</text:p>
          </table:table-cell>
          <table:table-cell office:value-type="float" office:value="0.999012887477875" calcext:value-type="float">
            <text:p>0.999012887477875</text:p>
          </table:table-cell>
          <table:table-cell table:number-columns-repeated="5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999858677387238" calcext:value-type="float">
            <text:p>0.999858677387238</text:p>
          </table:table-cell>
          <table:table-cell table:number-columns-repeated="2" office:value-type="float" office:value="0.999858677387238" calcext:value-type="float">
            <text:p>0.999858677387238</text:p>
          </table:table-cell>
          <table:table-cell office:value-type="float" office:value="0.998934090137482" calcext:value-type="float">
            <text:p>0.998934090137482</text:p>
          </table:table-cell>
          <table:table-cell table:number-columns-repeated="5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3" office:value-type="float" office:value="0.999805450439453" calcext:value-type="float">
            <text:p>0.999805450439453</text:p>
          </table:table-cell>
          <table:table-cell office:value-type="float" office:value="0.998850047588348" calcext:value-type="float">
            <text:p>0.998850047588348</text:p>
          </table:table-cell>
          <table:table-cell table:number-columns-repeated="5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999775946140289" calcext:value-type="float">
            <text:p>0.999775946140289</text:p>
          </table:table-cell>
          <table:table-cell table:number-columns-repeated="2" office:value-type="float" office:value="0.999775946140289" calcext:value-type="float">
            <text:p>0.999775946140289</text:p>
          </table:table-cell>
          <table:table-cell office:value-type="float" office:value="0.998902380466461" calcext:value-type="float">
            <text:p>0.998902380466461</text:p>
          </table:table-cell>
          <table:table-cell table:number-columns-repeated="5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999827265739441" calcext:value-type="float">
            <text:p>0.999827265739441</text:p>
          </table:table-cell>
          <table:table-cell table:number-columns-repeated="2" office:value-type="float" office:value="0.999827265739441" calcext:value-type="float">
            <text:p>0.999827265739441</text:p>
          </table:table-cell>
          <table:table-cell office:value-type="float" office:value="0.998488783836365" calcext:value-type="float">
            <text:p>0.998488783836365</text:p>
          </table:table-cell>
          <table:table-cell table:number-columns-repeated="5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999750435352325" calcext:value-type="float">
            <text:p>0.999750435352325</text:p>
          </table:table-cell>
          <table:table-cell table:number-columns-repeated="2" office:value-type="float" office:value="0.999750435352325" calcext:value-type="float">
            <text:p>0.999750435352325</text:p>
          </table:table-cell>
          <table:table-cell office:value-type="float" office:value="0.998331665992737" calcext:value-type="float">
            <text:p>0.998331665992737</text:p>
          </table:table-cell>
          <table:table-cell table:number-columns-repeated="5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999723017215729" calcext:value-type="float">
            <text:p>0.999723017215729</text:p>
          </table:table-cell>
          <table:table-cell table:number-columns-repeated="2" office:value-type="float" office:value="0.999723017215729" calcext:value-type="float">
            <text:p>0.999723017215729</text:p>
          </table:table-cell>
          <table:table-cell office:value-type="float" office:value="0.99848073720932" calcext:value-type="float">
            <text:p>0.99848073720932</text:p>
          </table:table-cell>
          <table:table-cell table:number-columns-repeated="5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3" office:value-type="float" office:value="0.999747097492218" calcext:value-type="float">
            <text:p>0.999747097492218</text:p>
          </table:table-cell>
          <table:table-cell office:value-type="float" office:value="0.998612225055695" calcext:value-type="float">
            <text:p>0.998612225055695</text:p>
          </table:table-cell>
          <table:table-cell table:number-columns-repeated="5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999732315540314" calcext:value-type="float">
            <text:p>0.999732315540314</text:p>
          </table:table-cell>
          <table:table-cell table:number-columns-repeated="2" office:value-type="float" office:value="0.999732315540314" calcext:value-type="float">
            <text:p>0.999732315540314</text:p>
          </table:table-cell>
          <table:table-cell office:value-type="float" office:value="0.998643219470978" calcext:value-type="float">
            <text:p>0.998643219470978</text:p>
          </table:table-cell>
          <table:table-cell table:number-columns-repeated="5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999782860279083" calcext:value-type="float">
            <text:p>0.999782860279083</text:p>
          </table:table-cell>
          <table:table-cell table:number-columns-repeated="2" office:value-type="float" office:value="0.999782860279083" calcext:value-type="float">
            <text:p>0.999782860279083</text:p>
          </table:table-cell>
          <table:table-cell office:value-type="float" office:value="0.998692691326141" calcext:value-type="float">
            <text:p>0.998692691326141</text:p>
          </table:table-cell>
          <table:table-cell table:number-columns-repeated="5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999711334705353" calcext:value-type="float">
            <text:p>0.999711334705353</text:p>
          </table:table-cell>
          <table:table-cell table:number-columns-repeated="2" office:value-type="float" office:value="0.999711334705353" calcext:value-type="float">
            <text:p>0.999711334705353</text:p>
          </table:table-cell>
          <table:table-cell office:value-type="float" office:value="0.998756349086762" calcext:value-type="float">
            <text:p>0.998756349086762</text:p>
          </table:table-cell>
          <table:table-cell table:number-columns-repeated="5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3" office:value-type="float" office:value="0.99972665309906" calcext:value-type="float">
            <text:p>0.99972665309906</text:p>
          </table:table-cell>
          <table:table-cell office:value-type="float" office:value="0.998717725276947" calcext:value-type="float">
            <text:p>0.998717725276947</text:p>
          </table:table-cell>
          <table:table-cell table:number-columns-repeated="5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3" office:value-type="float" office:value="0.999918818473816" calcext:value-type="float">
            <text:p>0.999918818473816</text:p>
          </table:table-cell>
          <table:table-cell office:value-type="float" office:value="0.998992264270782" calcext:value-type="float">
            <text:p>0.998992264270782</text:p>
          </table:table-cell>
          <table:table-cell table:number-columns-repeated="5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3" office:value-type="float" office:value="0.99994558095932" calcext:value-type="float">
            <text:p>0.99994558095932</text:p>
          </table:table-cell>
          <table:table-cell office:value-type="float" office:value="0.998978853225708" calcext:value-type="float">
            <text:p>0.998978853225708</text:p>
          </table:table-cell>
          <table:table-cell table:number-columns-repeated="5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999931693077087" calcext:value-type="float">
            <text:p>0.999931693077087</text:p>
          </table:table-cell>
          <table:table-cell table:number-columns-repeated="2" office:value-type="float" office:value="0.999931693077087" calcext:value-type="float">
            <text:p>0.999931693077087</text:p>
          </table:table-cell>
          <table:table-cell office:value-type="float" office:value="0.99907648563385" calcext:value-type="float">
            <text:p>0.99907648563385</text:p>
          </table:table-cell>
          <table:table-cell table:number-columns-repeated="5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999929845333099" calcext:value-type="float">
            <text:p>0.999929845333099</text:p>
          </table:table-cell>
          <table:table-cell table:number-columns-repeated="2" office:value-type="float" office:value="0.999929845333099" calcext:value-type="float">
            <text:p>0.999929845333099</text:p>
          </table:table-cell>
          <table:table-cell office:value-type="float" office:value="0.998990774154663" calcext:value-type="float">
            <text:p>0.998990774154663</text:p>
          </table:table-cell>
          <table:table-cell table:number-columns-repeated="5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999940395355225" calcext:value-type="float">
            <text:p>0.999940395355225</text:p>
          </table:table-cell>
          <table:table-cell table:number-columns-repeated="2" office:value-type="float" office:value="0.999940395355225" calcext:value-type="float">
            <text:p>0.999940395355225</text:p>
          </table:table-cell>
          <table:table-cell office:value-type="float" office:value="0.999089539051056" calcext:value-type="float">
            <text:p>0.999089539051056</text:p>
          </table:table-cell>
          <table:table-cell table:number-columns-repeated="5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999940931797028" calcext:value-type="float">
            <text:p>0.999940931797028</text:p>
          </table:table-cell>
          <table:table-cell table:number-columns-repeated="2" office:value-type="float" office:value="0.999940931797028" calcext:value-type="float">
            <text:p>0.999940931797028</text:p>
          </table:table-cell>
          <table:table-cell office:value-type="float" office:value="0.999061465263367" calcext:value-type="float">
            <text:p>0.999061465263367</text:p>
          </table:table-cell>
          <table:table-cell table:number-columns-repeated="5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999949097633362" calcext:value-type="float">
            <text:p>0.999949097633362</text:p>
          </table:table-cell>
          <table:table-cell table:number-columns-repeated="2" office:value-type="float" office:value="0.999949097633362" calcext:value-type="float">
            <text:p>0.999949097633362</text:p>
          </table:table-cell>
          <table:table-cell office:value-type="float" office:value="0.999001264572144" calcext:value-type="float">
            <text:p>0.999001264572144</text:p>
          </table:table-cell>
          <table:table-cell table:number-columns-repeated="5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999955713748932" calcext:value-type="float">
            <text:p>0.999955713748932</text:p>
          </table:table-cell>
          <table:table-cell table:number-columns-repeated="2" office:value-type="float" office:value="0.999955713748932" calcext:value-type="float">
            <text:p>0.999955713748932</text:p>
          </table:table-cell>
          <table:table-cell office:value-type="float" office:value="0.998940825462341" calcext:value-type="float">
            <text:p>0.998940825462341</text:p>
          </table:table-cell>
          <table:table-cell table:number-columns-repeated="5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999950289726257" calcext:value-type="float">
            <text:p>0.999950289726257</text:p>
          </table:table-cell>
          <table:table-cell table:number-columns-repeated="2" office:value-type="float" office:value="0.999950289726257" calcext:value-type="float">
            <text:p>0.999950289726257</text:p>
          </table:table-cell>
          <table:table-cell office:value-type="float" office:value="0.998893916606903" calcext:value-type="float">
            <text:p>0.998893916606903</text:p>
          </table:table-cell>
          <table:table-cell table:number-columns-repeated="5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999948680400848" calcext:value-type="float">
            <text:p>0.999948680400848</text:p>
          </table:table-cell>
          <table:table-cell table:number-columns-repeated="2" office:value-type="float" office:value="0.999948680400848" calcext:value-type="float">
            <text:p>0.999948680400848</text:p>
          </table:table-cell>
          <table:table-cell office:value-type="float" office:value="0.999005138874054" calcext:value-type="float">
            <text:p>0.999005138874054</text:p>
          </table:table-cell>
          <table:table-cell table:number-columns-repeated="5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99990040063858" calcext:value-type="float">
            <text:p>0.99990040063858</text:p>
          </table:table-cell>
          <table:table-cell table:number-columns-repeated="2" office:value-type="float" office:value="0.99990040063858" calcext:value-type="float">
            <text:p>0.99990040063858</text:p>
          </table:table-cell>
          <table:table-cell office:value-type="float" office:value="0.99904876947403" calcext:value-type="float">
            <text:p>0.99904876947403</text:p>
          </table:table-cell>
          <table:table-cell table:number-columns-repeated="5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999901652336121" calcext:value-type="float">
            <text:p>0.999901652336121</text:p>
          </table:table-cell>
          <table:table-cell table:number-columns-repeated="2" office:value-type="float" office:value="0.999901652336121" calcext:value-type="float">
            <text:p>0.999901652336121</text:p>
          </table:table-cell>
          <table:table-cell office:value-type="float" office:value="0.998987913131714" calcext:value-type="float">
            <text:p>0.998987913131714</text:p>
          </table:table-cell>
          <table:table-cell table:number-columns-repeated="5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999893665313721" calcext:value-type="float">
            <text:p>0.999893665313721</text:p>
          </table:table-cell>
          <table:table-cell table:number-columns-repeated="2" office:value-type="float" office:value="0.999893665313721" calcext:value-type="float">
            <text:p>0.999893665313721</text:p>
          </table:table-cell>
          <table:table-cell office:value-type="float" office:value="0.999032735824585" calcext:value-type="float">
            <text:p>0.999032735824585</text:p>
          </table:table-cell>
          <table:table-cell table:number-columns-repeated="5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999892830848694" calcext:value-type="float">
            <text:p>0.999892830848694</text:p>
          </table:table-cell>
          <table:table-cell table:number-columns-repeated="2" office:value-type="float" office:value="0.999892830848694" calcext:value-type="float">
            <text:p>0.999892830848694</text:p>
          </table:table-cell>
          <table:table-cell office:value-type="float" office:value="0.998963594436646" calcext:value-type="float">
            <text:p>0.998963594436646</text:p>
          </table:table-cell>
          <table:table-cell table:number-columns-repeated="5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999872505664825" calcext:value-type="float">
            <text:p>0.999872505664825</text:p>
          </table:table-cell>
          <table:table-cell table:number-columns-repeated="2" office:value-type="float" office:value="0.999872505664825" calcext:value-type="float">
            <text:p>0.999872505664825</text:p>
          </table:table-cell>
          <table:table-cell office:value-type="float" office:value="0.99889862537384" calcext:value-type="float">
            <text:p>0.99889862537384</text:p>
          </table:table-cell>
          <table:table-cell table:number-columns-repeated="5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999560654163361" calcext:value-type="float">
            <text:p>0.999560654163361</text:p>
          </table:table-cell>
          <table:table-cell table:number-columns-repeated="2" office:value-type="float" office:value="0.999560654163361" calcext:value-type="float">
            <text:p>0.999560654163361</text:p>
          </table:table-cell>
          <table:table-cell office:value-type="float" office:value="0.999058842658997" calcext:value-type="float">
            <text:p>0.999058842658997</text:p>
          </table:table-cell>
          <table:table-cell table:number-columns-repeated="5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999828457832336" calcext:value-type="float">
            <text:p>0.999828457832336</text:p>
          </table:table-cell>
          <table:table-cell table:number-columns-repeated="2" office:value-type="float" office:value="0.999828457832336" calcext:value-type="float">
            <text:p>0.999828457832336</text:p>
          </table:table-cell>
          <table:table-cell office:value-type="float" office:value="0.998927712440491" calcext:value-type="float">
            <text:p>0.998927712440491</text:p>
          </table:table-cell>
          <table:table-cell table:number-columns-repeated="5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996143758296967" calcext:value-type="float">
            <text:p>0.996143758296967</text:p>
          </table:table-cell>
          <table:table-cell table:number-columns-repeated="2" office:value-type="float" office:value="0.996143758296967" calcext:value-type="float">
            <text:p>0.996143758296967</text:p>
          </table:table-cell>
          <table:table-cell office:value-type="float" office:value="0.997372925281525" calcext:value-type="float">
            <text:p>0.997372925281525</text:p>
          </table:table-cell>
          <table:table-cell table:number-columns-repeated="5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999657571315765" calcext:value-type="float">
            <text:p>0.999657571315765</text:p>
          </table:table-cell>
          <table:table-cell table:number-columns-repeated="2" office:value-type="float" office:value="0.999657571315765" calcext:value-type="float">
            <text:p>0.999657571315765</text:p>
          </table:table-cell>
          <table:table-cell office:value-type="float" office:value="0.996740818023681" calcext:value-type="float">
            <text:p>0.996740818023681</text:p>
          </table:table-cell>
          <table:table-cell table:number-columns-repeated="5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999598860740662" calcext:value-type="float">
            <text:p>0.999598860740662</text:p>
          </table:table-cell>
          <table:table-cell table:number-columns-repeated="2" office:value-type="float" office:value="0.999598860740662" calcext:value-type="float">
            <text:p>0.999598860740662</text:p>
          </table:table-cell>
          <table:table-cell office:value-type="float" office:value="0.99881511926651" calcext:value-type="float">
            <text:p>0.99881511926651</text:p>
          </table:table-cell>
          <table:table-cell table:number-columns-repeated="5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999074041843414" calcext:value-type="float">
            <text:p>0.999074041843414</text:p>
          </table:table-cell>
          <table:table-cell table:number-columns-repeated="2" office:value-type="float" office:value="0.999074041843414" calcext:value-type="float">
            <text:p>0.999074041843414</text:p>
          </table:table-cell>
          <table:table-cell office:value-type="float" office:value="0.997676730155945" calcext:value-type="float">
            <text:p>0.997676730155945</text:p>
          </table:table-cell>
          <table:table-cell table:number-columns-repeated="5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3" office:value-type="float" office:value="0.963150680065155" calcext:value-type="float">
            <text:p>0.963150680065155</text:p>
          </table:table-cell>
          <table:table-cell office:value-type="float" office:value="0.982507288455963" calcext:value-type="float">
            <text:p>0.982507288455963</text:p>
          </table:table-cell>
          <table:table-cell table:number-columns-repeated="5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986687660217285" calcext:value-type="float">
            <text:p>0.986687660217285</text:p>
          </table:table-cell>
          <table:table-cell table:number-columns-repeated="2" office:value-type="float" office:value="0.986687660217285" calcext:value-type="float">
            <text:p>0.986687660217285</text:p>
          </table:table-cell>
          <table:table-cell office:value-type="float" office:value="0.944397449493408" calcext:value-type="float">
            <text:p>0.944397449493408</text:p>
          </table:table-cell>
          <table:table-cell table:number-columns-repeated="5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990052998065948" calcext:value-type="float">
            <text:p>0.990052998065948</text:p>
          </table:table-cell>
          <table:table-cell table:number-columns-repeated="2" office:value-type="float" office:value="0.990052998065948" calcext:value-type="float">
            <text:p>0.990052998065948</text:p>
          </table:table-cell>
          <table:table-cell office:value-type="float" office:value="0.988781452178955" calcext:value-type="float">
            <text:p>0.988781452178955</text:p>
          </table:table-cell>
          <table:table-cell table:number-columns-repeated="5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" office:value-type="float" office:value="0.996886134147644" calcext:value-type="float">
            <text:p>0.996886134147644</text:p>
          </table:table-cell>
          <table:table-cell office:value-type="float" office:value="0.993414163589478" calcext:value-type="float">
            <text:p>0.993414163589478</text:p>
          </table:table-cell>
          <table:table-cell table:number-columns-repeated="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995422780513763" calcext:value-type="float">
            <text:p>0.995422780513763</text:p>
          </table:table-cell>
          <table:table-cell table:number-columns-repeated="2" office:value-type="float" office:value="0.995422780513763" calcext:value-type="float">
            <text:p>0.995422780513763</text:p>
          </table:table-cell>
          <table:table-cell office:value-type="float" office:value="0.987812340259552" calcext:value-type="float">
            <text:p>0.987812340259552</text:p>
          </table:table-cell>
          <table:table-cell table:number-columns-repeated="5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999973058700562" calcext:value-type="float">
            <text:p>0.999973058700562</text:p>
          </table:table-cell>
          <table:table-cell table:number-columns-repeated="2" office:value-type="float" office:value="0.999973058700562" calcext:value-type="float">
            <text:p>0.999973058700562</text:p>
          </table:table-cell>
          <table:table-cell office:value-type="float" office:value="0.994634389877319" calcext:value-type="float">
            <text:p>0.994634389877319</text:p>
          </table:table-cell>
          <table:table-cell table:number-columns-repeated="5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999786496162415" calcext:value-type="float">
            <text:p>0.999786496162415</text:p>
          </table:table-cell>
          <table:table-cell table:number-columns-repeated="2" office:value-type="float" office:value="0.999786496162415" calcext:value-type="float">
            <text:p>0.999786496162415</text:p>
          </table:table-cell>
          <table:table-cell office:value-type="float" office:value="0.997273862361908" calcext:value-type="float">
            <text:p>0.997273862361908</text:p>
          </table:table-cell>
          <table:table-cell table:number-columns-repeated="5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999898433685303" calcext:value-type="float">
            <text:p>0.999898433685303</text:p>
          </table:table-cell>
          <table:table-cell table:number-columns-repeated="2" office:value-type="float" office:value="0.999898433685303" calcext:value-type="float">
            <text:p>0.999898433685303</text:p>
          </table:table-cell>
          <table:table-cell office:value-type="float" office:value="0.997674524784088" calcext:value-type="float">
            <text:p>0.997674524784088</text:p>
          </table:table-cell>
          <table:table-cell table:number-columns-repeated="5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999902129173279" calcext:value-type="float">
            <text:p>0.999902129173279</text:p>
          </table:table-cell>
          <table:table-cell table:number-columns-repeated="2" office:value-type="float" office:value="0.999902129173279" calcext:value-type="float">
            <text:p>0.999902129173279</text:p>
          </table:table-cell>
          <table:table-cell office:value-type="float" office:value="0.99844092130661" calcext:value-type="float">
            <text:p>0.99844092130661</text:p>
          </table:table-cell>
          <table:table-cell table:number-columns-repeated="5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998843967914581" calcext:value-type="float">
            <text:p>0.998843967914581</text:p>
          </table:table-cell>
          <table:table-cell table:number-columns-repeated="2" office:value-type="float" office:value="0.998843967914581" calcext:value-type="float">
            <text:p>0.998843967914581</text:p>
          </table:table-cell>
          <table:table-cell office:value-type="float" office:value="0.995924413204193" calcext:value-type="float">
            <text:p>0.995924413204193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999952018260956" calcext:value-type="float">
            <text:p>0.999952018260956</text:p>
          </table:table-cell>
          <table:table-cell table:number-columns-repeated="2" office:value-type="float" office:value="0.999952018260956" calcext:value-type="float">
            <text:p>0.999952018260956</text:p>
          </table:table-cell>
          <table:table-cell office:value-type="float" office:value="0.997997045516968" calcext:value-type="float">
            <text:p>0.997997045516968</text:p>
          </table:table-cell>
          <table:table-cell table:number-columns-repeated="5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999878883361816" calcext:value-type="float">
            <text:p>0.999878883361816</text:p>
          </table:table-cell>
          <table:table-cell table:number-columns-repeated="2" office:value-type="float" office:value="0.999878883361816" calcext:value-type="float">
            <text:p>0.999878883361816</text:p>
          </table:table-cell>
          <table:table-cell office:value-type="float" office:value="0.99681282043457" calcext:value-type="float">
            <text:p>0.99681282043457</text:p>
          </table:table-cell>
          <table:table-cell table:number-columns-repeated="5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995015203952789" calcext:value-type="float">
            <text:p>0.995015203952789</text:p>
          </table:table-cell>
          <table:table-cell table:number-columns-repeated="2" office:value-type="float" office:value="0.995015203952789" calcext:value-type="float">
            <text:p>0.995015203952789</text:p>
          </table:table-cell>
          <table:table-cell office:value-type="float" office:value="0.995989322662354" calcext:value-type="float">
            <text:p>0.995989322662354</text:p>
          </table:table-cell>
          <table:table-cell table:number-columns-repeated="5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981424272060394" calcext:value-type="float">
            <text:p>0.981424272060394</text:p>
          </table:table-cell>
          <table:table-cell table:number-columns-repeated="2" office:value-type="float" office:value="0.981424272060394" calcext:value-type="float">
            <text:p>0.981424272060394</text:p>
          </table:table-cell>
          <table:table-cell office:value-type="float" office:value="0.984674334526062" calcext:value-type="float">
            <text:p>0.984674334526062</text:p>
          </table:table-cell>
          <table:table-cell table:number-columns-repeated="5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856725752353668" calcext:value-type="float">
            <text:p>0.856725752353668</text:p>
          </table:table-cell>
          <table:table-cell table:number-columns-repeated="2" office:value-type="float" office:value="0.856725752353668" calcext:value-type="float">
            <text:p>0.856725752353668</text:p>
          </table:table-cell>
          <table:table-cell office:value-type="float" office:value="0.939432978630066" calcext:value-type="float">
            <text:p>0.939432978630066</text:p>
          </table:table-cell>
          <table:table-cell table:number-columns-repeated="5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987601161003113" calcext:value-type="float">
            <text:p>0.987601161003113</text:p>
          </table:table-cell>
          <table:table-cell table:number-columns-repeated="2" office:value-type="float" office:value="0.987601161003113" calcext:value-type="float">
            <text:p>0.987601161003113</text:p>
          </table:table-cell>
          <table:table-cell office:value-type="float" office:value="0.897353410720825" calcext:value-type="float">
            <text:p>0.897353410720825</text:p>
          </table:table-cell>
          <table:table-cell table:number-columns-repeated="5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3" office:value-type="float" office:value="0.955785870552063" calcext:value-type="float">
            <text:p>0.955785870552063</text:p>
          </table:table-cell>
          <table:table-cell office:value-type="float" office:value="0.611386895179749" calcext:value-type="float">
            <text:p>0.611386895179749</text:p>
          </table:table-cell>
          <table:table-cell table:number-columns-repeated="5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0.962878942489624" calcext:value-type="float">
            <text:p>0.962878942489624</text:p>
          </table:table-cell>
          <table:table-cell office:value-type="float" office:value="0.679057002067566" calcext:value-type="float">
            <text:p>0.679057002067566</text:p>
          </table:table-cell>
          <table:table-cell table:number-columns-repeated="5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999453485012054" calcext:value-type="float">
            <text:p>0.999453485012054</text:p>
          </table:table-cell>
          <table:table-cell table:number-columns-repeated="2" office:value-type="float" office:value="0.999453485012054" calcext:value-type="float">
            <text:p>0.999453485012054</text:p>
          </table:table-cell>
          <table:table-cell office:value-type="float" office:value="0.654822409152985" calcext:value-type="float">
            <text:p>0.654822409152985</text:p>
          </table:table-cell>
          <table:table-cell table:number-columns-repeated="5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3" office:value-type="float" office:value="0.999841570854187" calcext:value-type="float">
            <text:p>0.999841570854187</text:p>
          </table:table-cell>
          <table:table-cell office:value-type="float" office:value="0.975459575653076" calcext:value-type="float">
            <text:p>0.975459575653076</text:p>
          </table:table-cell>
          <table:table-cell table:number-columns-repeated="5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999789953231812" calcext:value-type="float">
            <text:p>0.999789953231812</text:p>
          </table:table-cell>
          <table:table-cell table:number-columns-repeated="2" office:value-type="float" office:value="0.999789953231812" calcext:value-type="float">
            <text:p>0.999789953231812</text:p>
          </table:table-cell>
          <table:table-cell office:value-type="float" office:value="0.985967397689819" calcext:value-type="float">
            <text:p>0.985967397689819</text:p>
          </table:table-cell>
          <table:table-cell table:number-columns-repeated="5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999440252780914" calcext:value-type="float">
            <text:p>0.999440252780914</text:p>
          </table:table-cell>
          <table:table-cell table:number-columns-repeated="2" office:value-type="float" office:value="0.999440252780914" calcext:value-type="float">
            <text:p>0.999440252780914</text:p>
          </table:table-cell>
          <table:table-cell office:value-type="float" office:value="0.996126592159271" calcext:value-type="float">
            <text:p>0.996126592159271</text:p>
          </table:table-cell>
          <table:table-cell table:number-columns-repeated="5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999986827373504" calcext:value-type="float">
            <text:p>0.999986827373504</text:p>
          </table:table-cell>
          <table:table-cell table:number-columns-repeated="2" office:value-type="float" office:value="0.999986827373504" calcext:value-type="float">
            <text:p>0.999986827373504</text:p>
          </table:table-cell>
          <table:table-cell office:value-type="float" office:value="0.99644011259079" calcext:value-type="float">
            <text:p>0.99644011259079</text:p>
          </table:table-cell>
          <table:table-cell table:number-columns-repeated="5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 office:value-type="float" office:value="0.999987781047821" calcext:value-type="float">
            <text:p>0.999987781047821</text:p>
          </table:table-cell>
          <table:table-cell office:value-type="float" office:value="0.990908801555634" calcext:value-type="float">
            <text:p>0.990908801555634</text:p>
          </table:table-cell>
          <table:table-cell table:number-columns-repeated="5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999988973140717" calcext:value-type="float">
            <text:p>0.999988973140717</text:p>
          </table:table-cell>
          <table:table-cell table:number-columns-repeated="2" office:value-type="float" office:value="0.999988973140717" calcext:value-type="float">
            <text:p>0.999988973140717</text:p>
          </table:table-cell>
          <table:table-cell office:value-type="float" office:value="0.997266411781311" calcext:value-type="float">
            <text:p>0.997266411781311</text:p>
          </table:table-cell>
          <table:table-cell table:number-columns-repeated="5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999988615512848" calcext:value-type="float">
            <text:p>0.999988615512848</text:p>
          </table:table-cell>
          <table:table-cell table:number-columns-repeated="2" office:value-type="float" office:value="0.999988615512848" calcext:value-type="float">
            <text:p>0.999988615512848</text:p>
          </table:table-cell>
          <table:table-cell office:value-type="float" office:value="0.99577808380127" calcext:value-type="float">
            <text:p>0.99577808380127</text:p>
          </table:table-cell>
          <table:table-cell table:number-columns-repeated="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999953150749206" calcext:value-type="float">
            <text:p>0.999953150749206</text:p>
          </table:table-cell>
          <table:table-cell table:number-columns-repeated="2" office:value-type="float" office:value="0.999953150749206" calcext:value-type="float">
            <text:p>0.999953150749206</text:p>
          </table:table-cell>
          <table:table-cell office:value-type="float" office:value="0.984858930110931" calcext:value-type="float">
            <text:p>0.984858930110931</text:p>
          </table:table-cell>
          <table:table-cell table:number-columns-repeated="5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999877512454987" calcext:value-type="float">
            <text:p>0.999877512454987</text:p>
          </table:table-cell>
          <table:table-cell table:number-columns-repeated="2" office:value-type="float" office:value="0.999877512454987" calcext:value-type="float">
            <text:p>0.999877512454987</text:p>
          </table:table-cell>
          <table:table-cell office:value-type="float" office:value="0.968807220458984" calcext:value-type="float">
            <text:p>0.968807220458984</text:p>
          </table:table-cell>
          <table:table-cell table:number-columns-repeated="5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999936461448669" calcext:value-type="float">
            <text:p>0.999936461448669</text:p>
          </table:table-cell>
          <table:table-cell table:number-columns-repeated="2" office:value-type="float" office:value="0.999936461448669" calcext:value-type="float">
            <text:p>0.999936461448669</text:p>
          </table:table-cell>
          <table:table-cell office:value-type="float" office:value="0.988054454326629" calcext:value-type="float">
            <text:p>0.988054454326629</text:p>
          </table:table-cell>
          <table:table-cell table:number-columns-repeated="5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999719977378845" calcext:value-type="float">
            <text:p>0.999719977378845</text:p>
          </table:table-cell>
          <table:table-cell table:number-columns-repeated="2" office:value-type="float" office:value="0.999719977378845" calcext:value-type="float">
            <text:p>0.999719977378845</text:p>
          </table:table-cell>
          <table:table-cell office:value-type="float" office:value="0.989679753780365" calcext:value-type="float">
            <text:p>0.989679753780365</text:p>
          </table:table-cell>
          <table:table-cell table:number-columns-repeated="5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999589323997498" calcext:value-type="float">
            <text:p>0.999589323997498</text:p>
          </table:table-cell>
          <table:table-cell table:number-columns-repeated="2" office:value-type="float" office:value="0.999589323997498" calcext:value-type="float">
            <text:p>0.999589323997498</text:p>
          </table:table-cell>
          <table:table-cell office:value-type="float" office:value="0.98075944185257" calcext:value-type="float">
            <text:p>0.98075944185257</text:p>
          </table:table-cell>
          <table:table-cell table:number-columns-repeated="5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999779582023621" calcext:value-type="float">
            <text:p>0.999779582023621</text:p>
          </table:table-cell>
          <table:table-cell table:number-columns-repeated="2" office:value-type="float" office:value="0.999779582023621" calcext:value-type="float">
            <text:p>0.999779582023621</text:p>
          </table:table-cell>
          <table:table-cell office:value-type="float" office:value="0.976011216640472" calcext:value-type="float">
            <text:p>0.976011216640472</text:p>
          </table:table-cell>
          <table:table-cell table:number-columns-repeated="5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999749302864075" calcext:value-type="float">
            <text:p>0.999749302864075</text:p>
          </table:table-cell>
          <table:table-cell table:number-columns-repeated="2" office:value-type="float" office:value="0.999749302864075" calcext:value-type="float">
            <text:p>0.999749302864075</text:p>
          </table:table-cell>
          <table:table-cell office:value-type="float" office:value="0.984755992889404" calcext:value-type="float">
            <text:p>0.984755992889404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99763011932373" calcext:value-type="float">
            <text:p>0.99763011932373</text:p>
          </table:table-cell>
          <table:table-cell table:number-columns-repeated="2" office:value-type="float" office:value="0.999233603477478" calcext:value-type="float">
            <text:p>0.999233603477478</text:p>
          </table:table-cell>
          <table:table-cell office:value-type="float" office:value="0.983734130859375" calcext:value-type="float">
            <text:p>0.983734130859375</text:p>
          </table:table-cell>
          <table:table-cell table:number-columns-repeated="5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989850878715515" calcext:value-type="float">
            <text:p>0.989850878715515</text:p>
          </table:table-cell>
          <table:table-cell table:number-columns-repeated="2" office:value-type="float" office:value="0.99320650100708" calcext:value-type="float">
            <text:p>0.99320650100708</text:p>
          </table:table-cell>
          <table:table-cell office:value-type="float" office:value="0.983173966407776" calcext:value-type="float">
            <text:p>0.983173966407776</text:p>
          </table:table-cell>
          <table:table-cell table:number-columns-repeated="5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994558751583099" calcext:value-type="float">
            <text:p>0.994558751583099</text:p>
          </table:table-cell>
          <table:table-cell office:value-type="float" office:value="0.961103916168213" calcext:value-type="float">
            <text:p>0.961103916168213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995474696159363" calcext:value-type="float">
            <text:p>0.995474696159363</text:p>
          </table:table-cell>
          <table:table-cell table:number-columns-repeated="2" office:value-type="float" office:value="0.995474696159363" calcext:value-type="float">
            <text:p>0.995474696159363</text:p>
          </table:table-cell>
          <table:table-cell office:value-type="float" office:value="0.950587630271912" calcext:value-type="float">
            <text:p>0.950587630271912</text:p>
          </table:table-cell>
          <table:table-cell table:number-columns-repeated="5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992854833602905" calcext:value-type="float">
            <text:p>0.992854833602905</text:p>
          </table:table-cell>
          <table:table-cell table:number-columns-repeated="2" office:value-type="float" office:value="0.992854833602905" calcext:value-type="float">
            <text:p>0.992854833602905</text:p>
          </table:table-cell>
          <table:table-cell office:value-type="float" office:value="0.911104083061218" calcext:value-type="float">
            <text:p>0.911104083061218</text:p>
          </table:table-cell>
          <table:table-cell table:number-columns-repeated="5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99932986497879" calcext:value-type="float">
            <text:p>0.99932986497879</text:p>
          </table:table-cell>
          <table:table-cell table:number-columns-repeated="2" office:value-type="float" office:value="0.99932986497879" calcext:value-type="float">
            <text:p>0.99932986497879</text:p>
          </table:table-cell>
          <table:table-cell office:value-type="float" office:value="0.926383316516876" calcext:value-type="float">
            <text:p>0.926383316516876</text:p>
          </table:table-cell>
          <table:table-cell table:number-columns-repeated="5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999743938446045" calcext:value-type="float">
            <text:p>0.999743938446045</text:p>
          </table:table-cell>
          <table:table-cell table:number-columns-repeated="2" office:value-type="float" office:value="0.999743938446045" calcext:value-type="float">
            <text:p>0.999743938446045</text:p>
          </table:table-cell>
          <table:table-cell office:value-type="float" office:value="0.950961649417877" calcext:value-type="float">
            <text:p>0.950961649417877</text:p>
          </table:table-cell>
          <table:table-cell table:number-columns-repeated="5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99969094991684" calcext:value-type="float">
            <text:p>0.99969094991684</text:p>
          </table:table-cell>
          <table:table-cell table:number-columns-repeated="2" office:value-type="float" office:value="0.99969094991684" calcext:value-type="float">
            <text:p>0.99969094991684</text:p>
          </table:table-cell>
          <table:table-cell office:value-type="float" office:value="0.977713942527771" calcext:value-type="float">
            <text:p>0.977713942527771</text:p>
          </table:table-cell>
          <table:table-cell table:number-columns-repeated="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999750316143036" calcext:value-type="float">
            <text:p>0.999750316143036</text:p>
          </table:table-cell>
          <table:table-cell table:number-columns-repeated="2" office:value-type="float" office:value="0.999750316143036" calcext:value-type="float">
            <text:p>0.999750316143036</text:p>
          </table:table-cell>
          <table:table-cell office:value-type="float" office:value="0.979854583740234" calcext:value-type="float">
            <text:p>0.979854583740234</text:p>
          </table:table-cell>
          <table:table-cell table:number-columns-repeated="5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999898612499237" calcext:value-type="float">
            <text:p>0.999898612499237</text:p>
          </table:table-cell>
          <table:table-cell table:number-columns-repeated="2" office:value-type="float" office:value="0.999898612499237" calcext:value-type="float">
            <text:p>0.999898612499237</text:p>
          </table:table-cell>
          <table:table-cell office:value-type="float" office:value="0.982297658920288" calcext:value-type="float">
            <text:p>0.982297658920288</text:p>
          </table:table-cell>
          <table:table-cell table:number-columns-repeated="5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999807000160217" calcext:value-type="float">
            <text:p>0.999807000160217</text:p>
          </table:table-cell>
          <table:table-cell table:number-columns-repeated="2" office:value-type="float" office:value="0.999807000160217" calcext:value-type="float">
            <text:p>0.999807000160217</text:p>
          </table:table-cell>
          <table:table-cell office:value-type="float" office:value="0.958440601825714" calcext:value-type="float">
            <text:p>0.958440601825714</text:p>
          </table:table-cell>
          <table:table-cell table:number-columns-repeated="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999570488929748" calcext:value-type="float">
            <text:p>0.999570488929748</text:p>
          </table:table-cell>
          <table:table-cell table:number-columns-repeated="2" office:value-type="float" office:value="0.999570488929748" calcext:value-type="float">
            <text:p>0.999570488929748</text:p>
          </table:table-cell>
          <table:table-cell office:value-type="float" office:value="0.943776488304138" calcext:value-type="float">
            <text:p>0.943776488304138</text:p>
          </table:table-cell>
          <table:table-cell table:number-columns-repeated="5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3" office:value-type="float" office:value="0.999755859375" calcext:value-type="float">
            <text:p>0.999755859375</text:p>
          </table:table-cell>
          <table:table-cell office:value-type="float" office:value="0.959239602088928" calcext:value-type="float">
            <text:p>0.959239602088928</text:p>
          </table:table-cell>
          <table:table-cell table:number-columns-repeated="5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999440371990204" calcext:value-type="float">
            <text:p>0.999440371990204</text:p>
          </table:table-cell>
          <table:table-cell table:number-columns-repeated="2" office:value-type="float" office:value="0.999440371990204" calcext:value-type="float">
            <text:p>0.999440371990204</text:p>
          </table:table-cell>
          <table:table-cell office:value-type="float" office:value="0.958434224128723" calcext:value-type="float">
            <text:p>0.958434224128723</text:p>
          </table:table-cell>
          <table:table-cell table:number-columns-repeated="5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999687969684601" calcext:value-type="float">
            <text:p>0.999687969684601</text:p>
          </table:table-cell>
          <table:table-cell table:number-columns-repeated="2" office:value-type="float" office:value="0.999687969684601" calcext:value-type="float">
            <text:p>0.999687969684601</text:p>
          </table:table-cell>
          <table:table-cell office:value-type="float" office:value="0.967081844806671" calcext:value-type="float">
            <text:p>0.967081844806671</text:p>
          </table:table-cell>
          <table:table-cell table:number-columns-repeated="5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3" office:value-type="float" office:value="0.999746799468994" calcext:value-type="float">
            <text:p>0.999746799468994</text:p>
          </table:table-cell>
          <table:table-cell office:value-type="float" office:value="0.97365814447403" calcext:value-type="float">
            <text:p>0.97365814447403</text:p>
          </table:table-cell>
          <table:table-cell table:number-columns-repeated="5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999690294265747" calcext:value-type="float">
            <text:p>0.999690294265747</text:p>
          </table:table-cell>
          <table:table-cell table:number-columns-repeated="2" office:value-type="float" office:value="0.999690294265747" calcext:value-type="float">
            <text:p>0.999690294265747</text:p>
          </table:table-cell>
          <table:table-cell office:value-type="float" office:value="0.976252257823944" calcext:value-type="float">
            <text:p>0.976252257823944</text:p>
          </table:table-cell>
          <table:table-cell table:number-columns-repeated="5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999832928180695" calcext:value-type="float">
            <text:p>0.999832928180695</text:p>
          </table:table-cell>
          <table:table-cell table:number-columns-repeated="2" office:value-type="float" office:value="0.999832928180695" calcext:value-type="float">
            <text:p>0.999832928180695</text:p>
          </table:table-cell>
          <table:table-cell office:value-type="float" office:value="0.976668894290924" calcext:value-type="float">
            <text:p>0.976668894290924</text:p>
          </table:table-cell>
          <table:table-cell table:number-columns-repeated="5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999477624893188" calcext:value-type="float">
            <text:p>0.999477624893188</text:p>
          </table:table-cell>
          <table:table-cell table:number-columns-repeated="2" office:value-type="float" office:value="0.999477624893188" calcext:value-type="float">
            <text:p>0.999477624893188</text:p>
          </table:table-cell>
          <table:table-cell office:value-type="float" office:value="0.981312930583954" calcext:value-type="float">
            <text:p>0.981312930583954</text:p>
          </table:table-cell>
          <table:table-cell table:number-columns-repeated="5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3" office:value-type="float" office:value="0.999789834022522" calcext:value-type="float">
            <text:p>0.999789834022522</text:p>
          </table:table-cell>
          <table:table-cell office:value-type="float" office:value="0.978904187679291" calcext:value-type="float">
            <text:p>0.978904187679291</text:p>
          </table:table-cell>
          <table:table-cell table:number-columns-repeated="5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999567925930023" calcext:value-type="float">
            <text:p>0.999567925930023</text:p>
          </table:table-cell>
          <table:table-cell table:number-columns-repeated="2" office:value-type="float" office:value="0.999567925930023" calcext:value-type="float">
            <text:p>0.999567925930023</text:p>
          </table:table-cell>
          <table:table-cell office:value-type="float" office:value="0.969768106937408" calcext:value-type="float">
            <text:p>0.969768106937408</text:p>
          </table:table-cell>
          <table:table-cell table:number-columns-repeated="5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.999582767486572" calcext:value-type="float">
            <text:p>0.999582767486572</text:p>
          </table:table-cell>
          <table:table-cell table:number-columns-repeated="2" office:value-type="float" office:value="0.999582767486572" calcext:value-type="float">
            <text:p>0.999582767486572</text:p>
          </table:table-cell>
          <table:table-cell office:value-type="float" office:value="0.965154707431793" calcext:value-type="float">
            <text:p>0.965154707431793</text:p>
          </table:table-cell>
          <table:table-cell table:number-columns-repeated="5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999779343605042" calcext:value-type="float">
            <text:p>0.999779343605042</text:p>
          </table:table-cell>
          <table:table-cell table:number-columns-repeated="2" office:value-type="float" office:value="0.999779343605042" calcext:value-type="float">
            <text:p>0.999779343605042</text:p>
          </table:table-cell>
          <table:table-cell office:value-type="float" office:value="0.983155608177185" calcext:value-type="float">
            <text:p>0.983155608177185</text:p>
          </table:table-cell>
          <table:table-cell table:number-columns-repeated="5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999818563461304" calcext:value-type="float">
            <text:p>0.999818563461304</text:p>
          </table:table-cell>
          <table:table-cell table:number-columns-repeated="2" office:value-type="float" office:value="0.999818563461304" calcext:value-type="float">
            <text:p>0.999818563461304</text:p>
          </table:table-cell>
          <table:table-cell office:value-type="float" office:value="0.981804311275482" calcext:value-type="float">
            <text:p>0.981804311275482</text:p>
          </table:table-cell>
          <table:table-cell table:number-columns-repeated="5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999892592430115" calcext:value-type="float">
            <text:p>0.999892592430115</text:p>
          </table:table-cell>
          <table:table-cell table:number-columns-repeated="2" office:value-type="float" office:value="0.999892592430115" calcext:value-type="float">
            <text:p>0.999892592430115</text:p>
          </table:table-cell>
          <table:table-cell office:value-type="float" office:value="0.973856091499329" calcext:value-type="float">
            <text:p>0.973856091499329</text:p>
          </table:table-cell>
          <table:table-cell table:number-columns-repeated="5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.999918401241302" calcext:value-type="float">
            <text:p>0.999918401241302</text:p>
          </table:table-cell>
          <table:table-cell table:number-columns-repeated="2" office:value-type="float" office:value="0.999918401241302" calcext:value-type="float">
            <text:p>0.999918401241302</text:p>
          </table:table-cell>
          <table:table-cell office:value-type="float" office:value="0.983893513679504" calcext:value-type="float">
            <text:p>0.983893513679504</text:p>
          </table:table-cell>
          <table:table-cell table:number-columns-repeated="5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.99990451335907" calcext:value-type="float">
            <text:p>0.99990451335907</text:p>
          </table:table-cell>
          <table:table-cell table:number-columns-repeated="2" office:value-type="float" office:value="0.99990451335907" calcext:value-type="float">
            <text:p>0.99990451335907</text:p>
          </table:table-cell>
          <table:table-cell office:value-type="float" office:value="0.981117904186249" calcext:value-type="float">
            <text:p>0.981117904186249</text:p>
          </table:table-cell>
          <table:table-cell table:number-columns-repeated="5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99993908405304" calcext:value-type="float">
            <text:p>0.99993908405304</text:p>
          </table:table-cell>
          <table:table-cell table:number-columns-repeated="2" office:value-type="float" office:value="0.99993908405304" calcext:value-type="float">
            <text:p>0.99993908405304</text:p>
          </table:table-cell>
          <table:table-cell office:value-type="float" office:value="0.985198259353638" calcext:value-type="float">
            <text:p>0.985198259353638</text:p>
          </table:table-cell>
          <table:table-cell table:number-columns-repeated="5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999971270561218" calcext:value-type="float">
            <text:p>0.999971270561218</text:p>
          </table:table-cell>
          <table:table-cell table:number-columns-repeated="2" office:value-type="float" office:value="0.999971270561218" calcext:value-type="float">
            <text:p>0.999971270561218</text:p>
          </table:table-cell>
          <table:table-cell office:value-type="float" office:value="0.98937726020813" calcext:value-type="float">
            <text:p>0.98937726020813</text:p>
          </table:table-cell>
          <table:table-cell table:number-columns-repeated="5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999978601932525" calcext:value-type="float">
            <text:p>0.999978601932525</text:p>
          </table:table-cell>
          <table:table-cell table:number-columns-repeated="2" office:value-type="float" office:value="0.999978601932525" calcext:value-type="float">
            <text:p>0.999978601932525</text:p>
          </table:table-cell>
          <table:table-cell office:value-type="float" office:value="0.99084997177124" calcext:value-type="float">
            <text:p>0.99084997177124</text:p>
          </table:table-cell>
          <table:table-cell table:number-columns-repeated="5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999985456466675" calcext:value-type="float">
            <text:p>0.999985456466675</text:p>
          </table:table-cell>
          <table:table-cell table:number-columns-repeated="2" office:value-type="float" office:value="0.999985456466675" calcext:value-type="float">
            <text:p>0.999985456466675</text:p>
          </table:table-cell>
          <table:table-cell office:value-type="float" office:value="0.991090595722198" calcext:value-type="float">
            <text:p>0.991090595722198</text:p>
          </table:table-cell>
          <table:table-cell table:number-columns-repeated="5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999989330768585" calcext:value-type="float">
            <text:p>0.999989330768585</text:p>
          </table:table-cell>
          <table:table-cell table:number-columns-repeated="2" office:value-type="float" office:value="0.999989330768585" calcext:value-type="float">
            <text:p>0.999989330768585</text:p>
          </table:table-cell>
          <table:table-cell office:value-type="float" office:value="0.99222993850708" calcext:value-type="float">
            <text:p>0.99222993850708</text:p>
          </table:table-cell>
          <table:table-cell table:number-columns-repeated="5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999990582466126" calcext:value-type="float">
            <text:p>0.999990582466126</text:p>
          </table:table-cell>
          <table:table-cell table:number-columns-repeated="2" office:value-type="float" office:value="0.999990582466126" calcext:value-type="float">
            <text:p>0.999990582466126</text:p>
          </table:table-cell>
          <table:table-cell office:value-type="float" office:value="0.992732048034668" calcext:value-type="float">
            <text:p>0.992732048034668</text:p>
          </table:table-cell>
          <table:table-cell table:number-columns-repeated="5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999991416931152" calcext:value-type="float">
            <text:p>0.999991416931152</text:p>
          </table:table-cell>
          <table:table-cell table:number-columns-repeated="2" office:value-type="float" office:value="0.999991416931152" calcext:value-type="float">
            <text:p>0.999991416931152</text:p>
          </table:table-cell>
          <table:table-cell office:value-type="float" office:value="0.993915557861328" calcext:value-type="float">
            <text:p>0.993915557861328</text:p>
          </table:table-cell>
          <table:table-cell table:number-columns-repeated="5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 office:value-type="float" office:value="0.999990701675415" calcext:value-type="float">
            <text:p>0.999990701675415</text:p>
          </table:table-cell>
          <table:table-cell office:value-type="float" office:value="0.995135009288788" calcext:value-type="float">
            <text:p>0.995135009288788</text:p>
          </table:table-cell>
          <table:table-cell table:number-columns-repeated="5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999991476535797" calcext:value-type="float">
            <text:p>0.999991476535797</text:p>
          </table:table-cell>
          <table:table-cell table:number-columns-repeated="2" office:value-type="float" office:value="0.999991476535797" calcext:value-type="float">
            <text:p>0.999991476535797</text:p>
          </table:table-cell>
          <table:table-cell office:value-type="float" office:value="0.996275544166565" calcext:value-type="float">
            <text:p>0.996275544166565</text:p>
          </table:table-cell>
          <table:table-cell table:number-columns-repeated="5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999987542629242" calcext:value-type="float">
            <text:p>0.999987542629242</text:p>
          </table:table-cell>
          <table:table-cell table:number-columns-repeated="2" office:value-type="float" office:value="0.999987542629242" calcext:value-type="float">
            <text:p>0.999987542629242</text:p>
          </table:table-cell>
          <table:table-cell office:value-type="float" office:value="0.995191752910614" calcext:value-type="float">
            <text:p>0.995191752910614</text:p>
          </table:table-cell>
          <table:table-cell table:number-columns-repeated="5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999985337257385" calcext:value-type="float">
            <text:p>0.999985337257385</text:p>
          </table:table-cell>
          <table:table-cell table:number-columns-repeated="2" office:value-type="float" office:value="0.999985337257385" calcext:value-type="float">
            <text:p>0.999985337257385</text:p>
          </table:table-cell>
          <table:table-cell office:value-type="float" office:value="0.994461357593536" calcext:value-type="float">
            <text:p>0.994461357593536</text:p>
          </table:table-cell>
          <table:table-cell table:number-columns-repeated="5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999967932701111" calcext:value-type="float">
            <text:p>0.999967932701111</text:p>
          </table:table-cell>
          <table:table-cell table:number-columns-repeated="2" office:value-type="float" office:value="0.999967932701111" calcext:value-type="float">
            <text:p>0.999967932701111</text:p>
          </table:table-cell>
          <table:table-cell office:value-type="float" office:value="0.994679927825928" calcext:value-type="float">
            <text:p>0.994679927825928</text:p>
          </table:table-cell>
          <table:table-cell table:number-columns-repeated="5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.99995768070221" calcext:value-type="float">
            <text:p>0.99995768070221</text:p>
          </table:table-cell>
          <table:table-cell table:number-columns-repeated="2" office:value-type="float" office:value="0.99995768070221" calcext:value-type="float">
            <text:p>0.99995768070221</text:p>
          </table:table-cell>
          <table:table-cell office:value-type="float" office:value="0.993987321853638" calcext:value-type="float">
            <text:p>0.993987321853638</text:p>
          </table:table-cell>
          <table:table-cell table:number-columns-repeated="5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.999953150749206" calcext:value-type="float">
            <text:p>0.999953150749206</text:p>
          </table:table-cell>
          <table:table-cell table:number-columns-repeated="2" office:value-type="float" office:value="0.999953150749206" calcext:value-type="float">
            <text:p>0.999953150749206</text:p>
          </table:table-cell>
          <table:table-cell office:value-type="float" office:value="0.994366884231567" calcext:value-type="float">
            <text:p>0.994366884231567</text:p>
          </table:table-cell>
          <table:table-cell table:number-columns-repeated="5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999955117702484" calcext:value-type="float">
            <text:p>0.999955117702484</text:p>
          </table:table-cell>
          <table:table-cell table:number-columns-repeated="2" office:value-type="float" office:value="0.999955117702484" calcext:value-type="float">
            <text:p>0.999955117702484</text:p>
          </table:table-cell>
          <table:table-cell office:value-type="float" office:value="0.992999732494354" calcext:value-type="float">
            <text:p>0.992999732494354</text:p>
          </table:table-cell>
          <table:table-cell table:number-columns-repeated="5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999916851520538" calcext:value-type="float">
            <text:p>0.999916851520538</text:p>
          </table:table-cell>
          <table:table-cell table:number-columns-repeated="2" office:value-type="float" office:value="0.999916851520538" calcext:value-type="float">
            <text:p>0.999916851520538</text:p>
          </table:table-cell>
          <table:table-cell office:value-type="float" office:value="0.990565419197082" calcext:value-type="float">
            <text:p>0.990565419197082</text:p>
          </table:table-cell>
          <table:table-cell table:number-columns-repeated="5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9999178647995" calcext:value-type="float">
            <text:p>0.9999178647995</text:p>
          </table:table-cell>
          <table:table-cell table:number-columns-repeated="2" office:value-type="float" office:value="0.9999178647995" calcext:value-type="float">
            <text:p>0.9999178647995</text:p>
          </table:table-cell>
          <table:table-cell office:value-type="float" office:value="0.980506896972656" calcext:value-type="float">
            <text:p>0.980506896972656</text:p>
          </table:table-cell>
          <table:table-cell table:number-columns-repeated="5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99994432926178" calcext:value-type="float">
            <text:p>0.99994432926178</text:p>
          </table:table-cell>
          <table:table-cell table:number-columns-repeated="2" office:value-type="float" office:value="0.99994432926178" calcext:value-type="float">
            <text:p>0.99994432926178</text:p>
          </table:table-cell>
          <table:table-cell office:value-type="float" office:value="0.987580716609955" calcext:value-type="float">
            <text:p>0.987580716609955</text:p>
          </table:table-cell>
          <table:table-cell table:number-columns-repeated="5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999949991703033" calcext:value-type="float">
            <text:p>0.999949991703033</text:p>
          </table:table-cell>
          <table:table-cell table:number-columns-repeated="2" office:value-type="float" office:value="0.999949991703033" calcext:value-type="float">
            <text:p>0.999949991703033</text:p>
          </table:table-cell>
          <table:table-cell office:value-type="float" office:value="0.990260064601898" calcext:value-type="float">
            <text:p>0.990260064601898</text:p>
          </table:table-cell>
          <table:table-cell table:number-columns-repeated="5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3" office:value-type="float" office:value="0.999949514865875" calcext:value-type="float">
            <text:p>0.999949514865875</text:p>
          </table:table-cell>
          <table:table-cell office:value-type="float" office:value="0.987058997154236" calcext:value-type="float">
            <text:p>0.987058997154236</text:p>
          </table:table-cell>
          <table:table-cell table:number-columns-repeated="5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.99993222951889" calcext:value-type="float">
            <text:p>0.99993222951889</text:p>
          </table:table-cell>
          <table:table-cell table:number-columns-repeated="2" office:value-type="float" office:value="0.99993222951889" calcext:value-type="float">
            <text:p>0.99993222951889</text:p>
          </table:table-cell>
          <table:table-cell office:value-type="float" office:value="0.986558556556702" calcext:value-type="float">
            <text:p>0.986558556556702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999936938285827" calcext:value-type="float">
            <text:p>0.999936938285827</text:p>
          </table:table-cell>
          <table:table-cell table:number-columns-repeated="2" office:value-type="float" office:value="0.999936938285827" calcext:value-type="float">
            <text:p>0.999936938285827</text:p>
          </table:table-cell>
          <table:table-cell office:value-type="float" office:value="0.987867832183838" calcext:value-type="float">
            <text:p>0.987867832183838</text:p>
          </table:table-cell>
          <table:table-cell table:number-columns-repeated="5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99993622303009" calcext:value-type="float">
            <text:p>0.99993622303009</text:p>
          </table:table-cell>
          <table:table-cell table:number-columns-repeated="2" office:value-type="float" office:value="0.99993622303009" calcext:value-type="float">
            <text:p>0.99993622303009</text:p>
          </table:table-cell>
          <table:table-cell office:value-type="float" office:value="0.986511290073395" calcext:value-type="float">
            <text:p>0.986511290073395</text:p>
          </table:table-cell>
          <table:table-cell table:number-columns-repeated="5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999934017658233" calcext:value-type="float">
            <text:p>0.999934017658233</text:p>
          </table:table-cell>
          <table:table-cell table:number-columns-repeated="2" office:value-type="float" office:value="0.999934017658233" calcext:value-type="float">
            <text:p>0.999934017658233</text:p>
          </table:table-cell>
          <table:table-cell office:value-type="float" office:value="0.98615837097168" calcext:value-type="float">
            <text:p>0.98615837097168</text:p>
          </table:table-cell>
          <table:table-cell table:number-columns-repeated="5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3" office:value-type="float" office:value="0.99992436170578" calcext:value-type="float">
            <text:p>0.99992436170578</text:p>
          </table:table-cell>
          <table:table-cell office:value-type="float" office:value="0.988270342350006" calcext:value-type="float">
            <text:p>0.988270342350006</text:p>
          </table:table-cell>
          <table:table-cell table:number-columns-repeated="5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99993759393692" calcext:value-type="float">
            <text:p>0.99993759393692</text:p>
          </table:table-cell>
          <table:table-cell table:number-columns-repeated="2" office:value-type="float" office:value="0.99993759393692" calcext:value-type="float">
            <text:p>0.99993759393692</text:p>
          </table:table-cell>
          <table:table-cell office:value-type="float" office:value="0.989334225654602" calcext:value-type="float">
            <text:p>0.989334225654602</text:p>
          </table:table-cell>
          <table:table-cell table:number-columns-repeated="5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999928712844849" calcext:value-type="float">
            <text:p>0.999928712844849</text:p>
          </table:table-cell>
          <table:table-cell table:number-columns-repeated="2" office:value-type="float" office:value="0.999928712844849" calcext:value-type="float">
            <text:p>0.999928712844849</text:p>
          </table:table-cell>
          <table:table-cell office:value-type="float" office:value="0.98785924911499" calcext:value-type="float">
            <text:p>0.98785924911499</text:p>
          </table:table-cell>
          <table:table-cell table:number-columns-repeated="5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999961137771606" calcext:value-type="float">
            <text:p>0.999961137771606</text:p>
          </table:table-cell>
          <table:table-cell table:number-columns-repeated="2" office:value-type="float" office:value="0.999961137771606" calcext:value-type="float">
            <text:p>0.999961137771606</text:p>
          </table:table-cell>
          <table:table-cell office:value-type="float" office:value="0.991722881793976" calcext:value-type="float">
            <text:p>0.991722881793976</text:p>
          </table:table-cell>
          <table:table-cell table:number-columns-repeated="5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999947130680084" calcext:value-type="float">
            <text:p>0.999947130680084</text:p>
          </table:table-cell>
          <table:table-cell table:number-columns-repeated="2" office:value-type="float" office:value="0.999947130680084" calcext:value-type="float">
            <text:p>0.999947130680084</text:p>
          </table:table-cell>
          <table:table-cell office:value-type="float" office:value="0.993620693683624" calcext:value-type="float">
            <text:p>0.993620693683624</text:p>
          </table:table-cell>
          <table:table-cell table:number-columns-repeated="5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999959945678711" calcext:value-type="float">
            <text:p>0.999959945678711</text:p>
          </table:table-cell>
          <table:table-cell table:number-columns-repeated="2" office:value-type="float" office:value="0.999959945678711" calcext:value-type="float">
            <text:p>0.999959945678711</text:p>
          </table:table-cell>
          <table:table-cell office:value-type="float" office:value="0.992723643779754" calcext:value-type="float">
            <text:p>0.992723643779754</text:p>
          </table:table-cell>
          <table:table-cell table:number-columns-repeated="5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999971747398376" calcext:value-type="float">
            <text:p>0.999971747398376</text:p>
          </table:table-cell>
          <table:table-cell table:number-columns-repeated="2" office:value-type="float" office:value="0.999971747398376" calcext:value-type="float">
            <text:p>0.999971747398376</text:p>
          </table:table-cell>
          <table:table-cell office:value-type="float" office:value="0.993825197219849" calcext:value-type="float">
            <text:p>0.993825197219849</text:p>
          </table:table-cell>
          <table:table-cell table:number-columns-repeated="5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99994683265686" calcext:value-type="float">
            <text:p>0.99994683265686</text:p>
          </table:table-cell>
          <table:table-cell table:number-columns-repeated="2" office:value-type="float" office:value="0.99994683265686" calcext:value-type="float">
            <text:p>0.99994683265686</text:p>
          </table:table-cell>
          <table:table-cell office:value-type="float" office:value="0.995227158069611" calcext:value-type="float">
            <text:p>0.995227158069611</text:p>
          </table:table-cell>
          <table:table-cell table:number-columns-repeated="5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999951720237732" calcext:value-type="float">
            <text:p>0.999951720237732</text:p>
          </table:table-cell>
          <table:table-cell table:number-columns-repeated="2" office:value-type="float" office:value="0.999951720237732" calcext:value-type="float">
            <text:p>0.999951720237732</text:p>
          </table:table-cell>
          <table:table-cell office:value-type="float" office:value="0.996042728424072" calcext:value-type="float">
            <text:p>0.996042728424072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.999957263469696" calcext:value-type="float">
            <text:p>0.999957263469696</text:p>
          </table:table-cell>
          <table:table-cell office:value-type="float" office:value="0.993489623069763" calcext:value-type="float">
            <text:p>0.993489623069763</text:p>
          </table:table-cell>
          <table:table-cell table:number-columns-repeated="5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999962627887726" calcext:value-type="float">
            <text:p>0.999962627887726</text:p>
          </table:table-cell>
          <table:table-cell table:number-columns-repeated="2" office:value-type="float" office:value="0.999962627887726" calcext:value-type="float">
            <text:p>0.999962627887726</text:p>
          </table:table-cell>
          <table:table-cell office:value-type="float" office:value="0.99272620677948" calcext:value-type="float">
            <text:p>0.99272620677948</text:p>
          </table:table-cell>
          <table:table-cell table:number-columns-repeated="5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999962449073792" calcext:value-type="float">
            <text:p>0.999962449073792</text:p>
          </table:table-cell>
          <table:table-cell table:number-columns-repeated="2" office:value-type="float" office:value="0.999962449073792" calcext:value-type="float">
            <text:p>0.999962449073792</text:p>
          </table:table-cell>
          <table:table-cell office:value-type="float" office:value="0.992602348327637" calcext:value-type="float">
            <text:p>0.992602348327637</text:p>
          </table:table-cell>
          <table:table-cell table:number-columns-repeated="5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.999954044818878" calcext:value-type="float">
            <text:p>0.999954044818878</text:p>
          </table:table-cell>
          <table:table-cell table:number-columns-repeated="2" office:value-type="float" office:value="0.999954044818878" calcext:value-type="float">
            <text:p>0.999954044818878</text:p>
          </table:table-cell>
          <table:table-cell office:value-type="float" office:value="0.99275141954422" calcext:value-type="float">
            <text:p>0.99275141954422</text:p>
          </table:table-cell>
          <table:table-cell table:number-columns-repeated="5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999959468841553" calcext:value-type="float">
            <text:p>0.999959468841553</text:p>
          </table:table-cell>
          <table:table-cell table:number-columns-repeated="2" office:value-type="float" office:value="0.999959468841553" calcext:value-type="float">
            <text:p>0.999959468841553</text:p>
          </table:table-cell>
          <table:table-cell office:value-type="float" office:value="0.992211103439331" calcext:value-type="float">
            <text:p>0.992211103439331</text:p>
          </table:table-cell>
          <table:table-cell table:number-columns-repeated="5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.999955296516418" calcext:value-type="float">
            <text:p>0.999955296516418</text:p>
          </table:table-cell>
          <table:table-cell table:number-columns-repeated="2" office:value-type="float" office:value="0.999955296516418" calcext:value-type="float">
            <text:p>0.999955296516418</text:p>
          </table:table-cell>
          <table:table-cell office:value-type="float" office:value="0.992672264575958" calcext:value-type="float">
            <text:p>0.992672264575958</text:p>
          </table:table-cell>
          <table:table-cell table:number-columns-repeated="5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.999953746795654" calcext:value-type="float">
            <text:p>0.999953746795654</text:p>
          </table:table-cell>
          <table:table-cell table:number-columns-repeated="2" office:value-type="float" office:value="0.999953746795654" calcext:value-type="float">
            <text:p>0.999953746795654</text:p>
          </table:table-cell>
          <table:table-cell office:value-type="float" office:value="0.992947816848755" calcext:value-type="float">
            <text:p>0.992947816848755</text:p>
          </table:table-cell>
          <table:table-cell table:number-columns-repeated="5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.999962151050568" calcext:value-type="float">
            <text:p>0.999962151050568</text:p>
          </table:table-cell>
          <table:table-cell table:number-columns-repeated="2" office:value-type="float" office:value="0.999962151050568" calcext:value-type="float">
            <text:p>0.999962151050568</text:p>
          </table:table-cell>
          <table:table-cell office:value-type="float" office:value="0.993317365646362" calcext:value-type="float">
            <text:p>0.993317365646362</text:p>
          </table:table-cell>
          <table:table-cell table:number-columns-repeated="5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999952614307404" calcext:value-type="float">
            <text:p>0.999952614307404</text:p>
          </table:table-cell>
          <table:table-cell table:number-columns-repeated="2" office:value-type="float" office:value="0.999952614307404" calcext:value-type="float">
            <text:p>0.999952614307404</text:p>
          </table:table-cell>
          <table:table-cell office:value-type="float" office:value="0.992378175258636" calcext:value-type="float">
            <text:p>0.992378175258636</text:p>
          </table:table-cell>
          <table:table-cell table:number-columns-repeated="5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.999961733818054" calcext:value-type="float">
            <text:p>0.999961733818054</text:p>
          </table:table-cell>
          <table:table-cell table:number-columns-repeated="2" office:value-type="float" office:value="0.999961733818054" calcext:value-type="float">
            <text:p>0.999961733818054</text:p>
          </table:table-cell>
          <table:table-cell office:value-type="float" office:value="0.993008732795715" calcext:value-type="float">
            <text:p>0.993008732795715</text:p>
          </table:table-cell>
          <table:table-cell table:number-columns-repeated="5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999971508979797" calcext:value-type="float">
            <text:p>0.999971508979797</text:p>
          </table:table-cell>
          <table:table-cell table:number-columns-repeated="2" office:value-type="float" office:value="0.999971508979797" calcext:value-type="float">
            <text:p>0.999971508979797</text:p>
          </table:table-cell>
          <table:table-cell office:value-type="float" office:value="0.994321823120117" calcext:value-type="float">
            <text:p>0.994321823120117</text:p>
          </table:table-cell>
          <table:table-cell table:number-columns-repeated="5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999969840049744" calcext:value-type="float">
            <text:p>0.999969840049744</text:p>
          </table:table-cell>
          <table:table-cell table:number-columns-repeated="2" office:value-type="float" office:value="0.999969840049744" calcext:value-type="float">
            <text:p>0.999969840049744</text:p>
          </table:table-cell>
          <table:table-cell office:value-type="float" office:value="0.994550228118896" calcext:value-type="float">
            <text:p>0.994550228118896</text:p>
          </table:table-cell>
          <table:table-cell table:number-columns-repeated="5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.999966144561768" calcext:value-type="float">
            <text:p>0.999966144561768</text:p>
          </table:table-cell>
          <table:table-cell table:number-columns-repeated="2" office:value-type="float" office:value="0.999966144561768" calcext:value-type="float">
            <text:p>0.999966144561768</text:p>
          </table:table-cell>
          <table:table-cell office:value-type="float" office:value="0.994808375835419" calcext:value-type="float">
            <text:p>0.994808375835419</text:p>
          </table:table-cell>
          <table:table-cell table:number-columns-repeated="5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999975204467773" calcext:value-type="float">
            <text:p>0.999975204467773</text:p>
          </table:table-cell>
          <table:table-cell table:number-columns-repeated="2" office:value-type="float" office:value="0.999975204467773" calcext:value-type="float">
            <text:p>0.999975204467773</text:p>
          </table:table-cell>
          <table:table-cell office:value-type="float" office:value="0.994910776615143" calcext:value-type="float">
            <text:p>0.994910776615143</text:p>
          </table:table-cell>
          <table:table-cell table:number-columns-repeated="5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99997752904892" calcext:value-type="float">
            <text:p>0.99997752904892</text:p>
          </table:table-cell>
          <table:table-cell table:number-columns-repeated="2" office:value-type="float" office:value="0.99997752904892" calcext:value-type="float">
            <text:p>0.99997752904892</text:p>
          </table:table-cell>
          <table:table-cell office:value-type="float" office:value="0.993191480636597" calcext:value-type="float">
            <text:p>0.993191480636597</text:p>
          </table:table-cell>
          <table:table-cell table:number-columns-repeated="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99997341632843" calcext:value-type="float">
            <text:p>0.99997341632843</text:p>
          </table:table-cell>
          <table:table-cell table:number-columns-repeated="2" office:value-type="float" office:value="0.99997341632843" calcext:value-type="float">
            <text:p>0.99997341632843</text:p>
          </table:table-cell>
          <table:table-cell office:value-type="float" office:value="0.993087470531464" calcext:value-type="float">
            <text:p>0.993087470531464</text:p>
          </table:table-cell>
          <table:table-cell table:number-columns-repeated="5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999972879886627" calcext:value-type="float">
            <text:p>0.999972879886627</text:p>
          </table:table-cell>
          <table:table-cell table:number-columns-repeated="2" office:value-type="float" office:value="0.999972879886627" calcext:value-type="float">
            <text:p>0.999972879886627</text:p>
          </table:table-cell>
          <table:table-cell office:value-type="float" office:value="0.992661714553833" calcext:value-type="float">
            <text:p>0.992661714553833</text:p>
          </table:table-cell>
          <table:table-cell table:number-columns-repeated="5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999977588653564" calcext:value-type="float">
            <text:p>0.999977588653564</text:p>
          </table:table-cell>
          <table:table-cell table:number-columns-repeated="2" office:value-type="float" office:value="0.999977588653564" calcext:value-type="float">
            <text:p>0.999977588653564</text:p>
          </table:table-cell>
          <table:table-cell office:value-type="float" office:value="0.992791533470154" calcext:value-type="float">
            <text:p>0.992791533470154</text:p>
          </table:table-cell>
          <table:table-cell table:number-columns-repeated="5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999955058097839" calcext:value-type="float">
            <text:p>0.999955058097839</text:p>
          </table:table-cell>
          <table:table-cell table:number-columns-repeated="2" office:value-type="float" office:value="0.999955058097839" calcext:value-type="float">
            <text:p>0.999955058097839</text:p>
          </table:table-cell>
          <table:table-cell office:value-type="float" office:value="0.993587970733643" calcext:value-type="float">
            <text:p>0.993587970733643</text:p>
          </table:table-cell>
          <table:table-cell table:number-columns-repeated="5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999964535236358" calcext:value-type="float">
            <text:p>0.999964535236358</text:p>
          </table:table-cell>
          <table:table-cell table:number-columns-repeated="2" office:value-type="float" office:value="0.999964535236358" calcext:value-type="float">
            <text:p>0.999964535236358</text:p>
          </table:table-cell>
          <table:table-cell office:value-type="float" office:value="0.993492186069488" calcext:value-type="float">
            <text:p>0.993492186069488</text:p>
          </table:table-cell>
          <table:table-cell table:number-columns-repeated="5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999948740005493" calcext:value-type="float">
            <text:p>0.999948740005493</text:p>
          </table:table-cell>
          <table:table-cell table:number-columns-repeated="2" office:value-type="float" office:value="0.999948740005493" calcext:value-type="float">
            <text:p>0.999948740005493</text:p>
          </table:table-cell>
          <table:table-cell office:value-type="float" office:value="0.989831328392029" calcext:value-type="float">
            <text:p>0.989831328392029</text:p>
          </table:table-cell>
          <table:table-cell table:number-columns-repeated="5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999939262866974" calcext:value-type="float">
            <text:p>0.999939262866974</text:p>
          </table:table-cell>
          <table:table-cell table:number-columns-repeated="2" office:value-type="float" office:value="0.999939262866974" calcext:value-type="float">
            <text:p>0.999939262866974</text:p>
          </table:table-cell>
          <table:table-cell office:value-type="float" office:value="0.986280202865601" calcext:value-type="float">
            <text:p>0.986280202865601</text:p>
          </table:table-cell>
          <table:table-cell table:number-columns-repeated="5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999928593635559" calcext:value-type="float">
            <text:p>0.999928593635559</text:p>
          </table:table-cell>
          <table:table-cell table:number-columns-repeated="2" office:value-type="float" office:value="0.999928593635559" calcext:value-type="float">
            <text:p>0.999928593635559</text:p>
          </table:table-cell>
          <table:table-cell office:value-type="float" office:value="0.987156569957733" calcext:value-type="float">
            <text:p>0.987156569957733</text:p>
          </table:table-cell>
          <table:table-cell table:number-columns-repeated="5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999914944171906" calcext:value-type="float">
            <text:p>0.999914944171906</text:p>
          </table:table-cell>
          <table:table-cell table:number-columns-repeated="2" office:value-type="float" office:value="0.999914944171906" calcext:value-type="float">
            <text:p>0.999914944171906</text:p>
          </table:table-cell>
          <table:table-cell office:value-type="float" office:value="0.985864222049713" calcext:value-type="float">
            <text:p>0.985864222049713</text:p>
          </table:table-cell>
          <table:table-cell table:number-columns-repeated="5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.999919652938843" calcext:value-type="float">
            <text:p>0.999919652938843</text:p>
          </table:table-cell>
          <table:table-cell table:number-columns-repeated="2" office:value-type="float" office:value="0.999919652938843" calcext:value-type="float">
            <text:p>0.999919652938843</text:p>
          </table:table-cell>
          <table:table-cell office:value-type="float" office:value="0.988035142421722" calcext:value-type="float">
            <text:p>0.988035142421722</text:p>
          </table:table-cell>
          <table:table-cell table:number-columns-repeated="5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999934911727905" calcext:value-type="float">
            <text:p>0.999934911727905</text:p>
          </table:table-cell>
          <table:table-cell table:number-columns-repeated="2" office:value-type="float" office:value="0.999934911727905" calcext:value-type="float">
            <text:p>0.999934911727905</text:p>
          </table:table-cell>
          <table:table-cell office:value-type="float" office:value="0.985360503196716" calcext:value-type="float">
            <text:p>0.985360503196716</text:p>
          </table:table-cell>
          <table:table-cell table:number-columns-repeated="5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999926209449768" calcext:value-type="float">
            <text:p>0.999926209449768</text:p>
          </table:table-cell>
          <table:table-cell table:number-columns-repeated="2" office:value-type="float" office:value="0.999926209449768" calcext:value-type="float">
            <text:p>0.999926209449768</text:p>
          </table:table-cell>
          <table:table-cell office:value-type="float" office:value="0.990619659423828" calcext:value-type="float">
            <text:p>0.990619659423828</text:p>
          </table:table-cell>
          <table:table-cell table:number-columns-repeated="5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.999957084655762" calcext:value-type="float">
            <text:p>0.999957084655762</text:p>
          </table:table-cell>
          <table:table-cell table:number-columns-repeated="2" office:value-type="float" office:value="0.999957084655762" calcext:value-type="float">
            <text:p>0.999957084655762</text:p>
          </table:table-cell>
          <table:table-cell office:value-type="float" office:value="0.992953419685364" calcext:value-type="float">
            <text:p>0.992953419685364</text:p>
          </table:table-cell>
          <table:table-cell table:number-columns-repeated="5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.99998539686203" calcext:value-type="float">
            <text:p>0.99998539686203</text:p>
          </table:table-cell>
          <table:table-cell office:value-type="float" office:value="0.995305061340332" calcext:value-type="float">
            <text:p>0.995305061340332</text:p>
          </table:table-cell>
          <table:table-cell table:number-columns-repeated="5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.999986171722412" calcext:value-type="float">
            <text:p>0.999986171722412</text:p>
          </table:table-cell>
          <table:table-cell table:number-columns-repeated="2" office:value-type="float" office:value="0.999986171722412" calcext:value-type="float">
            <text:p>0.999986171722412</text:p>
          </table:table-cell>
          <table:table-cell office:value-type="float" office:value="0.997760772705078" calcext:value-type="float">
            <text:p>0.997760772705078</text:p>
          </table:table-cell>
          <table:table-cell table:number-columns-repeated="5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.999975264072418" calcext:value-type="float">
            <text:p>0.999975264072418</text:p>
          </table:table-cell>
          <table:table-cell table:number-columns-repeated="2" office:value-type="float" office:value="0.999975264072418" calcext:value-type="float">
            <text:p>0.999975264072418</text:p>
          </table:table-cell>
          <table:table-cell office:value-type="float" office:value="0.997550308704376" calcext:value-type="float">
            <text:p>0.997550308704376</text:p>
          </table:table-cell>
          <table:table-cell table:number-columns-repeated="5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999986290931702" calcext:value-type="float">
            <text:p>0.999986290931702</text:p>
          </table:table-cell>
          <table:table-cell table:number-columns-repeated="2" office:value-type="float" office:value="0.999986290931702" calcext:value-type="float">
            <text:p>0.999986290931702</text:p>
          </table:table-cell>
          <table:table-cell office:value-type="float" office:value="0.998896718025208" calcext:value-type="float">
            <text:p>0.998896718025208</text:p>
          </table:table-cell>
          <table:table-cell table:number-columns-repeated="5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999980688095093" calcext:value-type="float">
            <text:p>0.999980688095093</text:p>
          </table:table-cell>
          <table:table-cell table:number-columns-repeated="2" office:value-type="float" office:value="0.999980688095093" calcext:value-type="float">
            <text:p>0.999980688095093</text:p>
          </table:table-cell>
          <table:table-cell office:value-type="float" office:value="0.99832284450531" calcext:value-type="float">
            <text:p>0.99832284450531</text:p>
          </table:table-cell>
          <table:table-cell table:number-columns-repeated="5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.998290002346039" calcext:value-type="float">
            <text:p>0.998290002346039</text:p>
          </table:table-cell>
          <table:table-cell table:number-columns-repeated="2" office:value-type="float" office:value="0.998290002346039" calcext:value-type="float">
            <text:p>0.998290002346039</text:p>
          </table:table-cell>
          <table:table-cell office:value-type="float" office:value="0.993669867515564" calcext:value-type="float">
            <text:p>0.993669867515564</text:p>
          </table:table-cell>
          <table:table-cell table:number-columns-repeated="5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.999043762683868" calcext:value-type="float">
            <text:p>0.999043762683868</text:p>
          </table:table-cell>
          <table:table-cell table:number-columns-repeated="2" office:value-type="float" office:value="0.999043762683868" calcext:value-type="float">
            <text:p>0.999043762683868</text:p>
          </table:table-cell>
          <table:table-cell office:value-type="float" office:value="0.998559892177582" calcext:value-type="float">
            <text:p>0.998559892177582</text:p>
          </table:table-cell>
          <table:table-cell table:number-columns-repeated="5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.999504446983337" calcext:value-type="float">
            <text:p>0.999504446983337</text:p>
          </table:table-cell>
          <table:table-cell table:number-columns-repeated="2" office:value-type="float" office:value="0.999504446983337" calcext:value-type="float">
            <text:p>0.999504446983337</text:p>
          </table:table-cell>
          <table:table-cell office:value-type="float" office:value="0.993636667728424" calcext:value-type="float">
            <text:p>0.993636667728424</text:p>
          </table:table-cell>
          <table:table-cell table:number-columns-repeated="5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.999713063240051" calcext:value-type="float">
            <text:p>0.999713063240051</text:p>
          </table:table-cell>
          <table:table-cell table:number-columns-repeated="2" office:value-type="float" office:value="0.999713063240051" calcext:value-type="float">
            <text:p>0.999713063240051</text:p>
          </table:table-cell>
          <table:table-cell office:value-type="float" office:value="0.997944951057434" calcext:value-type="float">
            <text:p>0.997944951057434</text:p>
          </table:table-cell>
          <table:table-cell table:number-columns-repeated="5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999969661235809" calcext:value-type="float">
            <text:p>0.999969661235809</text:p>
          </table:table-cell>
          <table:table-cell table:number-columns-repeated="2" office:value-type="float" office:value="0.999969661235809" calcext:value-type="float">
            <text:p>0.999969661235809</text:p>
          </table:table-cell>
          <table:table-cell office:value-type="float" office:value="0.998968482017517" calcext:value-type="float">
            <text:p>0.998968482017517</text:p>
          </table:table-cell>
          <table:table-cell table:number-columns-repeated="5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999912559986114" calcext:value-type="float">
            <text:p>0.999912559986114</text:p>
          </table:table-cell>
          <table:table-cell table:number-columns-repeated="2" office:value-type="float" office:value="0.999912559986114" calcext:value-type="float">
            <text:p>0.999912559986114</text:p>
          </table:table-cell>
          <table:table-cell office:value-type="float" office:value="0.997624576091766" calcext:value-type="float">
            <text:p>0.997624576091766</text:p>
          </table:table-cell>
          <table:table-cell table:number-columns-repeated="5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999913394451141" calcext:value-type="float">
            <text:p>0.999913394451141</text:p>
          </table:table-cell>
          <table:table-cell table:number-columns-repeated="2" office:value-type="float" office:value="0.999913394451141" calcext:value-type="float">
            <text:p>0.999913394451141</text:p>
          </table:table-cell>
          <table:table-cell office:value-type="float" office:value="0.998218178749084" calcext:value-type="float">
            <text:p>0.998218178749084</text:p>
          </table:table-cell>
          <table:table-cell table:number-columns-repeated="5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999062895774841" calcext:value-type="float">
            <text:p>0.999062895774841</text:p>
          </table:table-cell>
          <table:table-cell table:number-columns-repeated="2" office:value-type="float" office:value="0.999062895774841" calcext:value-type="float">
            <text:p>0.999062895774841</text:p>
          </table:table-cell>
          <table:table-cell office:value-type="float" office:value="0.999299585819244" calcext:value-type="float">
            <text:p>0.999299585819244</text:p>
          </table:table-cell>
          <table:table-cell table:number-columns-repeated="5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99891722202301" calcext:value-type="float">
            <text:p>0.99891722202301</text:p>
          </table:table-cell>
          <table:table-cell table:number-columns-repeated="2" office:value-type="float" office:value="0.99891722202301" calcext:value-type="float">
            <text:p>0.99891722202301</text:p>
          </table:table-cell>
          <table:table-cell office:value-type="float" office:value="0.995983242988586" calcext:value-type="float">
            <text:p>0.995983242988586</text:p>
          </table:table-cell>
          <table:table-cell table:number-columns-repeated="5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3" office:value-type="float" office:value="0.999523937702179" calcext:value-type="float">
            <text:p>0.999523937702179</text:p>
          </table:table-cell>
          <table:table-cell office:value-type="float" office:value="0.996326208114624" calcext:value-type="float">
            <text:p>0.996326208114624</text:p>
          </table:table-cell>
          <table:table-cell table:number-columns-repeated="5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996710300445556" calcext:value-type="float">
            <text:p>0.996710300445556</text:p>
          </table:table-cell>
          <table:table-cell table:number-columns-repeated="2" office:value-type="float" office:value="0.996710300445556" calcext:value-type="float">
            <text:p>0.996710300445556</text:p>
          </table:table-cell>
          <table:table-cell office:value-type="float" office:value="0.986496925354004" calcext:value-type="float">
            <text:p>0.986496925354004</text:p>
          </table:table-cell>
          <table:table-cell table:number-columns-repeated="5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985302269458771" calcext:value-type="float">
            <text:p>0.985302269458771</text:p>
          </table:table-cell>
          <table:table-cell table:number-columns-repeated="2" office:value-type="float" office:value="0.985302269458771" calcext:value-type="float">
            <text:p>0.985302269458771</text:p>
          </table:table-cell>
          <table:table-cell office:value-type="float" office:value="0.973652005195618" calcext:value-type="float">
            <text:p>0.973652005195618</text:p>
          </table:table-cell>
          <table:table-cell table:number-columns-repeated="5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944613099098206" calcext:value-type="float">
            <text:p>0.944613099098206</text:p>
          </table:table-cell>
          <table:table-cell table:number-columns-repeated="2" office:value-type="float" office:value="0.944613099098206" calcext:value-type="float">
            <text:p>0.944613099098206</text:p>
          </table:table-cell>
          <table:table-cell office:value-type="float" office:value="0.969864368438721" calcext:value-type="float">
            <text:p>0.969864368438721</text:p>
          </table:table-cell>
          <table:table-cell table:number-columns-repeated="5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.794967889785767" calcext:value-type="float">
            <text:p>0.794967889785767</text:p>
          </table:table-cell>
          <table:table-cell office:value-type="float" office:value="0.720250964164734" calcext:value-type="float">
            <text:p>0.720250964164734</text:p>
          </table:table-cell>
          <table:table-cell table:number-columns-repeated="5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 style:data-style-name="N2" text:time-value="10:11:07.639620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3:22:23.290324177</meta:creation-date>
    <dc:date>2020-09-28T11:00:57.592986789</dc:date>
    <meta:editing-duration>PT47M</meta:editing-duration>
    <meta:editing-cycles>2</meta:editing-cycles>
    <meta:generator>LibreOffice/6.4.5.2$Linux_X86_64 LibreOffice_project/40$Build-2</meta:generator>
    <meta:document-statistic meta:table-count="1" meta:cell-count="6975" meta:object-count="0"/>
  </office:meta>
</office:document-meta>
</file>